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keep-with-next="always" fo:widows="0" fo:orphans="0" fo:break-before="page" fo:text-align="center" fo:margin-top="0.0833in" fo:margin-bottom="0in" fo:line-height="100%"/>
    </style:style>
    <style:style style:name="T2" style:parent-style-name="DefaultParagraphFont" style:family="text"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" style:parent-style-name="Normal" style:family="paragraph">
      <style:paragraph-properties fo:text-align="justify" style:writing-mode="rl-tb" fo:margin-top="0.0833in" fo:margin-bottom="0in" fo:line-height="100%"/>
    </style:style>
    <style:style style:name="T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1" style:parent-style-name="Normal" style:family="paragraph">
      <style:paragraph-properties fo:text-align="justify" style:writing-mode="rl-tb" fo:margin-top="0.0833in" fo:margin-bottom="0in" fo:line-height="100%"/>
    </style:style>
    <style:style style:name="T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9" style:parent-style-name="Normal" style:family="paragraph">
      <style:paragraph-properties fo:text-align="justify" style:writing-mode="rl-tb" fo:margin-top="0.0833in" fo:margin-bottom="0in" fo:line-height="100%"/>
    </style:style>
    <style:style style:name="T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77" style:parent-style-name="Normal" style:family="paragraph">
      <style:paragraph-properties fo:text-align="justify" style:writing-mode="rl-tb" fo:margin-top="0.0833in" fo:margin-bottom="0in" fo:line-height="100%"/>
    </style:style>
    <style:style style:name="T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85" style:parent-style-name="Normal" style:family="paragraph">
      <style:paragraph-properties fo:text-align="justify" style:writing-mode="rl-tb" fo:margin-top="0.0833in" fo:margin-bottom="0in" fo:line-height="100%"/>
    </style:style>
    <style:style style:name="T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3" style:parent-style-name="Normal" style:family="paragraph">
      <style:paragraph-properties fo:text-align="justify" style:writing-mode="rl-tb" fo:margin-top="0.0833in" fo:margin-bottom="0in" fo:line-height="100%"/>
    </style:style>
    <style:style style:name="T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1" style:parent-style-name="Normal" style:family="paragraph">
      <style:paragraph-properties fo:text-align="justify" style:writing-mode="rl-tb" fo:margin-top="0.0833in" fo:margin-bottom="0in" fo:line-height="100%"/>
    </style:style>
    <style:style style:name="T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9" style:parent-style-name="Normal" style:family="paragraph">
      <style:paragraph-properties fo:text-align="justify" style:writing-mode="rl-tb" fo:margin-top="0.0833in" fo:margin-bottom="0in" fo:line-height="100%"/>
    </style:style>
    <style:style style:name="T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17" style:parent-style-name="Normal" style:family="paragraph">
      <style:paragraph-properties fo:text-align="justify" style:writing-mode="rl-tb" fo:margin-top="0.0833in" fo:margin-bottom="0in" fo:line-height="100%"/>
    </style:style>
    <style:style style:name="T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25" style:parent-style-name="Normal" style:family="paragraph">
      <style:paragraph-properties fo:text-align="justify" style:writing-mode="rl-tb" fo:margin-top="0.0833in" fo:margin-bottom="0in" fo:line-height="100%"/>
    </style:style>
    <style:style style:name="T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33" style:parent-style-name="Normal" style:family="paragraph">
      <style:paragraph-properties fo:text-align="justify" style:writing-mode="rl-tb" fo:margin-top="0.0833in" fo:margin-bottom="0in" fo:line-height="100%"/>
    </style:style>
    <style:style style:name="T1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41" style:parent-style-name="Normal" style:family="paragraph">
      <style:paragraph-properties fo:text-align="justify" style:writing-mode="rl-tb" fo:margin-top="0.0833in" fo:margin-bottom="0in" fo:line-height="100%"/>
    </style:style>
    <style:style style:name="T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49" style:parent-style-name="Normal" style:family="paragraph">
      <style:paragraph-properties fo:text-align="justify" style:writing-mode="rl-tb" fo:margin-top="0.0833in" fo:margin-bottom="0in" fo:line-height="100%"/>
    </style:style>
    <style:style style:name="T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57" style:parent-style-name="Normal" style:family="paragraph">
      <style:paragraph-properties fo:text-align="justify" style:writing-mode="rl-tb" fo:margin-top="0.0833in" fo:margin-bottom="0in" fo:line-height="100%"/>
    </style:style>
    <style:style style:name="T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71" style:parent-style-name="Normal" style:family="paragraph">
      <style:paragraph-properties fo:text-align="justify" style:writing-mode="rl-tb" fo:margin-top="0.0833in" fo:margin-bottom="0in" fo:line-height="100%"/>
    </style:style>
    <style:style style:name="T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" style:family="section">
      <style:section-properties fo:margin-left="0in" fo:margin-right="0in" style:writing-mode="lr-tb"/>
    </style:style>
    <style:style style:name="P19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5" style:parent-style-name="Normal" style:family="paragraph">
      <style:paragraph-properties fo:text-align="justify" style:writing-mode="rl-tb" fo:margin-top="0.0833in" fo:margin-bottom="0in" fo:line-height="100%"/>
    </style:style>
    <style:style style:name="T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95" style:parent-style-name="Normal" style:family="paragraph">
      <style:paragraph-properties fo:text-align="justify" style:writing-mode="rl-tb" fo:margin-top="0.0833in" fo:margin-bottom="0in" fo:line-height="100%"/>
    </style:style>
    <style:style style:name="T2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" style:family="section">
      <style:section-properties fo:margin-left="0in" fo:margin-right="0in" style:writing-mode="lr-tb"/>
    </style:style>
    <style:style style:name="P30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6" style:parent-style-name="Normal" style:family="paragraph">
      <style:paragraph-properties fo:text-align="justify" style:writing-mode="rl-tb" fo:margin-top="0.0833in" fo:margin-bottom="0in" fo:line-height="100%"/>
    </style:style>
    <style:style style:name="T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20" style:parent-style-name="Normal" style:family="paragraph">
      <style:paragraph-properties fo:text-align="justify" style:writing-mode="rl-tb" fo:margin-top="0.0833in" fo:margin-bottom="0in" fo:line-height="100%"/>
    </style:style>
    <style:style style:name="T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40" style:parent-style-name="Normal" style:family="paragraph">
      <style:paragraph-properties fo:text-align="justify" style:writing-mode="rl-tb" fo:margin-top="0.0833in" fo:margin-bottom="0in" fo:line-height="100%"/>
    </style:style>
    <style:style style:name="T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44" style:parent-style-name="Normal" style:family="paragraph">
      <style:paragraph-properties fo:text-align="justify" style:writing-mode="rl-tb" fo:margin-top="0.0833in" fo:margin-bottom="0in" fo:line-height="100%"/>
    </style:style>
    <style:style style:name="T4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" style:family="section">
      <style:section-properties fo:margin-left="0in" fo:margin-right="0in" style:writing-mode="lr-tb"/>
    </style:style>
    <style:style style:name="P47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72" style:parent-style-name="Normal" style:family="paragraph">
      <style:paragraph-properties fo:text-align="justify" style:writing-mode="rl-tb" fo:margin-top="0.0833in" fo:margin-bottom="0in" fo:line-height="100%"/>
    </style:style>
    <style:style style:name="T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534" style:parent-style-name="Normal" style:family="paragraph">
      <style:paragraph-properties fo:text-align="justify" style:writing-mode="rl-tb" fo:margin-top="0.0833in" fo:margin-bottom="0in" fo:line-height="100%"/>
    </style:style>
    <style:style style:name="T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561" style:parent-style-name="Normal" style:family="paragraph">
      <style:paragraph-properties fo:text-align="justify" style:writing-mode="rl-tb" fo:margin-top="0.0833in" fo:margin-bottom="0in" fo:line-height="100%"/>
    </style:style>
    <style:style style:name="T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5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5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4" style:family="section">
      <style:section-properties fo:margin-left="0in" fo:margin-right="0in" style:writing-mode="lr-tb"/>
    </style:style>
    <style:style style:name="P62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628" style:parent-style-name="Normal" style:family="paragraph">
      <style:paragraph-properties fo:text-align="justify" style:writing-mode="rl-tb" fo:margin-top="0.0833in" fo:margin-bottom="0in" fo:line-height="100%"/>
    </style:style>
    <style:style style:name="T6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41" style:parent-style-name="Normal" style:family="paragraph">
      <style:paragraph-properties fo:text-align="justify" style:writing-mode="rl-tb" fo:margin-top="0.0833in" fo:margin-bottom="0in" fo:line-height="100%"/>
    </style:style>
    <style:style style:name="T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6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661" style:parent-style-name="Normal" style:family="paragraph">
      <style:paragraph-properties fo:text-align="justify" style:writing-mode="rl-tb" fo:margin-top="0.0833in" fo:margin-bottom="0in" fo:line-height="100%"/>
    </style:style>
    <style:style style:name="T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5" style:family="section">
      <style:section-properties fo:margin-left="0in" fo:margin-right="0in" style:writing-mode="lr-tb"/>
    </style:style>
    <style:style style:name="P72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727" style:parent-style-name="Normal" style:family="paragraph">
      <style:paragraph-properties fo:text-align="justify" style:writing-mode="rl-tb" fo:margin-top="0.0833in" fo:margin-bottom="0in" fo:line-height="100%"/>
    </style:style>
    <style:style style:name="T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791" style:parent-style-name="Normal" style:family="paragraph">
      <style:paragraph-properties fo:text-align="justify" style:writing-mode="rl-tb" fo:margin-top="0.0833in" fo:margin-bottom="0in" fo:line-height="100%"/>
    </style:style>
    <style:style style:name="T7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7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7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6" style:family="section">
      <style:section-properties fo:margin-left="0in" fo:margin-right="0in" style:writing-mode="lr-tb"/>
    </style:style>
    <style:style style:name="P815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816" style:parent-style-name="Normal" style:family="paragraph">
      <style:paragraph-properties fo:text-align="justify" style:writing-mode="rl-tb" fo:margin-top="0.0833in" fo:margin-bottom="0in" fo:line-height="100%"/>
    </style:style>
    <style:style style:name="T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868" style:parent-style-name="Normal" style:family="paragraph">
      <style:paragraph-properties fo:text-align="justify" style:writing-mode="rl-tb" fo:margin-top="0.0833in" fo:margin-bottom="0in" fo:line-height="100%"/>
    </style:style>
    <style:style style:name="T86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8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889" style:parent-style-name="Normal" style:family="paragraph">
      <style:paragraph-properties fo:text-align="justify" style:writing-mode="rl-tb" fo:margin-top="0.0833in" fo:margin-bottom="0in" fo:line-height="100%"/>
    </style:style>
    <style:style style:name="T8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8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08" style:parent-style-name="Normal" style:family="paragraph">
      <style:paragraph-properties fo:text-align="justify" style:writing-mode="rl-tb" fo:margin-top="0.0833in" fo:margin-bottom="0in" fo:line-height="100%"/>
    </style:style>
    <style:style style:name="T9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28" style:parent-style-name="Normal" style:family="paragraph">
      <style:paragraph-properties fo:text-align="justify" style:writing-mode="rl-tb" fo:margin-top="0.0833in" fo:margin-bottom="0in" fo:line-height="100%"/>
    </style:style>
    <style:style style:name="T9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48" style:parent-style-name="Normal" style:family="paragraph">
      <style:paragraph-properties fo:text-align="justify" style:writing-mode="rl-tb" fo:margin-top="0.0833in" fo:margin-bottom="0in" fo:line-height="100%"/>
    </style:style>
    <style:style style:name="T9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69" style:parent-style-name="Normal" style:family="paragraph">
      <style:paragraph-properties fo:text-align="justify" style:writing-mode="rl-tb" fo:margin-top="0.0833in" fo:margin-bottom="0in" fo:line-height="100%"/>
    </style:style>
    <style:style style:name="T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988" style:parent-style-name="Normal" style:family="paragraph">
      <style:paragraph-properties fo:text-align="justify" style:writing-mode="rl-tb" fo:margin-top="0.0833in" fo:margin-bottom="0in" fo:line-height="100%"/>
    </style:style>
    <style:style style:name="T9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2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27" style:parent-style-name="Normal" style:family="paragraph">
      <style:paragraph-properties fo:text-align="justify" style:writing-mode="rl-tb" fo:margin-top="0.0833in" fo:margin-bottom="0in" fo:line-height="100%"/>
    </style:style>
    <style:style style:name="T10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48" style:parent-style-name="Normal" style:family="paragraph">
      <style:paragraph-properties fo:text-align="justify" style:writing-mode="rl-tb" fo:margin-top="0.0833in" fo:margin-bottom="0in" fo:line-height="100%"/>
    </style:style>
    <style:style style:name="T10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68" style:parent-style-name="Normal" style:family="paragraph">
      <style:paragraph-properties fo:text-align="justify" style:writing-mode="rl-tb" fo:margin-top="0.0833in" fo:margin-bottom="0in" fo:line-height="100%"/>
    </style:style>
    <style:style style:name="T10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8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0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088" style:parent-style-name="Normal" style:family="paragraph">
      <style:paragraph-properties fo:text-align="justify" style:writing-mode="rl-tb" fo:margin-top="0.0833in" fo:margin-bottom="0in" fo:line-height="100%"/>
    </style:style>
    <style:style style:name="T10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7" style:family="section">
      <style:section-properties fo:margin-left="0in" fo:margin-right="0in" style:writing-mode="lr-tb"/>
    </style:style>
    <style:style style:name="P110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09" style:parent-style-name="Normal" style:family="paragraph">
      <style:paragraph-properties fo:text-align="justify" style:writing-mode="rl-tb" fo:margin-top="0.0833in" fo:margin-bottom="0in" fo:line-height="100%"/>
    </style:style>
    <style:style style:name="T1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122" style:parent-style-name="Normal" style:family="paragraph">
      <style:paragraph-properties fo:text-align="justify" style:writing-mode="rl-tb" fo:margin-top="0.0833in" fo:margin-bottom="0in" fo:line-height="100%"/>
    </style:style>
    <style:style style:name="T1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1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8" style:family="section">
      <style:section-properties fo:margin-left="0in" fo:margin-right="0in" style:writing-mode="lr-tb"/>
    </style:style>
    <style:style style:name="P119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192" style:parent-style-name="Normal" style:family="paragraph">
      <style:paragraph-properties fo:text-align="justify" style:writing-mode="rl-tb" fo:margin-top="0.0833in" fo:margin-bottom="0in" fo:line-height="100%"/>
    </style:style>
    <style:style style:name="T11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1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217" style:parent-style-name="Normal" style:family="paragraph">
      <style:paragraph-properties fo:text-align="justify" style:writing-mode="rl-tb" fo:margin-top="0.0833in" fo:margin-bottom="0in" fo:line-height="100%"/>
    </style:style>
    <style:style style:name="T1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237" style:parent-style-name="Normal" style:family="paragraph">
      <style:paragraph-properties fo:text-align="justify" style:writing-mode="rl-tb" fo:margin-top="0.0833in" fo:margin-bottom="0in" fo:line-height="100%"/>
    </style:style>
    <style:style style:name="T12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6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9" style:family="section">
      <style:section-properties fo:margin-left="0in" fo:margin-right="0in" style:writing-mode="lr-tb"/>
    </style:style>
    <style:style style:name="P126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267" style:parent-style-name="Normal" style:family="paragraph">
      <style:paragraph-properties fo:text-align="justify" style:writing-mode="rl-tb" fo:margin-top="0.0833in" fo:margin-bottom="0in" fo:line-height="100%"/>
    </style:style>
    <style:style style:name="T1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2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2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2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298" style:parent-style-name="Normal" style:family="paragraph">
      <style:paragraph-properties fo:text-align="justify" style:writing-mode="rl-tb" fo:margin-top="0.0833in" fo:margin-bottom="0in" fo:line-height="100%"/>
    </style:style>
    <style:style style:name="T12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5" style:parent-style-name="DefaultParagraphFont" style:family="text">
      <style:text-properties style:font-name="Ezra SIL" style:font-name-complex="Ezra SIL" fo:color="#0000FF" fo:font-size="14pt" style:font-size-asian="14pt" style:font-size-complex="14pt"/>
    </style:style>
    <style:style style:name="T13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3" style:parent-style-name="DefaultParagraphFont" style:family="text">
      <style:text-properties style:font-name="Ezra SIL" style:font-name-complex="Ezra SIL" fo:color="#0000FF" fo:font-size="14pt" style:font-size-asian="14pt" style:font-size-complex="14pt"/>
    </style:style>
    <style:style style:name="T13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0" style:family="section">
      <style:section-properties fo:margin-left="0in" fo:margin-right="0in" style:writing-mode="lr-tb"/>
    </style:style>
    <style:style style:name="P138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387" style:parent-style-name="Normal" style:family="paragraph">
      <style:paragraph-properties fo:text-align="justify" style:writing-mode="rl-tb" fo:margin-top="0.0833in" fo:margin-bottom="0in" fo:line-height="100%"/>
    </style:style>
    <style:style style:name="T13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3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434" style:parent-style-name="Normal" style:family="paragraph">
      <style:paragraph-properties fo:text-align="justify" style:writing-mode="rl-tb" fo:margin-top="0.0833in" fo:margin-bottom="0in" fo:line-height="100%"/>
    </style:style>
    <style:style style:name="T14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457" style:parent-style-name="Normal" style:family="paragraph">
      <style:paragraph-properties fo:text-align="justify" style:writing-mode="rl-tb" fo:margin-top="0.0833in" fo:margin-bottom="0in" fo:line-height="100%"/>
    </style:style>
    <style:style style:name="T1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49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4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1" style:family="section">
      <style:section-properties fo:margin-left="0in" fo:margin-right="0in" style:writing-mode="lr-tb"/>
    </style:style>
    <style:style style:name="P149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00" style:parent-style-name="Normal" style:family="paragraph">
      <style:paragraph-properties fo:text-align="justify" style:writing-mode="rl-tb" fo:margin-top="0.0833in" fo:margin-bottom="0in" fo:line-height="100%"/>
    </style:style>
    <style:style style:name="T1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0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P1525" style:parent-style-name="Normal" style:family="paragraph">
      <style:paragraph-properties fo:text-align="justify" style:writing-mode="rl-tb" fo:margin-top="0.0833in" fo:margin-bottom="0in" fo:line-height="100%"/>
    </style:style>
    <style:style style:name="T15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542" style:parent-style-name="Normal" style:family="paragraph">
      <style:paragraph-properties fo:text-align="justify" style:writing-mode="rl-tb" fo:margin-top="0.0833in" fo:margin-bottom="0in" fo:line-height="100%"/>
    </style:style>
    <style:style style:name="T15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5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2" style:family="section">
      <style:section-properties fo:margin-left="0in" fo:margin-right="0in" style:writing-mode="lr-tb"/>
    </style:style>
    <style:style style:name="P155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554" style:parent-style-name="Normal" style:family="paragraph">
      <style:paragraph-properties fo:text-align="justify" style:writing-mode="rl-tb" fo:margin-top="0.0833in" fo:margin-bottom="0in" fo:line-height="100%"/>
    </style:style>
    <style:style style:name="T15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4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1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13" style:family="section">
      <style:section-properties fo:margin-left="0in" fo:margin-right="0in" style:writing-mode="lr-tb"/>
    </style:style>
    <style:style style:name="P165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657" style:parent-style-name="Normal" style:family="paragraph">
      <style:paragraph-properties fo:text-align="justify" style:writing-mode="rl-tb" fo:margin-top="0.0833in" fo:margin-bottom="0in" fo:line-height="100%"/>
    </style:style>
    <style:style style:name="T16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6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689" style:parent-style-name="Normal" style:family="paragraph">
      <style:paragraph-properties fo:text-align="justify" style:writing-mode="rl-tb" fo:margin-top="0.0833in" fo:margin-bottom="0in" fo:line-height="100%"/>
    </style:style>
    <style:style style:name="T16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6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0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1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7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738" style:parent-style-name="Normal" style:family="paragraph">
      <style:paragraph-properties fo:text-align="justify" style:writing-mode="rl-tb" fo:margin-top="0.0833in" fo:margin-bottom="0in" fo:line-height="100%"/>
    </style:style>
    <style:style style:name="T17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7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4" style:family="section">
      <style:section-properties fo:margin-left="0in" fo:margin-right="0in" style:writing-mode="lr-tb"/>
    </style:style>
    <style:style style:name="P180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802" style:parent-style-name="Normal" style:family="paragraph">
      <style:paragraph-properties fo:text-align="justify" style:writing-mode="rl-tb" fo:margin-top="0.0833in" fo:margin-bottom="0in" fo:line-height="100%"/>
    </style:style>
    <style:style style:name="T1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852" style:parent-style-name="Normal" style:family="paragraph">
      <style:paragraph-properties fo:text-align="justify" style:writing-mode="rl-tb" fo:margin-top="0.0833in" fo:margin-bottom="0in" fo:line-height="100%"/>
    </style:style>
    <style:style style:name="T18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8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8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8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0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901" style:parent-style-name="Normal" style:family="paragraph">
      <style:paragraph-properties fo:text-align="justify" style:writing-mode="rl-tb" fo:margin-top="0.0833in" fo:margin-bottom="0in" fo:line-height="100%"/>
    </style:style>
    <style:style style:name="T19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919" style:parent-style-name="Normal" style:family="paragraph">
      <style:paragraph-properties fo:text-align="justify" style:writing-mode="rl-tb" fo:margin-top="0.0833in" fo:margin-bottom="0in" fo:line-height="100%"/>
    </style:style>
    <style:style style:name="T19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3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3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5" style:family="section">
      <style:section-properties fo:margin-left="0in" fo:margin-right="0in" style:writing-mode="lr-tb"/>
    </style:style>
    <style:style style:name="P193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1937" style:parent-style-name="Normal" style:family="paragraph">
      <style:paragraph-properties fo:text-align="justify" style:writing-mode="rl-tb" fo:margin-top="0.0833in" fo:margin-bottom="0in" fo:line-height="100%"/>
    </style:style>
    <style:style style:name="T1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1994" style:parent-style-name="Normal" style:family="paragraph">
      <style:paragraph-properties fo:text-align="justify" style:writing-mode="rl-tb" fo:margin-top="0.0833in" fo:margin-bottom="0in" fo:line-height="100%"/>
    </style:style>
    <style:style style:name="T19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19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1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19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005" style:parent-style-name="Normal" style:family="paragraph">
      <style:paragraph-properties fo:text-align="justify" style:writing-mode="rl-tb" fo:margin-top="0.0833in" fo:margin-bottom="0in" fo:line-height="100%"/>
    </style:style>
    <style:style style:name="T20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6" style:family="section">
      <style:section-properties fo:margin-left="0in" fo:margin-right="0in" style:writing-mode="lr-tb"/>
    </style:style>
    <style:style style:name="P204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049" style:parent-style-name="Normal" style:family="paragraph">
      <style:paragraph-properties fo:text-align="justify" style:writing-mode="rl-tb" fo:margin-top="0.0833in" fo:margin-bottom="0in" fo:line-height="100%"/>
    </style:style>
    <style:style style:name="T20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7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074" style:parent-style-name="Normal" style:family="paragraph">
      <style:paragraph-properties fo:text-align="justify" style:writing-mode="rl-tb" fo:margin-top="0.0833in" fo:margin-bottom="0in" fo:line-height="100%"/>
    </style:style>
    <style:style style:name="T20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09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09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097" style:parent-style-name="Normal" style:family="paragraph">
      <style:paragraph-properties fo:text-align="justify" style:writing-mode="rl-tb" fo:margin-top="0.0833in" fo:margin-bottom="0in" fo:line-height="100%"/>
    </style:style>
    <style:style style:name="T2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7" style:family="section">
      <style:section-properties fo:margin-left="0in" fo:margin-right="0in" style:writing-mode="lr-tb"/>
    </style:style>
    <style:style style:name="P214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141" style:parent-style-name="Normal" style:family="paragraph">
      <style:paragraph-properties fo:text-align="justify" style:writing-mode="rl-tb" fo:margin-top="0.0833in" fo:margin-bottom="0in" fo:line-height="100%"/>
    </style:style>
    <style:style style:name="T21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16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1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217" style:parent-style-name="Normal" style:family="paragraph">
      <style:paragraph-properties fo:text-align="justify" style:writing-mode="rl-tb" fo:margin-top="0.0833in" fo:margin-bottom="0in" fo:line-height="100%"/>
    </style:style>
    <style:style style:name="T22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24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8" style:family="section">
      <style:section-properties fo:margin-left="0in" fo:margin-right="0in" style:writing-mode="lr-tb"/>
    </style:style>
    <style:style style:name="P224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244" style:parent-style-name="Normal" style:family="paragraph">
      <style:paragraph-properties fo:text-align="justify" style:writing-mode="rl-tb" fo:margin-top="0.0833in" fo:margin-bottom="0in" fo:line-height="100%"/>
    </style:style>
    <style:style style:name="T22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19" style:family="section">
      <style:section-properties fo:margin-left="0in" fo:margin-right="0in" style:writing-mode="lr-tb"/>
    </style:style>
    <style:style style:name="P2311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312" style:parent-style-name="Normal" style:family="paragraph">
      <style:paragraph-properties fo:text-align="justify" style:writing-mode="rl-tb" fo:margin-top="0.0833in" fo:margin-bottom="0in" fo:line-height="100%"/>
    </style:style>
    <style:style style:name="T23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330" style:parent-style-name="Normal" style:family="paragraph">
      <style:paragraph-properties fo:text-align="justify" style:writing-mode="rl-tb" fo:margin-top="0.0833in" fo:margin-bottom="0in" fo:line-height="100%"/>
    </style:style>
    <style:style style:name="T23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5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37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380" style:parent-style-name="Normal" style:family="paragraph">
      <style:paragraph-properties fo:text-align="justify" style:writing-mode="rl-tb" fo:margin-top="0.0833in" fo:margin-bottom="0in" fo:line-height="100%"/>
    </style:style>
    <style:style style:name="T23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3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0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0" style:family="section">
      <style:section-properties fo:margin-left="0in" fo:margin-right="0in" style:writing-mode="lr-tb"/>
    </style:style>
    <style:style style:name="P240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408" style:parent-style-name="Normal" style:family="paragraph">
      <style:paragraph-properties fo:text-align="justify" style:writing-mode="rl-tb" fo:margin-top="0.0833in" fo:margin-bottom="0in" fo:line-height="100%"/>
    </style:style>
    <style:style style:name="T24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418" style:parent-style-name="Normal" style:family="paragraph">
      <style:paragraph-properties fo:text-align="justify" style:writing-mode="rl-tb" fo:margin-top="0.0833in" fo:margin-bottom="0in" fo:line-height="100%"/>
    </style:style>
    <style:style style:name="T24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5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5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4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472" style:parent-style-name="Normal" style:family="paragraph">
      <style:paragraph-properties fo:text-align="justify" style:writing-mode="rl-tb" fo:margin-top="0.0833in" fo:margin-bottom="0in" fo:line-height="100%"/>
    </style:style>
    <style:style style:name="T2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1" style:family="section">
      <style:section-properties fo:margin-left="0in" fo:margin-right="0in" style:writing-mode="lr-tb"/>
    </style:style>
    <style:style style:name="P251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520" style:parent-style-name="Normal" style:family="paragraph">
      <style:paragraph-properties fo:text-align="justify" style:writing-mode="rl-tb" fo:margin-top="0.0833in" fo:margin-bottom="0in" fo:line-height="100%"/>
    </style:style>
    <style:style style:name="T25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5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3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5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2" style:family="section">
      <style:section-properties fo:margin-left="0in" fo:margin-right="0in" style:writing-mode="lr-tb"/>
    </style:style>
    <style:style style:name="P264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647" style:parent-style-name="Normal" style:family="paragraph">
      <style:paragraph-properties fo:text-align="justify" style:writing-mode="rl-tb" fo:margin-top="0.0833in" fo:margin-bottom="0in" fo:line-height="100%"/>
    </style:style>
    <style:style style:name="T26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3" style:family="section">
      <style:section-properties fo:margin-left="0in" fo:margin-right="0in" style:writing-mode="lr-tb"/>
    </style:style>
    <style:style style:name="P2738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739" style:parent-style-name="Normal" style:family="paragraph">
      <style:paragraph-properties fo:text-align="justify" style:writing-mode="rl-tb" fo:margin-top="0.0833in" fo:margin-bottom="0in" fo:line-height="100%"/>
    </style:style>
    <style:style style:name="T27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4" style:family="section">
      <style:section-properties fo:margin-left="0in" fo:margin-right="0in" style:writing-mode="lr-tb"/>
    </style:style>
    <style:style style:name="P2816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17" style:parent-style-name="Normal" style:family="paragraph">
      <style:paragraph-properties fo:text-align="justify" style:writing-mode="rl-tb" fo:margin-top="0.0833in" fo:margin-bottom="0in" fo:line-height="100%"/>
    </style:style>
    <style:style style:name="T28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4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845" style:parent-style-name="Normal" style:family="paragraph">
      <style:paragraph-properties fo:text-align="justify" style:writing-mode="rl-tb" fo:margin-top="0.0833in" fo:margin-bottom="0in" fo:line-height="100%"/>
    </style:style>
    <style:style style:name="T2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6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2865" style:parent-style-name="Normal" style:family="paragraph">
      <style:paragraph-properties fo:text-align="justify" style:writing-mode="rl-tb" fo:margin-top="0.0833in" fo:margin-bottom="0in" fo:line-height="100%"/>
    </style:style>
    <style:style style:name="T286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6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87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5" style:family="section">
      <style:section-properties fo:margin-left="0in" fo:margin-right="0in" style:writing-mode="lr-tb"/>
    </style:style>
    <style:style style:name="P287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2880" style:parent-style-name="Normal" style:family="paragraph">
      <style:paragraph-properties fo:text-align="justify" style:writing-mode="rl-tb" fo:margin-top="0.0833in" fo:margin-bottom="0in" fo:line-height="100%"/>
    </style:style>
    <style:style style:name="T28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1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2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5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6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8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29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299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299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1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1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2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3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4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047" style:parent-style-name="Normal" style:family="paragraph">
      <style:paragraph-properties fo:text-align="justify" style:writing-mode="rl-tb" fo:margin-top="0.0833in" fo:margin-bottom="0in" fo:line-height="100%"/>
    </style:style>
    <style:style style:name="T30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6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0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6" style:family="section">
      <style:section-properties fo:margin-left="0in" fo:margin-right="0in" style:writing-mode="lr-tb"/>
    </style:style>
    <style:style style:name="P309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093" style:parent-style-name="Normal" style:family="paragraph">
      <style:paragraph-properties fo:text-align="justify" style:writing-mode="rl-tb" fo:margin-top="0.0833in" fo:margin-bottom="0in" fo:line-height="100%"/>
    </style:style>
    <style:style style:name="T30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0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7" style:parent-style-name="DefaultParagraphFont" style:family="text">
      <style:text-properties style:font-name="Ezra SIL" style:font-name-complex="Ezra SIL" fo:font-size="18pt" style:font-size-asian="18pt" style:font-size-complex="18pt"/>
    </style:style>
    <style:style style:name="T3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0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1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3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3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140" style:parent-style-name="Normal" style:family="paragraph">
      <style:paragraph-properties fo:text-align="justify" style:writing-mode="rl-tb" fo:margin-top="0.0833in" fo:margin-bottom="0in" fo:line-height="100%"/>
    </style:style>
    <style:style style:name="T31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7" style:family="section">
      <style:section-properties fo:margin-left="0in" fo:margin-right="0in" style:writing-mode="lr-tb"/>
    </style:style>
    <style:style style:name="P316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170" style:parent-style-name="Normal" style:family="paragraph">
      <style:paragraph-properties fo:text-align="justify" style:writing-mode="rl-tb" fo:margin-top="0.0833in" fo:margin-bottom="0in" fo:line-height="100%"/>
    </style:style>
    <style:style style:name="T31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19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195" style:parent-style-name="Normal" style:family="paragraph">
      <style:paragraph-properties fo:text-align="justify" style:writing-mode="rl-tb" fo:margin-top="0.0833in" fo:margin-bottom="0in" fo:line-height="100%"/>
    </style:style>
    <style:style style:name="T31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1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19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0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1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1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4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4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6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6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28" style:family="section">
      <style:section-properties fo:margin-left="0in" fo:margin-right="0in" style:writing-mode="lr-tb"/>
    </style:style>
    <style:style style:name="P326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270" style:parent-style-name="Normal" style:family="paragraph">
      <style:paragraph-properties fo:text-align="justify" style:writing-mode="rl-tb" fo:margin-top="0.0833in" fo:margin-bottom="0in" fo:line-height="100%"/>
    </style:style>
    <style:style style:name="T32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8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8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2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2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2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0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305" style:parent-style-name="Normal" style:family="paragraph">
      <style:paragraph-properties fo:text-align="justify" style:writing-mode="rl-tb" fo:margin-top="0.0833in" fo:margin-bottom="0in" fo:line-height="100%"/>
    </style:style>
    <style:style style:name="T33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3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4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4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4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5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6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372" style:parent-style-name="Normal" style:family="paragraph">
      <style:paragraph-properties fo:text-align="justify" style:writing-mode="rl-tb" fo:margin-top="0.0833in" fo:margin-bottom="0in" fo:line-height="100%"/>
    </style:style>
    <style:style style:name="T33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38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383" style:parent-style-name="Normal" style:family="paragraph">
      <style:paragraph-properties fo:text-align="justify" style:writing-mode="rl-tb" fo:margin-top="0.0833in" fo:margin-bottom="0in" fo:line-height="100%"/>
    </style:style>
    <style:style style:name="T338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3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3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S29" style:family="section">
      <style:section-properties fo:margin-left="0in" fo:margin-right="0in" style:writing-mode="lr-tb"/>
    </style:style>
    <style:style style:name="P339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00" style:parent-style-name="Normal" style:family="paragraph">
      <style:paragraph-properties fo:text-align="justify" style:writing-mode="rl-tb" fo:margin-top="0.0833in" fo:margin-bottom="0in" fo:line-height="100%"/>
    </style:style>
    <style:style style:name="T34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404" style:parent-style-name="Normal" style:family="paragraph">
      <style:paragraph-properties fo:text-align="justify" style:writing-mode="rl-tb" fo:margin-top="0.0833in" fo:margin-bottom="0in" fo:line-height="100%"/>
    </style:style>
    <style:style style:name="T340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5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0" style:family="section">
      <style:section-properties fo:margin-left="0in" fo:margin-right="0in" style:writing-mode="lr-tb"/>
    </style:style>
    <style:style style:name="P3454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455" style:parent-style-name="Normal" style:family="paragraph">
      <style:paragraph-properties fo:text-align="justify" style:writing-mode="rl-tb" fo:margin-top="0.0833in" fo:margin-bottom="0in" fo:line-height="100%"/>
    </style:style>
    <style:style style:name="T34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9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4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4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4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1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5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530" style:parent-style-name="Normal" style:family="paragraph">
      <style:paragraph-properties fo:text-align="justify" style:writing-mode="rl-tb" fo:margin-top="0.0833in" fo:margin-bottom="0in" fo:line-height="100%"/>
    </style:style>
    <style:style style:name="T35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5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5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22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1" style:family="section">
      <style:section-properties fo:margin-left="0in" fo:margin-right="0in" style:writing-mode="lr-tb"/>
    </style:style>
    <style:style style:name="P3623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624" style:parent-style-name="Normal" style:family="paragraph">
      <style:paragraph-properties fo:text-align="justify" style:writing-mode="rl-tb" fo:margin-top="0.0833in" fo:margin-bottom="0in" fo:line-height="100%"/>
    </style:style>
    <style:style style:name="T36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3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3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7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7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7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3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684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685" style:parent-style-name="Normal" style:family="paragraph">
      <style:paragraph-properties fo:text-align="justify" style:writing-mode="rl-tb" fo:margin-top="0.0833in" fo:margin-bottom="0in" fo:line-height="100%"/>
    </style:style>
    <style:style style:name="T36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6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6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4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5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75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2" style:family="section">
      <style:section-properties fo:margin-left="0in" fo:margin-right="0in" style:writing-mode="lr-tb"/>
    </style:style>
    <style:style style:name="P3757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758" style:parent-style-name="Normal" style:family="paragraph">
      <style:paragraph-properties fo:text-align="justify" style:writing-mode="rl-tb" fo:margin-top="0.0833in" fo:margin-bottom="0in" fo:line-height="100%"/>
    </style:style>
    <style:style style:name="T375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7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7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7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2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2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5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8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8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8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0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0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0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29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3" style:family="section">
      <style:section-properties fo:margin-left="0in" fo:margin-right="0in" style:writing-mode="lr-tb"/>
    </style:style>
    <style:style style:name="P3930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3931" style:parent-style-name="Normal" style:family="paragraph">
      <style:paragraph-properties fo:text-align="justify" style:writing-mode="rl-tb" fo:margin-top="0.0833in" fo:margin-bottom="0in" fo:line-height="100%"/>
    </style:style>
    <style:style style:name="T39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7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397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3978" style:parent-style-name="Normal" style:family="paragraph">
      <style:paragraph-properties fo:text-align="justify" style:writing-mode="rl-tb" fo:margin-top="0.0833in" fo:margin-bottom="0in" fo:line-height="100%"/>
    </style:style>
    <style:style style:name="T397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8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8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399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39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0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0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1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1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0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21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4" style:family="section">
      <style:section-properties fo:margin-left="0in" fo:margin-right="0in" style:writing-mode="lr-tb"/>
    </style:style>
    <style:style style:name="P4022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023" style:parent-style-name="Normal" style:family="paragraph">
      <style:paragraph-properties fo:text-align="justify" style:writing-mode="rl-tb" fo:margin-top="0.0833in" fo:margin-bottom="0in" fo:line-height="100%"/>
    </style:style>
    <style:style style:name="T402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2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2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3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46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04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P4048" style:parent-style-name="Normal" style:family="paragraph">
      <style:paragraph-properties fo:text-align="justify" style:writing-mode="rl-tb" fo:margin-top="0.0833in" fo:margin-bottom="0in" fo:line-height="100%"/>
    </style:style>
    <style:style style:name="T40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6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6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7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7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8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8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09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09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0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0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1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1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2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27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T4128" style:parent-style-name="DefaultParagraphFont" style:family="text">
      <style:text-properties style:font-name="Ezra SIL" style:font-name-complex="Ezra SIL" fo:color="#E36C0A" fo:font-size="14pt" style:font-size-asian="14pt" style:font-size-complex="14pt"/>
    </style:style>
    <style:style style:name="S35" style:family="section">
      <style:section-properties fo:margin-left="0in" fo:margin-right="0in" style:writing-mode="lr-tb"/>
    </style:style>
    <style:style style:name="P4129" style:parent-style-name="Normal" style:family="paragraph">
      <style:paragraph-properties fo:keep-with-next="always" fo:widows="0" fo:orphans="0" fo:text-align="center" fo:margin-top="0.0833in" fo:margin-bottom="0in" fo:line-height="100%"/>
      <style:text-properties style:font-name="Ezra SIL" style:font-name-complex="Ezra SIL" fo:font-size="16pt" style:font-size-asian="16pt" style:font-size-complex="16pt" style:text-underline-type="single" style:text-underline-style="solid" style:text-underline-width="auto" style:text-underline-mode="continuous" style:text-underline-color="#FF0000"/>
    </style:style>
    <style:style style:name="P4130" style:parent-style-name="Normal" style:family="paragraph">
      <style:paragraph-properties fo:text-align="justify" style:writing-mode="rl-tb" fo:margin-top="0.0833in" fo:margin-bottom="0in" fo:line-height="100%"/>
    </style:style>
    <style:style style:name="T413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3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3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0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3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6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4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49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1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2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4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5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7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58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59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0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1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2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3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4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5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6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7" style:parent-style-name="DefaultParagraphFont" style:family="text">
      <style:text-properties style:font-name="Ezra SIL" style:font-name-complex="Ezra SIL" fo:color="#E36C0A" style:text-position="super 64.2%" fo:font-size="14pt" style:font-size-asian="14pt" style:font-size-complex="14pt"/>
    </style:style>
    <style:style style:name="T4168" style:parent-style-name="DefaultParagraphFont" style:family="text">
      <style:text-properties style:font-name="Ezra SIL" style:font-name-complex="Ezra SIL" fo:font-size="14pt" style:font-size-asian="14pt" style:font-size-complex="14pt"/>
    </style:style>
    <style:style style:name="T4169" style:parent-style-name="DefaultParagraphFont" style:family="text">
      <style:text-properties style:font-name="Ezra SIL" style:font-name-complex="Ezra SIL" fo:font-size="14pt" style:font-size-asian="14pt" style:font-size-complex="14pt"/>
    </style:style>
  </office:automatic-styles>
  <office:body>
    <office:text text:use-soft-page-breaks="true">
      <text:p text:style-name="P1"><text:span text:style-name="T2">Numbers 1</text:span>‬‬‬</text:p>
      <text:p text:style-name="P3"><text:span text:style-name="T4">1</text:span><text:span text:style-name="T5"> וַיְדַבֵּ֨ר יְהוָ֧ה אֶל־מֹשֶׁ֛ה בְּמִדְבַּ֥ר סִינַ֖י בְּאֹ֣הֶל מוֹעֵ֑ד בְּאֶחָד֩ לַחֹ֨דֶשׁ הַשֵּׁנִ֜י בַּשָּׁנָ֣ה הַשֵּׁנִ֗ית לְצֵאתָ֛ם מֵאֶ֥רֶץ מִצְרַ֖יִם לֵאמֹֽר׃<text:s/></text:span><text:span text:style-name="T6">2</text:span><text:span text:style-name="T7"> שְׂא֗וּ אֶת־רֹאשׁ֙ כָּל־עֲדַ֣ת בְּנֵֽי־יִשְׂרָאֵ֔ל לְמִשְׁפְּחֹתָ֖ם לְבֵ֣ית אֲבֹתָ֑ם בְּמִסְפַּ֣ר שֵׁמ֔וֹת כָּל־זָכָ֖ר לְגֻלְגְּלֹתָֽם׃<text:s/></text:span><text:span text:style-name="T8">‬</text:span>‬‬<text:span text:style-name="T9">3</text:span><text:span text:style-name="T10"> מִבֶּ֨ן עֶשְׂרִ֤ים שָׁנָה֙ וָמַ֔עְלָה כָּל־יֹצֵ֥א צָבָ֖א בְּיִשְׂרָאֵ֑ל תִּפְקְד֥וּ אֹתָ֛ם לְצִבְאֹתָ֖ם אַתָּ֥ה וְאַהֲרֹֽן׃<text:s/></text:span><text:span text:style-name="T11">‬</text:span>‬‬<text:span text:style-name="T12">4</text:span><text:span text:style-name="T13"> וְאִתְּכֶ֣ם יִהְי֔וּ אִ֥ישׁ אִ֖ישׁ לַמַּטֶּ֑ה אִ֛ישׁ רֹ֥אשׁ לְבֵית־אֲבֹתָ֖יו הֽוּא׃<text:s/></text:span><text:span text:style-name="T14">‬</text:span>‬‬<text:span text:style-name="T15">5</text:span><text:span text:style-name="T16"> וְאֵ֙לֶּה֙ שְׁמ֣וֹת הָֽאֲנָשִׁ֔ים אֲשֶׁ֥ר יַֽעַמְד֖וּ אִתְּכֶ֑ם לִרְאוּבֵ֕ן אֱלִיצ֖וּר בֶּן־שְׁדֵיאֽוּר׃<text:s/></text:span><text:span text:style-name="T17">‬</text:span>‬‬<text:span text:style-name="T18">6</text:span><text:span text:style-name="T19"> לְשִׁמְע֕וֹן שְׁלֻמִיאֵ֖ל בֶּן־צוּרִֽישַׁדָּֽי׃<text:s/></text:span><text:span text:style-name="T20">‬</text:span>‬‬<text:span text:style-name="T21">7</text:span><text:span text:style-name="T22"> לִֽיהוּדָ֕ה נַחְשׁ֖וֹן בֶּן־עַמִּינָדָֽב׃<text:s/></text:span><text:span text:style-name="T23">‬</text:span>‬‬<text:span text:style-name="T24">8</text:span><text:span text:style-name="T25"> לְיִ֨שָּׂשכָ֔ר נְתַנְאֵ֖ל בֶּן־צוּעָֽר׃<text:s/></text:span><text:span text:style-name="T26">‬</text:span>‬‬<text:span text:style-name="T27">9</text:span><text:span text:style-name="T28"> לִזְבוּלֻ֕ן אֱלִיאָ֖ב בֶּן־חֵלֹֽן׃<text:s/></text:span><text:span text:style-name="T29">‬</text:span>‬‬<text:span text:style-name="T30">10</text:span><text:span text:style-name="T31"> לִבְנֵ֣י יוֹסֵ֔ף לְאֶפְרַ֕יִם אֱלִישָׁמָ֖ע בֶּן־עַמִּיה֑וּד לִמְנַשֶּׁ֕ה גַּמְלִיאֵ֖ל בֶּן־פְּדָהצֽוּר׃<text:s/></text:span><text:span text:style-name="T32">‬</text:span>‬‬<text:span text:style-name="T33">11</text:span><text:span text:style-name="T34"> לְבִ֨נְיָמִ֔ן אֲבִידָ֖ן בֶּן־גִּדְעֹנִֽי׃<text:s/></text:span><text:span text:style-name="T35">‬</text:span>‬‬<text:span text:style-name="T36">12</text:span><text:span text:style-name="T37"> לְדָ֕ן אֲחִיעֶ֖זֶר בֶּן־עַמִּֽישַׁדָּֽי׃<text:s/></text:span><text:span text:style-name="T38">‬</text:span>‬‬<text:span text:style-name="T39">13</text:span><text:span text:style-name="T40"> לְאָשֵׁ֕ר פַּגְעִיאֵ֖ל בֶּן־עָכְרָֽן׃<text:s/></text:span><text:span text:style-name="T41">‬</text:span>‬‬<text:span text:style-name="T42">14</text:span><text:span text:style-name="T43"> לְגָ֕ד אֶלְיָסָ֖ף בֶּן־דְּעוּאֵֽל׃<text:s/></text:span><text:span text:style-name="T44">‬</text:span>‬‬<text:span text:style-name="T45">15</text:span><text:span text:style-name="T46"> לְנַ֨פְתָּלִ֔י אֲחִירַ֖ע בֶּן־עֵינָֽן׃<text:s/></text:span><text:span text:style-name="T47">‬</text:span>‬‬<text:span text:style-name="T48">16</text:span><text:span text:style-name="T49"> אֵ֚לֶּה *קריאי **קְרוּאֵ֣י הָעֵדָ֔ה נְשִׂיאֵ֖י מַטּ֣וֹת אֲבוֹתָ֑ם רָאשֵׁ֛י אַלְפֵ֥י יִשְׂרָאֵ֖ל הֵֽם׃<text:s/></text:span><text:span text:style-name="T50">‬</text:span>‬‬<text:span text:style-name="T51">17</text:span><text:span text:style-name="T52"> וַיִּקַּ֥ח מֹשֶׁ֖ה וְאַהֲרֹ֑ן אֵ֚ת הָאֲנָשִׁ֣ים הָאֵ֔לֶּה אֲשֶׁ֥ר נִקְּב֖וּ בְּשֵׁמֽוֹת׃<text:s/></text:span><text:span text:style-name="T53">‬</text:span>‬‬<text:span text:style-name="T54">18</text:span><text:span text:style-name="T55"> וְאֵ֨ת כָּל־הָעֵדָ֜ה הִקְהִ֗ילוּ בְּאֶחָד֙ לַחֹ֣דֶשׁ הַשֵּׁנִ֔י וַיִּתְיַֽלְד֥וּ עַל־מִשְׁפְּחֹתָ֖ם לְבֵ֣ית אֲבֹתָ֑ם בְּמִסְפַּ֣ר שֵׁמ֗וֹת מִבֶּ֨ן עֶשְׂרִ֥ים שָׁנָ֛ה וָמַ֖עְלָה לְגֻלְגְּלֹתָֽם׃<text:s/></text:span><text:span text:style-name="T56">‬</text:span>‬‬<text:span text:style-name="T57">19</text:span><text:span text:style-name="T58"> כַּאֲשֶׁ֛ר צִוָּ֥ה יְהוָ֖ה אֶת־מֹשֶׁ֑ה וַֽיִּפְקְדֵ֖ם בְּמִדְבַּ֥ר סִינָֽי׃<text:s/></text:span><text:span text:style-name="T59">פ<text:s/></text:span><text:span text:style-name="T60">‬</text:span>‬‬‬‬‬‬‬‬‬‬‬‬‬‬‬‬‬‬‬‬</text:p>
      <text:p text:style-name="P61"><text:span text:style-name="T62">20</text:span><text:span text:style-name="T63"> וַיִּהְי֤וּ בְנֵֽי־רְאוּבֵן֙ בְּכֹ֣ר יִשְׂרָאֵ֔ל תּוֹלְדֹתָ֥ם לְמִשְׁפְּחֹתָ֖ם לְבֵ֣ית אֲבֹתָ֑ם בְּמִסְפַּ֤ר שֵׁמוֹת֙ לְגֻלְגְּלֹתָ֔ם כָּל־זָכָ֗ר מִבֶּ֨ן עֶשְׂרִ֤ים שָׁנָה֙ וָמַ֔עְלָה כֹּ֖ל יֹצֵ֥א צָבָֽא׃<text:s/></text:span><text:span text:style-name="T64">‬</text:span>‬‬<text:span text:style-name="T65">21</text:span><text:span text:style-name="T66"> פְּקֻדֵיהֶ֖ם לְמַטֵּ֣ה רְאוּבֵ֑ן שִׁשָּׁ֧ה וְאַרְבָּעִ֛ים אֶ֖לֶף וַחֲמֵ֥שׁ מֵאֽוֹת׃<text:s/></text:span><text:span text:style-name="T67">פ<text:s/></text:span><text:span text:style-name="T68">‬</text:span>‬‬‬‬</text:p>
      <text:p text:style-name="P69"><text:span text:style-name="T70">22</text:span><text:span text:style-name="T71"> לִבְנֵ֣י שִׁמְע֔וֹן תּוֹלְדֹתָ֥ם לְמִשְׁפְּחֹתָ֖ם לְבֵ֣ית אֲבֹתָ֑ם פְּקֻדָ֗יו בְּמִסְפַּ֤ר שֵׁמוֹת֙ לְגֻלְגְּלֹתָ֔ם כָּל־זָכָ֗ר מִבֶּ֨ן עֶשְׂרִ֤ים שָׁנָה֙ וָמַ֔עְלָה כֹּ֖ל יֹצֵ֥א צָבָֽא׃<text:s/></text:span><text:span text:style-name="T72">‬</text:span>‬‬<text:span text:style-name="T73">23</text:span><text:span text:style-name="T74"> פְּקֻדֵיהֶ֖ם לְמַטֵּ֣ה שִׁמְע֑וֹן תִּשְׁעָ֧ה וַחֲמִשִּׁ֛ים אֶ֖לֶף וּשְׁלֹ֥שׁ מֵאֽוֹת׃<text:s/></text:span><text:span text:style-name="T75">פ<text:s/></text:span><text:span text:style-name="T76">‬</text:span>‬‬‬‬</text:p>
      <text:p text:style-name="P77"><text:span text:style-name="T78">24</text:span><text:span text:style-name="T79"> לִבְנֵ֣י גָ֔ד תּוֹלְדֹתָ֥ם לְמִשְׁפְּחֹתָ֖ם לְבֵ֣ית אֲבֹתָ֑ם בְּמִסְפַּ֣ר שֵׁמ֗וֹת מִבֶּ֨ן עֶשְׂרִ֤ים שָׁנָה֙ וָמַ֔עְלָה כֹּ֖ל יֹצֵ֥א צָבָֽא׃<text:s/></text:span><text:span text:style-name="T80">‬</text:span>‬‬<text:span text:style-name="T81">25</text:span><text:span text:style-name="T82"> פְּקֻדֵיהֶ֖ם לְמַטֵּ֣ה גָ֑ד חֲמִשָּׁ֤ה וְאַרְבָּעִים֙ אֶ֔לֶף וְשֵׁ֥שׁ מֵא֖וֹת וַחֲמִשִּֽׁים׃<text:s/></text:span><text:span text:style-name="T83">פ<text:s/></text:span><text:span text:style-name="T84">‬</text:span>‬‬‬‬</text:p>
      <text:p text:style-name="P85"><text:span text:style-name="T86">26</text:span><text:span text:style-name="T87"> לִבְנֵ֣י יְהוּדָ֔ה תּוֹלְדֹתָ֥ם לְמִשְׁפְּחֹתָ֖ם לְבֵ֣ית אֲבֹתָ֑ם בְּמִסְפַּ֣ר שֵׁמֹ֗ת מִבֶּ֨ן עֶשְׂרִ֤ים שָׁנָה֙ וָמַ֔עְלָה כֹּ֖ל יֹצֵ֥א צָבָֽא׃<text:s/></text:span><text:span text:style-name="T88">‬</text:span>‬‬<text:span text:style-name="T89">27</text:span><text:span text:style-name="T90"> פְּקֻדֵיהֶ֖ם לְמַטֵּ֣ה יְהוּדָ֑ה אַרְבָּעָ֧ה וְשִׁבְעִ֛ים אֶ֖לֶף וְשֵׁ֥שׁ מֵאֽוֹת׃<text:s/></text:span><text:span text:style-name="T91">פ<text:s/></text:span><text:span text:style-name="T92">‬</text:span>‬‬‬‬</text:p>
      <text:soft-page-break/>
      <text:p text:style-name="P93"><text:span text:style-name="T94">28</text:span><text:span text:style-name="T95"> לִבְנֵ֣י יִשָּׂשכָ֔ר תּוֹלְדֹתָ֥ם לְמִשְׁפְּחֹתָ֖ם לְבֵ֣ית אֲבֹתָ֑ם בְּמִסְפַּ֣ר שֵׁמֹ֗ת מִבֶּ֨ן עֶשְׂרִ֤ים שָׁנָה֙ וָמַ֔עְלָה כֹּ֖ל יֹצֵ֥א צָבָֽא׃<text:s/></text:span><text:span text:style-name="T96">‬</text:span>‬‬<text:span text:style-name="T97">29</text:span><text:span text:style-name="T98"> פְּקֻדֵיהֶ֖ם לְמַטֵּ֣ה יִשָּׂשכָ֑ר אַרְבָּעָ֧ה וַחֲמִשִּׁ֛ים אֶ֖לֶף וְאַרְבַּ֥ע מֵאֽוֹת׃<text:s/></text:span><text:span text:style-name="T99">פ<text:s/></text:span><text:span text:style-name="T100">‬</text:span>‬‬‬‬</text:p>
      <text:p text:style-name="P101"><text:span text:style-name="T102">30</text:span><text:span text:style-name="T103"> לִבְנֵ֣י זְבוּלֻ֔ן תּוֹלְדֹתָ֥ם לְמִשְׁפְּחֹתָ֖ם לְבֵ֣ית אֲבֹתָ֑ם בְּמִסְפַּ֣ר שֵׁמֹ֗ת מִבֶּ֨ן עֶשְׂרִ֤ים שָׁנָה֙ וָמַ֔עְלָה כֹּ֖ל יֹצֵ֥א צָבָֽא׃<text:s/></text:span><text:span text:style-name="T104">‬</text:span>‬‬<text:span text:style-name="T105">31</text:span><text:span text:style-name="T106"> פְּקֻדֵיהֶ֖ם לְמַטֵּ֣ה זְבוּלֻ֑ן שִׁבְעָ֧ה וַחֲמִשִּׁ֛ים אֶ֖לֶף וְאַרְבַּ֥ע מֵאֽוֹת׃<text:s/></text:span><text:span text:style-name="T107">פ<text:s/></text:span><text:span text:style-name="T108">‬</text:span>‬‬‬‬</text:p>
      <text:p text:style-name="P109"><text:span text:style-name="T110">32</text:span><text:span text:style-name="T111"> לִבְנֵ֤י יוֹסֵף֙ לִבְנֵ֣י אֶפְרַ֔יִם תּוֹלְדֹתָ֥ם לְמִשְׁפְּחֹתָ֖ם לְבֵ֣ית אֲבֹתָ֑ם בְּמִסְפַּ֣ר שֵׁמֹ֗ת מִבֶּ֨ן עֶשְׂרִ֤ים שָׁנָה֙ וָמַ֔עְלָה כֹּ֖ל יֹצֵ֥א צָבָֽא׃<text:s/></text:span><text:span text:style-name="T112">‬</text:span>‬‬<text:span text:style-name="T113">33</text:span><text:span text:style-name="T114"> פְּקֻדֵיהֶ֖ם לְמַטֵּ֣ה אֶפְרָ֑יִם אַרְבָּעִ֥ים אֶ֖לֶף וַחֲמֵ֥שׁ מֵאֽוֹת׃<text:s/></text:span><text:span text:style-name="T115">פ<text:s/></text:span><text:span text:style-name="T116">‬</text:span>‬‬‬‬</text:p>
      <text:p text:style-name="P117"><text:span text:style-name="T118">34</text:span><text:span text:style-name="T119"> לִבְנֵ֣י מְנַשֶּׁ֔ה תּוֹלְדֹתָ֥ם לְמִשְׁפְּחֹתָ֖ם לְבֵ֣ית אֲבֹתָ֑ם בְּמִסְפַּ֣ר שֵׁמ֗וֹת מִבֶּ֨ן עֶשְׂרִ֤ים שָׁנָה֙ וָמַ֔עְלָה כֹּ֖ל יֹצֵ֥א צָבָֽא׃<text:s/></text:span><text:span text:style-name="T120">‬</text:span>‬‬<text:span text:style-name="T121">35</text:span><text:span text:style-name="T122"> פְּקֻדֵיהֶ֖ם לְמַטֵּ֣ה מְנַשֶּׁ֑ה שְׁנַ֧יִם וּשְׁלֹשִׁ֛ים אֶ֖לֶף וּמָאתָֽיִם׃<text:s/></text:span><text:span text:style-name="T123">פ<text:s/></text:span><text:span text:style-name="T124">‬</text:span>‬‬‬‬</text:p>
      <text:p text:style-name="P125"><text:span text:style-name="T126">36</text:span><text:span text:style-name="T127"> לִבְנֵ֣י בִנְיָמִ֔ן תּוֹלְדֹתָ֥ם לְמִשְׁפְּחֹתָ֖ם לְבֵ֣ית אֲבֹתָ֑ם בְּמִסְפַּ֣ר שֵׁמֹ֗ת מִבֶּ֨ן עֶשְׂרִ֤ים שָׁנָה֙ וָמַ֔עְלָה כֹּ֖ל יֹצֵ֥א צָבָֽא׃<text:s/></text:span><text:span text:style-name="T128">‬</text:span>‬‬<text:span text:style-name="T129">37</text:span><text:span text:style-name="T130"> פְּקֻדֵיהֶ֖ם לְמַטֵּ֣ה בִנְיָמִ֑ן חֲמִשָּׁ֧ה וּשְׁלֹשִׁ֛ים אֶ֖לֶף וְאַרְבַּ֥ע מֵאֽוֹת׃<text:s/></text:span><text:span text:style-name="T131">פ<text:s/></text:span><text:span text:style-name="T132">‬</text:span>‬‬‬‬</text:p>
      <text:p text:style-name="P133"><text:span text:style-name="T134">38</text:span><text:span text:style-name="T135"> לִבְנֵ֣י דָ֔ן תּוֹלְדֹתָ֥ם לְמִשְׁפְּחֹתָ֖ם לְבֵ֣ית אֲבֹתָ֑ם בְּמִסְפַּ֣ר שֵׁמֹ֗ת מִבֶּ֨ן עֶשְׂרִ֤ים שָׁנָה֙ וָמַ֔עְלָה כֹּ֖ל יֹצֵ֥א צָבָֽא׃<text:s/></text:span><text:span text:style-name="T136">‬</text:span>‬‬<text:span text:style-name="T137">39</text:span><text:span text:style-name="T138"> פְּקֻדֵיהֶ֖ם לְמַטֵּ֣ה דָ֑ן שְׁנַ֧יִם וְשִׁשִּׁ֛ים אֶ֖לֶף וּשְׁבַ֥ע מֵאֽוֹת׃<text:s/></text:span><text:span text:style-name="T139">פ<text:s/></text:span><text:span text:style-name="T140">‬</text:span>‬‬‬‬</text:p>
      <text:p text:style-name="P141"><text:span text:style-name="T142">40</text:span><text:span text:style-name="T143"> לִבְנֵ֣י אָשֵׁ֔ר תּוֹלְדֹתָ֥ם לְמִשְׁפְּחֹתָ֖ם לְבֵ֣ית אֲבֹתָ֑ם בְּמִסְפַּ֣ר שֵׁמֹ֗ת מִבֶּ֨ן עֶשְׂרִ֤ים שָׁנָה֙ וָמַ֔עְלָה כֹּ֖ל יֹצֵ֥א צָבָֽא׃<text:s/></text:span><text:span text:style-name="T144">‬</text:span>‬‬<text:span text:style-name="T145">41</text:span><text:span text:style-name="T146"> פְּקֻדֵיהֶ֖ם לְמַטֵּ֣ה אָשֵׁ֑ר אֶחָ֧ד וְאַרְבָּעִ֛ים אֶ֖לֶף וַחֲמֵ֥שׁ מֵאֽוֹת׃<text:s/></text:span><text:span text:style-name="T147">פ<text:s/></text:span><text:span text:style-name="T148">‬</text:span>‬‬‬‬</text:p>
      <text:p text:style-name="P149"><text:span text:style-name="T150">42</text:span><text:span text:style-name="T151"> בְּנֵ֣י נַפְתָּלִ֔י תּוֹלְדֹתָ֥ם לְמִשְׁפְּחֹתָ֖ם לְבֵ֣ית אֲבֹתָ֑ם בְּמִסְפַּ֣ר שֵׁמֹ֗ת מִבֶּ֨ן עֶשְׂרִ֤ים שָׁנָה֙ וָמַ֔עְלָה כֹּ֖ל יֹצֵ֥א צָבָֽא׃<text:s/></text:span><text:span text:style-name="T152">‬</text:span>‬‬<text:span text:style-name="T153">43</text:span><text:span text:style-name="T154"> פְּקֻדֵיהֶ֖ם לְמַטֵּ֣ה נַפְתָּלִ֑י שְׁלֹשָׁ֧ה וַחֲמִשִּׁ֛ים אֶ֖לֶף וְאַרְבַּ֥ע מֵאֽוֹת׃<text:s/></text:span><text:span text:style-name="T155">פ<text:s/></text:span><text:span text:style-name="T156">‬</text:span>‬‬‬‬</text:p>
      <text:p text:style-name="P157"><text:span text:style-name="T158">44</text:span><text:span text:style-name="T159"> אֵ֣לֶּה הַפְּקֻדִ֡ים אֲשֶׁר֩ פָּקַ֨ד מֹשֶׁ֤ה וְאַהֲרֹן֙ וּנְשִׂיאֵ֣י יִשְׂרָאֵ֔ל שְׁנֵ֥ים עָשָׂ֖ר אִ֑ישׁ אִישׁ־אֶחָ֥ד לְבֵית־אֲבֹתָ֖יו הָיֽוּ׃<text:s/></text:span><text:span text:style-name="T160">‬</text:span>‬‬<text:span text:style-name="T161">45</text:span><text:span text:style-name="T162"> וַיִּֽהְי֛וּ כָּל־פְּקוּדֵ֥י בְנֵֽי־יִשְׂרָאֵ֖ל לְבֵ֣ית אֲבֹתָ֑ם מִבֶּ֨ן עֶשְׂרִ֤ים שָׁנָה֙ וָמַ֔עְלָה כָּל־יֹצֵ֥א צָבָ֖א בְּיִשְׂרָאֵֽל׃<text:s/></text:span><text:span text:style-name="T163">‬</text:span>‬‬<text:span text:style-name="T164">46</text:span><text:span text:style-name="T165"> וַיִּֽהְיוּ֙ כָּל־הַפְּקֻדִ֔ים שֵׁשׁ־מֵא֥וֹת אֶ֖לֶף וּשְׁלֹ֣שֶׁת אֲלָפִ֑ים וַחֲמֵ֥שׁ מֵא֖וֹת וַחֲמִשִּֽׁים׃<text:s/></text:span><text:span text:style-name="T166">‬</text:span>‬‬<text:span text:style-name="T167">47</text:span><text:span text:style-name="T168"> וְהַלְוִיִּ֖ם לְמַטֵּ֣ה אֲבֹתָ֑ם לֹ֥א הָתְפָּקְד֖וּ בְּתוֹכָֽם׃<text:s/></text:span><text:span text:style-name="T169">פ<text:s/></text:span><text:span text:style-name="T170">‬</text:span>‬‬‬‬‬‬</text:p>
      <text:soft-page-break/>
      <text:p text:style-name="P171"><text:span text:style-name="T172">48</text:span><text:span text:style-name="T173"> וַיְדַבֵּ֥ר יְהוָ֖ה אֶל־מֹשֶׁ֥ה לֵּאמֹֽר׃<text:s/></text:span><text:span text:style-name="T174">‬</text:span>‬‬<text:span text:style-name="T175">49</text:span><text:span text:style-name="T176"> אַ֣ךְ אֶת־מַטֵּ֤ה לֵוִי֙ לֹ֣א תִפְקֹ֔ד וְאֶת־רֹאשָׁ֖ם לֹ֣א תִשָּׂ֑א בְּת֖וֹךְ בְּנֵ֥י יִשְׂרָאֵֽל׃<text:s/></text:span><text:span text:style-name="T177">‬</text:span>‬‬<text:span text:style-name="T178">50</text:span><text:span text:style-name="T179"> וְאַתָּ֡ה הַפְקֵ֣ד אֶת־הַלְוִיִּם֩ עַל־מִשְׁכַּ֨ן הָעֵדֻ֜ת וְעַ֣ל כָּל־כֵּלָיו֮ וְעַ֣ל כָּל־אֲשֶׁר־לוֹ֒ הֵ֜מָּה יִשְׂא֤וּ אֶת־הַמִּשְׁכָּן֙ וְאֶת־כָּל־כֵּלָ֔יו וְהֵ֖ם יְשָׁרְתֻ֑הוּ וְסָבִ֥יב לַמִּשְׁכָּ֖ן יַחֲנֽוּ׃<text:s/></text:span><text:span text:style-name="T180">‬</text:span>‬‬<text:span text:style-name="T181">51</text:span><text:span text:style-name="T182"> וּבִנְסֹ֣עַ הַמִּשְׁכָּ֗ן יוֹרִ֤ידוּ אֹתוֹ֙ הַלְוִיִּ֔ם וּבַחֲנֹת֙ הַמִּשְׁכָּ֔ן יָקִ֥ימוּ אֹת֖וֹ הַלְוִיִּ֑ם וְהַזָּ֥ר הַקָּרֵ֖ב יוּמָֽת׃<text:s/></text:span><text:span text:style-name="T183">‬</text:span>‬‬<text:span text:style-name="T184">52</text:span><text:span text:style-name="T185"> וְחָנ֖וּ בְּנֵ֣י יִשְׂרָאֵ֑ל אִ֧ישׁ עַֽל־מַחֲנֵ֛הוּ וְאִ֥ישׁ עַל־דִּגְל֖וֹ לְצִבְאֹתָֽם׃<text:s/></text:span><text:span text:style-name="T186">‬</text:span>‬‬<text:span text:style-name="T187">53</text:span><text:span text:style-name="T188"> וְהַלְוִיִּ֞ם יַחֲנ֤וּ סָבִיב֙ לְמִשְׁכַּ֣ן הָעֵדֻ֔ת וְלֹֽא־יִהְיֶ֣ה קֶ֔צֶף עַל־עֲדַ֖ת בְּנֵ֣י יִשְׂרָאֵ֑ל וְשָׁמְרוּ֙ הַלְוִיִּ֔ם אֶת־מִשְׁמֶ֖רֶת מִשְׁכַּ֥ן הָעֵדֽוּת׃<text:s/></text:span><text:span text:style-name="T189">‬</text:span>‬‬<text:span text:style-name="T190">54</text:span><text:span text:style-name="T191"> וַֽיַּעֲשׂ֖וּ בְּנֵ֣י יִשְׂרָאֵ֑ל כְּ֠כֹל אֲשֶׁ֨ר צִוָּ֧ה יְהוָ֛ה אֶת־מֹשֶׁ֖ה כֵּ֥ן עָשֽׂוּ׃<text:s/></text:span><text:span text:style-name="T192">פ<text:s/></text:span><text:span text:style-name="T193">‬</text:span>‬‬‬‬‬‬‬‬‬</text:p>
      <text:section text:name="Sect1" text:style-name="S1">
        <text:p text:style-name="P194">Numbers 2</text:p>
        <text:p text:style-name="P195"><text:span text:style-name="T196">1</text:span><text:span text:style-name="T197"> וַיְדַבֵּ֣ר יְהוָ֔ה אֶל־מֹשֶׁ֥ה וְאֶֽל־אַהֲרֹ֖ן לֵאמֹֽר׃<text:s/></text:span><text:span text:style-name="T198">2</text:span><text:span text:style-name="T199"> אִ֣ישׁ עַל־דִּגְל֤וֹ בְאֹתֹת֙ לְבֵ֣ית אֲבֹתָ֔ם יַחֲנ֖וּ בְּנֵ֣י יִשְׂרָאֵ֑ל מִנֶּ֕גֶד סָבִ֥יב לְאֹֽהֶל־מוֹעֵ֖ד יַחֲנֽוּ׃<text:s/></text:span><text:span text:style-name="T200">‬</text:span>‬‬<text:span text:style-name="T201">3</text:span><text:span text:style-name="T202"> וְהַחֹנִים֙ קֵ֣דְמָה מִזְרָ֔חָה דֶּ֛גֶל מַחֲנֵ֥ה יְהוּדָ֖ה לְצִבְאֹתָ֑ם וְנָשִׂיא֙ לִבְנֵ֣י יְהוּדָ֔ה נַחְשׁ֖וֹן בֶּן־עַמִּינָדָֽב׃<text:s/></text:span><text:span text:style-name="T203">‬</text:span>‬‬<text:span text:style-name="T204">4</text:span><text:span text:style-name="T205"> וּצְבָא֖וֹ וּפְקֻדֵיהֶ֑ם אַרְבָּעָ֧ה וְשִׁבְעִ֛ים אֶ֖לֶף וְשֵׁ֥שׁ מֵאֽוֹת׃<text:s/></text:span><text:span text:style-name="T206">‬</text:span>‬‬<text:span text:style-name="T207">5</text:span><text:span text:style-name="T208"> וְהַחֹנִ֥ים עָלָ֖יו מַטֵּ֣ה יִשָּׂשכָ֑ר וְנָשִׂיא֙ לִבְנֵ֣י יִשָּׂשכָ֔ר נְתַנְאֵ֖ל בֶּן־צוּעָֽר׃<text:s/></text:span><text:span text:style-name="T209">‬</text:span>‬‬<text:span text:style-name="T210">6</text:span><text:span text:style-name="T211"> וּצְבָא֖וֹ וּפְקֻדָ֑יו אַרְבָּעָ֧ה וַחֲמִשִּׁ֛ים אֶ֖לֶף וְאַרְבַּ֥ע מֵאֽוֹת׃</text:span><text:span text:style-name="T212"><text:s/>ס<text:s/></text:span><text:span text:style-name="T213">‬</text:span>‬‬<text:span text:style-name="T214">7</text:span><text:span text:style-name="T215"> מַטֵּ֖ה זְבוּלֻ֑ן וְנָשִׂיא֙ לִבְנֵ֣י זְבוּלֻ֔ן אֱלִיאָ֖ב בֶּן־חֵלֹֽן׃<text:s/></text:span><text:span text:style-name="T216">‬</text:span>‬‬<text:span text:style-name="T217">8</text:span><text:span text:style-name="T218"> וּצְבָא֖וֹ וּפְקֻדָ֑יו שִׁבְעָ֧ה וַחֲמִשִּׁ֛ים אֶ֖לֶף וְאַרְבַּ֥ע מֵאֽוֹת׃<text:s/></text:span><text:span text:style-name="T219">‬</text:span>‬‬<text:span text:style-name="T220">9</text:span><text:span text:style-name="T221"> כָּֽל־הַפְּקֻדִ֞ים לְמַחֲנֵ֣ה יְהוּדָ֗ה מְאַ֨ת אֶ֜לֶף וּשְׁמֹנִ֥ים אֶ֛לֶף וְשֵֽׁשֶׁת־אֲלָפִ֥ים וְאַרְבַּע־מֵא֖וֹת לְצִבְאֹתָ֑ם רִאשֹׁנָ֖ה יִסָּֽעוּ׃</text:span><text:span text:style-name="T222"><text:s/>ס<text:s/></text:span><text:span text:style-name="T223">‬</text:span>‬‬<text:span text:style-name="T224">10</text:span><text:span text:style-name="T225"> דֶּ֣גֶל מַחֲנֵ֧ה רְאוּבֵ֛ן תֵּימָ֖נָה לְצִבְאֹתָ֑ם וְנָשִׂיא֙ לִבְנֵ֣י רְאוּבֵ֔ן אֱלִיצ֖וּר בֶּן־שְׁדֵיאֽוּר׃<text:s/></text:span><text:span text:style-name="T226">‬</text:span>‬‬<text:span text:style-name="T227">11</text:span><text:span text:style-name="T228"> וּצְבָא֖וֹ וּפְקֻדָ֑יו שִׁשָּׁ֧ה וְאַרְבָּעִ֛ים אֶ֖לֶף וַחֲמֵ֥שׁ מֵאֽוֹת׃<text:s/></text:span><text:span text:style-name="T229">‬</text:span>‬‬<text:span text:style-name="T230">12</text:span><text:span text:style-name="T231"> וְהַחוֹנִ֥ם עָלָ֖יו מַטֵּ֣ה שִׁמְע֑וֹן וְנָשִׂיא֙ לִבְנֵ֣י שִׁמְע֔וֹן שְׁלֻמִיאֵ֖ל בֶּן־צוּרִֽי־שַׁדָּֽי׃<text:s/></text:span><text:span text:style-name="T232">‬</text:span>‬‬<text:span text:style-name="T233">13</text:span><text:span text:style-name="T234"> וּצְבָא֖וֹ וּפְקֻדֵיהֶ֑ם תִּשְׁעָ֧ה וַחֲמִשִּׁ֛ים אֶ֖לֶף וּשְׁלֹ֥שׁ מֵאֽוֹת׃<text:s/></text:span><text:span text:style-name="T235">‬</text:span>‬‬<text:span text:style-name="T236">14</text:span><text:span text:style-name="T237"> וְמַטֵּ֖ה גָּ֑ד וְנָשִׂיא֙ לִבְנֵ֣י גָ֔ד אֶלְיָסָ֖ף בֶּן־רְעוּאֵֽל׃<text:s/></text:span><text:span text:style-name="T238">‬</text:span>‬‬<text:span text:style-name="T239">15</text:span><text:span text:style-name="T240"> וּצְבָא֖וֹ וּפְקֻדֵיהֶ֑ם חֲמִשָׁ֤ה וְאַרְבָּעִים֙ אֶ֔לֶף וְשֵׁ֥שׁ מֵא֖וֹת וַחֲמִשִּֽׁים׃<text:s/></text:span><text:span text:style-name="T241">‬</text:span>‬‬<text:span text:style-name="T242">16</text:span><text:span text:style-name="T243"> כָּֽל־הַפְּקֻדִ֞ים לְמַחֲנֵ֣ה רְאוּבֵ֗ן מְאַ֨ת אֶ֜לֶף וְאֶחָ֨ד וַחֲמִשִּׁ֥ים אֶ֛לֶף וְאַרְבַּע־מֵא֥וֹת וַחֲמִשִּׁ֖ים לְצִבְאֹתָ֑ם וּשְׁנִיִּ֖ם יִסָּֽעוּ׃</text:span><text:span text:style-name="T244"><text:s/>ס<text:s/></text:span><text:span text:style-name="T245">‬</text:span>‬‬<text:span text:style-name="T246">17</text:span><text:span text:style-name="T247"> וְנָסַ֧ע אֹֽהֶל־מוֹעֵ֛ד מַחֲנֵ֥ה הַלְוִיִּ֖ם בְּת֣וֹךְ הַֽמַּחֲנֹ֑ת כַּאֲשֶׁ֤ר יַחֲנוּ֙ כֵּ֣ן יִסָּ֔עוּ אִ֥ישׁ עַל־יָד֖וֹ לְדִגְלֵיהֶֽם׃</text:span><text:span text:style-name="T248"><text:s/>ס<text:s/></text:span><text:span text:style-name="T249">‬</text:span>‬‬<text:span text:style-name="T250">18</text:span><text:span text:style-name="T251"> דֶּ֣גֶל מַחֲנֵ֥ה אֶפְרַ֛יִם לְצִבְאֹתָ֖ם יָ֑מָּה וְנָשִׂיא֙ לִבְנֵ֣י אֶפְרַ֔יִם אֱלִישָׁמָ֖ע בֶּן־עַמִּיהֽוּד׃<text:s/></text:span><text:span text:style-name="T252">‬</text:span>‬‬<text:span text:style-name="T253">19</text:span><text:span text:style-name="T254"> וּצְבָא֖וֹ וּפְקֻדֵיהֶ֑ם אַרְבָּעִ֥ים אֶ֖לֶף וַחֲמֵ֥שׁ מֵאֽוֹת׃<text:s/></text:span><text:span text:style-name="T255">‬</text:span>‬‬<text:span text:style-name="T256">20</text:span><text:span text:style-name="T257"> וְעָלָ֖יו מַטֵּ֣ה מְנַשֶּׁ֑ה וְנָשִׂיא֙ לִבְנֵ֣י מְנַשֶּׁ֔ה גַּמְלִיאֵ֖ל בֶּן־פְּדָהצֽוּר׃<text:s/></text:span><text:span text:style-name="T258">‬</text:span>‬‬<text:span text:style-name="T259">21</text:span><text:span text:style-name="T260"> וּצְבָא֖וֹ וּפְקֻדֵיהֶ֑ם שְׁנַ֧יִם וּשְׁלֹשִׁ֛ים אֶ֖לֶף וּמָאתָֽיִם׃<text:s/></text:span><text:span text:style-name="T261">‬</text:span>‬‬<text:span text:style-name="T262">22</text:span><text:span text:style-name="T263"> וּמַטֵּ֖ה בִּנְיָמִ֑ן וְנָשִׂיא֙ לִבְנֵ֣י בִנְיָמִ֔ן אֲבִידָ֖ן בֶּן־גִּדְעֹנִֽי׃<text:s/></text:span><text:span text:style-name="T264">‬</text:span>‬‬<text:span text:style-name="T265">23</text:span><text:span text:style-name="T266"> וּצְבָא֖וֹ וּפְקֻדֵיהֶ֑ם חֲמִשָּׁ֧ה וּשְׁלֹשִׁ֛ים אֶ֖לֶף וְאַרְבַּ֥ע מֵאֽוֹת׃<text:s/></text:span><text:span text:style-name="T267">‬</text:span>‬‬<text:span text:style-name="T268">24</text:span><text:span text:style-name="T269"> כָּֽל־הַפְּקֻדִ֞ים לְמַחֲנֵ֣ה אֶפְרַ֗יִם מְאַ֥ת אֶ֛לֶף וּשְׁמֹֽנַת־אֲלָפִ֥ים וּמֵאָ֖ה לְצִבְאֹתָ֑ם וּשְׁלִשִׁ֖ים יִסָּֽעוּ׃</text:span><text:span text:style-name="T270"><text:s/>ס<text:s/></text:span><text:span text:style-name="T271">‬</text:span>‬‬<text:span text:style-name="T272">25</text:span><text:span text:style-name="T273"> דֶּ֣גֶל מַחֲנֵ֥ה דָ֛ן צָפֹ֖נָה לְצִבְאֹתָ֑ם וְנָשִׂיא֙ לִבְנֵ֣י דָ֔ן אֲחִיעֶ֖זֶר בֶּן־עַמִּֽישַׁדָּֽי׃<text:s/></text:span><text:span text:style-name="T274">‬</text:span>‬‬<text:span text:style-name="T275">26</text:span><text:span text:style-name="T276"> וּצְבָא֖וֹ וּפְקֻדֵיהֶ֑ם שְׁנַ֧יִם וְשִׁשִּׁ֛ים אֶ֖לֶף וּשְׁבַ֥ע מֵאֽוֹת׃<text:s/></text:span><text:span text:style-name="T277">‬</text:span>‬‬<text:span text:style-name="T278">27</text:span><text:span text:style-name="T279"> וְהַחֹנִ֥ים עָלָ֖יו מַטֵּ֣ה אָשֵׁ֑ר וְנָשִׂיא֙ לִבְנֵ֣י אָשֵׁ֔ר<text:s/></text:span><text:soft-page-break/><text:span text:style-name="T280">פַּגְעִיאֵ֖ל בֶּן־עָכְרָֽן׃<text:s/></text:span><text:span text:style-name="T281">‬</text:span>‬‬<text:span text:style-name="T282">28</text:span><text:span text:style-name="T283"> וּצְבָא֖וֹ וּפְקֻדֵיהֶ֑ם אֶחָ֧ד וְאַרְבָּעִ֛ים אֶ֖לֶף וַחֲמֵ֥שׁ מֵאֽוֹת׃<text:s/></text:span><text:span text:style-name="T284">‬</text:span>‬‬<text:span text:style-name="T285">29</text:span><text:span text:style-name="T286"> וּמַטֵּ֖ה נַפְתָּלִ֑י וְנָשִׂיא֙ לִבְנֵ֣י נַפְתָּלִ֔י אֲחִירַ֖ע בֶּן־עֵינָֽן׃<text:s/></text:span><text:span text:style-name="T287">‬</text:span>‬‬<text:span text:style-name="T288">30</text:span><text:span text:style-name="T289"> וּצְבָא֖וֹ וּפְקֻדֵיהֶ֑ם שְׁלֹשָׁ֧ה וַחֲמִשִּׁ֛ים אֶ֖לֶף וְאַרְבַּ֥ע מֵאֽוֹת׃<text:s/></text:span><text:span text:style-name="T290">‬</text:span>‬‬<text:span text:style-name="T291">31</text:span><text:span text:style-name="T292"> כָּל־הַפְּקֻדִים֙ לְמַ֣חֲנֵה דָ֔ן מְאַ֣ת אֶ֗לֶף וְשִׁבְעָ֧ה וַחֲמִשִּׁ֛ים אֶ֖לֶף וְשֵׁ֣שׁ מֵא֑וֹת לָאַחֲרֹנָ֥ה יִסְע֖וּ לְדִגְלֵיהֶֽם׃<text:s/></text:span><text:span text:style-name="T293">פ<text:s/></text:span><text:span text:style-name="T294">‬</text:span>‬‬‬‬‬‬‬‬‬‬‬‬‬‬‬‬‬‬‬‬‬‬‬‬‬‬‬‬‬‬‬‬</text:p>
        <text:p text:style-name="P295"><text:span text:style-name="T296">32</text:span><text:span text:style-name="T297"> אֵ֛לֶּה פְּקוּדֵ֥י בְנֵֽי־יִשְׂרָאֵ֖ל לְבֵ֣ית אֲבֹתָ֑ם כָּל־פְּקוּדֵ֤י הַֽמַּחֲנֹת֙ לְצִבְאֹתָ֔ם שֵׁשׁ־מֵא֥וֹת אֶ֙לֶף֙ וּשְׁלֹ֣שֶׁת אֲלָפִ֔ים וַחֲמֵ֥שׁ מֵא֖וֹת וַחֲמִשִּֽׁים׃<text:s/></text:span><text:span text:style-name="T298">‬</text:span>‬‬<text:span text:style-name="T299">33</text:span><text:span text:style-name="T300"> וְהַ֨לְוִיִּ֔ם לֹ֣א הָתְפָּקְד֔וּ בְּת֖וֹךְ בְּנֵ֣י יִשְׂרָאֵ֑ל כַּאֲשֶׁ֛ר צִוָּ֥ה יְהוָ֖ה אֶת־מֹשֶֽׁה׃<text:s/></text:span><text:span text:style-name="T301">‬</text:span>‬‬<text:span text:style-name="T302">34</text:span><text:span text:style-name="T303"> וֽ͏ַיַּעֲשׂ֖וּ בְּנֵ֣י יִשְׂרָאֵ֑ל כְּ֠כֹל אֲשֶׁר־צִוָּ֨ה יְהוָ֜ה אֶת־מֹשֶׁ֗ה כֵּֽן־חָנ֤וּ לְדִגְלֵיהֶם֙ וְכֵ֣ן נָסָ֔עוּ אִ֥ישׁ לְמִשְׁפְּחֹתָ֖יו עַל־בֵּ֥ית אֲבֹתָֽיו׃<text:s/></text:span><text:span text:style-name="T304">‬</text:span>‬‬‬‬‬</text:p>
      </text:section>
      <text:section text:name="Sect2" text:style-name="S2">
        <text:p text:style-name="P305">Numbers 3</text:p>
        <text:p text:style-name="P306"><text:span text:style-name="T307">1</text:span><text:span text:style-name="T308"> וְאֵ֛לֶּה תּוֹלְדֹ֥ת אַהֲרֹ֖ן וּמֹשֶׁ֑ה בְּי֗וֹם דִּבֶּ֧ר יְהוָ֛ה אֶת־מֹשֶׁ֖ה בְּהַ֥ר סִינָֽי׃<text:s/></text:span><text:span text:style-name="T309">‬</text:span>‬‬‬‬<text:span text:style-name="T310">2</text:span><text:span text:style-name="T311"> וְאֵ֛לֶּה שְׁמ֥וֹת בְּֽנֵי־אַהֲרֹ֖ן הַבְּכ֣וֹר ׀ נָדָ֑ב וַאֲבִיה֕וּא אֶלְעָזָ֖ר וְאִיתָמָֽר׃<text:s/></text:span><text:span text:style-name="T312">‬</text:span>‬‬<text:span text:style-name="T313">3</text:span><text:span text:style-name="T314"> אֵ֗לֶּה שְׁמוֹת֙ בְּנֵ֣י אַהֲרֹ֔ן הַכֹּהֲנִ֖ים הַמְּשֻׁחִ֑ים אֲשֶׁר־מִלֵּ֥א יָדָ֖ם לְכַהֵֽן׃<text:s/></text:span><text:span text:style-name="T315">‬</text:span>‬‬<text:span text:style-name="T316">4</text:span><text:span text:style-name="T317"> וַיָּ֣מָת נָדָ֣ב וַאֲבִיה֣וּא לִפְנֵ֣י יְהוָ֡ה בְּֽהַקְרִבָם֩ אֵ֨שׁ זָרָ֜ה לִפְנֵ֤י יְהוָה֙ בְּמִדְבַּ֣ר סִינַ֔י וּבָנִ֖ים לֹא־הָי֣וּ לָהֶ֑ם וַיְכַהֵ֤ן אֶלְעָזָר֙ וְאִ֣יתָמָ֔ר עַל־פְּנֵ֖י אַהֲרֹ֥ן אֲבִיהֶֽם׃<text:s/></text:span><text:span text:style-name="T318">פ<text:s/></text:span><text:span text:style-name="T319">‬</text:span>‬‬‬‬‬</text:p>
        <text:p text:style-name="P320"><text:span text:style-name="T321">5</text:span><text:span text:style-name="T322"> וַיְדַבֵּ֥ר יְהוָ֖ה אֶל־מֹשֶׁ֥ה לֵּאמֹֽר׃<text:s/></text:span><text:span text:style-name="T323">‬</text:span>‬‬<text:span text:style-name="T324">6</text:span><text:span text:style-name="T325"> הַקְרֵב֙ אֶת־מַטֵּ֣ה לֵוִ֔י וְהֽ͏ַעֲמַדְתָּ֣ אֹת֔וֹ לִפְנֵ֖י אַהֲרֹ֣ן הַכֹּהֵ֑ן וְשֵׁרְת֖וּ אֹתֽוֹ׃<text:s/></text:span><text:span text:style-name="T326">‬</text:span>‬‬<text:span text:style-name="T327">7</text:span><text:span text:style-name="T328"> וְשָׁמְר֣וּ אֶת־מִשְׁמַרְתּ֗וֹ וְאֶת־מִשְׁמֶ֙רֶת֙ כָּל־הָ֣עֵדָ֔ה לִפְנֵ֖י אֹ֣הֶל מוֹעֵ֑ד לַעֲבֹ֖ד אֶת־עֲבֹדַ֥ת הַמִּשְׁכָּֽן׃<text:s/></text:span><text:span text:style-name="T329">‬</text:span>‬‬<text:span text:style-name="T330">8</text:span><text:span text:style-name="T331"> וְשָׁמְר֗וּ אֶֽת־כָּל־כְּלֵי֙ אֹ֣הֶל מוֹעֵ֔ד וְאֶת־מִשְׁמֶ֖רֶת בְּנֵ֣י יִשְׂרָאֵ֑ל לַעֲבֹ֖ד אֶת־עֲבֹדַ֥ת הַמִּשְׁכָּֽן׃<text:s/></text:span><text:span text:style-name="T332">‬</text:span>‬‬<text:span text:style-name="T333">9</text:span><text:span text:style-name="T334"> וְנָתַתָּה֙ אֶת־הַלְוִיִּ֔ם לְאַהֲרֹ֖ן וּלְבָנָ֑יו נְתוּנִ֨ם נְתוּנִ֥ם הֵ֙מָּה֙ ל֔וֹ מֵאֵ֖ת בְּנֵ֥י יִשְׂרָאֵֽל׃<text:s/></text:span><text:span text:style-name="T335">‬</text:span>‬‬<text:span text:style-name="T336">10</text:span><text:span text:style-name="T337"> וְאֶת־אַהֲרֹ֤ן וְאֶת־בָּנָיו֙ תִּפְקֹ֔ד וְשָׁמְר֖וּ אֶת־כְּהֻנָּתָ֑ם וְהַזָּ֥ר הַקָּרֵ֖ב יוּמָֽת׃<text:s/></text:span><text:span text:style-name="T338">פ<text:s/></text:span><text:span text:style-name="T339">‬</text:span>‬‬‬‬‬‬‬‬</text:p>
        <text:p text:style-name="P340"><text:span text:style-name="T341">11</text:span><text:span text:style-name="T342"> וַיְדַבֵּ֥ר יְהוָ֖ה אֶל־מֹשֶׁ֥ה לֵּאמֹֽר׃<text:s/></text:span><text:span text:style-name="T343">‬</text:span>‬‬<text:span text:style-name="T344">12</text:span><text:span text:style-name="T345"> וַאֲנִ֞י הִנֵּ֧ה לָקַ֣חְתִּי אֶת־הַלְוִיִּ֗ם מִתּוֹךְ֙ בְּנֵ֣י יִשְׂרָאֵ֔ל תַּ֧חַת כָּל־בְּכ֛וֹר פֶּ֥טֶר רֶ֖חֶם מִבְּנֵ֣י יִשְׂרָאֵ֑ל וְהָ֥יוּ לִ֖י הַלְוִיִּֽם׃<text:s/></text:span><text:span text:style-name="T346">‬</text:span>‬‬<text:span text:style-name="T347">13</text:span><text:span text:style-name="T348"> כִּ֣י לִי֮ כָּל־בְּכוֹר֒ בְּיוֹם֩ הַכֹּתִ֨י כָל־בְּכ֜וֹר בְּאֶ֣רֶץ מִצְרַ֗יִם הִקְדַּ֨שְׁתִּי לִ֤י כָל־בְּכוֹר֙ בְּיִשְׂרָאֵ֔ל מֵאָדָ֖ם עַד־בְּהֵמָ֑ה לִ֥י יִהְי֖וּ אֲנִ֥י יְהוָֽה׃</text:span><text:span text:style-name="T349"><text:s/>ס<text:s/></text:span><text:span text:style-name="T350">‬</text:span>‬‬<text:span text:style-name="T351">14</text:span><text:span text:style-name="T352"> וַיְדַבֵּ֤ר יְהוָה֙ אֶל־מֹשֶׁ֔ה בְּמִדְבַּ֥ר סִינַ֖י לֵאמֹֽר׃<text:s/></text:span><text:span text:style-name="T353">‬</text:span>‬‬<text:span text:style-name="T354">15</text:span><text:span text:style-name="T355"> פְּקֹד֙ אֶת־בְּנֵ֣י לֵוִ֔י לְבֵ֥ית אֲבֹתָ֖ם לְמִשְׁפְּחֹתָ֑ם כָּל־זָכָ֛ר מִבֶּן־חֹ֥דֶשׁ וָמַ֖עְלָה תִּפְקְדֵֽם׃<text:s/></text:span><text:span text:style-name="T356">‬</text:span>‬‬<text:span text:style-name="T357">16</text:span><text:span text:style-name="T358"> וַיִּפְקֹ֥ד אֹתָ֛ם מֹשֶׁ֖ה עַל־פִּ֣י יְהוָ֑ה כַּאֲשֶׁ֖ר צֻוָּֽה׃<text:s/></text:span><text:span text:style-name="T359">‬</text:span>‬‬<text:span text:style-name="T360">17</text:span><text:span text:style-name="T361"> וַיִּֽהְיוּ־אֵ֥לֶּה בְנֵֽי־לֵוִ֖י בִּשְׁמֹתָ֑ם גֵּרְשׁ֕וֹן וּקְהָ֖ת וּמְרָרִֽי׃<text:s/></text:span><text:span text:style-name="T362">‬</text:span>‬‬<text:span text:style-name="T363">18</text:span><text:span text:style-name="T364"> וְאֵ֛לֶּה שְׁמ֥וֹת בְּֽנֵי־גֵרְשׁ֖וֹן לְמִשְׁפְּחֹתָ֑ם לִבְנִ֖י וְשִׁמְעִֽי׃<text:s/></text:span><text:span text:style-name="T365">‬</text:span>‬‬<text:span text:style-name="T366">19</text:span><text:span text:style-name="T367"> וּבְנֵ֥י קְהָ֖ת לְמִשְׁפְּחֹתָ֑ם עַמְרָ֣ם וְיִצְהָ֔ר חֶבְר֖וֹן וְעֻזִּיאֵֽל׃<text:s/></text:span><text:span text:style-name="T368">‬</text:span>‬‬<text:span text:style-name="T369">20</text:span><text:span text:style-name="T370"> וּבְנֵ֧י מְרָרִ֛י לְמִשְׁפְּחֹתָ֖ם מַחְלִ֣י וּמוּשִׁ֑י אֵ֥לֶּה הֵ֛ם מִשְׁפְּחֹ֥ת הַלֵּוִ֖י לְבֵ֥ית אֲבֹתָֽם׃<text:s/></text:span><text:span text:style-name="T371">‬</text:span>‬‬<text:span text:style-name="T372">21</text:span><text:span text:style-name="T373"> לְגֵ֣רְשׁ֔וֹן מִשְׁפַּ֙חַת֙ הַלִּבְנִ֔י<text:s/></text:span><text:soft-page-break/><text:span text:style-name="T374">וּמִשְׁפַּ֖חַת הַשִּׁמְעִ֑י אֵ֣לֶּה הֵ֔ם מִשְׁפְּחֹ֖ת הַגֵּרְשֻׁנִּֽי׃<text:s/></text:span><text:span text:style-name="T375">‬</text:span>‬‬<text:span text:style-name="T376">22</text:span><text:span text:style-name="T377"> פְּקֻדֵיהֶם֙ בְּמִסְפַּ֣ר כָּל־זָכָ֔ר מִבֶּן־חֹ֖דֶשׁ וָמָ֑עְלָה פְּקֻ֣דֵיהֶ֔ם שִׁבְעַ֥ת אֲלָפִ֖ים וַחֲמֵ֥שׁ מֵאֽוֹת׃<text:s/></text:span><text:span text:style-name="T378">‬</text:span>‬‬<text:span text:style-name="T379">23</text:span><text:span text:style-name="T380"> מִשְׁפְּחֹ֖ת הַגֵּרְשֻׁנִּ֑י אַחֲרֵ֧י הַמִּשְׁכָּ֛ן יַחֲנ֖וּ יָֽמָּה׃<text:s/></text:span><text:span text:style-name="T381">‬</text:span>‬‬<text:span text:style-name="T382">24</text:span><text:span text:style-name="T383"> וּנְשִׂ֥יא בֵֽית־אָ֖ב לַגֵּרְשֻׁנִּ֑י אֶלְיָסָ֖ף בֶּן־לָאֵֽל׃<text:s/></text:span><text:span text:style-name="T384">‬</text:span>‬‬<text:span text:style-name="T385">25</text:span><text:span text:style-name="T386"> וּמִשְׁמֶ֤רֶת בְּנֵֽי־גֵרְשׁוֹן֙ בְּאֹ֣הֶל מוֹעֵ֔ד הַמִּשְׁכָּ֖ן וְהָאֹ֑הֶל מִכְסֵ֕הוּ וּמָסַ֕ךְ פֶּ֖תַח אֹ֥הֶל מוֹעֵֽד׃<text:s/></text:span><text:span text:style-name="T387">‬</text:span>‬‬<text:span text:style-name="T388">26</text:span><text:span text:style-name="T389"> וְקַלְעֵ֣י הֶֽחָצֵ֗ר וְאֶת־מָסַךְ֙ פֶּ֣תַח הֶֽחָצֵ֔ר אֲשֶׁ֧ר עַל־הַמִּשְׁכָּ֛ן וְעַל־הַמִּזְבֵּ֖חַ סָבִ֑יב וְאֵת֙ מֵֽיתָרָ֔יו לְכֹ֖ל עֲבֹדָתֽוֹ׃<text:s/></text:span><text:span text:style-name="T390">‬</text:span>‬‬<text:span text:style-name="T391">27</text:span><text:span text:style-name="T392"> וְלִקְהָ֗ת מִשְׁפַּ֤חַת הֽ͏ַעַמְרָמִי֙ וּמִשְׁפַּ֣חַת הַיִּצְהָרִ֔י וּמִשְׁפַּ֙חַת֙ הֽ͏ַחֶבְרֹנִ֔י וּמִשְׁפַּ֖חַת הָֽעָזִּיאֵלִ֑י אֵ֥לֶּה הֵ֖ם מִשְׁפְּחֹ֥ת הַקְּהָתִֽי׃<text:s/></text:span><text:span text:style-name="T393">‬</text:span>‬‬<text:span text:style-name="T394">28</text:span><text:span text:style-name="T395"> בְּמִסְפַּר֙ כָּל־זָכָ֔ר מִבֶּן־חֹ֖דֶשׁ וָמָ֑עְלָה שְׁמֹנַ֤ת אֲלָפִים֙ וְשֵׁ֣שׁ מֵא֔וֹת שֹׁמְרֵ֖י מִשְׁמֶ֥רֶת הַקֹּֽדֶשׁ׃<text:s/></text:span><text:span text:style-name="T396">‬</text:span>‬‬<text:span text:style-name="T397">29</text:span><text:span text:style-name="T398"> מִשְׁפְּחֹ֥ת בְּנֵי־קְהָ֖ת יַחֲנ֑וּ עַ֛ל יֶ֥רֶךְ הַמִּשְׁכָּ֖ן תֵּימָֽנָה׃<text:s/></text:span><text:span text:style-name="T399">‬</text:span>‬‬<text:span text:style-name="T400">30</text:span><text:span text:style-name="T401"> וּנְשִׂ֥יא בֵֽית־אָ֖ב לְמִשְׁפְּחֹ֣ת הַקְּהָתִ֑י אֶלִיצָפָ֖ן בֶּן־עֻזִּיאֵֽל׃<text:s/></text:span><text:span text:style-name="T402">‬</text:span>‬‬<text:span text:style-name="T403">31</text:span><text:span text:style-name="T404"> וּמִשְׁמַרְתָּ֗ם הָאָרֹ֤ן וְהַשֻּׁלְחָן֙ וְהַמְּנֹרָ֣ה וְהַֽמִּזְבְּחֹ֔ת וּכְלֵ֣י הַקֹּ֔דֶשׁ אֲשֶׁ֥ר יְשָׁרְת֖וּ בָּהֶ֑ם וְהַ֨מָּסָ֔ךְ וְכֹ֖ל עֲבֹדָתֽוֹ׃<text:s/></text:span><text:span text:style-name="T405">‬</text:span>‬‬<text:span text:style-name="T406">32</text:span><text:span text:style-name="T407"> וּנְשִׂיא֙ נְשִׂיאֵ֣י הַלֵּוִ֔י אֶלְעָזָ֖ר בֶּן־אַהֲרֹ֣ן הַכֹּהֵ֑ן פְּקֻדַּ֕ת שֹׁמְרֵ֖י מִשְׁמֶ֥רֶת הַקֹּֽדֶשׁ׃<text:s/></text:span><text:span text:style-name="T408">‬</text:span>‬‬<text:span text:style-name="T409">33</text:span><text:span text:style-name="T410"> לִמְרָרִ֕י מִשְׁפַּ֙חַת֙ הַמַּחְלִ֔י וּמִשְׁפַּ֖חַת הַמּוּשִׁ֑י אֵ֥לֶּה הֵ֖ם מִשְׁפְּחֹ֥ת מְרָרִֽי׃<text:s/></text:span><text:span text:style-name="T411">‬</text:span>‬‬<text:span text:style-name="T412">34</text:span><text:span text:style-name="T413"> וּפְקֻדֵיהֶם֙ בְּמִסְפַּ֣ר כָּל־זָכָ֔ר מִבֶּן־חֹ֖דֶשׁ וָמָ֑עְלָה שֵׁ֥שֶׁת אֲלָפִ֖ים וּמָאתָֽיִם׃<text:s/></text:span><text:span text:style-name="T414">‬</text:span>‬‬<text:span text:style-name="T415">35</text:span><text:span text:style-name="T416"> וּנְשִׂ֤יא בֵֽית־אָב֙ לְמִשְׁפְּחֹ֣ת מְרָרִ֔י צוּרִיאֵ֖ל בֶּן־אֲבִיחָ֑יִל עַ֣ל יֶ֧רֶךְ הַמִּשְׁכָּ֛ן יַחֲנ֖וּ צָפֹֽנָה׃<text:s/></text:span><text:span text:style-name="T417">‬</text:span>‬‬<text:span text:style-name="T418">36</text:span><text:span text:style-name="T419"> וּפְקֻדַּ֣ת מִשְׁמֶרֶת֮ בְּנֵ֣י מְרָרִי֒ קַרְשֵׁי֙ הַמִּשְׁכָּ֔ן וּבְרִיחָ֖יו וְעַמֻּדָ֣יו וַאֲדָנָ֑יו וְכָל־כֵּלָ֔יו וְכֹ֖ל עֲבֹדָתֽוֹ׃<text:s/></text:span><text:span text:style-name="T420">‬</text:span>‬‬<text:span text:style-name="T421">37</text:span><text:span text:style-name="T422"> וְעַמֻּדֵ֧י הֶחָצֵ֛ר סָבִ֖יב וְאַדְנֵיהֶ֑ם וִיתֵדֹתָ֖ם וּמֵֽיתְרֵיהֶֽם׃<text:s/></text:span><text:span text:style-name="T423">‬</text:span>‬‬<text:span text:style-name="T424">38</text:span><text:span text:style-name="T425"> וְהַחֹנִ֣ים לִפְנֵ֣י הַמִּשְׁכָּ֡ן קֵ֣דְמָה לִפְנֵי֩ אֹֽהֶל־מוֹעֵ֨ד ׀ מִזְרָ֜חָה מֹשֶׁ֣ה ׀ וְאַהֲרֹ֣ן וּבָנָ֗יו שֹֽׁמְרִים֙ מִשְׁמֶ֣רֶת הַמִּקְדָּ֔שׁ לְמִשְׁמֶ֖רֶת בְּנֵ֣י יִשְׂרָאֵ֑ל וְהַזָּ֥ר הַקָּרֵ֖ב יוּמָֽת׃<text:s/></text:span><text:span text:style-name="T426">‬</text:span>‬‬<text:span text:style-name="T427">39</text:span><text:span text:style-name="T428"> כָּל־פְּקוּדֵ֨י הַלְוִיִּ֜ם אֲשֶׁר֩ פָּקַ֨ד מֹשֶׁ֧ה וְׄאַׄהֲׄרֹ֛ׄןׄ עַל־פִּ֥י יְהוָ֖ה לְמִשְׁפְּחֹתָ֑ם כָּל־זָכָר֙ מִבֶּן־חֹ֣דֶשׁ וָמַ֔עְלָה שְׁנַ֥יִם וְעֶשְׂרִ֖ים אָֽלֶף׃</text:span><text:span text:style-name="T429"><text:s/>ס<text:s/></text:span><text:span text:style-name="T430">‬</text:span>‬‬‬<text:span text:style-name="T431">40</text:span><text:span text:style-name="T432"> וַיֹּ֨אמֶר יְהוָ֜ה אֶל־מֹשֶׁ֗ה פְּקֹ֨ד כָּל־בְּכֹ֤ר זָכָר֙ לִבְנֵ֣י יִשְׂרָאֵ֔ל מִבֶּן־חֹ֖דֶשׁ וָמָ֑עְלָה וְשָׂ֕א אֵ֖ת מִסְפַּ֥ר שְׁמֹתָֽם׃<text:s/></text:span><text:span text:style-name="T433">‬</text:span>‬‬<text:span text:style-name="T434">41</text:span><text:span text:style-name="T435"> וְלָקַחְתָּ֨ אֶת־הַלְוִיִּ֥ם לִי֙ אֲנִ֣י יְהוָ֔ה תַּ֥חַת כָּל־בְּכֹ֖ר בִּבְנֵ֣י יִשְׂרָאֵ֑ל וְאֵת֙ בֶּהֱמַ֣ת הַלְוִיִּ֔ם תַּ֣חַת כָּל־בְּכ֔וֹר בְּבֶהֱמַ֖ת בְּנֵ֥י יִשְׂרָאֵֽל׃<text:s/></text:span><text:span text:style-name="T436">‬</text:span>‬‬<text:span text:style-name="T437">42</text:span><text:span text:style-name="T438"> וַיִּפְקֹ֣ד מֹשֶׁ֔ה כַּאֲשֶׁ֛ר צִוָּ֥ה יְהוָ֖ה אֹת֑וֹ אֶֽת־כָּל־בְּכֹ֖ר בִּבְנֵ֥י יִשְׂרָאֵֽל׃<text:s/></text:span><text:span text:style-name="T439">‬</text:span>‬‬<text:span text:style-name="T440">43</text:span><text:span text:style-name="T441"> וַיְהִי֩ כָל־בְּכ֨וֹר זָכָ֜ר בְּמִסְפַּ֥ר שֵׁמ֛וֹת מִבֶּן־חֹ֥דֶשׁ וָמַ֖עְלָה לִפְקֻדֵיהֶ֑ם שְׁנַ֤יִם וְעֶשְׂרִים֙ אֶ֔לֶף שְׁלֹשָׁ֥ה וְשִׁבְעִ֖ים וּמָאתָֽיִם׃<text:s/></text:span><text:span text:style-name="T442">פ<text:s/></text:span><text:span text:style-name="T443">‬</text:span>‬‬‬‬‬‬‬‬‬‬‬‬‬‬‬‬‬‬‬‬‬‬‬‬‬‬‬‬‬‬‬‬‬‬‬</text:p>
        <text:p text:style-name="P444"><text:span text:style-name="T445">44</text:span><text:span text:style-name="T446"> וַיְדַבֵּ֥ר יְהוָ֖ה אֶל־מֹשֶׁ֥ה לֵּאמֹֽר׃<text:s/></text:span><text:span text:style-name="T447">‬</text:span>‬‬<text:span text:style-name="T448">45</text:span><text:span text:style-name="T449"> קַ֣ח אֶת־הַלְוִיִּ֗ם תַּ֤חַת כָּל־בְּכוֹר֙ בִּבְנֵ֣י יִשְׂרָאֵ֔ל וְאֶת־בֶּהֱמַ֥ת הַלְוִיִּ֖ם תַּ֣חַת בְּהֶמְתָּ֑ם וְהָיוּ־לִ֥י הַלְוִיִּ֖ם אֲנִ֥י יְהוָֽה׃<text:s/></text:span><text:span text:style-name="T450">‬</text:span>‬‬<text:span text:style-name="T451">46</text:span><text:span text:style-name="T452"> וְאֵת֙ פְּדוּיֵ֣י הַשְּׁלֹשָׁ֔ה וְהַשִּׁבְעִ֖ים וְהַמָּאתָ֑יִם הָעֹֽדְפִים֙ עַל־הַלְוִיִּ֔ם מִבְּכ֖וֹר בְּנֵ֥י יִשְׂרָאֵֽל׃<text:s/></text:span><text:span text:style-name="T453">‬</text:span>‬‬<text:span text:style-name="T454">47</text:span><text:span text:style-name="T455"> וְלָקַחְתָּ֗ חֲמֵ֧שֶׁת חֲמֵ֛שֶׁת שְׁקָלִ֖ים לַגֻּלְגֹּ֑לֶת בְּשֶׁ֤קֶל הַקֹּ֙דֶשׁ֙ תִּקָּ֔ח עֶשְׂרִ֥ים גֵּרָ֖ה הַשָּֽׁקֶל׃<text:s/></text:span><text:span text:style-name="T456">‬</text:span>‬‬<text:span text:style-name="T457">48</text:span><text:span text:style-name="T458"> וְנָתַתָּ֣ה הַכֶּ֔סֶף לְאַהֲרֹ֖ן וּלְבָנָ֑יו פְּדוּיֵ֕י הָעֹדְפִ֖ים בָּהֶֽם׃<text:s/></text:span><text:span text:style-name="T459">‬</text:span>‬‬<text:span text:style-name="T460">49</text:span><text:span text:style-name="T461"> וַיִּקַּ֣ח מֹשֶׁ֔ה אֵ֖ת כֶּ֣סֶף הַפִּדְי֑וֹם מֵאֵת֙ הָעֹ֣דְפִ֔ים עַ֖ל פְּדוּיֵ֥י הַלְוִיִּֽם׃<text:s/></text:span><text:span text:style-name="T462">‬</text:span>‬‬<text:span text:style-name="T463">50</text:span><text:span text:style-name="T464"> מֵאֵ֗ת בְּכ֛וֹר בְּנֵ֥י יִשְׂרָאֵ֖ל לָקַ֣ח אֶת־הַכָּ֑סֶף חֲמִשָּׁ֨ה<text:s/></text:span><text:soft-page-break/><text:span text:style-name="T465">וְשִׁשִּׁ֜ים וּשְׁלֹ֥שׁ מֵא֛וֹת וָאֶ֖לֶף בְּשֶׁ֥קֶל הַקֹּֽדֶשׁ׃<text:s/></text:span><text:span text:style-name="T466">‬</text:span>‬‬<text:span text:style-name="T467">51</text:span><text:span text:style-name="T468"> וַיִּתֵּ֨ן מֹשֶׁ֜ה אֶת־כֶּ֧סֶף הַפְּדֻיִ֛ם לְאַהֲרֹ֥ן וּלְבָנָ֖יו עַל־פִּ֣י יְהוָ֑ה כַּאֲשֶׁ֛ר צִוָּ֥ה יְהוָ֖ה אֶת־מֹשֶֽׁה׃<text:s/></text:span><text:span text:style-name="T469">פ<text:s/></text:span><text:span text:style-name="T470">‬</text:span>‬‬‬‬‬‬‬‬‬‬</text:p>
      </text:section>
      <text:section text:name="Sect3" text:style-name="S3">
        <text:p text:style-name="P471">Numbers 4</text:p>
        <text:p text:style-name="P472"><text:span text:style-name="T473">1</text:span><text:span text:style-name="T474"> וַיְדַבֵּ֣ר יְהוָ֔ה אֶל־מֹשֶׁ֥ה וְאֶֽל־אַהֲרֹ֖ן לֵאמֹֽר׃<text:s/></text:span><text:span text:style-name="T475">2</text:span><text:span text:style-name="T476"> נָשֹׂ֗א אֶת־רֹאשׁ֙ בְּנֵ֣י קְהָ֔ת מִתּ֖וֹךְ בְּנֵ֣י לֵוִ֑י לְמִשְׁפְּחֹתָ֖ם לְבֵ֥ית אֲבֹתָֽם׃<text:s/></text:span><text:span text:style-name="T477">‬</text:span>‬‬<text:span text:style-name="T478">3</text:span><text:span text:style-name="T479"> מִבֶּ֨ן שְׁלֹשִׁ֤ים שָׁנָה֙ וָמַ֔עְלָה וְעַ֖ד בֶּן־חֲמִשִּׁ֣ים שָׁנָ֑ה כָּל־בָּא֙ לַצָּבָ֔א לַעֲשׂ֥וֹת מְלָאכָ֖ה בְּאֹ֥הֶל מוֹעֵֽד׃<text:s/></text:span><text:span text:style-name="T480">‬</text:span>‬‬<text:span text:style-name="T481">4</text:span><text:span text:style-name="T482"> זֹ֛את עֲבֹדַ֥ת בְּנֵי־קְהָ֖ת בְּאֹ֣הֶל מוֹעֵ֑ד קֹ֖דֶשׁ הַקֳּדָשִֽׁים׃<text:s/></text:span><text:span text:style-name="T483">‬</text:span>‬‬<text:span text:style-name="T484">5</text:span><text:span text:style-name="T485"> וּבָ֨א אַהֲרֹ֤ן וּבָנָיו֙ בִּנְסֹ֣עַ הַֽמַּחֲנֶ֔ה וְהוֹרִ֕דוּ אֵ֖ת פָּרֹ֣כֶת הַמָּסָ֑ךְ וְכִ֨סּוּ־בָ֔הּ אֵ֖ת אֲרֹ֥ן הָעֵדֻֽת׃<text:s/></text:span><text:span text:style-name="T486">‬</text:span>‬‬<text:span text:style-name="T487">6</text:span><text:span text:style-name="T488"> וְנָתְנ֣וּ עָלָ֗יו כְּסוּי֙ ע֣וֹר תַּ֔חַשׁ וּפָרְשׂ֧וּ בֶֽגֶד־כְּלִ֛יל תְּכֵ֖לֶת מִלְמָ֑עְלָה וְשָׂמ֖וּ בַּדָּֽיו׃<text:s/></text:span><text:span text:style-name="T489">‬</text:span>‬‬<text:span text:style-name="T490">7</text:span><text:span text:style-name="T491"> וְעַ֣ל ׀ שֻׁלְחַ֣ן הַפָּנִ֗ים יִפְרְשׂוּ֮ בֶּ֣גֶד תְּכֵלֶת֒ וְנָתְנ֣וּ עָ֠לָיו אֶת־הַקְּעָרֹ֤ת וְאֶת־הַכַּפֹּת֙ וְאֶת־הַמְּנַקִּיֹּ֔ת וְאֵ֖ת קְשׂ֣וֹת הַנָּ֑סֶךְ וְלֶ֥חֶם הַתָּמִ֖יד עָלָ֥יו יִהְיֶֽה׃<text:s/></text:span><text:span text:style-name="T492">‬</text:span>‬‬<text:span text:style-name="T493">8</text:span><text:span text:style-name="T494"> וּפָרְשׂ֣וּ עֲלֵיהֶ֗ם בֶּ֚גֶד תּוֹלַ֣עַת שָׁנִ֔י וְכִסּ֣וּ אֹת֔וֹ בְּמִכְסֵ֖ה ע֣וֹר תָּ֑חַשׁ וְשָׂמ֖וּ אֶת־בַּדָּֽיו׃<text:s/></text:span><text:span text:style-name="T495">‬</text:span>‬‬<text:span text:style-name="T496">9</text:span><text:span text:style-name="T497"> וְלָקְח֣וּ ׀ בֶּ֣גֶד תְּכֵ֗לֶת וְכִסּ֞וּ אֶת־מְנֹרַ֤ת הַמָּאוֹר֙ וְאֶת־נֵ֣רֹתֶ֔יהָ וְאֶת־מַלְקָחֶ֖יהָ וְאֶת־מַחְתֹּתֶ֑יהָ וְאֵת֙ כָּל־כְּלֵ֣י שַׁמְנָ֔הּ אֲשֶׁ֥ר יְשָׁרְתוּ־לָ֖הּ בָּהֶֽם׃<text:s/></text:span><text:span text:style-name="T498">‬</text:span>‬‬<text:span text:style-name="T499">10</text:span><text:span text:style-name="T500"> וְנָתְנ֤וּ אֹתָהּ֙ וְאֶת־כָּל־כֵּלֶ֔יהָ אֶל־מִכְסֵ֖ה ע֣וֹר תָּ֑חַשׁ וְנָתְנ֖וּ עַל־הַמּֽוֹט׃<text:s/></text:span><text:span text:style-name="T501">‬</text:span>‬‬<text:span text:style-name="T502">11</text:span><text:span text:style-name="T503"> וְעַ֣ל ׀ מִזְבַּ֣ח הַזָּהָ֗ב יִפְרְשׂוּ֙ בֶּ֣גֶד תְּכֵ֔לֶת וְכִסּ֣וּ אֹת֔וֹ בְּמִכְסֵ֖ה ע֣וֹר תָּ֑חַשׁ וְשָׂמ֖וּ אֶת־בַּדָּֽיו׃<text:s/></text:span><text:span text:style-name="T504">‬</text:span>‬‬<text:span text:style-name="T505">12</text:span><text:span text:style-name="T506"> וְלָקְחוּ֩ אֶת־כָּל־כְּלֵ֨י הַשָּׁרֵ֜ת אֲשֶׁ֧ר יְשָֽׁרְתוּ־בָ֣ם בַּקֹּ֗דֶשׁ וְנָֽתְנוּ֙ אֶל־בֶּ֣גֶד תְּכֵ֔לֶת וְכִסּ֣וּ אוֹתָ֔ם בְּמִכְסֵ֖ה ע֣וֹר תָּ֑חַשׁ וְנָתְנ֖וּ עַל־הַמּֽוֹט׃<text:s/></text:span><text:span text:style-name="T507">‬</text:span>‬‬<text:span text:style-name="T508">13</text:span><text:span text:style-name="T509"> וְדִשְּׁנ֖וּ אֶת־הַמִּזְבֵּ֑חַ וּפָרְשׂ֣וּ עָלָ֔יו בֶּ֖גֶד אַרְגָּמָֽן׃<text:s/></text:span><text:span text:style-name="T510">‬</text:span>‬‬<text:span text:style-name="T511">14</text:span><text:span text:style-name="T512"> וְנָתְנ֣וּ עָ֠לָיו אֶֽת־כָּל־כֵּלָ֞יו אֲשֶׁ֣ר יְֽשָׁרְת֧וּ עָלָ֣יו בָּהֶ֗ם אֶת־הַמַּחְתֹּ֤ת אֶת־הַמִּזְלָגֹת֙ וְאֶת־הַיָּעִ֣ים וְאֶת־הַמִּזְרָקֹ֔ת כֹּ֖ל כְּלֵ֣י הַמִּזְבֵּ֑חַ וּפָרְשׂ֣וּ עָלָ֗יו כְּס֛וּי ע֥וֹר תַּ֖חַשׁ וְשָׂמ֥וּ בַדָּֽיו׃<text:s/></text:span><text:span text:style-name="T513">‬</text:span>‬‬<text:span text:style-name="T514">15</text:span><text:span text:style-name="T515"> וְכִלָּ֣ה אַֽהֲרֹן־וּ֠בָנָיו לְכַסֹּ֨ת אֶת־הַקֹּ֜דֶשׁ וְאֶת־כָּל־כְּלֵ֣י הַקֹּדֶשׁ֮ בִּנְסֹ֣עַ הֽ͏ַמַּחֲנֶה֒ וְאַחֲרֵי־כֵ֗ן יָבֹ֤אוּ בְנֵי־קְהָת֙ לָשֵׂ֔את וְלֹֽא־יִגְּע֥וּ אֶל־הַקֹּ֖דֶשׁ וָמֵ֑תוּ אֵ֛לֶּה מַשָּׂ֥א בְנֵֽי־קְהָ֖ת בְּאֹ֥הֶל מוֹעֵֽד׃<text:s/></text:span><text:span text:style-name="T516">‬</text:span>‬‬<text:span text:style-name="T517">16</text:span><text:span text:style-name="T518"> וּפְקֻדַּ֞ת אֶלְעָזָ֣ר ׀ בֶּן־אַהֲרֹ֣ן הַכֹּהֵ֗ן שֶׁ֤מֶן הַמָּאוֹר֙ וּקְטֹ֣רֶת הַסַּמִּ֔ים וּמִנְחַ֥ת הַתָּמִ֖יד וְשֶׁ֣מֶן הַמִּשְׁחָ֑ה פְּקֻדַּ֗ת כָּל־הַמִּשְׁכָּן֙ וְכָל־אֲשֶׁר־בּ֔וֹ בְּקֹ֖דֶשׁ וּבְכֵלָֽיו׃</text:span><text:span text:style-name="T519"><text:s/>ס<text:s/></text:span><text:span text:style-name="T520">‬</text:span>‬‬<text:span text:style-name="T521">17</text:span><text:span text:style-name="T522"> וַיְדַבֵּ֣ר יְהוָ֔ה אֶל־מֹשֶׁ֥ה וְאֶֽל־אַהֲרֹ֖ן לֵאמֹֽר׃<text:s/></text:span><text:span text:style-name="T523">‬</text:span>‬‬<text:span text:style-name="T524">18</text:span><text:span text:style-name="T525"> אַל־תַּכְרִ֕יתוּ אֶת־שֵׁ֖בֶט מִשְׁפְּחֹ֣ת הַקְּהָתִ֑י מִתּ֖וֹךְ הַלְוִיִּֽם׃<text:s/></text:span><text:span text:style-name="T526">‬</text:span>‬‬<text:span text:style-name="T527">19</text:span><text:span text:style-name="T528"> וְזֹ֣את ׀ עֲשׂ֣וּ לָהֶ֗ם וְחָיוּ֙ וְלֹ֣א יָמֻ֔תוּ בְּגִשְׁתָּ֖ם אֶת־קֹ֣דֶשׁ הַקֳּדָשִׁ֑ים אַהֲרֹ֤ן וּבָנָיו֙ יָבֹ֔אוּ וְשָׂמ֣וּ אוֹתָ֗ם אִ֥ישׁ אִ֛ישׁ עַל־עֲבֹדָת֖וֹ וְאֶל־מַשָּׂאֽוֹ׃<text:s/></text:span><text:span text:style-name="T529">‬</text:span>‬‬<text:span text:style-name="T530">20</text:span><text:span text:style-name="T531"> וְלֹא־יָבֹ֧אוּ לִרְא֛וֹת כְּבַלַּ֥ע אֶת־הַקֹּ֖דֶשׁ וָמֵֽתוּ׃<text:s/></text:span><text:span text:style-name="T532">פ<text:s/></text:span><text:span text:style-name="T533">‬</text:span>‬‬‬‬‬‬‬‬‬‬‬‬‬‬‬‬‬‬‬‬‬</text:p>
        <text:p text:style-name="P534"><text:span text:style-name="T535">21</text:span><text:span text:style-name="T536"> וַיְדַבֵּ֥ר יְהוָ֖ה אֶל־מֹשֶׁ֥ה לֵּאמֹֽר׃<text:s/></text:span><text:span text:style-name="T537">‬</text:span>‬‬<text:span text:style-name="T538">22</text:span><text:span text:style-name="T539"> נָשֹׂ֗א אֶת־רֹ֛אשׁ בְּנֵ֥י גֵרְשׁ֖וֹן גַּם־הֵ֑ם לְבֵ֥ית אֲבֹתָ֖ם לְמִשְׁפְּחֹתָֽם׃<text:s/></text:span><text:span text:style-name="T540">‬</text:span>‬‬<text:span text:style-name="T541">23</text:span><text:span text:style-name="T542"> מִבֶּן֩ שְׁלֹשִׁ֨ים שָׁנָ֜ה וָמַ֗עְלָה עַ֛ד בֶּן־חֲמִשִּׁ֥ים שָׁנָ֖ה תִּפְקֹ֣ד אוֹתָ֑ם כָּל־הַבָּא֙ לִצְבֹ֣א צָבָ֔א לַעֲבֹ֥ד עֲבֹדָ֖ה בְּאֹ֥הֶל מוֹעֵֽד׃<text:s/></text:span><text:span text:style-name="T543">‬</text:span>‬‬<text:span text:style-name="T544">24</text:span><text:span text:style-name="T545"> זֹ֣את עֲבֹדַ֔ת מִשְׁפְּחֹ֖ת הַגֵּרְשֻׁנִּ֑י לַעֲבֹ֖ד<text:s/></text:span><text:soft-page-break/><text:span text:style-name="T546">וּלְמַשָּֽׂא׃<text:s/></text:span><text:span text:style-name="T547">‬</text:span>‬‬<text:span text:style-name="T548">25</text:span><text:span text:style-name="T549"> וְנָ֨שְׂא֜וּ אֶת־יְרִיעֹ֤ת הַמִּשְׁכָּן֙ וְאֶת־אֹ֣הֶל מוֹעֵ֔ד מִכְסֵ֕הוּ וּמִכְסֵ֛ה הַתַּ֥חַשׁ אֲשֶׁר־עָלָ֖יו מִלְמָ֑עְלָה וְאֶ֨ת־מָסַ֔ךְ פֶּ֖תַח אֹ֥הֶל מוֹעֵֽד׃<text:s/></text:span><text:span text:style-name="T550">‬</text:span>‬‬<text:span text:style-name="T551">26</text:span><text:span text:style-name="T552"> וְאֵת֩ קַלְעֵ֨י הֶֽחָצֵ֜ר וְאֶת־מָסַ֣ךְ ׀ פֶּ֣תַח ׀ שַׁ֣עַר הֶחָצֵ֗ר אֲשֶׁ֨ר עַל־הַמִּשְׁכָּ֤ן וְעַל־הַמִּזְבֵּ֙חַ֙ סָבִ֔יב וְאֵת֙ מֵֽיתְרֵיהֶ֔ם וְאֶֽת־כָּל־כְּלֵ֖י עֲבֹדָתָ֑ם וְאֵ֨ת כָּל־אֲשֶׁ֧ר יֵעָשֶׂ֛ה לָהֶ֖ם וְעָבָֽדוּ׃<text:s/></text:span><text:span text:style-name="T553">‬</text:span>‬‬<text:span text:style-name="T554">27</text:span><text:span text:style-name="T555"> עַל־פִּי֩ אַהֲרֹ֨ן וּבָנָ֜יו תִּהְיֶ֗ה כָּל־עֲבֹדַת֙ בְּנֵ֣י הַגֵּרְשֻׁנִּ֔י לְכָל־מַשָּׂאָ֔ם וּלְכֹ֖ל עֲבֹדָתָ֑ם וּפְקַדְתֶּ֤ם עֲלֵהֶם֙ בְּמִשְׁמֶ֔רֶת אֵ֖ת כָּל־מַשָּׂאָֽם׃<text:s/></text:span><text:span text:style-name="T556">‬</text:span>‬‬<text:span text:style-name="T557">28</text:span><text:span text:style-name="T558"> זֹ֣את עֲבֹדַ֗ת מִשְׁפְּחֹ֛ת בְּנֵ֥י הַגֵּרְשֻׁנִּ֖י בְּאֹ֣הֶל מוֹעֵ֑ד וּמִ֨שְׁמַרְתָּ֔ם בְּיַד֙ אִֽיתָמָ֔ר בֶּֽן־אַהֲרֹ֖ן הַכֹּהֵֽן׃<text:s/></text:span><text:span text:style-name="T559">פ<text:s/></text:span><text:span text:style-name="T560">‬</text:span>‬‬‬‬‬‬‬‬‬‬</text:p>
        <text:p text:style-name="P561"><text:span text:style-name="T562">29</text:span><text:span text:style-name="T563"> בְּנֵ֖י מְרָרִ֑י לְמִשְׁפְּחֹתָ֥ם לְבֵית־אֲבֹתָ֖ם תִּפְקֹ֥ד אֹתָֽם׃<text:s/></text:span><text:span text:style-name="T564">‬</text:span>‬‬<text:span text:style-name="T565">30</text:span><text:span text:style-name="T566"> מִבֶּן֩ שְׁלֹשִׁ֨ים שָׁנָ֜ה וָמַ֗עְלָה וְעַ֛ד בֶּן־חֲמִשִּׁ֥ים שָׁנָ֖ה תִּפְקְדֵ֑ם כָּל־הַבָּא֙ לַצָּבָ֔א לַעֲבֹ֕ד אֶת־עֲבֹדַ֖ת אֹ֥הֶל מוֹעֵֽד׃<text:s/></text:span><text:span text:style-name="T567">‬</text:span>‬‬<text:span text:style-name="T568">31</text:span><text:span text:style-name="T569"> וְזֹאת֙ מִשְׁמֶ֣רֶת מַשָּׂאָ֔ם לְכָל־עֲבֹדָתָ֖ם בְּאֹ֣הֶל מוֹעֵ֑ד קַרְשֵׁי֙ הַמִּשְׁכָּ֔ן וּבְרִיחָ֖יו וְעַמּוּדָ֥יו וַאֲדָנָֽיו׃<text:s/></text:span><text:span text:style-name="T570">‬</text:span>‬‬<text:span text:style-name="T571">32</text:span><text:span text:style-name="T572"> וְעַמּוּדֵי֩ הֶחָצֵ֨ר סָבִ֜יב וְאַדְנֵיהֶ֗ם וִֽיתֵדֹתָם֙ וּמֵ֣יתְרֵיהֶ֔ם לְכָל־כְּלֵיהֶ֔ם וּלְכֹ֖ל עֲבֹדָתָ֑ם וּבְשֵׁמֹ֣ת תִּפְקְד֔וּ אֶת־כְּלֵ֖י מִשְׁמֶ֥רֶת מַשָּׂאָֽם׃<text:s/></text:span><text:span text:style-name="T573">‬</text:span>‬‬<text:span text:style-name="T574">33</text:span><text:span text:style-name="T575"> זֹ֣את עֲבֹדַ֗ת מִשְׁפְּחֹת֙ בְּנֵ֣י מְרָרִ֔י לְכָל־עֲבֹדָתָ֖ם בְּאֹ֣הֶל מוֹעֵ֑ד בְּיַד֙ אִֽיתָמָ֔ר בֶּֽן־אַהֲרֹ֖ן הַכֹּהֵֽן׃<text:s/></text:span><text:span text:style-name="T576">‬</text:span>‬‬<text:span text:style-name="T577">34</text:span><text:span text:style-name="T578"> וַיִּפְקֹ֨ד מֹשֶׁ֧ה וְאַהֲרֹ֛ן וּנְשִׂיאֵ֥י הָעֵדָ֖ה אֶת־בְּנֵ֣י הַקְּהָתִ֑י לְמִשְׁפְּחֹתָ֖ם וּלְבֵ֥ית אֲבֹתָֽם׃<text:s/></text:span><text:span text:style-name="T579">‬</text:span>‬‬<text:span text:style-name="T580">35</text:span><text:span text:style-name="T581"> מִבֶּ֨ן שְׁלֹשִׁ֤ים שָׁנָה֙ וָמַ֔עְלָה וְעַ֖ד בֶּן־חֲמִשִּׁ֣ים שָׁנָ֑ה כָּל־הַבָּא֙ לַצָּבָ֔א לַעֲבֹדָ֖ה בְּאֹ֥הֶל מוֹעֵֽד׃<text:s/></text:span><text:span text:style-name="T582">‬</text:span>‬‬<text:span text:style-name="T583">36</text:span><text:span text:style-name="T584"> וַיִּהְי֥וּ פְקֻדֵיהֶ֖ם לְמִשְׁפְּחֹתָ֑ם אַלְפַּ֕יִם שְׁבַ֥ע מֵא֖וֹת וַחֲמִשִּֽׁים׃<text:s/></text:span><text:span text:style-name="T585">‬</text:span>‬‬<text:span text:style-name="T586">37</text:span><text:span text:style-name="T587"> אֵ֤לֶּה פְקוּדֵי֙ מִשְׁפְּחֹ֣ת הַקְּהָתִ֔י כָּל־הָעֹבֵ֖ד בְּאֹ֣הֶל מוֹעֵ֑ד אֲשֶׁ֨ר פָּקַ֤ד מֹשֶׁה֙ וְאַהֲרֹ֔ן עַל־פִּ֥י יְהוָ֖ה בְּיַד־מֹשֶֽׁה׃</text:span><text:span text:style-name="T588"><text:s/>ס<text:s/></text:span><text:span text:style-name="T589">‬</text:span>‬‬<text:span text:style-name="T590">38</text:span><text:span text:style-name="T591"> וּפְקוּדֵ֖י בְּנֵ֣י גֵרְשׁ֑וֹן לְמִשְׁפְּחוֹתָ֖ם וּלְבֵ֥ית אֲבֹתָֽם׃<text:s/></text:span><text:span text:style-name="T592">‬</text:span>‬‬<text:span text:style-name="T593">39</text:span><text:span text:style-name="T594"> מִבֶּ֨ן שְׁלֹשִׁ֤ים שָׁנָה֙ וָמַ֔עְלָה וְעַ֖ד בֶּן־חֲמִשִּׁ֣ים שָׁנָ֑ה כָּל־הַבָּא֙ לַצָּבָ֔א לַעֲבֹדָ֖ה בְּאֹ֥הֶל מוֹעֵֽד׃<text:s/></text:span><text:span text:style-name="T595">‬</text:span>‬‬<text:span text:style-name="T596">40</text:span><text:span text:style-name="T597"> וַיִּֽהְיוּ֙ פְּקֻ֣דֵיהֶ֔ם לְמִשְׁפְּחֹתָ֖ם לְבֵ֣ית אֲבֹתָ֑ם אַלְפַּ֕יִם וְשֵׁ֥שׁ מֵא֖וֹת וּשְׁלֹשִֽׁים׃<text:s/></text:span><text:span text:style-name="T598">‬</text:span>‬‬<text:span text:style-name="T599">41</text:span><text:span text:style-name="T600"> אֵ֣לֶּה פְקוּדֵ֗י מִשְׁפְּחֹת֙ בְּנֵ֣י גֵרְשׁ֔וֹן כָּל־הָעֹבֵ֖ד בְּאֹ֣הֶל מוֹעֵ֑ד אֲשֶׁ֨ר פָּקַ֥ד מֹשֶׁ֛ה וְאַהֲרֹ֖ן עַל־פִּ֥י יְהוָֽה׃<text:s/></text:span><text:span text:style-name="T601">‬</text:span>‬‬<text:span text:style-name="T602">42</text:span><text:span text:style-name="T603"> וּפְקוּדֵ֕י מִשְׁפְּחֹ֖ת בְּנֵ֣י מְרָרִ֑י לְמִשְׁפְּחֹתָ֖ם לְבֵ֥ית אֲבֹתָֽם׃<text:s/></text:span><text:span text:style-name="T604">‬</text:span>‬‬<text:span text:style-name="T605">43</text:span><text:span text:style-name="T606"> מִבֶּ֨ן שְׁלֹשִׁ֤ים שָׁנָה֙ וָמַ֔עְלָה וְעַ֖ד בֶּן־חֲמִשִּׁ֣ים שָׁנָ֑ה כָּל־הַבָּא֙ לַצָּבָ֔א לַעֲבֹדָ֖ה בְּאֹ֥הֶל מוֹעֵֽד׃<text:s/></text:span><text:span text:style-name="T607">‬</text:span>‬‬<text:span text:style-name="T608">44</text:span><text:span text:style-name="T609"> וַיִּהְי֥וּ פְקֻדֵיהֶ֖ם לְמִשְׁפְּחֹתָ֑ם שְׁלֹ֥שֶׁת אֲלָפִ֖ים וּמָאתָֽיִם׃<text:s/></text:span><text:span text:style-name="T610">‬</text:span>‬‬<text:span text:style-name="T611">45</text:span><text:span text:style-name="T612"> אֵ֣לֶּה פְקוּדֵ֔י מִשְׁפְּחֹ֖ת בְּנֵ֣י מְרָרִ֑י אֲשֶׁ֨ר פָּקַ֤ד מֹשֶׁה֙ וְאַהֲרֹ֔ן עַל־פִּ֥י יְהוָ֖ה בְּיַד־מֹשֶֽׁה׃<text:s/></text:span><text:span text:style-name="T613">‬</text:span>‬‬<text:span text:style-name="T614">46</text:span><text:span text:style-name="T615"> כָּֽל־הַפְּקֻדִ֡ים אֲשֶׁר֩ פָּקַ֨ד מֹשֶׁ֧ה וְאַהֲרֹ֛ן וּנְשִׂיאֵ֥י יִשְׂרָאֵ֖ל אֶת־הַלְוִיִּ֑ם לְמִשְׁפְּחֹתָ֖ם וּלְבֵ֥ית אֲבֹתָֽם׃<text:s/></text:span><text:span text:style-name="T616">‬</text:span>‬‬<text:span text:style-name="T617">47</text:span><text:span text:style-name="T618"> מִבֶּ֨ן שְׁלֹשִׁ֤ים שָׁנָה֙ וָמַ֔עְלָה וְעַ֖ד בֶּן־חֲמִשִּׁ֣ים שָׁנָ֑ה כָּל־הַבָּ֗א לַעֲבֹ֨ד עֲבֹדַ֧ת עֲבֹדָ֛ה וַעֲבֹדַ֥ת מַשָּׂ֖א בְּאֹ֥הֶל מוֹעֵֽד׃<text:s/></text:span><text:span text:style-name="T619">‬</text:span>‬‬<text:span text:style-name="T620">48</text:span><text:span text:style-name="T621"> וַיִּהְי֖וּ פְּקֻדֵיהֶ֑ם שְׁמֹנַ֣ת אֲלָפִ֔ים וַחֲמֵ֥שׁ מֵא֖וֹת וּשְׁמֹנִֽים׃<text:s/></text:span><text:span text:style-name="T622">‬</text:span>‬‬<text:span text:style-name="T623">49</text:span><text:span text:style-name="T624"> עַל־פִּ֨י יְהוָ֜ה פָּקַ֤ד אוֹתָם֙ בְּיַד מֹשֶׁ֔ה אִ֥ישׁ אִ֛ישׁ עַל־עֲבֹדָת֖וֹ וְעַל־מַשָּׂא֑וֹ וּפְקֻדָ֕יו אֲשֶׁר־צִוָּ֥ה יְהוָ֖ה אֶת־מֹשֶֽׁה׃<text:s/></text:span><text:span text:style-name="T625">פ<text:s/></text:span><text:span text:style-name="T626">‬</text:span>‬‬‬‬‬‬‬‬‬‬‬‬‬‬‬‬‬‬‬‬‬‬‬</text:p>
      </text:section>
      <text:section text:name="Sect4" text:style-name="S4">
        <text:soft-page-break/>
        <text:p text:style-name="P627">Numbers 5</text:p>
        <text:p text:style-name="P628"><text:span text:style-name="T629">1</text:span><text:span text:style-name="T630"> וַיְדַבֵּ֥ר יְהוָ֖ה אֶל־מֹשֶׁ֥ה לֵּאמֹֽר׃<text:s/></text:span><text:span text:style-name="T631">2</text:span><text:span text:style-name="T632"> צַ֚ו אֶת־בְּנֵ֣י יִשְׂרָאֵ֔ל וִֽישַׁלְּחוּ֙ מִן־הַֽמַּחֲנֶ֔ה כָּל־צָר֖וּעַ וְכָל־זָ֑ב וְכֹ֖ל טָמֵ֥א לָנָֽפֶשׁ׃<text:s/></text:span><text:span text:style-name="T633">‬</text:span>‬‬<text:span text:style-name="T634">3</text:span><text:span text:style-name="T635"> מִזָּכָ֤ר עַד־נְקֵבָה֙ תְּשַׁלֵּ֔חוּ אֶל־מִח֥וּץ לַֽמַּחֲנֶ֖ה תְּשַׁלְּח֑וּם וְלֹ֤א יְטַמְּאוּ֙ אֶת־מַ֣חֲנֵיהֶ֔ם אֲשֶׁ֥ר אֲנִ֖י שֹׁכֵ֥ן בְּתוֹכָֽם׃<text:s/></text:span><text:span text:style-name="T636">‬</text:span>‬‬<text:span text:style-name="T637">4</text:span><text:span text:style-name="T638"> וַיַּֽעֲשׂוּ־כֵן֙ בְּנֵ֣י יִשְׂרָאֵ֔ל וַיְשַׁלְּח֣וּ אוֹתָ֔ם אֶל־מִח֖וּץ לַֽמַּחֲנֶ֑ה כַּאֲשֶׁ֨ר דִּבֶּ֤ר יְהוָה֙ אֶל־מֹשֶׁ֔ה כֵּ֥ן עָשׂ֖וּ בְּנֵ֥י יִשְׂרָאֵֽל׃<text:s/></text:span><text:span text:style-name="T639">פ<text:s/></text:span><text:span text:style-name="T640">‬</text:span>‬‬‬‬‬</text:p>
        <text:p text:style-name="P641"><text:span text:style-name="T642">5</text:span><text:span text:style-name="T643"> וַיְדַבֵּ֥ר יְהוָ֖ה אֶל־מֹשֶׁ֥ה לֵּאמֹֽר׃<text:s/></text:span><text:span text:style-name="T644">‬</text:span>‬‬<text:span text:style-name="T645">6</text:span><text:span text:style-name="T646"> דַּבֵּר֮ אֶל־בְּנֵ֣י יִשְׂרָאֵל֒ אִ֣ישׁ אֽוֹ־אִשָּׁ֗ה כִּ֤י יַעֲשׂוּ֙ מִכָּל־חַטֹּ֣את הָֽאָדָ֔ם לִמְעֹ֥ל מַ֖עַל בַּיהוָ֑ה וְאָֽשְׁמָ֖ה הַנֶּ֥פֶשׁ הַהִֽוא׃<text:s/></text:span><text:span text:style-name="T647">‬</text:span>‬‬<text:span text:style-name="T648">7</text:span><text:span text:style-name="T649"> וְהִתְוַדּ֗וּ אֶֽת־חַטָּאתָם֮ אֲשֶׁ֣ר עָשׂוּ֒ וְהֵשִׁ֤יב אֶת־אֲשָׁמוֹ֙ בְּרֹאשׁ֔וֹ וַחֲמִישִׁת֖וֹ יֹסֵ֣ף עָלָ֑יו וְנָתַ֕ן לַאֲשֶׁ֖ר אָשַׁ֥ם לֽוֹ׃<text:s/></text:span><text:span text:style-name="T650">‬</text:span>‬‬<text:span text:style-name="T651">8</text:span><text:span text:style-name="T652"> וְאִם־אֵ֨ין לָאִ֜ישׁ גֹּאֵ֗ל לְהָשִׁ֤יב הָאָשָׁם֙ אֵלָ֔יו הָאָשָׁ֛ם הַמּוּשָׁ֥ב לַיהוָ֖ה לַכֹּהֵ֑ן מִלְּבַ֗ד אֵ֚יל הַכִּפֻּרִ֔ים אֲשֶׁ֥ר יְכַפֶּר־בּ֖וֹ עָלָֽיו׃<text:s/></text:span><text:span text:style-name="T653">‬</text:span>‬‬<text:span text:style-name="T654">9</text:span><text:span text:style-name="T655"> וְכָל־תְּרוּמָ֞ה לְכָל־קָדְשֵׁ֧י בְנֵי־יִשְׂרָאֵ֛ל אֲשֶׁר־יַקְרִ֥יבוּ לַכֹּהֵ֖ן ל֥וֹ יִהְיֶֽה׃<text:s/></text:span><text:span text:style-name="T656">‬</text:span>‬‬<text:span text:style-name="T657">10</text:span><text:span text:style-name="T658"> וְאִ֥ישׁ אֶת־קֳדָשָׁ֖יו ל֣וֹ יִהְי֑וּ אִ֛ישׁ אֲשֶׁר־יִתֵּ֥ן לַכֹּהֵ֖ן ל֥וֹ יִהְיֶֽה׃<text:s/></text:span><text:span text:style-name="T659">פ<text:s/></text:span><text:span text:style-name="T660">‬</text:span>‬‬‬‬‬‬‬‬</text:p>
        <text:p text:style-name="P661"><text:span text:style-name="T662">11</text:span><text:span text:style-name="T663"> וַיְדַבֵּ֥ר יְהוָ֖ה אֶל־מֹשֶׁ֥ה לֵּאמֹֽר׃<text:s/></text:span><text:span text:style-name="T664">‬</text:span>‬‬<text:span text:style-name="T665">12</text:span><text:span text:style-name="T666"> דַּבֵּר֙ אֶל־בְּנֵ֣י יִשְׂרָאֵ֔ל וְאָמַרְתָּ֖ אֲלֵהֶ֑ם אִ֥ישׁ אִישׁ֙ כִּֽי־תִשְׂטֶ֣ה אִשְׁתּ֔וֹ וּמָעֲלָ֥ה ב֖וֹ מָֽעַל׃<text:s/></text:span><text:span text:style-name="T667">‬</text:span>‬‬<text:span text:style-name="T668">13</text:span><text:span text:style-name="T669"> וְשָׁכַ֨ב אִ֣ישׁ אֹתָהּ֮ שִׁכְבַת־זֶרַע֒ וְנֶעְלַם֙ מֵעֵינֵ֣י אִישָׁ֔הּ וְנִסְתְּרָ֖ה וְהִ֣יא נִטְמָ֑אָה וְעֵד֙ אֵ֣ין בָּ֔הּ וְהִ֖וא לֹ֥א נִתְפָּֽשָׂה׃<text:s/></text:span><text:span text:style-name="T670">‬</text:span>‬‬<text:span text:style-name="T671">14</text:span><text:span text:style-name="T672"> וְעָבַ֨ר עָלָ֧יו רֽוּחַ־קִנְאָ֛ה וְקִנֵּ֥א אֶת־אִשְׁתּ֖וֹ וְהִ֣וא נִטְמָ֑אָה אוֹ־עָבַ֨ר עָלָ֤יו רֽוּחַ־קִנְאָה֙ וְקִנֵּ֣א אֶת־אִשְׁתּ֔וֹ וְהִ֖יא לֹ֥א נִטְמָֽאָה׃<text:s/></text:span><text:span text:style-name="T673">‬</text:span>‬‬<text:span text:style-name="T674">15</text:span><text:span text:style-name="T675"> וְהֵבִ֨יא הָאִ֣ישׁ אֶת־אִשְׁתּוֹ֮ אֶל־הַכֹּהֵן֒ וְהֵבִ֤יא אֶת־קָרְבָּנָהּ֙ עָלֶ֔יהָ עֲשִׂירִ֥ת הָאֵיפָ֖ה קֶ֣מַח שְׂעֹרִ֑ים לֹֽא־יִצֹ֨ק עָלָ֜יו שֶׁ֗מֶן וְלֹֽא־יִתֵּ֤ן עָלָיו֙ לְבֹנָ֔ה כִּֽי־מִנְחַ֤ת קְנָאֹת֙ ה֔וּא מִנְחַ֥ת זִכָּר֖וֹן מַזְכֶּ֥רֶת עָוֺֽן׃<text:s/></text:span><text:span text:style-name="T676">‬</text:span>‬‬<text:span text:style-name="T677">16</text:span><text:span text:style-name="T678"> וְהִקְרִ֥יב אֹתָ֖הּ הַכֹּהֵ֑ן וְהֶֽעֱמִדָ֖הּ לִפְנֵ֥י יְהוָֽה׃<text:s/></text:span><text:span text:style-name="T679">‬</text:span>‬‬<text:span text:style-name="T680">17</text:span><text:span text:style-name="T681"> וְלָקַ֧ח הַכֹּהֵ֛ן מַ֥יִם קְדֹשִׁ֖ים בִּכְלִי־חָ֑רֶשׂ וּמִן־הֶֽעָפָ֗ר אֲשֶׁ֤ר יִהְיֶה֙ בְּקַרְקַ֣ע הַמִּשְׁכָּ֔ן יִקַּ֥ח הַכֹּהֵ֖ן וְנָתַ֥ן אֶל־הַמָּֽיִם׃<text:s/></text:span><text:span text:style-name="T682">‬</text:span>‬‬<text:span text:style-name="T683">18</text:span><text:span text:style-name="T684"> וְהֶעֱמִ֨יד הַכֹּהֵ֥ן אֶֽת־הָאִשָּׁה֮ לִפְנֵ֣י יְהוָה֒ וּפָרַע֙ אֶת־רֹ֣אשׁ הָֽאִשָּׁ֔ה וְנָתַ֣ן עַל־כַּפֶּ֗יהָ אֵ֚ת מִנְחַ֣ת הַזִּכָּר֔וֹן מִנְחַ֥ת קְנָאֹ֖ת הִ֑וא וּבְיַ֤ד הַכֹּהֵן֙ יִהְי֔וּ מֵ֥י הַמָּרִ֖ים הַמְאָֽרֲרִֽים׃<text:s/></text:span><text:span text:style-name="T685">‬</text:span>‬‬<text:span text:style-name="T686">19</text:span><text:span text:style-name="T687"> וְהִשְׁבִּ֨יעַ אֹתָ֜הּ הַכֹּהֵ֗ן וְאָמַ֤ר אֶל־הָֽאִשָּׁה֙ אִם־לֹ֨א שָׁכַ֥ב אִישׁ֙ אֹתָ֔ךְ וְאִם־לֹ֥א שָׂטִ֛ית טֻמְאָ֖ה תַּ֣חַת אִישֵׁ֑ךְ הִנָּקִ֕י מִמֵּ֛י הַמָּרִ֥ים הַֽמְאָרֲרִ֖ים הָאֵֽלֶּה׃<text:s/></text:span><text:span text:style-name="T688">‬</text:span>‬‬<text:span text:style-name="T689">20</text:span><text:span text:style-name="T690"> וְאַ֗תְּ כִּ֥י שָׂטִ֛ית תַּ֥חַת אִישֵׁ֖ךְ וְכִ֣י נִטְמֵ֑את וַיִּתֵּ֨ן אִ֥ישׁ בָּךְ֙ אֶת־שְׁכָבְתּ֔וֹ מִֽבַּלְעֲדֵ֖י אִישֵֽׁךְ׃<text:s/></text:span><text:span text:style-name="T691">‬</text:span>‬‬<text:span text:style-name="T692">21</text:span><text:span text:style-name="T693"> וְהִשְׁבִּ֨יעַ הַכֹּהֵ֥ן אֶֽת־הָֽאִשָּׁה֮ בִּשְׁבֻעַ֣ת הָאָלָה֒ וְאָמַ֤ר הַכֹּהֵן֙ לָֽאִשָּׁ֔ה יִתֵּ֨ן יְהוָ֥ה אוֹתָ֛ךְ לְאָלָ֥ה וְלִשְׁבֻעָ֖ה בְּת֣וֹךְ עַמֵּ֑ךְ בְּתֵ֨ת יְהוָ֤ה אֶת־יְרֵכֵךְ֙ נֹפֶ֔לֶת וְאֶת־בִּטְנֵ֖ךְ צָבָֽה׃<text:s/></text:span><text:span text:style-name="T694">‬</text:span>‬‬<text:span text:style-name="T695">22</text:span><text:span text:style-name="T696"> וּ֠בָאוּ הַמַּ֨יִם הַמְאָרְרִ֤ים הָאֵ֙לֶּה֙ בְּֽמֵעַ֔יִךְ לַצְבּ֥וֹת בֶּ֖טֶן וְלַנְפִּ֣ל יָרֵ֑ךְ וְאָמְרָ֥ה הָאִשָּׁ֖ה אָמֵ֥ן ׀ אָמֵֽן׃<text:s/></text:span><text:span text:style-name="T697">‬</text:span>‬‬<text:span text:style-name="T698">23</text:span><text:span text:style-name="T699"> וְ֠כָתַב אֶת־הָאָלֹ֥ת הָאֵ֛לֶּה הַכֹּהֵ֖ן בַּסֵּ֑פֶר וּמָחָ֖ה אֶל־מֵ֥י הַמָּרִֽים׃<text:s/></text:span><text:span text:style-name="T700">‬</text:span>‬‬<text:span text:style-name="T701">24</text:span><text:span text:style-name="T702"> וְהִשְׁקָה֙ אֶת־הָ֣אִשָּׁ֔ה אֶת־מֵ֥י הַמָּרִ֖ים הַמְאָֽרֲרִ֑ים וּבָ֥אוּ בָ֛הּ הַמַּ֥יִם הַֽמְאָרֲרִ֖ים לְמָרִֽים׃<text:s/></text:span><text:soft-page-break/><text:span text:style-name="T703">‬</text:span>‬‬<text:span text:style-name="T704">25</text:span><text:span text:style-name="T705"> וְלָקַ֤ח הַכֹּהֵן֙ מִיַּ֣ד הָֽאִשָּׁ֔ה אֵ֖ת מִנְחַ֣ת הַקְּנָאֹ֑ת וְהֵנִ֤יף אֶת־הַמִּנְחָה֙ לִפְנֵ֣י יְהוָ֔ה וְהִקְרִ֥יב אֹתָ֖הּ אֶל־הַמִּזְבֵּֽחַ׃<text:s/></text:span><text:span text:style-name="T706">‬</text:span>‬‬<text:span text:style-name="T707">26</text:span><text:span text:style-name="T708"> וְקָמַ֨ץ הַכֹּהֵ֤ן מִן־הַמִּנְחָה֙ אֶת־אַזְכָּ֣רָתָ֔הּ וְהִקְטִ֖יר הַמִּזְבֵּ֑חָה וְאַחַ֛ר יַשְׁקֶ֥ה אֶת־הָאִשָּׁ֖ה אֶת־הַמָּֽיִם׃<text:s/></text:span><text:span text:style-name="T709">‬</text:span>‬‬<text:span text:style-name="T710">27</text:span><text:span text:style-name="T711"> וְהִשְׁקָ֣הּ אֶת־הַמַּ֗יִם וְהָיְתָ֣ה אִֽם־נִטְמְאָה֮ וַתִּמְעֹ֣ל מַ֣עַל בְּאִישָׁהּ֒ וּבָ֨אוּ בָ֜הּ הַמַּ֤יִם הַמְאֽ͏ָרֲרִים֙ לְמָרִ֔ים וְצָבְתָ֣ה בִטְנָ֔הּ וְנָפְלָ֖ה יְרֵכָ֑הּ וְהָיְתָ֧ה הָאִשָּׁ֛ה לְאָלָ֖ה בְּקֶ֥רֶב עַמָּֽהּ׃<text:s/></text:span><text:span text:style-name="T712">‬</text:span>‬‬<text:span text:style-name="T713">28</text:span><text:span text:style-name="T714"> וְאִם־לֹ֤א נִטְמְאָה֙ הָֽאִשָּׁ֔ה וּטְהֹרָ֖ה הִ֑וא וְנִקְּתָ֖ה וְנִזְרְעָ֥ה זָֽרַע׃<text:s/></text:span><text:span text:style-name="T715">‬</text:span>‬‬<text:span text:style-name="T716">29</text:span><text:span text:style-name="T717"> זֹ֥את תּוֹרַ֖ת הַקְּנָאֹ֑ת אֲשֶׁ֨ר תִּשְׂטֶ֥ה אִשָּׁ֛ה תַּ֥חַת אִישָׁ֖הּ וְנִטְמָֽאָה׃<text:s/></text:span><text:span text:style-name="T718">‬</text:span>‬‬<text:span text:style-name="T719">30</text:span><text:span text:style-name="T720"> א֣וֹ אִ֗ישׁ אֲשֶׁ֨ר תַּעֲבֹ֥ר עָלָ֛יו ר֥וּחַ קִנְאָ֖ה וְקִנֵּ֣א אֶת־אִשְׁתּ֑וֹ וְהֶעֱמִ֤יד אֶת־הָֽאִשָּׁה֙ לִפְנֵ֣י יְהוָ֔ה וְעָ֤שָׂה לָהּ֙ הַכֹּהֵ֔ן אֵ֥ת כָּל־הַתּוֹרָ֖ה הַזֹּֽאת׃<text:s/></text:span><text:span text:style-name="T721">‬</text:span>‬‬<text:span text:style-name="T722">31</text:span><text:span text:style-name="T723"> וְנִקָּ֥ה הָאִ֖ישׁ מֵעָוֺ֑ן וְהָאִשָּׁ֣ה הַהִ֔וא תִּשָּׂ֖א אֶת־עֲוֺנָֽהּ׃<text:s/></text:span><text:span text:style-name="T724">פ<text:s/></text:span><text:span text:style-name="T725">‬</text:span>‬‬‬‬‬‬‬‬‬‬‬‬‬‬‬‬‬‬‬‬‬‬‬</text:p>
      </text:section>
      <text:section text:name="Sect5" text:style-name="S5">
        <text:p text:style-name="P726">Numbers 6</text:p>
        <text:p text:style-name="P727"><text:span text:style-name="T728">1</text:span><text:span text:style-name="T729"> וַיְדַבֵּ֥ר יְהוָ֖ה אֶל־מֹשֶׁ֥ה לֵּאמֹֽר׃<text:s/></text:span><text:span text:style-name="T730">2</text:span><text:span text:style-name="T731"> דַּבֵּר֙ אֶל־בְּנֵ֣י יִשְׂרָאֵ֔ל וְאָמַרְתָּ֖ אֲלֵהֶ֑ם אִ֣ישׁ אֽוֹ־אִשָּׁ֗ה כִּ֤י יַפְלִא֙ לִנְדֹּר֙ נֶ֣דֶר נָזִ֔יר לְהַזִּ֖יר לַֽיהוָֽה׃<text:s/></text:span><text:span text:style-name="T732">‬</text:span>‬‬<text:span text:style-name="T733">3</text:span><text:span text:style-name="T734"> מִיַּ֤יִן וְשֵׁכָר֙ יַזִּ֔יר חֹ֥מֶץ יַ֛יִן וְחֹ֥מֶץ שֵׁכָ֖ר לֹ֣א יִשְׁתֶּ֑ה וְכָל־מִשְׁרַ֤ת עֲנָבִים֙ לֹ֣א יִשְׁתֶּ֔ה וַעֲנָבִ֛ים לַחִ֥ים וִיבֵשִׁ֖ים לֹ֥א יֹאכֵֽל׃<text:s/></text:span><text:span text:style-name="T735">‬</text:span>‬‬<text:span text:style-name="T736">4</text:span><text:span text:style-name="T737"> כֹּ֖ל יְמֵ֣י נִזְר֑וֹ מִכֹּל֩ אֲשֶׁ֨ר יֵעָשֶׂ֜ה מִגֶּ֣פֶן הַיַּ֗יִן מֵחַרְצַנִּ֛ים וְעַד־זָ֖ג לֹ֥א יֹאכֵֽל׃<text:s/></text:span><text:span text:style-name="T738">‬</text:span>‬‬<text:span text:style-name="T739">5</text:span><text:span text:style-name="T740"> כָּל־יְמֵי֙ נֶ֣דֶר נִזְר֔וֹ תַּ֖עַר לֹא־יַעֲבֹ֣ר עַל־רֹאשׁ֑וֹ עַד־מְלֹ֨את הַיָּמִ֜ם אֲשֶׁר־יַזִּ֤יר לַיהוָה֙ קָדֹ֣שׁ יִהְיֶ֔ה גַּדֵּ֥ל פֶּ֖רַע שְׂעַ֥ר רֹאשֽׁוֹ׃<text:s/></text:span><text:span text:style-name="T741">‬</text:span>‬‬<text:span text:style-name="T742">6</text:span><text:span text:style-name="T743"> כָּל־יְמֵ֥י הַזִּיר֖וֹ לַיהוָ֑ה עַל־נֶ֥פֶשׁ מֵ֖ת לֹ֥א יָבֹֽא׃<text:s/></text:span><text:span text:style-name="T744">‬</text:span>‬‬<text:span text:style-name="T745">7</text:span><text:span text:style-name="T746"> לְאָבִ֣יו וּלְאִמּ֗וֹ לְאָחִיו֙ וּלְאַ֣חֹת֔וֹ לֹא־יִטַּמָּ֥א לָהֶ֖ם בְּמֹתָ֑ם כִּ֛י נֵ֥זֶר אֱלֹהָ֖יו עַל־רֹאשֽׁוֹ׃<text:s/></text:span><text:span text:style-name="T747">‬</text:span>‬‬<text:span text:style-name="T748">8</text:span><text:span text:style-name="T749"> כֹּ֖ל יְמֵ֣י נִזְר֑וֹ קָדֹ֥שׁ ה֖וּא לַֽיהוָֽה׃<text:s/></text:span><text:span text:style-name="T750">‬</text:span>‬‬<text:span text:style-name="T751">9</text:span><text:span text:style-name="T752"> וְכִֽי־יָמ֨וּת מֵ֤ת עָלָיו֙ בְּפֶ֣תַע פִּתְאֹ֔ם וְטִמֵּ֖א רֹ֣אשׁ נִזְר֑וֹ וְגִלַּ֤ח רֹאשׁוֹ֙ בְּי֣וֹם טָהֳרָת֔וֹ בַּיּ֥וֹם הַשְּׁבִיעִ֖י יְגַלְּחֶֽנּוּ׃<text:s/></text:span><text:span text:style-name="T753">‬</text:span>‬‬<text:span text:style-name="T754">10</text:span><text:span text:style-name="T755"> וּבַיּ֣וֹם הַשְּׁמִינִ֗י יָבִא֙ שְׁתֵּ֣י תֹרִ֔ים א֥וֹ שְׁנֵ֖י בְּנֵ֣י יוֹנָ֑ה אֶל־הַכֹּהֵ֔ן אֶל־פֶּ֖תַח אֹ֥הֶל מוֹעֵֽד׃<text:s/></text:span><text:span text:style-name="T756">‬</text:span>‬‬<text:span text:style-name="T757">11</text:span><text:span text:style-name="T758"> וְעָשָׂ֣ה הַכֹּהֵ֗ן אֶחָ֤ד לְחַטָּאת֙ וְאֶחָ֣ד לְעֹלָ֔ה וְכִפֶּ֣ר עָלָ֔יו מֵאֲשֶׁ֥ר חָטָ֖א עַל־הַנָּ֑פֶשׁ וְקִדַּ֥שׁ אֶת־רֹאשׁ֖וֹ בַּיּ֥וֹם הַהֽוּא׃<text:s/></text:span><text:span text:style-name="T759">‬</text:span>‬‬<text:span text:style-name="T760">12</text:span><text:span text:style-name="T761"> וְהִזִּ֤יר לַֽיהוָה֙ אֶת־יְמֵ֣י נִזְר֔וֹ וְהֵבִ֛יא כֶּ֥בֶשׂ בֶּן־שְׁנָת֖וֹ לְאָשָׁ֑ם וְהַיָּמִ֤ים הָרִאשֹׁנִים֙ יִפְּל֔וּ כִּ֥י טָמֵ֖א נִזְרֽוֹ׃<text:s/></text:span><text:span text:style-name="T762">‬</text:span>‬‬<text:span text:style-name="T763">13</text:span><text:span text:style-name="T764"> וְזֹ֥את תּוֹרַ֖ת הַנָּזִ֑יר בְּי֗וֹם מְלֹאת֙ יְמֵ֣י נִזְר֔וֹ יָבִ֣יא אֹת֔וֹ אֶל־פֶּ֖תַח אֹ֥הֶל מוֹעֵֽד׃<text:s/></text:span><text:span text:style-name="T765">‬</text:span>‬‬<text:span text:style-name="T766">14</text:span><text:span text:style-name="T767"> וְהִקְרִ֣יב אֶת־קָרְבָּנ֣וֹ לַיהוָ֡ה כֶּבֶשׂ֩ בֶּן־שְׁנָת֨וֹ תָמִ֤ים אֶחָד֙ לְעֹלָ֔ה וְכַבְשָׂ֨ה אַחַ֧ת בַּת־שְׁנָתָ֛הּ תְּמִימָ֖ה לְחַטָּ֑את וְאַֽיִל־אֶחָ֥ד תָּמִ֖ים לִשְׁלָמִֽים׃<text:s/></text:span><text:span text:style-name="T768">‬</text:span>‬‬<text:span text:style-name="T769">15</text:span><text:span text:style-name="T770"> וְסַ֣ל מַצּ֗וֹת סֹ֤לֶת חַלֹּת֙ בְּלוּלֹ֣ת בַּשֶּׁ֔מֶן וּרְקִיקֵ֥י מַצּ֖וֹת מְשֻׁחִ֣ים בַּשָּׁ֑מֶן וּמִנְחָתָ֖ם וְנִסְכֵּיהֶֽם׃<text:s/></text:span><text:span text:style-name="T771">‬</text:span>‬‬<text:span text:style-name="T772">16</text:span><text:span text:style-name="T773"> וְהִקְרִ֥יב הַכֹּהֵ֖ן לִפְנֵ֣י יְהוָ֑ה וְעָשָׂ֥ה אֶת־חַטָּאת֖וֹ וְאֶת־עֹלָתֽוֹ׃<text:s/></text:span><text:span text:style-name="T774">‬</text:span>‬‬<text:span text:style-name="T775">17</text:span><text:span text:style-name="T776"> וְאֶת־הָאַ֜יִל יַעֲשֶׂ֨ה זֶ֤בַח שְׁלָמִים֙ לַֽיהוָ֔ה עַ֖ל סַ֣ל הַמַּצּ֑וֹת וְעָשָׂה֙ הַכֹּהֵ֔ן אֶת־מִנְחָת֖וֹ וְאֶת־נִסְכּֽוֹ׃<text:s/></text:span><text:span text:style-name="T777">‬</text:span>‬‬<text:span text:style-name="T778">18</text:span><text:span text:style-name="T779"> וְגִלַּ֣ח הַנָּזִ֗יר פֶּ֛תַח אֹ֥הֶל מוֹעֵ֖ד אֶת־רֹ֣אשׁ נִזְר֑וֹ וְלָקַ֗ח אֶת־שְׂעַר֙ רֹ֣אשׁ נִזְר֔וֹ וְנָתַן֙ עַל־הָאֵ֔שׁ אֲשֶׁר־תַּ֖חַת זֶ֥בַח הַשְּׁלָמִֽים׃<text:s/></text:span><text:span text:style-name="T780">‬</text:span>‬‬<text:span text:style-name="T781">19</text:span><text:span text:style-name="T782"> וְלָקַ֨ח הַכֹּהֵ֜ן אֶת־הַזְּרֹ֣עַ בְּשֵׁלָה֮ מִן־הָאַיִל֒ וְֽחַלַּ֨ת מַצָּ֤ה אַחַת֙ מִן־הַסַּ֔ל וּרְקִ֥יק מַצָּ֖ה אֶחָ֑ד וְנָתַן֙ עַל־כַּפֵּ֣י הַנָּזִ֔יר אַחַ֖ר הִֽתְגַּלְּח֥וֹ אֶת־נִזְרֽוֹ׃<text:s/></text:span><text:soft-page-break/><text:span text:style-name="T783">‬</text:span>‬‬<text:span text:style-name="T784">20</text:span><text:span text:style-name="T785"> וְהֵנִיף֩ אוֹתָ֨ם הַכֹּהֵ֥ן ׀ תְּנוּפָה֮ לִפְנֵ֣י יְהוָה֒ קֹ֤דֶשׁ הוּא֙ לַכֹּהֵ֔ן עַ֚ל חֲזֵ֣ה הַתְּנוּפָ֔ה וְעַ֖ל שׁ֣וֹק הַתְּרוּמָ֑ה וְאַחַ֛ר יִשְׁתֶּ֥ה הַנָּזִ֖יר יָֽיִן׃<text:s/></text:span><text:span text:style-name="T786">‬</text:span>‬‬<text:span text:style-name="T787">21</text:span><text:span text:style-name="T788"> זֹ֣את תּוֹרַ֣ת הַנָּזִיר֮ אֲשֶׁ֣ר יִדֹּר֒ קָרְבָּנ֤וֹ לַֽיהוָה֙ עַל־נִזְר֔וֹ מִלְּבַ֖ד אֲשֶׁר־תַּשִּׂ֣יג יָד֑וֹ כְּפִ֤י נִדְרוֹ֙ אֲשֶׁ֣ר יִדֹּ֔ר כֵּ֣ן יַעֲשֶׂ֔ה עַ֖ל תּוֹרַ֥ת נִזְרֽוֹ׃<text:s/></text:span><text:span text:style-name="T789">פ<text:s/></text:span><text:span text:style-name="T790">‬</text:span>‬‬‬‬‬‬‬‬‬‬‬‬‬‬‬‬‬‬‬‬‬‬</text:p>
        <text:p text:style-name="P791"><text:span text:style-name="T792">22</text:span><text:span text:style-name="T793"> וַיְדַבֵּ֥ר יְהוָ֖ה אֶל־מֹשֶׁ֥ה לֵּאמֹֽר׃<text:s/></text:span><text:span text:style-name="T794">‬</text:span>‬‬<text:span text:style-name="T795">23</text:span><text:span text:style-name="T796"> דַּבֵּ֤ר אֶֽל־אַהֲרֹן֙ וְאֶל־בָּנָ֣יו לֵאמֹ֔ר כֹּ֥ה תְבָרֲכ֖וּ אֶת־בְּנֵ֣י יִשְׂרָאֵ֑ל אָמ֖וֹר לָהֶֽם׃</text:span><text:span text:style-name="T797"><text:s/>ס<text:s/></text:span><text:span text:style-name="T798">‬</text:span>‬‬<text:span text:style-name="T799">24</text:span><text:span text:style-name="T800"> יְבָרֶכְךָ֥ יְהוָ֖ה וְיִשְׁמְרֶֽךָ׃</text:span><text:span text:style-name="T801"><text:s/>ס<text:s/></text:span><text:span text:style-name="T802">‬</text:span>‬‬<text:span text:style-name="T803">25</text:span><text:span text:style-name="T804"> יָאֵ֨ר יְהוָ֧ה ׀ פָּנָ֛יו אֵלֶ֖יךָ וִֽיחֻנֶּֽךָּ׃</text:span><text:span text:style-name="T805"><text:s/>ס<text:s/></text:span><text:span text:style-name="T806">‬</text:span>‬‬<text:span text:style-name="T807">26</text:span><text:span text:style-name="T808"> יִשָּׂ֨א יְהוָ֤ה ׀ פָּנָיו֙ אֵלֶ֔יךָ וְיָשֵׂ֥ם לְךָ֖ שָׁלֽוֹם׃</text:span><text:span text:style-name="T809"><text:s/>ס<text:s/></text:span><text:span text:style-name="T810">‬</text:span>‬‬<text:span text:style-name="T811">27</text:span><text:span text:style-name="T812"> וְשָׂמ֥וּ אֶת־שְׁמִ֖י עַל־בְּנֵ֣י יִשְׂרָאֵ֑ל וַאֲנִ֖י אֲבָרֲכֵֽם׃<text:s/></text:span><text:span text:style-name="T813">פ<text:s/></text:span><text:span text:style-name="T814">‬</text:span>‬‬‬‬‬‬‬‬</text:p>
      </text:section>
      <text:section text:name="Sect6" text:style-name="S6">
        <text:p text:style-name="P815">Numbers 7</text:p>
        <text:p text:style-name="P816"><text:span text:style-name="T817">1</text:span><text:span text:style-name="T818"> וַיְהִ֡י בְּיוֹם֩ כַּלּ֨וֹת מֹשֶׁ֜ה לְהָקִ֣ים אֶת־הַמִּשְׁכָּ֗ן וַיִּמְשַׁ֨ח אֹת֜וֹ וַיְקַדֵּ֤שׁ אֹתוֹ֙ וְאֶת־כָּל־כֵּלָ֔יו וְאֶת־הַמִּזְבֵּ֖חַ וְאֶת־כָּל־כֵּלָ֑יו וַיִּמְשָׁחֵ֖ם וַיְקַדֵּ֥שׁ אֹתָֽם׃<text:s/></text:span><text:span text:style-name="T819">2</text:span><text:span text:style-name="T820"> וַיַּקְרִ֙יבוּ֙ נְשִׂיאֵ֣י יִשְׂרָאֵ֔ל רָאשֵׁ֖י בֵּ֣ית אֲבֹתָ֑ם הֵ֚ם נְשִׂיאֵ֣י הַמַּטֹּ֔ת הֵ֥ם הָעֹמְדִ֖ים עַל־הַפְּקֻדִֽים׃<text:s/></text:span><text:span text:style-name="T821">‬</text:span>‬‬<text:span text:style-name="T822">3</text:span><text:span text:style-name="T823"> וַיָּבִ֨יאוּ אֶת־קָרְבָּנָ֜ם לִפְנֵ֣י יְהוָ֗ה שֵׁשׁ־עֶגְלֹ֥ת צָב֙ וּשְׁנֵ֣י עָשָׂ֣ר בָּקָ֔ר עֲגָלָ֛ה עַל־שְׁנֵ֥י הַנְּשִׂאִ֖ים וְשׁ֣וֹר לְאֶחָ֑ד וַיַּקְרִ֥יבוּ אוֹתָ֖ם לִפְנֵ֥י הַמִּשְׁכָּֽן׃<text:s/></text:span><text:span text:style-name="T824">‬</text:span>‬‬<text:span text:style-name="T825">4</text:span><text:span text:style-name="T826"> וַיֹּ֥אמֶר יְהוָ֖ה אֶל־מֹשֶׁ֥ה לֵּאמֹֽר׃<text:s/></text:span><text:span text:style-name="T827">‬</text:span>‬‬<text:span text:style-name="T828">5</text:span><text:span text:style-name="T829"> קַ֚ח מֵֽאִתָּ֔ם וְהָי֕וּ לַעֲבֹ֕ד אֶת־עֲבֹדַ֖ת אֹ֣הֶל מוֹעֵ֑ד וְנָתַתָּ֤ה אוֹתָם֙ אֶל־הַלְוִיִּ֔ם אִ֖ישׁ כְּפִ֥י עֲבֹדָתֽוֹ׃<text:s/></text:span><text:span text:style-name="T830">‬</text:span>‬‬<text:span text:style-name="T831">6</text:span><text:span text:style-name="T832"> וַיִּקַּ֣ח מֹשֶׁ֔ה אֶת־הָעֲגָלֹ֖ת וְאֶת־הַבָּקָ֑ר וַיִּתֵּ֥ן אוֹתָ֖ם אֶל־הַלְוִיִּֽם׃<text:s/></text:span><text:span text:style-name="T833">‬</text:span>‬‬<text:span text:style-name="T834">7</text:span><text:span text:style-name="T835"> אֵ֣ת ׀ שְׁתֵּ֣י הָעֲגָלֹ֗ת וְאֵת֙ אַרְבַּ֣עַת הַבָּקָ֔ר נָתַ֖ן לִבְנֵ֣י גֵרְשׁ֑וֹן כְּפִ֖י עֲבֹדָתָֽם׃<text:s/></text:span><text:span text:style-name="T836">‬</text:span>‬‬<text:span text:style-name="T837">8</text:span><text:span text:style-name="T838"> וְאֵ֣ת ׀ אַרְבַּ֣ע הָעֲגָלֹ֗ת וְאֵת֙ שְׁמֹנַ֣ת הַבָּקָ֔ר נָתַ֖ן לִבְנֵ֣י מְרָרִ֑י כְּפִי֙ עֲבֹ֣דָתָ֔ם בְּיַד֙ אִֽיתָמָ֔ר בֶּֽן־אַהֲרֹ֖ן הַכֹּהֵֽן׃<text:s/></text:span><text:span text:style-name="T839">‬</text:span>‬‬<text:span text:style-name="T840">9</text:span><text:span text:style-name="T841"> וְלִבְנֵ֥י קְהָ֖ת לֹ֣א נָתָ֑ן כִּֽי־עֲבֹדַ֤ת הַקֹּ֙דֶשׁ֙ עֲלֵהֶ֔ם בַּכָּתֵ֖ף יִשָּֽׂאוּ׃<text:s/></text:span><text:span text:style-name="T842">‬</text:span>‬‬<text:span text:style-name="T843">10</text:span><text:span text:style-name="T844"> וַיַּקְרִ֣יבוּ הַנְּשִׂאִ֗ים אֵ֚ת חֲנֻכַּ֣ת הַמִּזְבֵּ֔חַ בְּי֖וֹם הִמָּשַׁ֣ח אֹת֑וֹ וַיַּקְרִ֧יבוּ הַנְּשִׂיאִ֛ם אֶת־קָרְבָּנָ֖ם לִפְנֵ֥י הַמִּזְבֵּֽחַ׃<text:s/></text:span><text:span text:style-name="T845">‬</text:span>‬‬<text:span text:style-name="T846">11</text:span><text:span text:style-name="T847"> וַיֹּ֥אמֶר יְהוָ֖ה אֶל־מֹשֶׁ֑ה נָשִׂ֨יא אֶחָ֜ד לַיּ֗וֹם נָשִׂ֤יא אֶחָד֙ לַיּ֔וֹם יַקְרִ֙יבוּ֙ אֶת־קָרְבָּנָ֔ם לַחֲנֻכַּ֖ת הַמִּזְבֵּֽחַ׃</text:span><text:span text:style-name="T848"><text:s/>ס<text:s/></text:span><text:span text:style-name="T849">‬</text:span>‬‬<text:span text:style-name="T850">12</text:span><text:span text:style-name="T851"> וַיְהִ֗י הַמַּקְרִ֛יב בַּיּ֥וֹם הָרִאשׁ֖וֹן אֶת־קָרְבָּנ֑וֹ נַחְשׁ֥וֹן בֶּן־עַמִּינָדָ֖ב לְמַטֵּ֥ה יְהוּדָֽה׃<text:s/></text:span><text:span text:style-name="T852">‬</text:span>‬‬<text:span text:style-name="T853">13</text:span><text:span text:style-name="T854"> וְקָרְבָּנ֞וֹ קֽ͏ַ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<text:s/></text:span><text:span text:style-name="T855">‬</text:span>‬‬<text:span text:style-name="T856">14</text:span><text:span text:style-name="T857"> כַּ֥ף אַחַ֛ת עֲשָׂרָ֥ה זָהָ֖ב מְלֵאָ֥ה קְטֹֽרֶת׃<text:s/></text:span><text:span text:style-name="T858">‬</text:span>‬‬<text:span text:style-name="T859">15</text:span><text:span text:style-name="T860"> פַּ֣ר אֶחָ֞ד בֶּן־בָּקָ֗ר אַ֧יִל אֶחָ֛ד כֶּֽבֶשׂ־אֶחָ֥ד בֶּן־שְׁנָת֖וֹ לְעֹלָֽה׃<text:s/></text:span><text:span text:style-name="T861">‬</text:span>‬‬<text:span text:style-name="T862">16</text:span><text:span text:style-name="T863"> שְׂעִיר־עִזִּ֥ים אֶחָ֖ד לְחַטָּֽאת׃<text:s/></text:span><text:span text:style-name="T864">‬</text:span>‬‬<text:span text:style-name="T865">17</text:span><text:span text:style-name="T866"> וּלְזֶ֣בַח הַשְּׁלָמִים֮ בָּקָ֣ר שְׁנַיִם֒ אֵילִ֤ם חֲמִשָּׁה֙ עַתּוּדִ֣ים חֲמִשָּׁ֔ה כְּבָשִׂ֥ים בְּנֵֽי־שָׁנָ֖ה חֲמִשָּׁ֑ה זֶ֛ה קָרְבַּ֥ן נַחְשׁ֖וֹן בֶּן־עַמִּינָדָֽב׃<text:s/></text:span><text:span text:style-name="T867">פ<text:s/></text:span>‬‬‬‬‬‬‬‬‬‬‬‬‬‬‬‬</text:p>
        <text:p text:style-name="P868"><text:span text:style-name="T869">‬</text:span>‬‬<text:span text:style-name="T870">18</text:span><text:span text:style-name="T871"> בַּיּוֹם֙ הַשֵּׁנִ֔י הִקְרִ֖יב נְתַנְאֵ֣ל בֶּן־צוּעָ֑ר נְשִׂ֖יא יִשָּׂשכָֽר׃<text:s/></text:span><text:span text:style-name="T872">‬</text:span>‬‬<text:span text:style-name="T873">19</text:span><text:span text:style-name="T874"> הִקְרִ֨ב אֶת־קָרְבָּנ֜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<text:s/></text:span><text:span text:style-name="T875">‬</text:span>‬‬<text:span text:style-name="T876">20</text:span><text:span text:style-name="T877"> כַּ֥ף אַחַ֛ת עֲשָׂרָ֥ה זָהָ֖ב מְלֵאָ֥ה קְטֹֽרֶת׃<text:s/></text:span><text:soft-page-break/><text:span text:style-name="T878">‬</text:span>‬‬<text:span text:style-name="T879">21</text:span><text:span text:style-name="T880"> פַּ֣ר אֶחָ֞ד בֶּן־בָּקָ֗ר אַ֧יִל אֶחָ֛ד כֶּֽבֶשׂ־אֶחָ֥ד בֶּן־שְׁנָת֖וֹ לְעֹלָֽה׃<text:s/></text:span><text:span text:style-name="T881">‬</text:span>‬‬<text:span text:style-name="T882">22</text:span><text:span text:style-name="T883"> שְׂעִיר־עִזִּ֥ים אֶחָ֖ד לְחַטָּֽאת׃<text:s/></text:span><text:span text:style-name="T884">‬</text:span>‬‬<text:span text:style-name="T885">23</text:span><text:span text:style-name="T886"> וּלְזֶ֣בַח הַשְּׁלָמִים֮ בָּקָ֣ר שְׁנַיִם֒ אֵילִ֤ם חֲמִשָּׁה֙ עַתּוּדִ֣ים חֲמִשָּׁ֔ה כְּבָשִׂ֥ים בְּנֵי־שָׁנָ֖ה חֲמִשָּׁ֑ה זֶ֛ה קָרְבַּ֥ן נְתַנְאֵ֖ל בֶּן־צוּעָֽר׃<text:s/></text:span><text:span text:style-name="T887">פ<text:s/></text:span><text:span text:style-name="T888">‬</text:span>‬‬‬‬‬‬‬‬</text:p>
        <text:p text:style-name="P889"><text:span text:style-name="T890">24</text:span><text:span text:style-name="T891"> בַּיּוֹם֙ הַשְּׁלִישִׁ֔י נָשִׂ֖יא לִבְנֵ֣י זְבוּלֻ֑ן אֱלִיאָ֖ב בֶּן־חֵלֹֽן׃<text:s/></text:span><text:span text:style-name="T892">‬</text:span>‬‬<text:span text:style-name="T893">25</text:span><text:span text:style-name="T89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<text:s/></text:span><text:span text:style-name="T895">‬</text:span>‬‬<text:span text:style-name="T896">26</text:span><text:span text:style-name="T897"> כַּ֥ף אַחַ֛ת עֲשָׂרָ֥ה זָהָ֖ב מְלֵאָ֥ה קְטֹֽרֶת׃<text:s/></text:span><text:span text:style-name="T898">‬</text:span>‬‬<text:span text:style-name="T899">27</text:span><text:span text:style-name="T900"> פַּ֣ר אֶחָ֞ד בֶּן־בָּקָ֗ר אַ֧יִל אֶחָ֛ד כֶּֽבֶשׂ־אֶחָ֥ד בֶּן־שְׁנָת֖וֹ לְעֹלָֽה׃<text:s/></text:span><text:span text:style-name="T901">‬</text:span>‬‬<text:span text:style-name="T902">28</text:span><text:span text:style-name="T903"> שְׂעִיר־עִזִּ֥ים אֶחָ֖ד לְחַטָּֽאת׃<text:s/></text:span><text:span text:style-name="T904">‬</text:span>‬‬<text:span text:style-name="T905">29</text:span><text:span text:style-name="T906"> וּלְזֶ֣בַח הַשְּׁלָמִים֮ בָּקָ֣ר שְׁנַיִם֒ אֵילִ֤ם חֲמִשָּׁה֙ עַתֻּדִ֣ים חֲמִשָּׁ֔ה כְּבָשִׂ֥ים בְּנֵי־שָׁנָ֖ה חֲמִשָּׁ֑ה זֶ֛ה קָרְבַּ֥ן אֱלִיאָ֖ב בֶּן־חֵלֹֽן׃<text:s/></text:span><text:span text:style-name="T907">פ<text:s/></text:span>‬‬‬‬‬‬</text:p>
        <text:p text:style-name="P908"><text:span text:style-name="T909">‬</text:span>‬‬<text:span text:style-name="T910">30</text:span><text:span text:style-name="T911"> בַּיּוֹם֙ הָרְבִיעִ֔י נָשִׂ֖יא לִבְנֵ֣י רְאוּבֵ֑ן אֱלִיצ֖וּר בֶּן־שְׁדֵיאֽוּר׃<text:s/></text:span><text:span text:style-name="T912">‬</text:span>‬‬<text:span text:style-name="T913">31</text:span><text:span text:style-name="T91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<text:s/></text:span><text:span text:style-name="T915">‬</text:span>‬‬<text:span text:style-name="T916">32</text:span><text:span text:style-name="T917"> כַּ֥ף אַחַ֛ת עֲשָׂרָ֥ה זָהָ֖ב מְלֵאָ֥ה קְטֹֽרֶת<text:s/></text:span><text:span text:style-name="T918">‬</text:span>‬‬<text:span text:style-name="T919">33</text:span><text:span text:style-name="T920"> פַּ֣ר אֶחָ֞ד בֶּן־בָּקָ֗ר אַ֧יִל אֶחָ֛ד כֶּֽבֶשׂ־אֶחָ֥ד בֶּן־שְׁנָת֖וֹ לְעֹלָֽה׃<text:s/></text:span><text:span text:style-name="T921">‬</text:span>‬‬<text:span text:style-name="T922">34</text:span><text:span text:style-name="T923"> שְׂעִיר־עִזִּ֥ים אֶחָ֖ד לְחַטָּֽאת׃<text:s/></text:span><text:span text:style-name="T924">‬</text:span>‬‬<text:span text:style-name="T925">35</text:span><text:span text:style-name="T926"> וּלְזֶ֣בַח הַשְּׁלָמִים֮ בָּקָ֣ר שְׁנַיִם֒ אֵילִ֤ם חֲמִשָּׁה֙ עַתֻּדִ֣ים חֲמִשָּׁ֔ה כְּבָשִׂ֥ים בְּנֵֽי־שָׁנָ֖ה חֲמִשָּׁ֑ה זֶ֛ה קָרְבַּ֥ן אֱלִיצ֖וּר בֶּן־שְׁדֵיאֽוּר׃<text:s/></text:span><text:span text:style-name="T927">פ<text:s/></text:span>‬‬‬‬‬‬</text:p>
        <text:p text:style-name="P928"><text:span text:style-name="T929">‬</text:span>‬‬<text:span text:style-name="T930">36</text:span><text:span text:style-name="T931"> בַּיּוֹם֙ הַחֲמִישִׁ֔י נָשִׂ֖יא לִבְנֵ֣י שִׁמְע֑וֹן שְׁלֻֽמִיאֵ֖ל בֶּן־צוּרִֽישַׁדָּֽי׃<text:s/></text:span><text:span text:style-name="T932">‬</text:span>‬‬<text:span text:style-name="T933">37</text:span><text:span text:style-name="T93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<text:s/></text:span><text:span text:style-name="T935">‬</text:span>‬‬<text:span text:style-name="T936">38</text:span><text:span text:style-name="T937"> כַּ֥ף אַחַ֛ת עֲשָׂרָ֥ה זָהָ֖ב מְלֵאָ֥ה קְטֹֽרֶת׃<text:s/></text:span><text:span text:style-name="T938">‬</text:span>‬‬<text:span text:style-name="T939">39</text:span><text:span text:style-name="T940"> פַּ֣ר אֶחָ֞ד בֶּן־בָּקָ֗ר אַ֧יִל אֶחָ֛ד כֶּֽבֶשׂ־אֶחָ֥ד בֶּן־שְׁנָת֖וֹ לְעֹלָֽה׃<text:s/></text:span><text:span text:style-name="T941">‬</text:span>‬‬<text:span text:style-name="T942">40</text:span><text:span text:style-name="T943"> שְׂעִיר־עִזִּ֥ים אֶחָ֖ד לְחַטָּֽאת<text:s/></text:span><text:span text:style-name="T944">‬</text:span>‬‬<text:span text:style-name="T945">41</text:span><text:span text:style-name="T946"> וּלְזֶ֣בַח הַשְּׁלָמִים֮ בָּקָ֣ר שְׁנַיִם֒ אֵילִ֤ם חֲמִשָּׁה֙ עַתֻּדִ֣ים חֲמִשָּׁ֔ה כְּבָשִׂ֥ים בְּנֵי־שָׁנָ֖ה חֲמִשָּׁ֑ה זֶ֛ה קָרְבַּ֥ן שְׁלֻמִיאֵ֖ל בֶּן־צוּרִֽישַׁדָּֽי׃<text:s/></text:span><text:span text:style-name="T947">פ<text:s/></text:span>‬‬‬‬‬‬</text:p>
        <text:p text:style-name="P948"><text:span text:style-name="T949">‬</text:span>‬‬<text:span text:style-name="T950">42</text:span><text:span text:style-name="T951"> בַּיּוֹם֙ הַשִּׁשִּׁ֔י נָשִׂ֖יא לִבְנֵ֣י גָ֑ד אֶלְיָסָ֖ף בֶּן־דְּעוּאֵֽל׃<text:s/></text:span><text:span text:style-name="T952">‬</text:span>‬‬<text:span text:style-name="T953">43</text:span><text:span text:style-name="T95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<text:s/></text:span><text:span text:style-name="T955">‬</text:span>‬‬<text:span text:style-name="T956">44</text:span><text:span text:style-name="T957"> כַּ֥ף אַחַ֛ת עֲשָׂרָ֥ה זָהָ֖ב מְלֵאָ֥ה קְטֹֽרֶת׃<text:s/></text:span><text:span text:style-name="T958">‬</text:span>‬‬<text:span text:style-name="T959">45</text:span><text:span text:style-name="T960"> פַּ֣ר אֶחָ֞ד בֶּן־בָּקָ֗ר אַ֧יִל אֶחָ֛ד כֶּֽבֶשׂ־אֶחָ֥ד בֶּן־שְׁנָת֖וֹ לְעֹלָֽה׃<text:s/></text:span><text:span text:style-name="T961">‬</text:span>‬‬<text:span text:style-name="T962">46</text:span><text:span text:style-name="T963"> שְׂעִיר־עִזִּ֥ים אֶחָ֖ד לְחַטָּֽאת׃<text:s/></text:span><text:span text:style-name="T964">‬</text:span>‬‬<text:span text:style-name="T965">47</text:span><text:span text:style-name="T966"> וּלְזֶ֣בַח הַשְּׁלָמִים֮ בָּקָ֣ר שְׁנַיִם֒ אֵילִ֤ם חֲמִשָּׁה֙ עַתֻּדִ֣ים חֲמִשָּׁ֔ה כְּבָשִׂ֥ים בְּנֵי־שָׁנָ֖ה חֲמִשָּׁ֑ה זֶ֛ה קָרְבַּ֥ן אֶלְיָסָ֖ף בֶּן־דְּעוּאֵֽל׃<text:s/></text:span><text:span text:style-name="T967">פ<text:s/></text:span><text:span text:style-name="T968">‬</text:span>‬‬‬‬‬‬‬‬</text:p>
        <text:p text:style-name="P969"><text:span text:style-name="T970">48</text:span><text:span text:style-name="T971"> בַּיּוֹם֙ הַשְּׁבִיעִ֔י נָשִׂ֖יא לִבְנֵ֣י אֶפְרָ֑יִם אֱלִֽישָׁמָ֖ע בֶּן־עַמִּיהֽוּד׃<text:s/></text:span><text:span text:style-name="T972">‬</text:span>‬‬<text:span text:style-name="T973">49</text:span><text:span text:style-name="T97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<text:s/></text:span><text:span text:style-name="T975">‬</text:span>‬‬<text:span text:style-name="T976">50</text:span><text:span text:style-name="T977"> כַּ֥ף אַחַ֛ת עֲשָׂרָ֥ה זָהָ֖ב מְלֵאָ֥ה קְטֹֽרֶת׃<text:s/></text:span><text:soft-page-break/><text:span text:style-name="T978">‬</text:span>‬‬<text:span text:style-name="T979">51</text:span><text:span text:style-name="T980"> פַּ֣ר אֶחָ֞ד בֶּן־בָּקָ֗ר אַ֧יִל אֶחָ֛ד כֶּֽבֶשׂ־אֶחָ֥ד בֶּן־שְׁנָת֖וֹ לְעֹלָֽה׃<text:s/></text:span><text:span text:style-name="T981">‬</text:span>‬‬<text:span text:style-name="T982">52</text:span><text:span text:style-name="T983"> שְׂעִיר־עִזִּ֥ים אֶחָ֖ד לְחַטָּֽאת׃<text:s/></text:span><text:span text:style-name="T984">‬</text:span>‬‬<text:span text:style-name="T985">53</text:span><text:span text:style-name="T986"> וּלְזֶ֣בַח הַשְּׁלָמִים֮ בָּקָ֣ר שְׁנַיִם֒ אֵילִ֤ם חֲמִשָּׁה֙ עַתֻּדִ֣ים חֲמִשָּׁ֔ה כְּבָשִׂ֥ים בְּנֵֽי־שָׁנָ֖ה חֲמִשָּׁ֑ה זֶ֛ה קָרְבַּ֥ן אֱלִישָׁמָ֖ע בֶּן־עַמִּיהֽוּד׃<text:s/></text:span><text:span text:style-name="T987">פ<text:s/></text:span>‬‬‬‬‬‬</text:p>
        <text:p text:style-name="P988"><text:span text:style-name="T989">‬</text:span>‬‬<text:span text:style-name="T990">54</text:span><text:span text:style-name="T991"> בַּיּוֹם֙ הַשְּׁמִינִ֔י נָשִׂ֖יא לִבְנֵ֣י מְנַשֶּׁ֑ה גַּמְלִיאֵ֖ל בֶּן־פְּדָה־צֽוּר׃<text:s/></text:span><text:span text:style-name="T992">‬</text:span>‬‬<text:span text:style-name="T993">55</text:span><text:span text:style-name="T994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<text:s/></text:span><text:span text:style-name="T995">‬</text:span>‬‬<text:span text:style-name="T996">56</text:span><text:span text:style-name="T997"> כַּ֥ף אַחַ֛ת עֲשָׂרָ֥ה זָהָ֖ב מְלֵאָ֥ה קְטֹֽרֶת׃<text:s/></text:span><text:span text:style-name="T998">‬</text:span>‬‬<text:span text:style-name="T999">57</text:span><text:span text:style-name="T1000"> פַּ֣ר אֶחָ֞ד בֶּן־בָּקָ֗ר אַ֧יִל אֶחָ֛ד כֶּֽבֶשׂ־אֶחָ֥ד בֶּן־שְׁנָת֖וֹ לְעֹלָֽה׃<text:s/></text:span><text:span text:style-name="T1001">‬</text:span>‬‬<text:span text:style-name="T1002">58</text:span><text:span text:style-name="T1003"> שְׂעִיר־עִזִּ֥ים אֶחָ֖ד לְחַטָּֽאת׃<text:s/></text:span><text:span text:style-name="T1004">‬</text:span>‬‬<text:span text:style-name="T1005">59</text:span><text:span text:style-name="T1006"> וּלְזֶ֣בַח הַשְּׁלָמִים֮ בָּקָ֣ר שְׁנַיִם֒ אֵילִ֤ם חֲמִשָּׁה֙ עַתֻּדִ֣ים חֲמִשָּׁ֔ה כְּבָשִׂ֥ים בְּנֵי־שָׁנָ֖ה חֲמִשָּׁ֑ה זֶ֛ה קָרְבַּ֥ן גַּמְלִיאֵ֖ל בֶּן־פְּדָה צֽוּר׃<text:s/></text:span><text:span text:style-name="T1007">פ<text:s/></text:span><text:span text:style-name="T1008">‬</text:span>‬‬‬<text:span text:style-name="T1009">60</text:span><text:span text:style-name="T1010"> בַּיּוֹם֙ הַתְּשִׁיעִ֔י נָשִׂ֖יא לִבְנֵ֣י בִנְיָמ֑͏ִן אֲבִידָ֖ן בֶּן־גִּדְעֹנִֽי׃<text:s/></text:span><text:span text:style-name="T1011">‬</text:span>‬‬<text:span text:style-name="T1012">61</text:span><text:span text:style-name="T1013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<text:s/></text:span><text:span text:style-name="T1014">‬</text:span>‬‬<text:span text:style-name="T1015">62</text:span><text:span text:style-name="T1016"> כַּ֥ף אַחַ֛ת עֲשָׂרָ֥ה זָהָ֖ב מְלֵאָ֥ה קְטֹֽרֶת׃<text:s/></text:span><text:span text:style-name="T1017">‬</text:span>‬‬<text:span text:style-name="T1018">63</text:span><text:span text:style-name="T1019"> פַּ֣ר אֶחָ֞ד בֶּן־בָּקָ֗ר אַ֧יִל אֶחָ֛ד כֶּֽבֶשׂ־אֶחָ֥ד בֶּן־שְׁנָת֖וֹ לְעֹלָֽה׃<text:s/></text:span><text:span text:style-name="T1020">‬</text:span>‬‬<text:span text:style-name="T1021">64</text:span><text:span text:style-name="T1022"> שְׂעִיר־עִזִּ֥ים אֶחָ֖ד לְחַטָּֽאת׃<text:s/></text:span><text:span text:style-name="T1023">‬</text:span>‬‬<text:span text:style-name="T1024">65</text:span><text:span text:style-name="T1025"> וּלְזֶ֣בַח הַשְּׁלָמִים֮ בָּקָ֣ר שְׁנַיִם֒ אֵילִ֤ם חֲמִשָּׁה֙ עַתֻּדִ֣ים חֲמִשָּׁ֔ה כְּבָשִׂ֥ים בְּנֵי־שָׁנָ֖ה חֲמִשָּׁ֑ה זֶ֛ה קָרְבַּ֥ן אֲבִידָ֖ן בֶּן־גִּדְעֹנִֽי׃<text:s/></text:span><text:span text:style-name="T1026">פ<text:s/></text:span>‬‬‬‬‬‬‬‬‬‬‬‬</text:p>
        <text:p text:style-name="P1027"><text:span text:style-name="T1028">‬</text:span>‬‬<text:span text:style-name="T1029">66</text:span><text:span text:style-name="T1030"> בַּיּוֹם֙ הָעֲשִׂירִ֔י נָשִׂ֖יא לִבְנֵ֣י דָ֑ן אֲחִיעֶ֖זֶר בֶּן־עַמִּישַׁדָּֽי׃<text:s/></text:span><text:span text:style-name="T1031">‬</text:span>‬‬<text:span text:style-name="T1032">67</text:span><text:span text:style-name="T1033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<text:s/></text:span><text:span text:style-name="T1034">‬</text:span>‬‬<text:span text:style-name="T1035">68</text:span><text:span text:style-name="T1036"> כַּ֥ף אַחַ֛ת עֲשָׂרָ֥ה זָהָ֖ב מְלֵאָ֥ה קְטֹֽרֶת<text:s/></text:span><text:span text:style-name="T1037">‬</text:span>‬‬<text:span text:style-name="T1038">69</text:span><text:span text:style-name="T1039"> פַּ֣ר אֶחָ֞ד בֶּן־בָּקָ֗ר אַ֧יִל אֶחָ֛ד כֶּֽבֶשׂ־אֶחָ֥ד בֶּן־שְׁנָת֖וֹ לְעֹלָֽה׃<text:s/></text:span><text:span text:style-name="T1040">‬</text:span>‬‬<text:span text:style-name="T1041">70</text:span><text:span text:style-name="T1042"> שְׂעִיר־עִזִּ֥ים אֶחָ֖ד לְחַטָּֽאת׃<text:s/></text:span><text:span text:style-name="T1043">‬</text:span>‬‬<text:span text:style-name="T1044">71</text:span><text:span text:style-name="T1045"> וּלְזֶ֣בַח הַשְּׁלָמִים֮ בָּקָ֣ר שְׁנַיִם֒ אֵילִ֤ם חֲמִשָּׁה֙ עַתֻּדִ֣ים חֲמִשָּׁ֔ה כְּבָשִׂ֥ים בְּנֵֽי־שָׁנָ֖ה חֲמִשָּׁ֑ה זֶ֛ה קָרְבַּ֥ן אֲחִיעֶ֖זֶר בֶּן־עַמִּישַׁדָּֽי׃<text:s/></text:span><text:span text:style-name="T1046">פ<text:s/></text:span><text:span text:style-name="T1047">‬</text:span>‬‬‬‬‬‬‬‬</text:p>
        <text:p text:style-name="P1048"><text:span text:style-name="T1049">72</text:span><text:span text:style-name="T1050"> בְּיוֹם֙ עַשְׁתֵּ֣י עָשָׂ֣ר י֔וֹם נָשִׂ֖יא לִבְנֵ֣י אָשֵׁ֑ר פַּגְעִיאֵ֖ל בָּן־עָכְרָֽן׃<text:s/></text:span><text:span text:style-name="T1051">‬</text:span>‬‬‬<text:span text:style-name="T1052">73</text:span><text:span text:style-name="T1053"> קָרְבָּנ֞וֹ קַֽ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<text:s/></text:span><text:span text:style-name="T1054">‬</text:span>‬‬<text:span text:style-name="T1055">74</text:span><text:span text:style-name="T1056"> כַּ֥ף אַחַ֛ת עֲשָׂרָ֥ה זָהָ֖ב מְלֵאָ֥ה קְטֹֽרֶת׃<text:s/></text:span><text:span text:style-name="T1057">‬</text:span>‬‬<text:span text:style-name="T1058">75</text:span><text:span text:style-name="T1059"> פַּ֣ר אֶחָ֞ד בֶּן־בָּקָ֗ר אַ֧יִל אֶחָ֛ד כֶּֽבֶשׂ־אֶחָ֥ד בֶּן־שְׁנָת֖וֹ לְעֹלָֽה׃<text:s/></text:span><text:span text:style-name="T1060">‬</text:span>‬‬<text:span text:style-name="T1061">76</text:span><text:span text:style-name="T1062"> שְׂעִיר־עִזִּ֥ים אֶחָ֖ד לְחַטָּֽאת׃<text:s/></text:span><text:span text:style-name="T1063">‬</text:span>‬‬<text:span text:style-name="T1064">77</text:span><text:span text:style-name="T1065"> וּלְזֶ֣בַח הַשְּׁלָמִים֮ בָּקָ֣ר שְׁנַיִם֒ אֵילִ֤ם חֲמִשָּׁה֙ עַתֻּדִ֣ים חֲמִשָּׁ֔ה כְּבָשִׂ֥ים בְּנֵֽי־שָׁנָ֖ה חֲמִשָּׁ֑ה זֶ֛ה קָרְבַּ֥ן פַּגְעִיאֵ֖ל בֶּן־עָכְרָֽן׃<text:s/></text:span><text:span text:style-name="T1066">פ<text:s/></text:span><text:span text:style-name="T1067">‬</text:span>‬‬‬‬‬‬‬‬</text:p>
        <text:p text:style-name="P1068"><text:span text:style-name="T1069">78</text:span><text:span text:style-name="T1070"> בְּיוֹם֙ שְׁנֵ֣ים עָשָׂ֣ר י֔וֹם נָשִׂ֖יא לִבְנֵ֣י נַפְתָּלִ֑י אֲחִירַ֖ע בֶּן־עֵינָֽן׃<text:s/></text:span><text:span text:style-name="T1071">‬</text:span>‬‬<text:span text:style-name="T1072">79</text:span><text:span text:style-name="T1073"> קָרְבָּנ֞וֹ קֽ͏ַעֲרַת־כֶּ֣סֶף אַחַ֗ת שְׁלֹשִׁ֣ים וּמֵאָה֮ מִשְׁקָלָהּ֒ מִזְרָ֤ק אֶחָד֙ כֶּ֔סֶף שִׁבְעִ֥ים שֶׁ֖קֶל בְּשֶׁ֣קֶל הַקֹּ֑דֶשׁ שְׁנֵיהֶ֣ם ׀ מְלֵאִ֗ים סֹ֛לֶת בְּלוּלָ֥ה בַשֶּׁ֖מֶן לְמִנְחָֽה׃<text:s/></text:span><text:span text:style-name="T1074">‬</text:span>‬‬<text:span text:style-name="T1075">80</text:span><text:span text:style-name="T1076"> כַּ֥ף אַחַ֛ת עֲשָׂרָ֥ה זָהָ֖ב מְלֵאָ֥ה קְטֹֽרֶת׃<text:s/></text:span><text:soft-page-break/><text:span text:style-name="T1077">‬</text:span>‬‬<text:span text:style-name="T1078">81</text:span><text:span text:style-name="T1079"> פַּ֣ר אֶחָ֞ד בֶּן־בָּקָ֗ר אַ֧יִל אֶחָ֛ד כֶּֽבֶשׂ־אֶחָ֥ד בֶּן־שְׁנָת֖וֹ לְעֹלָֽה׃<text:s/></text:span><text:span text:style-name="T1080">‬</text:span>‬‬<text:span text:style-name="T1081">82</text:span><text:span text:style-name="T1082"> שְׂעִיר־עִזִּ֥ים אֶחָ֖ד לְחַטָּֽאת׃<text:s/></text:span><text:span text:style-name="T1083">‬</text:span>‬‬<text:span text:style-name="T1084">83</text:span><text:span text:style-name="T1085"> וּלְזֶ֣בַח הַשְּׁלָמִים֮ בָּקָ֣ר שְׁנַיִם֒ אֵילִ֤ם חֲמִשָּׁה֙ עַתֻּדִ֣ים חֲמִשָּׁ֔ה כְּבָשִׂ֥ים בְּנֵֽי־שָׁנָ֖ה חֲמִשָּׁ֑ה זֶ֛ה קָרְבַּ֥ן אֲחִירַ֖ע בֶּן־עֵינָֽן׃<text:s/></text:span><text:span text:style-name="T1086">פ<text:s/></text:span><text:span text:style-name="T1087">‬</text:span>‬‬‬‬‬‬‬‬</text:p>
        <text:p text:style-name="P1088"><text:span text:style-name="T1089">84</text:span><text:span text:style-name="T1090"> זֹ֣את ׀ חֲנֻכַּ֣ת הַמִּזְבֵּ֗חַ בְּיוֹם֙ הִמָּשַׁ֣ח אֹת֔וֹ מֵאֵ֖ת נְשִׂיאֵ֣י יִשְׂרָאֵ֑ל קַעֲרֹ֨ת כֶּ֜סֶף שְׁתֵּ֣ים עֶשְׂרֵ֗ה מִֽזְרְקֵי־כֶ֙סֶף֙ שְׁנֵ֣ים עָשָׂ֔ר כַּפּ֥וֹת זָהָ֖ב שְׁתֵּ֥ים עֶשְׂרֵֽה׃<text:s/></text:span><text:span text:style-name="T1091">‬</text:span>‬‬<text:span text:style-name="T1092">85</text:span><text:span text:style-name="T1093"> שְׁלֹשִׁ֣ים וּמֵאָ֗ה הַקְּעָרָ֤ה הָֽאַחַת֙ כֶּ֔סֶף וְשִׁבְעִ֖ים הַמִּזְרָ֣ק הָאֶחָ֑ד כֹּ֚ל כֶּ֣סֶף הַכֵּלִ֔ים אַלְפַּ֥יִם וְאַרְבַּע־מֵא֖וֹת בְּשֶׁ֥קֶל הַקֹּֽדֶשׁ׃<text:s/></text:span><text:span text:style-name="T1094">‬</text:span>‬‬<text:span text:style-name="T1095">86</text:span><text:span text:style-name="T1096"> כַּפּ֨וֹת זָהָ֤ב שְׁתֵּים־עֶשְׂרֵה֙ מְלֵאֹ֣ת קְטֹ֔רֶת עֲשָׂרָ֧ה עֲשָׂרָ֛ה הַכַּ֖ף בְּשֶׁ֣קֶל הַקֹּ֑דֶשׁ כָּל־זְהַ֥ב הַכַּפּ֖וֹת עֶשְׂרִ֥ים וּמֵאָֽה׃<text:s/></text:span><text:span text:style-name="T1097">‬</text:span>‬‬<text:span text:style-name="T1098">87</text:span><text:span text:style-name="T1099"> כָּל־הַבָּקָ֨ר לָעֹלָ֜ה שְׁנֵ֧ים עָשָׂ֣ר פָּרִ֗ים אֵילִ֤ם שְׁנֵים־עָשָׂר֙ כְּבָשִׂ֧ים בְּנֵֽי־שָׁנָ֛ה שְׁנֵ֥ים עָשָׂ֖ר וּמִנְחָתָ֑ם וּשְׂעִירֵ֥י עִזִּ֛ים שְׁנֵ֥ים עָשָׂ֖ר לְחַטָּֽאת׃<text:s/></text:span><text:span text:style-name="T1100">‬</text:span>‬‬<text:span text:style-name="T1101">88</text:span><text:span text:style-name="T1102"> וְכֹ֞ל בְּקַ֣ר ׀ זֶ֣בַח הַשְּׁלָמִ֗ים עֶשְׂרִ֣ים וְאַרְבָּעָה֮ פָּרִים֒ אֵילִ֤ם שִׁשִּׁים֙ עַתֻּדִ֣ים שִׁשִּׁ֔ים כְּבָשִׂ֥ים בְּנֵי־שָׁנָ֖ה שִׁשִּׁ֑ים זֹ֚את חֲנֻכַּ֣ת הַמִּזְבֵּ֔חַ אַחֲרֵ֖י הִמָּשַׁ֥ח אֹתֽוֹ׃<text:s/></text:span><text:span text:style-name="T1103">‬</text:span>‬‬<text:span text:style-name="T1104">89</text:span><text:span text:style-name="T1105"> וּבְבֹ֨א מֹשֶׁ֜ה אֶל־אֹ֣הֶל מוֹעֵד֮ לְדַבֵּ֣ר אִתּוֹ֒ וַיִּשְׁמַ֨ע אֶת־הַקּ֜וֹל מִדַּבֵּ֣ר אֵלָ֗יו מֵעַ֤ל הַכַּפֹּ֙רֶת֙ אֲשֶׁר֙ עַל־אֲרֹ֣ן הָעֵדֻ֔ת מִבֵּ֖ין שְׁנֵ֣י הַכְּרֻבִ֑ים וַיְדַבֵּ֖ר אֵלָֽיו׃<text:s/></text:span><text:span text:style-name="T1106">פ<text:s/></text:span><text:span text:style-name="T1107">‬</text:span>‬‬‬‬‬‬‬‬</text:p>
      </text:section>
      <text:section text:name="Sect7" text:style-name="S7">
        <text:p text:style-name="P1108">Numbers 8</text:p>
        <text:p text:style-name="P1109"><text:span text:style-name="T1110">1</text:span><text:span text:style-name="T1111"> וַיְדַבֵּ֥ר יְהוָ֖ה אֶל־מֹשֶׁ֥ה לֵּאמֹֽר׃<text:s/></text:span><text:span text:style-name="T1112">2</text:span><text:span text:style-name="T1113"> דַּבֵּר֙ אֶֽל־אַהֲרֹ֔ן וְאָמַרְתָּ֖ אֵלָ֑יו בְּהַעֲלֹֽתְךָ֙ אֶת־הַנֵּרֹ֔ת אֶל־מוּל֙ פְּנֵ֣י הַמְּנוֹרָ֔ה יָאִ֖ירוּ שִׁבְעַ֥ת הַנֵּרֽוֹת׃<text:s/></text:span><text:span text:style-name="T1114">‬</text:span>‬‬<text:span text:style-name="T1115">3</text:span><text:span text:style-name="T1116"> וַיַּ֤עַשׂ כֵּן֙ אַהֲרֹ֔ן אֶל־מוּל֙ פְּנֵ֣י הַמְּנוֹרָ֔ה הֶעֱלָ֖ה נֵרֹתֶ֑יהָ כּֽ͏ַאֲשֶׁ֛ר צִוָּ֥ה יְהוָ֖ה אֶת־מֹשֶֽׁה׃<text:s/></text:span><text:span text:style-name="T1117">‬</text:span>‬‬<text:span text:style-name="T1118">4</text:span><text:span text:style-name="T1119"> וְזֶ֨ה מַעֲשֵׂ֤ה הַמְּנֹרָה֙ מִקְשָׁ֣ה זָהָ֔ב עַד־יְרֵכָ֥הּ עַד־פִּרְחָ֖הּ מִקְשָׁ֣ה הִ֑וא כַּמַּרְאֶ֗ה אֲשֶׁ֨ר הֶרְאָ֤ה יְהוָה֙ אֶת־מֹשֶׁ֔ה כֵּ֥ן עָשָׂ֖ה אֶת־הַמְּנֹרָֽה׃<text:s/></text:span><text:span text:style-name="T1120">פ<text:s/></text:span><text:span text:style-name="T1121">‬</text:span>‬‬‬‬‬</text:p>
        <text:p text:style-name="P1122"><text:span text:style-name="T1123">5</text:span><text:span text:style-name="T1124"> וַיְדַבֵּ֥ר יְהוָ֖ה אֶל־מֹשֶׁ֥ה לֵּאמֹֽר׃<text:s/></text:span><text:span text:style-name="T1125">‬</text:span>‬‬<text:span text:style-name="T1126">6</text:span><text:span text:style-name="T1127"> קַ֚ח אֶת־הַלְוִיִּ֔ם מִתּ֖וֹךְ בְּנֵ֣י יִשְׂרָאֵ֑ל וְטִהַרְתָּ֖ אֹתָֽם׃<text:s/></text:span><text:span text:style-name="T1128">‬</text:span>‬‬<text:span text:style-name="T1129">7</text:span><text:span text:style-name="T1130"> וְכֹֽה־תַעֲשֶׂ֤ה לָהֶם֙ לְטֽ͏ַהֲרָ֔ם הַזֵּ֥ה עֲלֵיהֶ֖ם מֵ֣י חַטָּ֑את וְהֶעֱבִ֤ירוּ תַ֙עַר֙ עַל־כָּל־בְּשָׂרָ֔ם וְכִבְּס֥וּ בִגְדֵיהֶ֖ם וְהִטֶּהָֽרוּ׃<text:s/></text:span><text:span text:style-name="T1131">‬</text:span>‬‬<text:span text:style-name="T1132">8</text:span><text:span text:style-name="T1133"> וְלָֽקְחוּ֙ פַּ֣ר בֶּן־בָּקָ֔ר וּמִנְחָת֔וֹ סֹ֖לֶת בְּלוּלָ֣ה בַשָּׁ֑מֶן וּפַר־שֵׁנִ֥י בֶן־בָּקָ֖ר תִּקַּ֥ח לְחַטָּֽאת׃<text:s/></text:span><text:span text:style-name="T1134">‬</text:span>‬‬<text:span text:style-name="T1135">9</text:span><text:span text:style-name="T1136"> וְהִקְרַבְתָּ֙ אֶת־הַלְוִיִּ֔ם לִפְנֵ֖י אֹ֣הֶל מוֹעֵ֑ד וְהִ֨קְהַלְתָּ֔ אֶֽת־כָּל־עֲדַ֖ת בְּנֵ֥י יִשְׂרָאֵֽל׃<text:s/></text:span><text:span text:style-name="T1137">‬</text:span>‬‬<text:span text:style-name="T1138">10</text:span><text:span text:style-name="T1139"> וְהִקְרַבְתָּ֥ אֶת־הַלְוִיִּ֖ם לִפְנֵ֣י יְהוָ֑ה וְסָמְכ֧וּ בְנֵי־יִשְׂרָאֵ֛ל אֶת־יְדֵיהֶ֖ם עַל־הַלְוִיִּֽם׃<text:s/></text:span><text:span text:style-name="T1140">‬</text:span>‬‬<text:span text:style-name="T1141">11</text:span><text:span text:style-name="T1142"> וְהֵנִיף֩ אַהֲרֹ֨ן אֶת־הַלְוִיִּ֤ם תְּנוּפָה֙ לִפְנֵ֣י יְהוָ֔ה מֵאֵ֖ת בְּנֵ֣י יִשְׂרָאֵ֑ל וְהָי֕וּ לַעֲבֹ֖ד אֶת־עֲבֹדַ֥ת יְהוָֽה׃<text:s/></text:span><text:span text:style-name="T1143">‬</text:span>‬‬<text:span text:style-name="T1144">12</text:span><text:span text:style-name="T1145"> וְהַלְוִיִּם֙ יִסְמְכ֣וּ אֶת־יְדֵיהֶ֔ם עַ֖ל רֹ֣אשׁ הַפָּרִ֑ים וַ֠עֲשֵׂה אֶת־הָאֶחָ֨ד חַטָּ֜את וְאֶת־הָאֶחָ֤ד עֹלָה֙ לַֽיהוָ֔ה לְכַפֵּ֖ר עַל־הַלְוִיִּֽם׃<text:s/></text:span><text:span text:style-name="T1146">‬</text:span>‬‬<text:span text:style-name="T1147">13</text:span><text:span text:style-name="T1148"> וְהַֽעֲמַדְתָּ֙ אֶת־הַלְוִיִּ֔ם לִפְנֵ֥י אַהֲרֹ֖ן וְלִפְנֵ֣י בָנָ֑יו וְהֵנַפְתָּ֥ אֹתָ֛ם תְּנוּפָ֖ה לַֽיהוָֽה׃<text:s/></text:span><text:span text:style-name="T1149">‬</text:span>‬‬<text:span text:style-name="T1150">14</text:span><text:span text:style-name="T1151"> וְהִבְדַּלְתָּ֙ אֶת־הַלְוִיִּ֔ם מִתּ֖וֹךְ בְּנֵ֣י יִשְׂרָאֵ֑ל וְהָ֥יוּ לִ֖י הַלְוִיִּֽם׃<text:s/></text:span><text:span text:style-name="T1152">‬</text:span>‬‬<text:span text:style-name="T1153">15</text:span><text:span text:style-name="T1154"> וְאַֽחֲרֵי־כֵן֙ יָבֹ֣אוּ הַלְוִיִּ֔ם לַעֲבֹ֖ד אֶת־אֹ֣הֶל מוֹעֵ֑ד וְטִֽהַרְתָּ֣ אֹתָ֔ם וְהֵנַפְתָּ֥ אֹתָ֖ם תְּנוּפָֽה׃<text:s/></text:span><text:span text:style-name="T1155">‬</text:span>‬‬<text:span text:style-name="T1156">16</text:span><text:span text:style-name="T1157"> כִּי֩ נְתֻנִ֨ים נְתֻנִ֥ים הֵ֙מָּה֙ לִ֔י מִתּ֖וֹךְ בְּנֵ֣י יִשְׂרָאֵ֑ל תַּחַת֩ פִּטְרַ֨ת כָּל־רֶ֜חֶם בְּכ֥וֹר כֹּל֙ מִבְּנֵ֣י יִשְׂרָאֵ֔ל לָקַ֥חְתִּי אֹתָ֖ם לִֽי׃<text:s/></text:span><text:soft-page-break/><text:span text:style-name="T1158">‬</text:span>‬‬<text:span text:style-name="T1159">17</text:span><text:span text:style-name="T1160"> כִּ֣י לִ֤י כָל־בְּכוֹר֙ בִּבְנֵ֣י יִשְׂרָאֵ֔ל בָּאָדָ֖ם וּבַבְּהֵמָ֑ה בְּי֗וֹם הַכֹּתִ֤י כָל־בְּכוֹר֙ בְּאֶ֣רֶץ מִצְרַ֔יִם הִקְדַּ֥שְׁתִּי אֹתָ֖ם לִֽי׃<text:s/></text:span><text:span text:style-name="T1161">‬</text:span>‬‬<text:span text:style-name="T1162">18</text:span><text:span text:style-name="T1163"> וָאֶקַּח֙ אֶת־הַלְוִיִּ֔ם תַּ֥חַת כָּל־בְּכ֖וֹר בִּבְנֵ֥י יִשְׂרָאֵֽל׃<text:s/></text:span><text:span text:style-name="T1164">‬</text:span>‬‬<text:span text:style-name="T1165">19</text:span><text:span text:style-name="T1166"> וָאֶתְּנָ֨ה אֶת־הַלְוִיִּ֜ם נְתֻנִ֣ים ׀ לְאַהֲרֹ֣ן וּלְבָנָ֗יו מִתּוֹךְ֮ בְּנֵ֣י יִשְׂרָאֵל֒ לַעֲבֹ֞ד אֶת־עֲבֹדַ֤ת בְּנֵֽי־יִשְׂרָאֵל֙ בְּאֹ֣הֶל מוֹעֵ֔ד וּלְכַפֵּ֖ר עַל־בְּנֵ֣י יִשְׂרָאֵ֑ל וְלֹ֨א יִהְיֶ֜ה בִּבְנֵ֤י יִשְׂרָאֵל֙ נֶ֔גֶף בְּגֶ֥שֶׁת בְּנֵֽי־יִשְׂרָאֵ֖ל אֶל־הַקֹּֽדֶשׁ׃<text:s/></text:span><text:span text:style-name="T1167">‬</text:span>‬‬<text:span text:style-name="T1168">20</text:span><text:span text:style-name="T1169"> וַיַּ֨עַשׂ מֹשֶׁ֧ה וְאַהֲרֹ֛ן וְכָל־עֲדַ֥ת בְּנֵי־יִשְׂרָאֵ֖ל לַלְוִיִּ֑ם כְּ֠כֹל אֲשֶׁר־צִוָּ֨ה יְהוָ֤ה אֶת־מֹשֶׁה֙ לַלְוִיִּ֔ם כֵּן־עָשׂ֥וּ לָהֶ֖ם בְּנֵ֥י יִשְׂרָאֵֽל׃<text:s/></text:span><text:span text:style-name="T1170">‬</text:span>‬‬<text:span text:style-name="T1171">21</text:span><text:span text:style-name="T1172"> וַיִּֽתְחַטְּא֣וּ הַלְוִיִּ֗ם וַֽיְכַבְּסוּ֙ בִּגְדֵיהֶ֔ם וַיָּ֨נֶף אַהֲרֹ֥ן אֹתָ֛ם תְּנוּפָ֖ה לִפְנֵ֣י יְהוָ֑ה וַיְכַפֵּ֧ר עֲלֵיהֶ֛ם אַהֲרֹ֖ן לְטַהֲרָֽם׃<text:s/></text:span><text:span text:style-name="T1173">‬</text:span>‬‬<text:span text:style-name="T1174">22</text:span><text:span text:style-name="T1175"> וְאַחֲרֵי־כֵ֞ן בָּ֣אוּ הַלְוִיִּ֗ם לַעֲבֹ֤ד אֶת־עֲבֹֽדָתָם֙ בְּאֹ֣הֶל מוֹעֵ֔ד לִפְנֵ֥י אַהֲרֹ֖ן וְלִפְנֵ֣י בָנָ֑יו כַּאֲשֶׁר֩ צִוָּ֨ה יְהוָ֤ה אֶת־מֹשֶׁה֙ עַל־הַלְוִיִּ֔ם כֵּ֖ן עָשׂ֥וּ לָהֶֽם׃</text:span><text:span text:style-name="T1176"><text:s/>ס<text:s/></text:span><text:span text:style-name="T1177">‬</text:span>‬‬<text:span text:style-name="T1178">23</text:span><text:span text:style-name="T1179"> וַיְדַבֵּ֥ר יְהוָ֖ה אֶל־מֹשֶׁ֥ה לֵּאמֹֽר׃<text:s/></text:span><text:span text:style-name="T1180">‬</text:span>‬‬<text:span text:style-name="T1181">24</text:span><text:span text:style-name="T1182"> זֹ֖את אֲשֶׁ֣ר לַלְוִיִּ֑ם מִבֶּן֩ חָמֵ֨שׁ וְעֶשְׂרִ֤ים שָׁנָה֙ וָמַ֔עְלָה יָבוֹא֙ לִצְבֹ֣א צָבָ֔א בַּעֲבֹדַ֖ת אֹ֥הֶל מוֹעֵֽד׃<text:s/></text:span><text:span text:style-name="T1183">‬</text:span>‬‬<text:span text:style-name="T1184">25</text:span><text:span text:style-name="T1185"> וּמִבֶּן֙ חֲמִשִּׁ֣ים שָׁנָ֔ה יָשׁ֖וּב מִצְּבָ֣א הָעֲבֹדָ֑ה וְלֹ֥א יַעֲבֹ֖ד עֽוֹד׃<text:s/></text:span><text:span text:style-name="T1186">‬</text:span>‬‬<text:span text:style-name="T1187">26</text:span><text:span text:style-name="T1188"> וְשֵׁרֵ֨ת אֶת־אֶחָ֜יו בְּאֹ֤הֶל מוֹעֵד֙ לִשְׁמֹ֣ר מִשְׁמֶ֔רֶת וַעֲבֹדָ֖ה לֹ֣א יַעֲבֹ֑ד כָּ֛כָה תַּעֲשֶׂ֥ה לַלְוִיִּ֖ם בְּמִשְׁמְרֹתָֽם׃<text:s/></text:span><text:span text:style-name="T1189">פ<text:s/></text:span><text:span text:style-name="T1190">‬</text:span>‬‬‬‬‬‬‬‬‬‬‬‬‬‬‬‬‬‬‬‬‬‬‬‬</text:p>
      </text:section>
      <text:section text:name="Sect8" text:style-name="S8">
        <text:p text:style-name="P1191">Numbers 9</text:p>
        <text:p text:style-name="P1192"><text:span text:style-name="T1193">1</text:span><text:span text:style-name="T1194"> וַיְדַבֵּ֣ר יְהוָ֣ה אֶל־מֹשֶׁ֣ה בְמִדְבַּר־סִ֠ינַי בַּשָּׁנָ֨ה הַשֵּׁנִ֜ית לְצֵאתָ֨ם מֵאֶ֧רֶץ מִצְרַ֛יִם בַּחֹ֥דֶשׁ הָרִאשׁ֖וֹן לֵאמֹֽר׃<text:s/></text:span><text:span text:style-name="T1195">2</text:span><text:span text:style-name="T1196"> וְיַעֲשׂ֧וּ בְנֵי־יִשְׂרָאֵ֛ל אֶת־הַפָּ֖סַח בְּמוֹעֲדֽוֹ׃<text:s/></text:span><text:span text:style-name="T1197">‬</text:span>‬‬<text:span text:style-name="T1198">3</text:span><text:span text:style-name="T1199"> בְּאַרְבָּעָ֣ה עָשָֽׂר־י֠וֹם בַּחֹ֨דֶשׁ הַזֶּ֜ה בֵּ֧ין הָֽעֲרְבַּ֛יִם תַּעֲשׂ֥וּ אֹת֖וֹ בְּמוֹעֲד֑וֹ כְּכָל־חֻקֹּתָ֥יו וּכְכָל־מִשְׁפָּטָ֖יו תַּעֲשׂ֥וּ אֹתֽוֹ׃<text:s/></text:span><text:span text:style-name="T1200">‬</text:span>‬‬<text:span text:style-name="T1201">4</text:span><text:span text:style-name="T1202"> וַיְדַבֵּ֥ר מֹשֶׁ֛ה אֶל־בְּנֵ֥י יִשְׂרָאֵ֖ל לַעֲשֹׂ֥ת הַפָּֽסַח׃<text:s/></text:span><text:span text:style-name="T1203">‬</text:span>‬‬<text:span text:style-name="T1204">5</text:span><text:span text:style-name="T1205"> וַיַּעֲשׂ֣וּ אֶת־הַפֶּ֡סַח בָּרִאשׁ֡וֹן בְּאַרְבָּעָה֩ עָשָׂ֨ר י֥וֹם לַחֹ֛דֶשׁ בֵּ֥ין הָעַרְבַּ֖יִם בְּמִדְבַּ֣ר סִינָ֑י כְּ֠כֹל אֲשֶׁ֨ר צִוָּ֤ה יְהוָה֙ אֶת־מֹשֶׁ֔ה כֵּ֥ן עָשׂ֖וּ בְּנֵ֥י יִשְׂרָאֵֽל׃<text:s/></text:span><text:span text:style-name="T1206">‬</text:span>‬‬<text:span text:style-name="T1207">6</text:span><text:span text:style-name="T1208"> וַיְהִ֣י אֲנָשִׁ֗ים אֲשֶׁ֨ר הָי֤וּ טְמֵאִים֙ לְנֶ֣פֶשׁ אָדָ֔ם וְלֹא־יָכְל֥וּ לַעֲשֹׂת־הַפֶּ֖סַח בַּיּ֣וֹם הַה֑וּא וַֽיִּקְרְב֞וּ לִפְנֵ֥י מֹשֶׁ֛ה וְלִפְנֵ֥י אַהֲרֹ֖ן בַּיּ֥וֹם הַהֽוּא׃<text:s/></text:span><text:span text:style-name="T1209">‬</text:span>‬‬<text:span text:style-name="T1210">7</text:span><text:span text:style-name="T1211"> וַ֠יֹּאמְרוּ הָאֲנָשִׁ֤ים הָהֵ֙מָּה֙ אֵלָ֔יו אֲנַ֥חְנוּ טְמֵאִ֖ים לְנֶ֣פֶשׁ אָדָ֑ם לָ֣מָּה נִגָּרַ֗ע לְבִלְתִּ֨י הַקְרִ֜ב אֶת־קָרְבַּ֤ן יְהוָה֙ בְּמֹ֣עֲד֔וֹ בְּת֖וֹךְ בְּנֵ֥י יִשְׂרָאֵֽל׃<text:s/></text:span><text:span text:style-name="T1212">‬</text:span>‬‬<text:span text:style-name="T1213">8</text:span><text:span text:style-name="T1214"> וַיֹּ֥אמֶר אֲלֵהֶ֖ם מֹשֶׁ֑ה עִמְד֣וּ וְאֶשְׁמְעָ֔ה מַה־יְצַוֶּ֥ה יְהוָ֖ה לָכֶֽם׃<text:s/></text:span><text:span text:style-name="T1215">פ<text:s/></text:span><text:span text:style-name="T1216">‬</text:span>‬‬‬‬‬‬‬‬‬</text:p>
        <text:p text:style-name="P1217"><text:span text:style-name="T1218">9</text:span><text:span text:style-name="T1219"> וַיְדַבֵּ֥ר יְהוָ֖ה אֶל־מֹשֶׁ֥ה לֵּאמֹֽר׃<text:s/></text:span><text:span text:style-name="T1220">‬</text:span>‬‬<text:span text:style-name="T1221">10</text:span><text:span text:style-name="T1222"> דַּבֵּ֛ר אֶל־בְּנֵ֥י יִשְׂרָאֵ֖ל לֵאמֹ֑ר אִ֣ישׁ אִ֣ישׁ כִּי־יִהְיֶֽה־טָמֵ֣א ׀ לָנֶ֡פֶשׁ אוֹ֩ בְדֶ֨רֶךְ רְחֹקָ֜הׄ לָכֶ֗ם א֚וֹ לְדֹרֹ֣תֵיכֶ֔ם וְעָ֥שָׂה פֶ֖סַח לַיהוָֽה׃<text:s/></text:span><text:span text:style-name="T1223">‬</text:span>‬‬‬<text:span text:style-name="T1224">11</text:span><text:span text:style-name="T1225"> בַּחֹ֨דֶשׁ הַשֵּׁנִ֜י בְּאַרְבָּעָ֨ה עָשָׂ֥ר י֛וֹם בֵּ֥ין הָעַרְבַּ֖יִם יַעֲשׂ֣וּ אֹת֑וֹ עַל־מַצּ֥וֹת וּמְרֹרִ֖ים יֹאכְלֻֽהוּ׃<text:s/></text:span><text:span text:style-name="T1226">‬</text:span>‬‬<text:span text:style-name="T1227">12</text:span><text:span text:style-name="T1228"> לֹֽא־יַשְׁאִ֤ירוּ מִמֶּ֙נּוּ֙ עַד־בֹּ֔קֶר וְעֶ֖צֶם לֹ֣א יִשְׁבְּרוּ־ב֑וֹ כְּכָל־חֻקַּ֥ת הַפֶּ֖סַח יַעֲשׂ֥וּ אֹתֽוֹ׃<text:s/></text:span><text:span text:style-name="T1229">‬</text:span>‬‬<text:span text:style-name="T1230">13</text:span><text:span text:style-name="T1231"> וְהָאִישׁ֩ אֲשֶׁר־ה֨וּא טָה֜וֹר וּבְדֶ֣רֶךְ לֹא־הָיָ֗ה וְחָדַל֙ לַעֲשׂ֣וֹת הַפֶּ֔סַח וְנִכְרְתָ֛ה הַנֶּ֥פֶשׁ הַהִ֖וא מֵֽעַמֶּ֑יהָ כִּ֣י ׀ קָרְבַּ֣ן יְהוָ֗ה לֹ֤א הִקְרִיב֙ בְּמֹ֣עֲד֔וֹ חֶטְא֥וֹ יִשָּׂ֖א הָאִ֥ישׁ הַהֽוּא׃<text:s/></text:span><text:soft-page-break/><text:span text:style-name="T1232">‬</text:span>‬‬<text:span text:style-name="T1233">14</text:span><text:span text:style-name="T1234"> וְכִֽי־יָג֨וּר אִתְּכֶ֜ם גֵּ֗ר וְעָ֤שָֽׂה פֶ֙סַח֙ לַֽיהוָ֔ה כְּחֻקַּ֥ת הַפֶּ֛סַח וּכְמִשְׁפָּט֖וֹ כֵּ֣ן יַעֲשֶׂ֑ה חֻקָּ֤ה אַחַת֙ יִהְיֶ֣ה לָכֶ֔ם וְלַגֵּ֖ר וּלְאֶזְרַ֥ח הָאָֽרֶץ׃<text:s/></text:span><text:span text:style-name="T1235">פ<text:s/></text:span><text:span text:style-name="T1236">‬</text:span>‬‬‬‬‬‬‬‬</text:p>
        <text:p text:style-name="P1237"><text:span text:style-name="T1238">15</text:span><text:span text:style-name="T1239"> וּבְיוֹם֙ הָקִ֣ים אֶת־הַמִּשְׁכָּ֔ן כִּסָּ֤ה הֶֽעָנָן֙ אֶת־הַמִּשְׁכָּ֔ן לְאֹ֖הֶל הָעֵדֻ֑ת וּבָעֶ֜רֶב יִהְיֶ֧ה עַֽל־הַמִּשְׁכָּ֛ן כְּמַרְאֵה־אֵ֖שׁ עַד־בֹּֽקֶר׃<text:s/></text:span><text:span text:style-name="T1240">‬</text:span>‬‬<text:span text:style-name="T1241">16</text:span><text:span text:style-name="T1242"> כֵּ֚ן יִהְיֶ֣ה תָמִ֔יד הֶעָנָ֖ן יְכַסֶּ֑נּוּ וּמַרְאֵה־אֵ֖שׁ לָֽיְלָה׃<text:s/></text:span><text:span text:style-name="T1243">‬</text:span>‬‬<text:span text:style-name="T1244">17</text:span><text:span text:style-name="T1245"> וּלְפִ֞י הֵעָלֹ֤ת הֶֽעָנָן֙ מֵעַ֣ל הָאֹ֔הֶל וְאַ֣חֲרֵי כֵ֔ן יִסְע֖וּ בְּנֵ֣י יִשְׂרָאֵ֑ל וּבִמְק֗וֹם אֲשֶׁ֤ר יִשְׁכָּן־שָׁם֙ הֶֽעָנָ֔ן שָׁ֥ם יַחֲנ֖וּ בְּנֵ֥י יִשְׂרָאֵֽל׃<text:s/></text:span><text:span text:style-name="T1246">‬</text:span>‬‬‬<text:span text:style-name="T1247">18</text:span><text:span text:style-name="T1248"> עַל־פִּ֣י יְהוָ֗ה יִסְעוּ֙ בְּנֵ֣י יִשְׂרָאֵ֔ל וְעַל־פִּ֥י יְהוָ֖ה יַחֲנ֑וּ כָּל־יְמֵ֗י אֲשֶׁ֨ר יִשְׁכֹּ֧ן הֶעָנָ֛ן עַל־הַמִּשְׁכָּ֖ן יַחֲנֽוּ׃<text:s/></text:span><text:span text:style-name="T1249">‬</text:span>‬‬<text:span text:style-name="T1250">19</text:span><text:span text:style-name="T1251"> וּבְהַאֲרִ֧יךְ הֶֽעָנָ֛ן עַל־הַמִּשְׁכָּ֖ן יָמִ֣ים רַבִּ֑ים וְשָׁמְר֧וּ בְנֵי־יִשְׂרָאֵ֛ל אֶת־מִשְׁמֶ֥רֶת יְהוָ֖ה וְלֹ֥א יִסָּֽעוּ׃<text:s/></text:span><text:span text:style-name="T1252">‬</text:span>‬‬<text:span text:style-name="T1253">20</text:span><text:span text:style-name="T1254"> וְיֵ֞שׁ אֲשֶׁ֨ר יִהְיֶ֧ה הֶֽעָנָ֛ן יָמִ֥ים מִסְפָּ֖ר עַל־הַמִּשְׁכָּ֑ן עַל־פִּ֤י יְהוָה֙ יַחֲנ֔וּ וְעַל־פִּ֥י יְהוָ֖ה יִסָּֽעוּ׃<text:s/></text:span><text:span text:style-name="T1255">‬</text:span>‬‬<text:span text:style-name="T1256">21</text:span><text:span text:style-name="T1257"> וְיֵ֞שׁ אֲשֶׁר־יִהְיֶ֤ה הֶֽעָנָן֙ מֵעֶ֣רֶב עַד־בֹּ֔קֶר וְנַעֲלָ֧ה הֶֽעָנָ֛ן בַּבֹּ֖קֶר וְנָסָ֑עוּ א֚וֹ יוֹמָ֣ם וָלַ֔יְלָה וְנַעֲלָ֥ה הֶעָנָ֖ן וְנָסָֽעוּ׃<text:s/></text:span><text:span text:style-name="T1258">‬</text:span>‬‬<text:span text:style-name="T1259">22</text:span><text:span text:style-name="T1260"> אֽוֹ־יֹמַ֜יִם אוֹ־חֹ֣דֶשׁ אוֹ־יָמִ֗ים בְּהַאֲרִ֨יךְ הֶעָנָ֤ן עַל־הַמִּשְׁכָּן֙ לִשְׁכֹּ֣ן עָלָ֔יו יַחֲנ֥וּ בְנֵֽי־יִשְׂרָאֵ֖ל וְלֹ֣א יִסָּ֑עוּ וּבְהֵעָלֹת֖וֹ יִסָּֽעוּ׃<text:s/></text:span><text:span text:style-name="T1261">‬</text:span>‬‬<text:span text:style-name="T1262">23</text:span><text:span text:style-name="T1263"> עַל־פִּ֤י יְהוָה֙ יַחֲנ֔וּ וְעַל־פִּ֥י יְהוָ֖ה יִסָּ֑עוּ אֶת־מִשְׁמֶ֤רֶת יְהוָה֙ שָׁמָ֔רוּ עַל־פִּ֥י יְהוָ֖ה בְּיַד־מֹשֶֽׁה׃<text:s/></text:span><text:span text:style-name="T1264">פ<text:s/></text:span><text:span text:style-name="T1265">‬</text:span>‬‬‬‬‬‬‬‬‬‬‬</text:p>
      </text:section>
      <text:section text:name="Sect9" text:style-name="S9">
        <text:p text:style-name="P1266">Numbers 10</text:p>
        <text:p text:style-name="P1267"><text:span text:style-name="T1268">1</text:span><text:span text:style-name="T1269"> וַיְדַבֵּ֥ר יְהוָ֖ה אֶל־מֹשֶׁ֥ה לֵּאמֹֽר׃<text:s/></text:span><text:span text:style-name="T1270">2</text:span><text:span text:style-name="T1271"> עֲשֵׂ֣ה לְךָ֗ שְׁתֵּי֙ חֲצֽוֹצְרֹ֣ת כֶּ֔סֶף מִקְשָׁ֖ה תַּעֲשֶׂ֣ה אֹתָ֑ם וְהָי֤וּ לְךָ֙ לְמִקְרָ֣א הָֽעֵדָ֔ה וּלְמַסַּ֖ע אֶת־הַֽמַּחֲנֽוֹת׃<text:s/></text:span><text:span text:style-name="T1272">‬</text:span>‬‬<text:span text:style-name="T1273">3</text:span><text:span text:style-name="T1274"> וְתָקְע֖וּ בָּהֵ֑ן וְנֽוֹעֲד֤וּ אֵלֶ֙יךָ֙ כָּל־הָ֣עֵדָ֔ה אֶל־פֶּ֖תַח אֹ֥הֶל מוֹעֵֽד׃<text:s/></text:span><text:span text:style-name="T1275">‬</text:span>‬‬<text:span text:style-name="T1276">4</text:span><text:span text:style-name="T1277"> וְאִם־בְּאַחַ֖ת יִתְקָ֑עוּ וְנוֹעֲד֤וּ אֵלֶ֙יךָ֙ הַנְּשִׂיאִ֔ים רָאשֵׁ֖י אַלְפֵ֥י יִשְׂרָאֵֽל׃<text:s/></text:span><text:span text:style-name="T1278">‬</text:span>‬‬<text:span text:style-name="T1279">5</text:span><text:span text:style-name="T1280"> וּתְקַעְתֶּ֖ם תְּרוּעָ֑ה וְנָֽסְעוּ֙ הַֽמַּחֲנ֔וֹת הַחֹנִ֖ים קֵֽדְמָה׃<text:s/></text:span><text:span text:style-name="T1281">‬</text:span>‬‬<text:span text:style-name="T1282">6</text:span><text:span text:style-name="T1283"> וּתְקַעְתֶּ֤ם תְּרוּעָה֙ שֵׁנִ֔ית וְנָֽסְעוּ֙ הַֽמַּחֲנ֔וֹת הַחֹנִ֖ים תֵּימָ֑נָה תְּרוּעָ֥ה יִתְקְע֖וּ לְמַסְעֵיהֶֽם׃<text:s/></text:span><text:span text:style-name="T1284">‬</text:span>‬‬<text:span text:style-name="T1285">7</text:span><text:span text:style-name="T1286"> וּבְהַקְהִ֖יל אֶת־הַקָּהָ֑ל תִּתְקְע֖וּ וְלֹ֥א תָרִֽיעוּ׃<text:s/></text:span><text:span text:style-name="T1287">‬</text:span>‬‬<text:span text:style-name="T1288">8</text:span><text:span text:style-name="T1289"> וּבְנֵ֤י אַהֲרֹן֙ הַכֹּ֣הֲנִ֔ים יִתְקְע֖וּ בּֽ͏ַחֲצֹצְר֑וֹת וְהָי֥וּ לָכֶ֛ם לְחֻקַּ֥ת עוֹלָ֖ם לְדֹרֹתֵיכֶֽם׃<text:s/></text:span><text:span text:style-name="T1290">‬</text:span>‬‬<text:span text:style-name="T1291">9</text:span><text:span text:style-name="T1292"> וְכִֽי־תָבֹ֨אוּ מִלְחָמָ֜ה בְּאַרְצְכֶ֗ם עַל־הַצַּר֙ הַצֹּרֵ֣ר אֶתְכֶ֔ם וַהֲרֵעֹתֶ֖ם בַּחֲצֹצְר֑וֹת וֲנִזְכַּרְתֶּ֗ם לִפְנֵי֙ יְהוָ֣ה אֱלֹֽהֵיכֶ֔ם וְנוֹשַׁעְתֶּ֖ם מֵאֹיְבֵיכֶֽם׃<text:s/></text:span><text:span text:style-name="T1293">‬</text:span>‬‬<text:span text:style-name="T1294">10</text:span><text:span text:style-name="T1295"> וּבְי֨וֹם שִׂמְחַתְכֶ֥ם וּֽבְמוֹעֲדֵיכֶם֮ וּבְרָאשֵׁ֣י חָדְשֵׁיכֶם֒ וּתְקַעְתֶּ֣ם בַּחֲצֹֽצְרֹ֗ת עַ֚ל עֹלֹ֣תֵיכֶ֔ם וְעַ֖ל זִבְחֵ֣י שַׁלְמֵיכֶ֑ם וְהָי֨וּ לָכֶ֤ם לְזִכָּרוֹן֙ לִפְנֵ֣י אֱלֹֽהֵיכֶ֔ם אֲנִ֖י יְהוָ֥ה אֱלֹהֵיכֶֽם׃<text:s/></text:span><text:span text:style-name="T1296">פ<text:s/></text:span><text:span text:style-name="T1297">‬</text:span>‬‬‬‬‬‬‬‬‬‬‬</text:p>
        <text:p text:style-name="P1298"><text:span text:style-name="T1299">11</text:span><text:span text:style-name="T1300"> וַיְהִ֞י בַּשָּׁנָ֧ה הַשֵּׁנִ֛ית בַּחֹ֥דֶשׁ הַשֵּׁנִ֖י בְּעֶשְׂרִ֣ים בַּחֹ֑דֶשׁ נַעֲלָה֙ הֶֽעָנָ֔ן מֵעַ֖ל מִשְׁכַּ֥ן הָעֵדֻֽת׃<text:s/></text:span><text:span text:style-name="T1301">‬</text:span>‬‬<text:span text:style-name="T1302">12</text:span><text:span text:style-name="T1303"> וַיִּסְע֧וּ בְנֵֽי־יִשְׂרָאֵ֛ל לְמַסְעֵיהֶ֖ם מִמִּדְבַּ֣ר סִינָ֑י וַיִּשְׁכֹּ֥ן הֶעָנָ֖ן בְּמִדְבַּ֥ר פָּארָֽן׃<text:s/></text:span><text:span text:style-name="T1304">‬</text:span>‬‬<text:span text:style-name="T1305">13</text:span><text:span text:style-name="T1306"> וַיִּסְע֖וּ בָּרִאשֹׁנָ֑ה עַל־פִּ֥י יְהוָ֖ה בְּיַד־מֹשֶֽׁה׃<text:s/></text:span><text:span text:style-name="T1307">‬</text:span>‬‬<text:span text:style-name="T1308">14</text:span><text:span text:style-name="T1309"> וַיִּסַּ֞ע דֶּ֣גֶל מַחֲנֵ֧ה בְנֵֽי־יְהוּדָ֛ה בָּרִאשֹׁנָ֖ה לְצִבְאֹתָ֑ם וְעַל־צְבָא֔וֹ נַחְשׁ֖וֹן בֶּן־עַמִּינָדָֽב׃<text:s/></text:span><text:span text:style-name="T1310">‬</text:span>‬‬<text:span text:style-name="T1311">15</text:span><text:span text:style-name="T1312"> וְעַ֨ל־צְבָ֔א מַטֵּ֖ה בְּנֵ֣י יִשָׂשכָ֑ר נְתַנְאֵ֖ל בֶּן־צוּעָֽר׃<text:s/></text:span><text:span text:style-name="T1313">‬</text:span>‬‬<text:span text:style-name="T1314">16</text:span><text:span text:style-name="T1315"> וְעַ֨ל־צְבָ֔א מַטֵּ֖ה בְּנֵ֣י זְבוּלֻ֑ן<text:s/></text:span><text:soft-page-break/><text:span text:style-name="T1316">אֱלִיאָ֖ב בֶּן־חֵלֽוֹן׃<text:s/></text:span><text:span text:style-name="T1317">‬</text:span>‬‬<text:span text:style-name="T1318">17</text:span><text:span text:style-name="T1319"> וְהוּרַ֖ד הַמִּשְׁכָּ֑ן וְנָסְע֤וּ בְנֵֽי־גֵרְשׁוֹן֙ וּבְנֵ֣י מְרָרִ֔י נֹשְׂאֵ֖י הַמִּשְׁכָּֽן׃</text:span><text:span text:style-name="T1320"><text:s/>ס<text:s/></text:span><text:span text:style-name="T1321">‬</text:span>‬‬<text:span text:style-name="T1322">18</text:span><text:span text:style-name="T1323"> וְנָסַ֗ע דֶּ֛גֶל מַחֲנֵ֥ה רְאוּבֵ֖ן לְצִבְאֹתָ֑ם וְעַל־צְבָא֔וֹ אֱלִיצ֖וּר בֶּן־שְׁדֵיאֽוּר׃<text:s/></text:span><text:span text:style-name="T1324">‬</text:span>‬‬<text:span text:style-name="T1325">19</text:span><text:span text:style-name="T1326"> וְעַ֨ל־צְבָ֔א מַטֵּ֖ה בְּנֵ֣י שִׁמְע֑וֹן שְׁלֻֽמִיאֵ֖ל בֶּן־צוּרִֽי שַׁדָּֽי׃<text:s/></text:span><text:span text:style-name="T1327">‬</text:span>‬‬<text:span text:style-name="T1328">20</text:span><text:span text:style-name="T1329"> וְעַל־צְבָ֖א מַטֵּ֣ה בְנֵי־גָ֑ד אֶלְיָסָ֖ף בֶּן־דְּעוּאֵֽל׃<text:s/></text:span><text:span text:style-name="T1330">‬</text:span>‬‬<text:span text:style-name="T1331">21</text:span><text:span text:style-name="T1332"> וְנָסְעוּ֙ הַקְּהָתִ֔ים נֹשְׂאֵ֖י הַמִּקְדָּ֑שׁ וְהֵקִ֥ימוּ אֶת־הַמִּשְׁכָּ֖ן עַד־בֹּאָֽם׃</text:span><text:span text:style-name="T1333"><text:s/>ס<text:s/></text:span><text:span text:style-name="T1334">‬</text:span>‬‬<text:span text:style-name="T1335">22</text:span><text:span text:style-name="T1336"> וְנָסַ֗ע דֶּ֛גֶל מַחֲנֵ֥ה בְנֵֽי־אֶפְרַ֖יִם לְצִבְאֹתָ֑ם וְעַל־צְבָא֔וֹ אֱלִישָׁמָ֖ע בֶּן־עַמִּיהֽוּד׃<text:s/></text:span><text:span text:style-name="T1337">‬</text:span>‬‬<text:span text:style-name="T1338">23</text:span><text:span text:style-name="T1339"> וְעַ֨ל־צְבָ֔א מַטֵּ֖ה בְּנֵ֣י מְנַשֶּׁ֑ה גַּמְלִיאֵ֖ל בֶּן־פְּדָה־צֽוּר׃<text:s/></text:span><text:span text:style-name="T1340">‬</text:span>‬‬<text:span text:style-name="T1341">24</text:span><text:span text:style-name="T1342"> וְעַ֨ל־צְבָ֔א מַטֵּ֖ה בְּנֵ֣י בִנְיָמִ֑ן אֲבִידָ֖ן בֶּן־גִּדְעוֹנִֽי׃</text:span><text:span text:style-name="T1343"><text:s/>ס<text:s/></text:span><text:span text:style-name="T1344">‬</text:span>‬‬<text:span text:style-name="T1345">25</text:span><text:span text:style-name="T1346"> וְנָסַ֗ע דֶּ֚גֶל מַחֲנֵ֣ה בְנֵי־דָ֔ן מְאַסֵּ֥ף לְכָל־הַֽמַּחֲנֹ֖ת לְצִבְאֹתָ֑ם וְעַל־צְבָא֔וֹ אֲחִיעֶ֖זֶר בֶּן־עַמִּישַׁדָּֽי׃<text:s/></text:span><text:span text:style-name="T1347">‬</text:span>‬‬<text:span text:style-name="T1348">26</text:span><text:span text:style-name="T1349"> וְעַל־צְבָ֔א מַטֵּ֖ה בְּנֵ֣י אָשֵׁ֑ר פַּגְעִיאֵ֖ל בֶּן־עָכְרָֽן׃<text:s/></text:span><text:span text:style-name="T1350">‬</text:span>‬‬<text:span text:style-name="T1351">27</text:span><text:span text:style-name="T1352"> וְעַ֨ל־צְבָ֔א מַטֵּ֖ה בְּנֵ֣י נַפְתָּלִ֑י אֲחִירַ֖ע בֶּן־עֵינָֽן׃<text:s/></text:span><text:span text:style-name="T1353">‬</text:span>‬‬<text:span text:style-name="T1354">28</text:span><text:span text:style-name="T1355"> אֵ֛לֶּה מַסְעֵ֥י בְנֵֽי־יִשְׂרָאֵ֖ל לְצִבְאֹתָ֑ם וַיִּסָּֽעוּ׃</text:span><text:span text:style-name="T1356"><text:s/>ס<text:s/></text:span><text:span text:style-name="T1357">‬</text:span>‬‬<text:span text:style-name="T1358">29</text:span><text:span text:style-name="T1359"> וַיֹּ֣אמֶר מֹשֶׁ֗ה לְ֠חֹבָב בֶּן־רְעוּאֵ֣ל הַמִּדְיָנִי֮ חֹתֵ֣ן מֹשֶׁה֒ נֹסְעִ֣ים ׀ אֲנַ֗חְנוּ אֶל־הַמָּקוֹם֙ אֲשֶׁ֣ר אָמַ֣ר יְהוָ֔ה אֹת֖וֹ אֶתֵּ֣ן לָכֶ֑ם לְכָ֤ה אִתָּ֙נוּ֙ וְהֵטַ֣בְנוּ לָ֔ךְ כִּֽי־יְהוָ֥ה דִּבֶּר־ט֖וֹב עַל־יִשְׂרָאֵֽל׃<text:s/></text:span><text:span text:style-name="T1360">‬</text:span>‬‬<text:span text:style-name="T1361">30</text:span><text:span text:style-name="T1362"> וַיֹּ֥אמֶר אֵלָ֖יו לֹ֣א אֵלֵ֑ךְ כִּ֧י אִם־אֶל־אַרְצִ֛י וְאֶל־מוֹלַדְתִּ֖י אֵלֵֽךְ׃<text:s/></text:span><text:span text:style-name="T1363">‬</text:span>‬‬<text:span text:style-name="T1364">31</text:span><text:span text:style-name="T1365"> וַיֹּ֕אמֶר אַל־נָ֖א תַּעֲזֹ֣ב אֹתָ֑נוּ כִּ֣י ׀ עַל־כֵּ֣ן יָדַ֗עְתָּ חֲנֹתֵ֙נוּ֙ בַּמִּדְבָּ֔ר וְהָיִ֥יתָ לָּ֖נוּ לְעֵינָֽיִם׃<text:s/></text:span><text:span text:style-name="T1366">‬</text:span>‬‬<text:span text:style-name="T1367">32</text:span><text:span text:style-name="T1368"> וְהָיָ֖ה כִּי־תֵלֵ֣ךְ עִמָּ֑נוּ וְהָיָ֣ה ׀ הַטּ֣וֹב הַה֗וּא אֲשֶׁ֨ר יֵיטִ֧יב יְהוָ֛ה עִמָּ֖נוּ וְהֵטַ֥בְנוּ לָֽךְ׃<text:s/></text:span><text:span text:style-name="T1369">‬</text:span>‬‬<text:span text:style-name="T1370">33</text:span><text:span text:style-name="T1371"> וַיִּסְעוּ֙ מֵהַ֣ר יְהוָ֔ה דֶּ֖רֶךְ שְׁלֹ֣שֶׁת יָמִ֑ים וַאֲר֨וֹן בְּרִית־יְהוָ֜ה נֹסֵ֣עַ לִפְנֵיהֶ֗ם דֶּ֚רֶךְ שְׁלֹ֣שֶׁת יָמִ֔ים לָת֥וּר לָהֶ֖ם מְנוּחָֽה׃<text:s/></text:span><text:span text:style-name="T1372">‬</text:span>‬‬<text:span text:style-name="T1373">34</text:span><text:span text:style-name="T1374"> וַעֲנַ֧ן יְהוָ֛ה עֲלֵיהֶ֖ם יוֹמָ֑ם בְּנָסְעָ֖ם מִן־הַֽמַּחֲנֶֽה׃<text:s/></text:span><text:span text:style-name="T1375">׆</text:span><text:span text:style-name="T1376"><text:s/>ס<text:s/></text:span><text:span text:style-name="T1377">‬</text:span>‬‬‬<text:span text:style-name="T1378">35</text:span><text:span text:style-name="T1379"> וַיְהִ֛י בִּנְסֹ֥עַ הָאָרֹ֖ן וַיֹּ֣אמֶר מֹשֶׁ֑ה קוּמָ֣ה ׀ יְהוָ֗ה וְיָפֻ֙צוּ֙ אֹֽיְבֶ֔יךָ וְיָנֻ֥סוּ מְשַׂנְאֶ֖יךָ מִפָּנֶֽיךָ׃<text:s/></text:span><text:span text:style-name="T1380">‬</text:span>‬‬<text:span text:style-name="T1381">36</text:span><text:span text:style-name="T1382"> וּבְנֻחֹ֖ה יֹאמַ֑ר שׁוּבָ֣ה יְהוָ֔ה רִֽבְב֖וֹת אַלְפֵ֥י יִשְׂרָאֵֽל׃<text:s/></text:span><text:span text:style-name="T1383">׆</text:span><text:span text:style-name="T1384"><text:s/>ס<text:s/></text:span><text:span text:style-name="T1385">‬</text:span>‬‬‬‬‬‬‬‬‬‬‬‬‬‬‬‬‬‬‬‬‬‬‬‬‬‬‬‬‬</text:p>
      </text:section>
      <text:section text:name="Sect10" text:style-name="S10">
        <text:p text:style-name="P1386">Numbers 11</text:p>
        <text:p text:style-name="P1387"><text:span text:style-name="T1388">1</text:span><text:span text:style-name="T1389"> וַיְהִ֤י הָעָם֙ כְּמִתְאֹ֣נְנִ֔ים רַ֖ע בְּאָזְנֵ֣י יְהוָ֑ה וַיִּשְׁמַ֤ע יְהוָה֙ וַיִּ֣חַר אַפּ֔וֹ וַתִּבְעַר־בָּם֙ אֵ֣שׁ יְהוָ֔ה וַתֹּ֖אכַל בִּקְצֵ֥ה הַֽמַּחֲנֶֽה׃<text:s/></text:span><text:span text:style-name="T1390">2</text:span><text:span text:style-name="T1391"> וַיִּצְעַ֥ק הָעָ֖ם אֶל־מֹשֶׁ֑ה וַיִּתְפַּלֵּ֤ל מֹשֶׁה֙ אֶל־יְהוָ֔ה וַתִּשְׁקַ֖ע הָאֵֽשׁ׃<text:s/></text:span><text:span text:style-name="T1392">‬</text:span>‬‬<text:span text:style-name="T1393">3</text:span><text:span text:style-name="T1394"> וַיִּקְרָ֛א שֵֽׁם־הַמָּק֥וֹם הַה֖וּא תַּבְעֵרָ֑ה כִּֽי־בָעֲרָ֥ה בָ֖ם אֵ֥שׁ יְהוָֽה׃<text:s/></text:span><text:span text:style-name="T1395">‬</text:span>‬‬<text:span text:style-name="T1396">4</text:span><text:span text:style-name="T1397"> וְהָֽאסַפְסֻף֙ אֲשֶׁ֣ר בְּקִרְבּ֔וֹ הִתְאַוּ֖וּ תַּאֲוָ֑ה וַיָּשֻׁ֣בוּ וַיִּבְכּ֗וּ גַּ֚ם בְּנֵ֣י יִשְׂרָאֵ֔ל וַיֹּ֣אמְר֔וּ מִ֥י יַאֲכִלֵ֖נוּ בָּשָֽׂר׃<text:s/></text:span><text:span text:style-name="T1398">‬</text:span>‬‬<text:span text:style-name="T1399">5</text:span><text:span text:style-name="T1400"> זָכַ֙רְנוּ֙ אֶת־הַדָּגָ֔ה אֲשֶׁר־נֹאכַ֥ל בְּמִצְרַ֖יִם חִנָּ֑ם אֵ֣ת הַקִּשֻּׁאִ֗ים וְאֵת֙ הָֽאֲבַטִּחִ֔ים וְאֶת־הֶחָצִ֥יר וְאֶת־הַבְּצָלִ֖ים וְאֶת־הַשּׁוּמִֽים׃<text:s/></text:span><text:span text:style-name="T1401">‬</text:span>‬‬<text:span text:style-name="T1402">6</text:span><text:span text:style-name="T1403"> וְעַתָּ֛ה נַפְשֵׁ֥נוּ יְבֵשָׁ֖ה אֵ֣ין כֹּ֑ל בִּלְתִּ֖י אֶל־הַמָּ֥ן עֵינֵֽינוּ׃<text:s/></text:span><text:span text:style-name="T1404">‬</text:span>‬‬<text:span text:style-name="T1405">7</text:span><text:span text:style-name="T1406"> וְהַמָּ֕ן כִּזְרַע־גַּ֖ד ה֑וּא וְעֵינ֖וֹ כְּעֵ֥ין הַבְּדֹֽלַח׃<text:s/></text:span><text:span text:style-name="T1407">‬</text:span>‬‬<text:span text:style-name="T1408">8</text:span><text:span text:style-name="T1409"> שָׁטוּ֩ הָעָ֨ם וְלָֽקְט֜וּ וְטָחֲנ֣וּ בָרֵחַ֗יִם א֤וֹ דָכוּ֙ בַּמְּדֹכָ֔ה וּבִשְּׁלוּ֙ בַּפָּר֔וּר וְעָשׂ֥וּ אֹת֖וֹ עֻג֑וֹת וְהָיָ֣ה טַעְמ֔וֹ כְּטַ֖עַם לְשַׁ֥ד הַשָּֽׁמֶן׃<text:s/></text:span><text:span text:style-name="T1410">‬</text:span>‬‬<text:span text:style-name="T1411">9</text:span><text:span text:style-name="T1412"> וּבְרֶ֧דֶת הַטַּ֛ל עַל־הַֽמַּחֲנֶ֖ה לָ֑יְלָה יֵרֵ֥ד הַמָּ֖ן עָלָֽיו׃<text:s/></text:span><text:span text:style-name="T1413">‬</text:span>‬‬<text:span text:style-name="T1414">10</text:span><text:span text:style-name="T1415"> וַיִּשְׁמַ֨ע מֹשֶׁ֜ה אֶת־הָעָ֗ם בֹּכֶה֙ לְמִשְׁפְּחֹתָ֔יו אִ֖ישׁ לְפֶ֣תַח אָהֳל֑וֹ וַיִּֽחַר־אַ֤ף יְהוָה֙ מְאֹ֔ד וּבְעֵינֵ֥י מֹשֶׁ֖ה רָֽע׃<text:s/></text:span><text:span text:style-name="T1416">‬</text:span>‬‬<text:span text:style-name="T1417">11</text:span><text:span text:style-name="T1418"> וַיֹּ֨אמֶר מֹשֶׁ֜ה אֶל־יְהוָ֗ה לָמָ֤ה הֲרֵעֹ֙תָ֙ לְעַבְדֶּ֔ךָ וְלָ֛מָּה לֹא־מָצָ֥תִי חֵ֖ן בְּעֵינֶ֑יךָ לָשׂ֗וּם אֶת־מַשָּׂ֛א כָּל־הָעָ֥ם הַזֶּ֖ה עָלָֽי׃<text:s/></text:span><text:span text:style-name="T1419">‬</text:span>‬‬<text:span text:style-name="T1420">12</text:span><text:span text:style-name="T1421"> הֶאָנֹכִ֣י הָרִ֗יתִי אֵ֚ת כָּל־הָעָ֣ם הַזֶּ֔ה אִם־אָנֹכִ֖י יְלִדְתִּ֑יהוּ<text:s/></text:span><text:soft-page-break/><text:span text:style-name="T1422">כִּֽי־תֹאמַ֨ר אֵלַ֜י שָׂאֵ֣הוּ בְחֵיקֶ֗ךָ כַּאֲשֶׁ֨ר יִשָּׂ֤א הָאֹמֵן֙ אֶת־הַיֹּנֵ֔ק עַ֚ל הָֽאֲדָמָ֔ה אֲשֶׁ֥ר נִשְׁבַּ֖עְתָּ לַאֲבֹתָֽיו׃<text:s/></text:span><text:span text:style-name="T1423">‬</text:span>‬‬<text:span text:style-name="T1424">13</text:span><text:span text:style-name="T1425"> מֵאַ֤יִן לִי֙ בָּשָׂ֔ר לָתֵ֖ת לְכָל־הָעָ֣ם הַזֶּ֑ה כִּֽי־יִבְכּ֤וּ עָלַי֙ לֵאמֹ֔ר תְּנָה־לָּ֥נוּ בָשָׂ֖ר וְנֹאכֵֽלָה׃<text:s/></text:span><text:span text:style-name="T1426">‬</text:span>‬‬<text:span text:style-name="T1427">14</text:span><text:span text:style-name="T1428"> לֹֽא־אוּכַ֤ל אָנֹכִי֙ לְבַדִּ֔י לָשֵׂ֖את אֶת־כָּל־הָעָ֣ם הַזֶּ֑ה כִּ֥י כָבֵ֖ד מִמֶּֽנִּי׃<text:s/></text:span><text:span text:style-name="T1429">‬</text:span>‬‬<text:span text:style-name="T1430">15</text:span><text:span text:style-name="T1431"> וְאִם־כָּ֣כָה ׀ אַתְּ־עֹ֣שֶׂה לִּ֗י הָרְגֵ֤נִי נָא֙ הָרֹ֔ג אִם־מָצָ֥אתִי חֵ֖ן בְּעֵינֶ֑יךָ וְאַל־אֶרְאֶ֖ה בְּרָעָתִֽי׃<text:s/></text:span><text:span text:style-name="T1432">פ<text:s/></text:span><text:span text:style-name="T1433">‬</text:span>‬‬‬‬‬‬‬‬‬‬‬‬‬‬‬‬</text:p>
        <text:p text:style-name="P1434"><text:span text:style-name="T1435">16</text:span><text:span text:style-name="T1436"> וַיֹּ֨אמֶר יְהוָ֜ה אֶל־מֹשֶׁ֗ה אֶסְפָה־לִּ֞י שִׁבְעִ֣ים אִישׁ֮ מִזִּקְנֵ֣י יִשְׂרָאֵל֒ אֲשֶׁ֣ר יָדַ֔עְתָּ כִּי־הֵ֛ם זִקְנֵ֥י הָעָ֖ם וְשֹׁטְרָ֑יו וְלָקַחְתָּ֤ אֹתָם֙ אֶל־אֹ֣הֶל מוֹעֵ֔ד וְהִֽתְיַצְּב֥וּ שָׁ֖ם עִמָּֽךְ׃<text:s/></text:span><text:span text:style-name="T1437">‬</text:span>‬‬<text:span text:style-name="T1438">17</text:span><text:span text:style-name="T1439"> וְיָרַדְתִּ֗י וְדִבַּרְתִּ֣י עִמְּךָ֮ שָׁם֒ וְאָצַלְתִּ֗י מִן־הָר֛וּחַ אֲשֶׁ֥ר עָלֶ֖יךָ וְשַׂמְתִּ֣י עֲלֵיהֶ֑ם וְנָשְׂא֤וּ אִתְּךָ֙ בְּמַשָּׂ֣א הָעָ֔ם וְלֹא־תִשָּׂ֥א אַתָּ֖ה לְבַדֶּֽךָ׃<text:s/></text:span><text:span text:style-name="T1440">‬</text:span>‬‬<text:span text:style-name="T1441">18</text:span><text:span text:style-name="T1442"> וְאֶל־הָעָ֨ם תֹּאמַ֜ר הִתְקַדְּשׁ֣וּ לְמָחָר֮ וַאֲכַלְתֶּ֣ם בָּשָׂר֒ כִּ֡י בְּכִיתֶם֩ בְּאָזְנֵ֨י יְהוָ֜ה לֵאמֹ֗ר מִ֤י יַאֲכִלֵ֙נוּ֙ בָּשָׂ֔ר כִּי־ט֥וֹב לָ֖נוּ בְּמִצְרָ֑יִם וְנָתַ֨ן יְהוָ֥ה לָכֶ֛ם בָּשָׂ֖ר וַאֲכַלְתֶּֽם׃<text:s/></text:span><text:span text:style-name="T1443">‬</text:span>‬‬<text:span text:style-name="T1444">19</text:span><text:span text:style-name="T1445"> לֹ֣א י֥וֹם אֶחָ֛ד תֹּאכְל֖וּן וְלֹ֣א יוֹמָ֑יִם וְלֹ֣א ׀ חֲמִשָּׁ֣ה יָמִ֗ים וְלֹא֙ עֲשָׂרָ֣ה יָמִ֔ים וְלֹ֖א עֶשְׂרִ֥ים יֽוֹם׃<text:s/></text:span><text:span text:style-name="T1446">‬</text:span>‬‬<text:span text:style-name="T1447">20</text:span><text:span text:style-name="T1448"> עַ֣ד ׀ חֹ֣דֶשׁ יָמִ֗ים עַ֤ד אֲשֶׁר־יֵצֵא֙ מֵֽאַפְּכֶ֔ם וְהָיָ֥ה לָכֶ֖ם לְזָרָ֑א יַ֗עַן כִּֽי־מְאַסְתֶּ֤ם אֶת־יְהוָה֙ אֲשֶׁ֣ר בְּקִרְבְּכֶ֔ם וַתִּבְכּ֤וּ לְפָנָיו֙ לֵאמֹ֔ר לָ֥מָּה זֶּ֖ה יָצָ֥אנוּ מִמִּצְרָֽיִם׃<text:s/></text:span><text:span text:style-name="T1449">‬</text:span>‬‬‬<text:span text:style-name="T1450">21</text:span><text:span text:style-name="T1451"> וַיֹּאמֶר֮ מֹשֶׁה֒ שֵׁשׁ־מֵא֥וֹת אֶ֙לֶף֙ רַגְלִ֔י הָעָ֕ם אֲשֶׁ֥ר אָנֹכִ֖י בְּקִרְבּ֑וֹ וְאַתָּ֣ה אָמַ֗רְתָּ בָּשָׂר֙ אֶתֵּ֣ן לָהֶ֔ם וְאָכְל֖וּ חֹ֥דֶשׁ יָמִֽים׃<text:s/></text:span><text:span text:style-name="T1452">‬</text:span>‬‬<text:span text:style-name="T1453">22</text:span><text:span text:style-name="T1454"> הֲצֹ֧אן וּבָקָ֛ר יִשָּׁחֵ֥ט לָהֶ֖ם וּמָצָ֣א לָהֶ֑ם אִ֣ם אֶֽת־כָּל־דְּגֵ֥י הַיָּ֛ם יֵאָסֵ֥ף לָהֶ֖ם וּמָצָ֥א לָהֶֽם׃<text:s/></text:span><text:span text:style-name="T1455">פ<text:s/></text:span><text:span text:style-name="T1456">‬</text:span>‬‬‬‬‬‬‬‬‬</text:p>
        <text:p text:style-name="P1457"><text:span text:style-name="T1458">23</text:span><text:span text:style-name="T1459"> וַיֹּ֤אמֶר יְהוָה֙ אֶל־מֹשֶׁ֔ה הֲיַ֥ד יְהוָ֖ה תִּקְצָ֑ר עַתָּ֥ה תִרְאֶ֛ה הֲיִקְרְךָ֥ דְבָרִ֖י אִם־לֹֽא׃<text:s/></text:span><text:span text:style-name="T1460">‬</text:span>‬‬<text:span text:style-name="T1461">24</text:span><text:span text:style-name="T1462"> וַיֵּצֵ֣א מֹשֶׁ֔ה וַיְדַבֵּר֙ אֶל־הָעָ֔ם אֵ֖ת דִּבְרֵ֣י יְהוָ֑ה וַיֶּאֱסֹ֞ף שִׁבְעִ֥ים אִישׁ֙ מִזִּקְנֵ֣י הָעָ֔ם וַֽיַּעֲמֵ֥ד אֹתָ֖ם סְבִיבֹ֥ת הָאֹֽהֶל׃<text:s/></text:span><text:span text:style-name="T1463">‬</text:span>‬‬<text:span text:style-name="T1464">25</text:span><text:span text:style-name="T1465"> וַיֵּ֨רֶד יְהוָ֥ה ׀ בֶּעָנָן֮ וַיְדַבֵּ֣ר אֵלָיו֒ וַיָּ֗אצֶל מִן־הָר֙וּחַ֙ אֲשֶׁ֣ר עָלָ֔יו וַיִּתֵּ֕ן עַל־שִׁבְעִ֥ים אִ֖ישׁ הַזְּקֵנִ֑ים וַיְהִ֗י כְּנ֤וֹחַ עֲלֵיהֶם֙ הָר֔וּחַ וַיִּֽתְנַבְּא֖וּ וְלֹ֥א יָסָֽפוּ׃<text:s/></text:span><text:span text:style-name="T1466">‬</text:span>‬‬<text:span text:style-name="T1467">26</text:span><text:span text:style-name="T1468"> וַיִשָּׁאֲר֣וּ שְׁנֵֽי־אֲנָשִׁ֣ים ׀ בַּֽמַּחֲנֶ֡ה שֵׁ֣ם הָאֶחָ֣ד ׀ אֶלְדָּ֡ד וְשֵׁם֩ הַשֵּׁנִ֨י מֵידָ֜ד וַתָּ֧נַח עֲלֵיהֶ֣ם הָר֗וּחַ וְהֵ֙מָּה֙ בַּכְּתֻבִ֔ים וְלֹ֥א יָצְא֖וּ הָאֹ֑הֱלָה וַיִּֽתְנַבְּא֖וּ בּֽ͏ַמַּחֲנֶֽה׃<text:s/></text:span><text:span text:style-name="T1469">‬</text:span>‬‬<text:span text:style-name="T1470">27</text:span><text:span text:style-name="T1471"> וַיָּ֣רָץ הַנַּ֔עַר וַיַּגֵּ֥ד לְמֹשֶׁ֖ה וַיֹּאמַ֑ר אֶלְדָּ֣ד וּמֵידָ֔ד מִֽתְנַבְּאִ֖ים בַּֽמַּחֲנֶֽה׃<text:s/></text:span><text:span text:style-name="T1472">‬</text:span>‬‬<text:span text:style-name="T1473">28</text:span><text:span text:style-name="T1474"> וַיַּ֜עַן יְהוֹשֻׁ֣עַ בִּן־נ֗וּן מְשָׁרֵ֥ת מֹשֶׁ֛ה מִבְּחֻרָ֖יו וַיֹּאמַ֑ר אֲדֹנִ֥י מֹשֶׁ֖ה כְּלָאֵֽם׃<text:s/></text:span><text:span text:style-name="T1475">‬</text:span>‬‬<text:span text:style-name="T1476">29</text:span><text:span text:style-name="T1477"> וַיֹּ֤אמֶר לוֹ֙ מֹשֶׁ֔ה הַֽמְקַנֵּ֥א אַתָּ֖ה לִ֑י וּמִ֨י יִתֵּ֜ן כָּל־עַ֤ם יְהוָה֙ נְבִיאִ֔ים כִּי־יִתֵּ֧ן יְהוָ֛ה אֶת־רוּח֖וֹ עֲלֵיהֶֽם׃<text:s/></text:span><text:span text:style-name="T1478">‬</text:span>‬‬<text:span text:style-name="T1479">30</text:span><text:span text:style-name="T1480"> וַיֵּאָסֵ֥ף מֹשֶׁ֖ה אֶל־הַֽמַּחֲנֶ֑ה ה֖וּא וְזִקְנֵ֥י יִשְׂרָאֵֽל׃<text:s/></text:span><text:span text:style-name="T1481">‬</text:span>‬‬<text:span text:style-name="T1482">31</text:span><text:span text:style-name="T1483"> וְר֜וּחַ נָסַ֣ע ׀ מֵאֵ֣ת יְהוָ֗ה וַיָּ֣גָז שַׂלְוִים֮ מִן־הַיָּם֒ וַיִּטֹּ֨שׁ עַל־הַֽמַּחֲנֶ֜ה כְּדֶ֧רֶךְ י֣וֹם כֹּ֗ה וּכְדֶ֤רֶךְ יוֹם֙ כֹּ֔ה סְבִיב֖וֹת הַֽמַּחֲנֶ֑ה וּכְאַמָּתַ֖יִם עַל־פְּנֵ֥י הָאָֽרֶץ׃<text:s/></text:span><text:span text:style-name="T1484">‬</text:span>‬‬<text:span text:style-name="T1485">32</text:span><text:span text:style-name="T1486"> וַיָּ֣קָם הָעָ֡ם כָּל־הַיּוֹם֩ הַה֨וּא וְכָל־הַלַּ֜יְלָה וְכֹ֣ל ׀ י֣וֹם הַֽמָּחֳרָ֗ת וַיַּֽאַסְפוּ֙ אֶת־הַשְּׂלָ֔ו הַמַּמְעִ֕יט אָסַ֖ף עֲשָׂרָ֣ה חֳמָרִ֑ים וַיִּשְׁטְח֤וּ לָהֶם֙ שָׁט֔וֹחַ סְבִיב֖וֹת הַֽמַּחֲנֶֽה׃<text:s/></text:span><text:span text:style-name="T1487">‬</text:span>‬‬<text:span text:style-name="T1488">33</text:span><text:span text:style-name="T1489"> הַבָּשָׂ֗ר עוֹדֶ֙נּוּ֙ בֵּ֣ין שִׁנֵּיהֶ֔ם טֶ֖רֶם יִכָּרֵ֑ת וְאַ֤ף<text:s/></text:span><text:soft-page-break/><text:span text:style-name="T1490">יְהוָה֙ חָרָ֣ה בָעָ֔ם וַיַּ֤ךְ יְהוָה֙ בָּעָ֔ם מַכָּ֖ה רַבָּ֥ה מְאֹֽד׃<text:s/></text:span><text:span text:style-name="T1491">‬</text:span>‬‬<text:span text:style-name="T1492">34</text:span><text:span text:style-name="T1493"> וַיִּקְרָ֛א אֶת־שֵֽׁם־הַמָּק֥וֹם הַה֖וּא קִבְר֣וֹת הַֽתַּאֲוָ֑ה כִּי־שָׁם֙ קָֽבְר֔וּ אֶת־הָעָ֖ם הַמִּתְאַוִּֽים׃<text:s/></text:span><text:span text:style-name="T1494">‬</text:span>‬‬<text:span text:style-name="T1495">35</text:span><text:span text:style-name="T1496"> מִקִּבְר֧וֹת הַֽתַּאֲוָ֛ה נָסְע֥וּ הָעָ֖ם חֲצֵר֑וֹת וַיִּהְי֖וּ בַּחֲצֵרֽוֹת׃<text:s/></text:span><text:span text:style-name="T1497">פ<text:s/></text:span><text:span text:style-name="T1498">‬</text:span>‬‬‬‬‬‬‬‬‬‬‬‬‬‬‬</text:p>
      </text:section>
      <text:section text:name="Sect11" text:style-name="S11">
        <text:p text:style-name="P1499">Numbers 12</text:p>
        <text:p text:style-name="P1500"><text:span text:style-name="T1501">1</text:span><text:span text:style-name="T1502"> וַתְּדַבֵּ֨ר מִרְיָ֤ם וְאַהֲרֹן֙ בְּמֹשֶׁ֔ה עַל־אֹד֛וֹת הָאִשָּׁ֥ה הַכֻּשִׁ֖ית אֲשֶׁ֣ר לָקָ֑ח כִּֽי־אִשָּׁ֥ה כֻשִׁ֖ית לָקָֽח׃<text:s/></text:span><text:span text:style-name="T1503">2</text:span><text:span text:style-name="T1504"> וַיֹּאמְר֗וּ הֲרַ֤ק אַךְ־בְּמֹשֶׁה֙ דִּבֶּ֣ר יְהוָ֔ה הֲלֹ֖א גַּם־בָּ֣נוּ דִבֵּ֑ר וַיִּשְׁמַ֖ע יְהוָֽה׃<text:s/></text:span><text:span text:style-name="T1505">‬</text:span>‬‬<text:span text:style-name="T1506">3</text:span><text:span text:style-name="T1507"> וְהָאִ֥ישׁ מֹשֶׁ֖ה *ענו **עָנָ֣יו מְאֹ֑ד מִכֹּל֙ הָֽאָדָ֔ם אֲשֶׁ֖ר עַל־פְּנֵ֥י הָאֲדָמָֽה׃</text:span><text:span text:style-name="T1508"><text:s/>ס<text:s/></text:span><text:span text:style-name="T1509">‬</text:span>‬‬<text:span text:style-name="T1510">4</text:span><text:span text:style-name="T1511"> וַיֹּ֨אמֶר יְהוָ֜ה פִּתְאֹ֗ם אֶל־מֹשֶׁ֤ה וְאֶֽל־אַהֲרֹן֙ וְאֶל־מִרְיָ֔ם צְא֥וּ שְׁלָשְׁתְּכֶ֖ם אֶל־אֹ֣הֶל מוֹעֵ֑ד וַיֵּצְא֖וּ שְׁלָשְׁתָּֽם׃<text:s/></text:span><text:span text:style-name="T1512">‬</text:span>‬‬<text:span text:style-name="T1513">5</text:span><text:span text:style-name="T1514"> וַיֵּ֤רֶד יְהוָה֙ בְּעַמּ֣וּד עָנָ֔ן וַֽיַּעֲמֹ֖ד פֶּ֣תַח הָאֹ֑הֶל וַיִּקְרָא֙ אַהֲרֹ֣ן וּמִרְיָ֔ם וַיֵּצְא֖וּ שְׁנֵיהֶֽם׃<text:s/></text:span><text:span text:style-name="T1515">‬</text:span>‬‬<text:span text:style-name="T1516">6</text:span><text:span text:style-name="T1517"> וַיֹּ֖אמֶר שִׁמְעוּ־נָ֣א דְבָרָ֑י אִם־יִֽהְיֶה֙ נְבִ֣יאֲכֶ֔ם יְהוָ֗ה בַּמַּרְאָה֙ אֵלָ֣יו אֶתְוַדָּ֔ע בַּחֲל֖וֹם אֲדַבֶּר־בּֽוֹ׃<text:s/></text:span><text:span text:style-name="T1518">‬</text:span>‬‬<text:span text:style-name="T1519">7</text:span><text:span text:style-name="T1520"> לֹא־כֵ֖ן עַבְדִּ֣י מֹשֶׁ֑ה בְּכָל־בֵּיתִ֖י נֶאֱמָ֥ן הֽוּא׃<text:s/></text:span><text:span text:style-name="T1521">‬</text:span>‬‬<text:span text:style-name="T1522">8</text:span><text:span text:style-name="T1523"> פֶּ֣ה אֶל־פֶּ֞ה אֲדַבֶּר־בּ֗וֹ וּמַרְאֶה֙ וְלֹ֣א בְחִידֹ֔ת וּתְמֻנַ֥ת יְהוָ֖ה יַבִּ֑יט וּמַדּ֙וּעַ֙ לֹ֣א יְרֵאתֶ֔ם לְדַבֵּ֖ר בְּעַבְדִּ֥י בְמֹשֶֽׁה׃<text:s/></text:span><text:span text:style-name="T1524">‬</text:span>‬‬‬‬‬‬‬‬‬</text:p>
        <text:p text:style-name="P1525"><text:span text:style-name="T1526">9</text:span><text:span text:style-name="T1527"> וַיִּֽחַרְאַ֧ף יְהוָ֛ה בָּ֖ם וַיֵּלַֽךְ׃<text:s/></text:span><text:span text:style-name="T1528">‬</text:span>‬‬<text:span text:style-name="T1529">10</text:span><text:span text:style-name="T1530"> וְהֶעָנָ֗ן סָ֚ר מֵעַ֣ל הָאֹ֔הֶל וְהִנֵּ֥ה מִרְיָ֖ם מְצֹרַ֣עַת כַּשָּׁ֑לֶג וַיִּ֧פֶן אַהֲרֹ֛ן אֶל־מִרְיָ֖ם וְהִנֵּ֥ה מְצֹרָֽעַת׃<text:s/></text:span><text:span text:style-name="T1531">‬</text:span>‬‬<text:span text:style-name="T1532">11</text:span><text:span text:style-name="T1533"> וַיֹּ֥אמֶר אַהֲרֹ֖ן אֶל־מֹשֶׁ֑ה בִּ֣י אֲדֹנִ֔י אַל־נָ֨א תָשֵׁ֤ת עָלֵ֙ינוּ֙ חַטָּ֔את אֲשֶׁ֥ר נוֹאַ֖לְנוּ וַאֲשֶׁ֥ר חָטָֽאנוּ׃<text:s/></text:span><text:span text:style-name="T1534">‬</text:span>‬‬<text:span text:style-name="T1535">12</text:span><text:span text:style-name="T1536"> אַל־נָ֥א תְהִ֖י כַּמֵּ֑ת אֲשֶׁ֤ר בְּצֵאתוֹ֙ מֵרֶ֣חֶם אִמּ֔וֹ וַיֵּאָכֵ֖ל חֲצִ֥י בְשָׂרֽוֹ׃<text:s/></text:span><text:span text:style-name="T1537">‬</text:span>‬‬<text:span text:style-name="T1538">13</text:span><text:span text:style-name="T1539"> וַיִּצְעַ֣ק מֹשֶׁ֔ה אֶל־יְהוָ֖ה לֵאמֹ֑ר אֵ֕ל נָ֛א רְפָ֥א נָ֖א לָֽהּ׃<text:s/></text:span><text:span text:style-name="T1540">פ<text:s/></text:span><text:span text:style-name="T1541">‬</text:span>‬‬‬‬‬‬‬</text:p>
        <text:p text:style-name="P1542"><text:span text:style-name="T1543">14</text:span><text:span text:style-name="T1544"> וַיֹּ֨אמֶר יְהוָ֜ה אֶל־מֹשֶׁ֗ה וְאָבִ֙יהָ֙ יָרֹ֤ק יָרַק֙ בְּפָנֶ֔יהָ הֲלֹ֥א תִכָּלֵ֖ם שִׁבְעַ֣ת יָמִ֑ים תִּסָּגֵ֞ר שִׁבְעַ֤ת יָמִים֙ מִח֣וּץ לַֽמַּחֲנֶ֔ה וְאַחַ֖ר תֵּאָסֵֽף׃<text:s/></text:span><text:span text:style-name="T1545">‬</text:span>‬‬<text:span text:style-name="T1546">15</text:span><text:span text:style-name="T1547"> וַתִּסָּגֵ֥ר מִרְיָ֛ם מִח֥וּץ לַֽמַּחֲנֶ֖ה שִׁבְעַ֣ת יָמִ֑ים וְהָעָם֙ לֹ֣א נָסַ֔ע עַד־הֵאָסֵ֖ף מִרְיָֽם׃<text:s/></text:span><text:span text:style-name="T1548">‬</text:span>‬‬<text:span text:style-name="T1549">16</text:span><text:span text:style-name="T1550"> וְאַחַ֛ר נָסְע֥וּ הָעָ֖ם מֵחֲצֵר֑וֹת וַֽיַּחֲנ֖וּ בְּמִדְבַּ֥ר פָּארָֽן׃<text:s/></text:span><text:span text:style-name="T1551">פ<text:s/></text:span><text:span text:style-name="T1552">‬</text:span>‬‬‬‬‬</text:p>
      </text:section>
      <text:section text:name="Sect12" text:style-name="S12">
        <text:p text:style-name="P1553">Numbers 13</text:p>
        <text:p text:style-name="P1554"><text:span text:style-name="T1555">1</text:span><text:span text:style-name="T1556"> וַיְדַבֵּ֥ר יְהוָ֖ה אֶל־מֹשֶׁ֥ה לֵּאמֹֽר׃<text:s/></text:span><text:span text:style-name="T1557">2</text:span><text:span text:style-name="T1558"> שְׁלַח־לְךָ֣ אֲנָשִׁ֗ים וְיָתֻ֙רוּ֙ אֶת־אֶ֣רֶץ כְּנַ֔עַן אֲשֶׁר־אֲנִ֥י נֹתֵ֖ן לִבְנֵ֣י יִשְׂרָאֵ֑ל אִ֣ישׁ אֶחָד֩ אִ֨ישׁ אֶחָ֜ד לְמַטֵּ֤ה אֲבֹתָיו֙ תִּשְׁלָ֔חוּ כֹּ֖ל נָשִׂ֥יא בָהֶֽם׃<text:s/></text:span><text:span text:style-name="T1559">‬</text:span>‬‬<text:span text:style-name="T1560">3</text:span><text:span text:style-name="T1561"> וַיִּשְׁלַ֨ח אֹתָ֥ם מֹשֶׁ֛ה מִמִּדְבַּ֥ר פָּארָ֖ן עַל־פִּ֣י יְהוָ֑ה כֻּלָּ֣ם אֲנָשִׁ֔ים רָאשֵׁ֥י בְנֵֽי־יִשְׂרָאֵ֖ל הֵֽמָּה׃<text:s/></text:span><text:span text:style-name="T1562">‬</text:span>‬‬<text:span text:style-name="T1563">4</text:span><text:span text:style-name="T1564"> וְאֵ֖לֶּה שְׁמוֹתָ֑ם לְמַטֵּ֣ה רְאוּבֵ֔ן שַׁמּ֖וּעַ בֶּן־זַכּֽוּר׃<text:s/></text:span><text:span text:style-name="T1565">‬</text:span>‬‬<text:span text:style-name="T1566">5</text:span><text:span text:style-name="T1567"> לְמַטֵּ֣ה שִׁמְע֔וֹן שָׁפָ֖ט בֶּן־חוֹרִֽי׃<text:s/></text:span><text:span text:style-name="T1568">‬</text:span>‬‬<text:span text:style-name="T1569">6</text:span><text:span text:style-name="T1570"> לְמַטֵּ֣ה יְהוּדָ֔ה כָּלֵ֖ב בֶּן־יְפֻנֶּֽה׃<text:s/></text:span><text:span text:style-name="T1571">‬</text:span>‬‬<text:span text:style-name="T1572">7</text:span><text:span text:style-name="T1573"> לְמַטֵּ֣ה יִשָּׂשכָ֔ר יִגְאָ֖ל בֶּן־יוֹסֵֽף׃<text:s/></text:span><text:span text:style-name="T1574">‬</text:span>‬‬<text:span text:style-name="T1575">8</text:span><text:span text:style-name="T1576"> לְמַטֵּ֥ה אֶפְרָ֖יִם הוֹשֵׁ֥עַ בִּן־נֽוּן׃<text:s/></text:span><text:span text:style-name="T1577">‬</text:span>‬‬<text:span text:style-name="T1578">9</text:span><text:span text:style-name="T1579"> לְמַטֵּ֣ה בִנְיָמִ֔ן פַּלְטִ֖י בֶּן־רָפֽוּא׃<text:s/></text:span><text:span text:style-name="T1580">‬</text:span>‬‬<text:span text:style-name="T1581">10</text:span><text:span text:style-name="T1582"> לְמַטֵּ֣ה זְבוּלֻ֔ן גַּדִּיאֵ֖ל<text:s/></text:span><text:soft-page-break/><text:span text:style-name="T1583">בֶּן־סוֹדִֽי׃<text:s/></text:span><text:span text:style-name="T1584">‬</text:span>‬‬<text:span text:style-name="T1585">11</text:span><text:span text:style-name="T1586"> לְמַטֵּ֥ה יוֹסֵ֖ף לְמַטֵּ֣ה מְנַשֶּׁ֑ה גַּדִּ֖י בֶּן־סוּסִֽי׃<text:s/></text:span><text:span text:style-name="T1587">‬</text:span>‬‬<text:span text:style-name="T1588">12</text:span><text:span text:style-name="T1589"> לְמַטֵּ֣ה דָ֔ן עַמִּיאֵ֖ל בֶּן־גְּמַלִּֽי׃<text:s/></text:span><text:span text:style-name="T1590">‬</text:span>‬‬<text:span text:style-name="T1591">13</text:span><text:span text:style-name="T1592"> לְמַטֵּ֣ה אָשֵׁ֔ר סְת֖וּר בֶּן־מִיכָאֵֽל׃<text:s/></text:span><text:span text:style-name="T1593">‬</text:span>‬‬<text:span text:style-name="T1594">14</text:span><text:span text:style-name="T1595"> לְמַטֵּ֣ה נַפְתָּלִ֔י נַחְבִּ֖י בֶּן־וָפְסִֽי׃<text:s/></text:span><text:span text:style-name="T1596">‬</text:span>‬‬<text:span text:style-name="T1597">15</text:span><text:span text:style-name="T1598"> לְמַטֵּ֣ה גָ֔ד גְּאוּאֵ֖ל בֶּן־מָכִֽי׃<text:s/></text:span><text:span text:style-name="T1599">‬</text:span>‬‬<text:span text:style-name="T1600">16</text:span><text:span text:style-name="T1601"> אֵ֚לֶּה שְׁמ֣וֹת הָֽאֲנָשִׁ֔ים אֲשֶׁר־שָׁלַ֥ח מֹשֶׁ֖ה לָת֣וּר אֶת־הָאָ֑רֶץ וַיִּקְרָ֥א מֹשֶׁ֛ה לְהוֹשֵׁ֥עַ בִּן־נ֖וּן יְהוֹשֻֽׁעַ׃<text:s/></text:span><text:span text:style-name="T1602">‬</text:span>‬‬<text:span text:style-name="T1603">17</text:span><text:span text:style-name="T1604"> וַיִּשְׁלַ֤ח אֹתָם֙ מֹשֶׁ֔ה לָת֖וּר אֶת־אֶ֣רֶץ כְּנָ֑עַן וַיֹּ֣אמֶר אֲלֵהֶ֗ם עֲל֥וּ זֶה֙ בַּנֶּ֔גֶב וַעֲלִיתֶ֖ם אֶת־הָהָֽר׃<text:s/></text:span><text:span text:style-name="T1605">‬</text:span>‬‬<text:span text:style-name="T1606">18</text:span><text:span text:style-name="T1607"> וּרְאִיתֶ֥ם אֶת־הָאָ֖רֶץ מַה־הִ֑וא וְאֶת־הָעָם֙ הַיֹּשֵׁ֣ב עָלֶ֔יהָ הֶחָזָ֥ק הוּא֙ הֲרָפֶ֔ה הַמְעַ֥ט ה֖וּא אִם־רָֽב׃<text:s/></text:span><text:span text:style-name="T1608">‬</text:span>‬‬<text:span text:style-name="T1609">19</text:span><text:span text:style-name="T1610"> וּמָ֣ה הָאָ֗רֶץ אֲשֶׁר־הוּא֙ יֹשֵׁ֣ב בָּ֔הּ הֲטוֹבָ֥ה הִ֖וא אִם־רָעָ֑ה וּמָ֣ה הֶֽעָרִ֗ים אֲשֶׁר־הוּא֙ יוֹשֵׁ֣ב בָּהֵ֔נָּה הַבְּמַֽחֲנִ֖ים אִ֥ם בְּמִבְצָרִֽים׃<text:s/></text:span><text:span text:style-name="T1611">‬</text:span>‬‬<text:span text:style-name="T1612">20</text:span><text:span text:style-name="T1613"> וּמָ֣ה הָ֠אָרֶץ הַשְּׁמֵנָ֨ה הִ֜וא אִם־רָזָ֗ה הֲיֵֽשׁ־בָּ֥הּ עֵץ֙ אִם־אַ֔יִן וְהִ֨תְחַזַּקְתֶּ֔ם וּלְקַחְתֶּ֖ם מִפְּרִ֣י הָאָ֑רֶץ וְהַ֨יָּמִ֔ים יְמֵ֖י בִּכּוּרֵ֥י עֲנָבִֽים׃<text:s/></text:span><text:span text:style-name="T1614">‬</text:span>‬‬<text:span text:style-name="T1615">21</text:span><text:span text:style-name="T1616"> וַֽיַּעֲל֖וּ וַיָּתֻ֣רוּ אֶת־הָאָ֑רֶץ מִמִּדְבַּר־צִ֥ן עַד־רְחֹ֖ב לְבֹ֥א חֲמָֽת׃<text:s/></text:span><text:span text:style-name="T1617">‬</text:span>‬‬<text:span text:style-name="T1618">22</text:span><text:span text:style-name="T1619"> וַיַּעֲל֣וּ בַנֶּגֶב֮ וַיָּבֹ֣א עַד־חֶבְרוֹן֒ וְשָׁ֤ם אֲחִימַן֙ שֵׁשַׁ֣י וְתַלְמַ֔י יְלִידֵ֖י הָעֲנָ֑ק וְחֶבְר֗וֹן שֶׁ֤בַע שָׁנִים֙ נִבְנְתָ֔ה לִפְנֵ֖י צֹ֥עַן מִצְרָֽיִם׃<text:s/></text:span><text:span text:style-name="T1620">‬</text:span>‬‬<text:span text:style-name="T1621">23</text:span><text:span text:style-name="T1622"> וַיָּבֹ֜אוּ עַד־נַ֣חַל אֶשְׁכֹּ֗ל וַיִּכְרְת֨וּ מִשָּׁ֤ם זְמוֹרָה֙ וְאֶשְׁכּ֤וֹל עֲנָבִים֙ אֶחָ֔ד וַיִּשָּׂאֻ֥הוּ בַמּ֖וֹט בִּשְׁנָ֑יִם וּמִן־הָרִמֹּנִ֖ים וּמִן־הַתְּאֵנִֽים׃<text:s/></text:span><text:span text:style-name="T1623">‬</text:span>‬‬<text:span text:style-name="T1624">24</text:span><text:span text:style-name="T1625"> לַמָּק֣וֹם הַה֔וּא קָרָ֖א נַ֣חַל אֶשְׁכּ֑וֹל עַ֚ל אֹד֣וֹת הָֽאֶשְׁכּ֔וֹל אֲשֶׁר־כָּרְת֥וּ מִשָּׁ֖ם בְּנֵ֥י יִשְׂרָאֵֽל׃<text:s/></text:span><text:span text:style-name="T1626">‬</text:span>‬‬<text:span text:style-name="T1627">25</text:span><text:span text:style-name="T1628"> וַיָּשֻׁ֖בוּ מִתּ֣וּר הָאָ֑רֶץ מִקֵּ֖ץ אַרְבָּעִ֥ים יֽוֹם׃<text:s/></text:span><text:span text:style-name="T1629">‬</text:span>‬‬<text:span text:style-name="T1630">26</text:span><text:span text:style-name="T1631"> וַיֵּלְכ֡וּ וַיָּבֹאוּ֩ אֶל־מֹשֶׁ֨ה וְאֶֽל־אַהֲרֹ֜ן וְאֶל־כָּל־עֲדַ֧ת בְּנֵֽי־יִשְׂרָאֵ֛ל אֶל־מִדְבַּ֥ר פָּארָ֖ן קָדֵ֑שָׁה וַיָּשִׁ֨יבוּ אוֹתָ֤ם דָּבָר֙ וְאֶת־כָּל־הָ֣עֵדָ֔ה וַיַּרְא֖וּם אֶת־פְּרִ֥י הָאָֽרֶץ׃<text:s/></text:span><text:span text:style-name="T1632">‬</text:span>‬‬<text:span text:style-name="T1633">27</text:span><text:span text:style-name="T1634"> וַיְסַפְּרוּ־לוֹ֙ וַיֹּ֣אמְר֔וּ בָּ֕אנוּ אֶל־הָאָ֖רֶץ אֲשֶׁ֣ר שְׁלַחְתָּ֑נוּ וְ֠גַם זָבַ֨ת חָלָ֥ב וּדְבַ֛שׁ הִ֖וא וְזֶה־פִּרְיָֽהּ׃<text:s/></text:span><text:span text:style-name="T1635">‬</text:span>‬‬<text:span text:style-name="T1636">28</text:span><text:span text:style-name="T1637"> אֶ֚פֶס כִּֽי־עַ֣ז הָעָ֔ם הַיֹּשֵׁ֖ב בָּאָ֑רֶץ וְהֶֽעָרִ֗ים בְּצֻר֤וֹת גְּדֹלֹת֙ מְאֹ֔ד וְגַם־יְלִדֵ֥י הֽ͏ָעֲנָ֖ק רָאִ֥ינוּ שָֽׁם׃<text:s/></text:span><text:span text:style-name="T1638">‬</text:span>‬‬<text:span text:style-name="T1639">29</text:span><text:span text:style-name="T1640"> עֲמָלֵ֥ק יוֹשֵׁ֖ב בְּאֶ֣רֶץ הַנֶּ֑גֶב וְ֠הַֽחִתִּי וְהַיְבוּסִ֤י וְהָֽאֱמֹרִי֙ יוֹשֵׁ֣ב בָּהָ֔ר וְהַֽכְּנַעֲנִי֙ יֹשֵׁ֣ב עַל־הַיָּ֔ם וְעַ֖ל יַ֥ד הַיַּרְדֵּֽן׃<text:s/></text:span><text:span text:style-name="T1641">‬</text:span>‬‬<text:span text:style-name="T1642">30</text:span><text:span text:style-name="T1643"> וַיַּ֧הַ</text:span><text:span text:style-name="T1644">ס</text:span><text:span text:style-name="T1645"><text:s/>כָּלֵ֛ב אֶת־הָעָ֖ם אֶל־מֹשֶׁ֑ה וַיֹּ֗אמֶר עָלֹ֤ה נַעֲלֶה֙ וְיָרַ֣שְׁנוּ אֹתָ֔הּ כִּֽי־יָכ֥וֹל נוּכַ֖ל לָֽהּ׃<text:s/></text:span><text:span text:style-name="T1646">‬</text:span>‬‬<text:span text:style-name="T1647">31</text:span><text:span text:style-name="T1648"> וְהָ֨אֲנָשִׁ֜ים אֲשֶׁר־עָל֤וּ עִמּוֹ֙ אָֽמְר֔וּ לֹ֥א נוּכַ֖ל לַעֲל֣וֹת אֶל־הָעָ֑ם כִּֽי־חָזָ֥ק ה֖וּא מִמֶּֽנּוּ׃<text:s/></text:span><text:span text:style-name="T1649">‬</text:span>‬‬<text:span text:style-name="T1650">32</text:span><text:span text:style-name="T1651"> וַיּוֹצִ֜יאוּ דִּבַּ֤ת הָאָ֙רֶץ֙ אֲשֶׁ֣ר תָּר֣וּ אֹתָ֔הּ אֶל־בְּנֵ֥י יִשְׂרָאֵ֖ל לֵאמֹ֑ר הָאָ֡רֶץ אֲשֶׁר֩ עָבַ֨רְנוּ בָ֜הּ לָת֣וּר אֹתָ֗הּ אֶ֣רֶץ אֹכֶ֤לֶת יוֹשְׁבֶ֙יהָ֙ הִ֔וא וְכָל־הָעָ֛ם אֲשֶׁר־רָאִ֥ינוּ בְתוֹכָ֖הּ אַנְשֵׁ֥י מִדּֽוֹת׃<text:s/></text:span><text:span text:style-name="T1652">‬</text:span>‬‬<text:span text:style-name="T1653">33</text:span><text:span text:style-name="T1654"> וְשָׁ֣ם רָאִ֗ינוּ אֶת־הַנְּפִילִ֛ים בְּנֵ֥י עֲנָ֖ק מִן־הַנְּפִלִ֑ים וַנְּהִ֤י בְעֵינֵ֙ינוּ֙ כּֽ͏ַחֲגָבִ֔ים וְכֵ֥ן הָיִ֖ינוּ בְּעֵינֵיהֶֽם׃<text:s/></text:span><text:span text:style-name="T1655">‬</text:span>‬‬‬‬‬‬‬‬‬‬‬‬‬‬‬‬‬‬‬‬‬‬‬‬‬‬‬‬‬‬‬‬‬‬</text:p>
      </text:section>
      <text:section text:name="Sect13" text:style-name="S13">
        <text:p text:style-name="P1656">Numbers 14</text:p>
        <text:p text:style-name="P1657"><text:span text:style-name="T1658">1</text:span><text:span text:style-name="T1659"> וַתִּשָּׂא֙ כָּל־הָ֣עֵדָ֔ה וַֽיִּתְּנ֖וּ אֶת־קוֹלָ֑ם וַיִּבְכּ֥וּ הָעָ֖ם בַּלַּ֥יְלָה הַהֽוּא׃<text:s/></text:span><text:span text:style-name="T1660">2</text:span><text:span text:style-name="T1661"> וַיִּלֹּ֙נוּ֙ עַל־מֹשֶׁ֣ה וְעַֽל־אַהֲרֹ֔ן כֹּ֖ל בְּנֵ֣י יִשְׂרָאֵ֑ל וַֽיֹּאמְר֨וּ אֲלֵהֶ֜ם כָּל־הָעֵדָ֗ה לוּ־מַ֙תְנוּ֙ בְּאֶ֣רֶץ מִצְרַ֔יִם א֛וֹ בַּמִּדְבָּ֥ר הַזֶּ֖ה לוּ־מָֽתְנוּ׃<text:s/></text:span><text:span text:style-name="T1662">‬</text:span>‬‬<text:span text:style-name="T1663">3</text:span><text:span text:style-name="T1664"> וְלָמָ֣ה יְ֠הוָה מֵבִ֨יא אֹתָ֜נוּ אֶל־הָאָ֤רֶץ הַזֹּאת֙ לִנְפֹּ֣ל בַּחֶ֔רֶב נָשֵׁ֥ינוּ וְטַפֵּ֖נוּ יִהְי֣וּ לָבַ֑ז הֲל֧וֹא ט֦וֹב לָ֖נוּ שׁ֥וּב מִצְרָֽיְמָה׃<text:s/></text:span><text:span text:style-name="T1665">‬</text:span>‬‬<text:span text:style-name="T1666">4</text:span><text:span text:style-name="T1667"> וַיֹּאמְר֖וּ אִ֣ישׁ אֶל־אָחִ֑יו נִתְּנָ֥ה רֹ֖אשׁ וְנָשׁ֥וּבָה מִצְרָֽיְמָה׃<text:s/></text:span><text:span text:style-name="T1668">‬</text:span>‬‬<text:span text:style-name="T1669">5</text:span><text:span text:style-name="T1670"> וַיִּפֹּ֥ל מֹשֶׁ֛ה<text:s/></text:span><text:soft-page-break/><text:span text:style-name="T1671">וְאַהֲרֹ֖ן עַל־פְּנֵיהֶ֑ם לִפְנֵ֕י כָּל־קְהַ֥ל עֲדַ֖ת בְּנֵ֥י יִשְׂרָאֵֽל׃<text:s/></text:span><text:span text:style-name="T1672">‬</text:span>‬‬<text:span text:style-name="T1673">6</text:span><text:span text:style-name="T1674"> וִיהוֹשֻׁ֣עַ בִּן־נ֗וּן וְכָלֵב֙ בֶּן־יְפֻנֶּ֔ה מִן־הַתָּרִ֖ים אֶת־הָאָ֑רֶץ קָרְע֖וּ בִּגְדֵיהֶֽם׃<text:s/></text:span><text:span text:style-name="T1675">‬</text:span>‬‬<text:span text:style-name="T1676">7</text:span><text:span text:style-name="T1677"> וַיֹּ֣אמְר֔וּ אֶל־כָּל־עֲדַ֥ת בְּנֵֽי־יִשְׂרָאֵ֖ל לֵאמֹ֑ר הָאָ֗רֶץ אֲשֶׁ֨ר עָבַ֤רְנוּ בָהּ֙ לָת֣וּר אֹתָ֔הּ טוֹבָ֥ה הָאָ֖רֶץ מְאֹ֥ד מְאֹֽד׃<text:s/></text:span><text:span text:style-name="T1678">‬</text:span>‬‬<text:span text:style-name="T1679">8</text:span><text:span text:style-name="T1680"> אִם־חָפֵ֥ץ בָּ֙נוּ֙ יְהוָ֔ה וְהֵבִ֤יא אֹתָ֙נוּ֙ אֶל־הָאָ֣רֶץ הַזֹּ֔את וּנְתָנָ֖הּ לָ֑נוּ אֶ֕רֶץ אֲשֶׁר־הִ֛וא זָבַ֥ת חָלָ֖ב וּדְבָֽשׁ׃<text:s/></text:span><text:span text:style-name="T1681">‬</text:span>‬‬<text:span text:style-name="T1682">9</text:span><text:span text:style-name="T1683"> אַ֣ךְ בַּֽיהוָה֮ אַל־תִּמְרֹדוּ֒ וְאַתֶּ֗ם אַל־תִּֽירְאוּ֙ אֶת־עַ֣ם הָאָ֔רֶץ כִּ֥י לַחְמֵ֖נוּ הֵ֑ם סָ֣ר צִלָּ֧ם מֵעֲלֵיהֶ֛ם וַֽיהוָ֥ה אִתָּ֖נוּ אַל־תִּירָאֻֽם׃<text:s/></text:span><text:span text:style-name="T1684">‬</text:span>‬‬<text:span text:style-name="T1685">10</text:span><text:span text:style-name="T1686"> וַיֹּֽאמְרוּ֙ כָּל־הָ֣עֵדָ֔ה לִרְגּ֥וֹם אֹתָ֖ם בָּאֲבָנִ֑ים וּכְב֣וֹד יְהוָ֗ה נִרְאָה֙ בְּאֹ֣הֶל מוֹעֵ֔ד אֶֽל־כָּל־בְּנֵ֖י יִשְׂרָאֵֽל׃<text:s/></text:span><text:span text:style-name="T1687">פ<text:s/></text:span><text:span text:style-name="T1688">‬</text:span>‬‬‬‬‬‬‬‬‬‬‬</text:p>
        <text:p text:style-name="P1689"><text:span text:style-name="T1690">11</text:span><text:span text:style-name="T1691"> וַיֹּ֤אמֶר יְהוָה֙ אֶל־מֹשֶׁ֔ה עַד־אָ֥נָה יְנַאֲצֻ֖נִי הָעָ֣ם הַזֶּ֑ה וְעַד־אָ֙נָה֙ לֹא־יַאֲמִ֣ינוּ בִ֔י בְּכֹל֙ הָֽאֹת֔וֹת אֲשֶׁ֥ר עָשִׂ֖יתִי בְּקִרְבּֽוֹ׃<text:s/></text:span><text:span text:style-name="T1692">‬</text:span>‬‬<text:span text:style-name="T1693">12</text:span><text:span text:style-name="T1694"> אַכֶּ֥נּוּ בַדֶּ֖בֶר וְאוֹרִשֶׁ֑נּוּ וְאֶֽעֱשֶׂה֙ אֹֽתְךָ֔ לְגוֹי־גָּד֥וֹל וְעָצ֖וּם מִמֶּֽנּוּ׃<text:s/></text:span><text:span text:style-name="T1695">‬</text:span>‬‬<text:span text:style-name="T1696">13</text:span><text:span text:style-name="T1697"> וַיֹּ֥אמֶר מֹשֶׁ֖ה אֶל־יְהוָ֑ה וְשָׁמְע֣וּ מִצְרַ֔יִם כִּֽי־הֶעֱלִ֧יתָ בְכֹחֲךָ֛ אֶת־הָעָ֥ם הַזֶּ֖ה מִקִּרְבּֽוֹ׃<text:s/></text:span><text:span text:style-name="T1698">‬</text:span>‬‬<text:span text:style-name="T1699">14</text:span><text:span text:style-name="T1700"> וְאָמְר֗וּ אֶל־יוֹשֵׁב֮ הָאָ֣רֶץ הַזֹּאת֒ שָֽׁמְעוּ֙ כִּֽי־אַתָּ֣ה יְהוָ֔ה בְּקֶ֖רֶב הָעָ֣ם הַזֶּ֑ה אֲשֶׁר־עַ֨יִן בְּעַ֜יִן נִרְאָ֣ה ׀ אַתָּ֣ה יְהוָ֗ה וַעֲנָֽנְךָ֙ עֹמֵ֣ד עֲלֵהֶ֔ם וּבְעַמֻּ֣ד עָנָ֗ן אַתָּ֨ה הֹלֵ֤ךְ לִפְנֵיהֶם֙ יוֹמָ֔ם וּבְעַמּ֥וּד אֵ֖שׁ לָֽיְלָה׃<text:s/></text:span><text:span text:style-name="T1701">‬</text:span>‬‬<text:span text:style-name="T1702">15</text:span><text:span text:style-name="T1703"> וְהֵמַתָּ֛ה אֶת־הָעָ֥ם הַזֶּ֖ה כְּאִ֣ישׁ אֶחָ֑ד וְאָֽמְרוּ֙ הַגּוֹיִ֔ם אֲשֶׁר־שָׁמְע֥וּ אֶֽת־שִׁמְעֲךָ֖ לֵאמֹֽר׃<text:s/></text:span><text:span text:style-name="T1704">‬</text:span>‬‬<text:span text:style-name="T1705">16</text:span><text:span text:style-name="T1706"> מִבִּלְתִּ֞י יְכֹ֣לֶת יְהוָ֗ה לְהָבִיא֙ אֶת־הָעָ֣ם הַזֶּ֔ה אֶל־הָאָ֖רֶץ אֲשֶׁר־נִשְׁבַּ֣ע לָהֶ֑ם וַיִּשְׁחָטֵ֖ם בַּמִּדְבָּֽר׃<text:s/></text:span><text:span text:style-name="T1707">‬</text:span>‬‬<text:span text:style-name="T1708">17</text:span><text:span text:style-name="T1709"> וְעַתָּ֕ה<text:s/></text:span><text:span text:style-name="T1710">יִ</text:span><text:span text:style-name="T1711">גְדַּל־נָ֖א כֹּ֣חַ אֲדֹנָ֑י כַּאֲשֶׁ֥ר דִּבַּ֖רְתָּ לֵאמֹֽר׃<text:s/></text:span><text:span text:style-name="T1712">‬</text:span>‬‬<text:span text:style-name="T1713">18</text:span><text:span text:style-name="T1714"> יְהוָ֗ה אֶ֤רֶךְ אַפַּ֙יִם֙ וְרַב־חֶ֔סֶד נֹשֵׂ֥א עָוֺ֖ן וָפָ֑שַׁע וְנַקֵּה֙ לֹ֣א יְנַקֶּ֔ה פֹּקֵ֞ד עֲוֺ֤ן אָבוֹת֙ עַל־בָּנִ֔ים עַל־שִׁלֵּשִׁ֖ים וְעַל־רִבֵּעִֽים׃<text:s/></text:span><text:span text:style-name="T1715">‬</text:span>‬‬<text:span text:style-name="T1716">19</text:span><text:span text:style-name="T1717"> סְלַֽח־נָ֗א לַעֲוֺ֛ן הָעָ֥ם הַזֶּ֖ה כְּגֹ֣דֶל חַסְדֶּ֑ךָ וְכַאֲשֶׁ֤ר נָשָׂ֙אתָה֙ לָעָ֣ם הַזֶּ֔ה מִמִּצְרַ֖יִם וְעַד־הֵֽנָּה׃<text:s/></text:span><text:span text:style-name="T1718">‬</text:span>‬‬<text:span text:style-name="T1719">20</text:span><text:span text:style-name="T1720"> וַיֹּ֣אמֶר יְהוָ֔ה סָלַ֖חְתִּי כִּדְבָרֶֽךָ׃<text:s/></text:span><text:span text:style-name="T1721">‬</text:span>‬‬<text:span text:style-name="T1722">21</text:span><text:span text:style-name="T1723"> וְאוּלָ֖ם חַי־אָ֑נִי וְיִמָּלֵ֥א כְבוֹד־יְהוָ֖ה אֶת־כָּל־הָאָֽרֶץ׃<text:s/></text:span><text:span text:style-name="T1724">‬</text:span>‬‬<text:span text:style-name="T1725">22</text:span><text:span text:style-name="T1726"> כִּ֣י כָל־הָאֲנָשִׁ֗ים הָרֹאִ֤ים אֶת־כְּבֹדִי֙ וְאֶת־אֹ֣תֹתַ֔י אֲשֶׁר־עָשִׂ֥יתִי בְמִצְרַ֖יִם וּבַמִּדְבָּ֑ר וַיְנַסּ֣וּ אֹתִ֗י זֶ֚ה עֶ֣שֶׂר פְּעָמִ֔ים וְלֹ֥א שָׁמְע֖וּ בְּקוֹלִֽי׃<text:s/></text:span><text:span text:style-name="T1727">‬</text:span>‬‬<text:span text:style-name="T1728">23</text:span><text:span text:style-name="T1729"> אִם־יִרְאוּ֙ אֶת־הָאָ֔רֶץ אֲשֶׁ֥ר נִשְׁבַּ֖עְתִּי לַאֲבֹתָ֑ם וְכָל־מְנַאֲצַ֖י לֹ֥א יִרְאֽוּהָ׃<text:s/></text:span><text:span text:style-name="T1730">‬</text:span>‬‬<text:span text:style-name="T1731">24</text:span><text:span text:style-name="T1732"> וְעַבְדִּ֣י כָלֵ֗ב עֵ֣קֶב הָֽיְתָ֞ה ר֤וּחַ אַחֶ֙רֶת֙ עִמּ֔וֹ וַיְמַלֵּ֖א אַחֲרָ֑י וַהֲבִֽיאֹתִ֗יו אֶל־הָאָ֙רֶץ֙ אֲשֶׁר־בָּ֣א שָׁ֔מָּה וְזַרְע֖וֹ יוֹרִשֶֽׁנָּה׃<text:s/></text:span><text:span text:style-name="T1733">‬</text:span>‬‬<text:span text:style-name="T1734">25</text:span><text:span text:style-name="T1735"> וְהָֽעֲמָלֵקִ֥י וְהַֽכְּנַעֲנִ֖י יוֹשֵׁ֣ב בָּעֵ֑מֶק מָחָ֗ר פְּנ֨וּ וּסְע֥וּ לָכֶ֛ם הַמִּדְבָּ֖ר דֶּ֥רֶךְ יַם־סֽוּף׃<text:s/></text:span><text:span text:style-name="T1736">פ<text:s/></text:span><text:span text:style-name="T1737">‬</text:span>‬‬‬‬‬‬‬‬‬‬‬‬‬‬‬‬‬</text:p>
        <text:p text:style-name="P1738"><text:span text:style-name="T1739">26</text:span><text:span text:style-name="T1740"> וַיְדַבֵּ֣ר יְהוָ֔ה אֶל־מֹשֶׁ֥ה וְאֶֽל־אַהֲרֹ֖ן לֵאמֹֽר׃<text:s/></text:span><text:span text:style-name="T1741">‬</text:span>‬‬<text:span text:style-name="T1742">27</text:span><text:span text:style-name="T1743"> עַד־מָתַ֗י לָעֵדָ֤ה הָֽרָעָה֙ הַזֹּ֔את אֲשֶׁ֛ר הֵ֥מָּה מַלִּינִ֖ים עָלָ֑י אֶת־תְּלֻנּ֞וֹת בְּנֵ֣י יִשְׂרָאֵ֗ל אֲשֶׁ֨ר הֵ֧מָּה מַלִּינִ֛ים עָלַ֖י שָׁמָֽעְתִּי׃<text:s/></text:span><text:span text:style-name="T1744">‬</text:span>‬‬<text:span text:style-name="T1745">28</text:span><text:span text:style-name="T1746"> אֱמֹ֣ר אֲלֵהֶ֗ם חַי־אָ֙נִי֙ נְאֻם־יְהוָ֔ה אִם־לֹ֕א כַּאֲשֶׁ֥ר דִּבַּרְתֶּ֖ם בְּאָזְנָ֑י כֵּ֖ן אֶֽעֱשֶׂ֥ה לָכֶֽם׃<text:s/></text:span><text:span text:style-name="T1747">‬</text:span>‬‬<text:span text:style-name="T1748">29</text:span><text:span text:style-name="T1749"> בַּמִּדְבָּ֣ר הַ֠זֶּה יִפְּל֨וּ פִגְרֵיכֶ֜ם וְכָל־פְּקֻדֵיכֶם֙ לְכָל־מִסְפַּרְכֶ֔ם מִבֶּ֛ן עֶשְׂרִ֥ים שָׁנָ֖ה וָמָ֑עְלָה אֲשֶׁ֥ר הֲלִֽינֹתֶ֖ם עָלָֽי׃<text:s/></text:span><text:span text:style-name="T1750">‬</text:span>‬‬<text:span text:style-name="T1751">30</text:span><text:span text:style-name="T1752"> אִם־אַתֶּם֙ תָּבֹ֣אוּ אֶל־הָאָ֔רֶץ אֲשֶׁ֤ר נָשָׂ֙אתִי֙ אֶת־יָדִ֔י לְשַׁכֵּ֥ן אֶתְכֶ֖ם בָּ֑הּ כִּ֚י אִם־כָּלֵ֣ב בֶּן־יְפֻנֶּ֔ה וִיהוֹשֻׁ֖עַ בִּן־נֽוּן׃<text:s/></text:span><text:span text:style-name="T1753">‬</text:span>‬‬<text:span text:style-name="T1754">31</text:span><text:span text:style-name="T1755"> וְטַ֨פְּכֶ֔ם אֲשֶׁ֥ר אֲמַרְתֶּ֖ם<text:s/></text:span><text:soft-page-break/><text:span text:style-name="T1756">לָבַ֣ז יִהְיֶ֑ה וְהֵבֵיאתִ֣י אֹתָ֔ם וְיָֽדְעוּ֙ אֶת־הָאָ֔רֶץ אֲשֶׁ֥ר מְאַסְתֶּ֖ם בָּֽהּ׃<text:s/></text:span><text:span text:style-name="T1757">‬</text:span>‬‬<text:span text:style-name="T1758">32</text:span><text:span text:style-name="T1759"> וּפִגְרֵיכֶ֖ם אַתֶּ֑ם יִפְּל֖וּ בַּמִּדְבָּ֥ר הַזֶּֽה׃<text:s/></text:span><text:span text:style-name="T1760">‬</text:span>‬‬<text:span text:style-name="T1761">33</text:span><text:span text:style-name="T1762"> וּ֠בְנֵיכֶם יִהְי֨וּ רֹעִ֤ים בַּמִּדְבָּר֙ אַרְבָּעִ֣ים שָׁנָ֔ה וְנָשְׂא֖וּ אֶת־זְנוּתֵיכֶ֑ם עַד־תֹּ֥ם פִּגְרֵיכֶ֖ם בַּמִּדְבָּֽר׃<text:s/></text:span><text:span text:style-name="T1763">‬</text:span>‬‬<text:span text:style-name="T1764">34</text:span><text:span text:style-name="T1765"> בְּמִסְפַּ֨ר הַיָּמִ֜ים אֲשֶׁר־תַּרְתֶּ֣ם אֶת־הָאָרֶץ֮ אַרְבָּעִ֣ים יוֹם֒ י֣וֹם לַשָּׁנָ֞ה י֣וֹם לַשָּׁנָ֗ה תִּשְׂאוּ֙ אֶת־עֲוֺנֹ֣תֵיכֶ֔ם אַרְבָּעִ֖ים שָׁנָ֑ה וִֽידַעְתֶּ֖ם אֶת־תְּנוּאָתִֽי׃<text:s/></text:span><text:span text:style-name="T1766">‬</text:span>‬‬<text:span text:style-name="T1767">35</text:span><text:span text:style-name="T1768"> אֲנִ֣י יְהוָה֮ דִּבַּרְתִּי֒ אִם־לֹ֣א ׀ זֹ֣את אֽ͏ֶעֱשֶׂ֗ה לְכָל־הָעֵדָ֤ה הָֽרָעָה֙ הַזֹּ֔את הַנּוֹעָדִ֖ים עָלָ֑י בַּמִּדְבָּ֥ר הַזֶּ֛ה יִתַּ֖מּוּ וְשָׁ֥ם יָמֻֽתוּ׃<text:s/></text:span><text:span text:style-name="T1769">‬</text:span>‬‬<text:span text:style-name="T1770">36</text:span><text:span text:style-name="T1771"> וְהָ֣אֲנָשִׁ֔ים אֲשֶׁר־שָׁלַ֥ח מֹשֶׁ֖ה לָת֣וּר אֶת־הָאָ֑רֶץ וַיָּשֻׁ֗בוּ *וילונו **וַיַּלִּ֤ינוּ עָלָיו֙ אֶת־כָּל־הָ֣עֵדָ֔ה לְהוֹצִ֥יא דִבָּ֖ה עַל־הָאָֽרֶץ׃<text:s/></text:span><text:span text:style-name="T1772">‬</text:span>‬‬<text:span text:style-name="T1773">37</text:span><text:span text:style-name="T1774"> וַיָּמֻ֙תוּ֙ הָֽאֲנָשִׁ֔ים מוֹצִאֵ֥י דִבַּת־הָאָ֖רֶץ רָעָ֑ה בַּמַּגֵּפָ֖ה לִפְנֵ֥י יְהוָֽה׃<text:s/></text:span><text:span text:style-name="T1775">‬</text:span>‬‬<text:span text:style-name="T1776">38</text:span><text:span text:style-name="T1777"> וִיהוֹשֻׁ֣עַ בִּן־נ֔וּן וְכָלֵ֖ב בֶּן־יְפֻנֶּ֑ה חָיוּ֙ מִן־הָאֲנָשִׁ֣ים הָהֵ֔ם הַֽהֹלְכִ֖ים לָת֥וּר אֶת־הָאָֽרֶץ׃<text:s/></text:span><text:span text:style-name="T1778">‬</text:span>‬‬<text:span text:style-name="T1779">39</text:span><text:span text:style-name="T1780"> וַיְדַבֵּ֤ר מֹשֶׁה֙ אֶת־הַדְּבָרִ֣ים הָאֵ֔לֶּה אֶֽל־כָּל־בְּנֵ֖י יִשְׂרָאֵ֑ל וַיִּֽתְאַבְּל֥וּ הָעָ֖ם מְאֹֽד׃<text:s/></text:span><text:span text:style-name="T1781">‬</text:span>‬‬<text:span text:style-name="T1782">40</text:span><text:span text:style-name="T1783"> וַיַּשְׁכִּ֣מוּ בַבֹּ֔קֶר וַיַּֽעֲל֥וּ אֶל־רֹאשׁ־הָהָ֖ר לֵאמֹ֑ר הִנֶּ֗נּוּ וְעָלִ֛ינוּ אֶל־הַמָּק֛וֹם אֲשֶׁר־אָמַ֥ר יְהוָ֖ה כִּ֥י חָטָֽאנוּ׃<text:s/></text:span><text:span text:style-name="T1784">‬</text:span>‬‬<text:span text:style-name="T1785">41</text:span><text:span text:style-name="T1786"> וַיֹּ֣אמֶר מֹשֶׁ֔ה לָ֥מָּה זֶּ֛ה אַתֶּ֥ם עֹבְרִ֖ים אֶת־פִּ֣י יְהוָ֑ה וְהִ֖וא לֹ֥א תִצְלָֽח׃<text:s/></text:span><text:span text:style-name="T1787">‬</text:span>‬‬<text:span text:style-name="T1788">42</text:span><text:span text:style-name="T1789"> אַֽל־תַּעֲל֔וּ כִּ֛י אֵ֥ין יְהוָ֖ה בְּקִרְבְּכֶ֑ם וְלֹא֙ תִּנָּ֣גְפ֔וּ לִפְנֵ֖י אֹיְבֵיכֶֽם׃<text:s/></text:span><text:span text:style-name="T1790">‬</text:span>‬‬<text:span text:style-name="T1791">43</text:span><text:span text:style-name="T1792"> כִּי֩ הָעֲמָלֵקִ֨י וְהַכְּנַעֲנִ֥י שָׁם֙ לִפְנֵיכֶ֔ם וּנְפַלְתֶּ֖ם בֶּחָ֑רֶב כִּֽי־עַל־כֵּ֤ן שַׁבְתֶּם֙ מֵאַחֲרֵ֣י יְהוָ֔ה וְלֹא־יִהְיֶ֥ה יְהוָ֖ה עִמָּכֶֽם׃<text:s/></text:span><text:span text:style-name="T1793">‬</text:span>‬‬<text:span text:style-name="T1794">44</text:span><text:span text:style-name="T1795"> וַיַּעְפִּ֕לוּ לַעֲל֖וֹת אֶל־רֹ֣אשׁ הָהָ֑ר וַאֲר֤וֹן בְּרִית־יְהוָה֙ וּמֹשֶׁ֔ה לֹא־מָ֖שׁוּ מִקֶּ֥רֶב הַֽמַּחֲנֶֽה׃<text:s/></text:span><text:span text:style-name="T1796">‬</text:span>‬‬<text:span text:style-name="T1797">45</text:span><text:span text:style-name="T1798"> וַיֵּ֤רֶד הָעֲמָלֵקִי֙ וְהַֽכְּנַעֲנִ֔י הַיֹּשֵׁ֖ב בָּהָ֣ר הַה֑וּא וַיַּכּ֥וּם וַֽיַּכְּת֖וּם עַד־הַֽחָרְמָֽה׃<text:s/></text:span><text:span text:style-name="T1799">פ<text:s/></text:span><text:span text:style-name="T1800">‬</text:span>‬‬‬‬‬‬‬‬‬‬‬‬‬‬‬‬‬‬‬‬‬‬</text:p>
      </text:section>
      <text:section text:name="Sect14" text:style-name="S14">
        <text:p text:style-name="P1801">Numbers 15</text:p>
        <text:p text:style-name="P1802"><text:span text:style-name="T1803">1</text:span><text:span text:style-name="T1804"> וַיְדַבֵּ֥ר יְהוָ֖ה אֶל־מֹשֶׁ֥ה לֵּאמֹֽר׃<text:s/></text:span><text:span text:style-name="T1805">2</text:span><text:span text:style-name="T1806"> דַּבֵּר֙ אֶל־בְּנֵ֣י יִשְׂרָאֵ֔ל וְאָמַרְתָּ֖ אֲלֵהֶ֑ם כִּ֣י תָבֹ֗אוּ אֶל־אֶ֙רֶץ֙ מוֹשְׁבֹ֣תֵיכֶ֔ם אֲשֶׁ֥ר אֲנִ֖י נֹתֵ֥ן לָכֶֽם׃<text:s/></text:span><text:span text:style-name="T1807">‬</text:span>‬‬<text:span text:style-name="T1808">3</text:span><text:span text:style-name="T1809"> וַעֲשִׂיתֶ֨ם אִשֶּׁ֤ה לַֽיהוָה֙ עֹלָ֣ה אוֹ־זֶ֔בַח לְפַלֵּא־נֶ֙דֶר֙ א֣וֹ בִנְדָבָ֔ה א֖וֹ בְּמֹעֲדֵיכֶ֑ם לַעֲשׂ֞וֹת רֵ֤יחַ נִיחֹ֙חַ֙ לַֽיהוָ֔ה מִן־הַבָּקָ֖ר א֥וֹ מִן־הַצֹּֽאן׃<text:s/></text:span><text:span text:style-name="T1810">‬</text:span>‬‬<text:span text:style-name="T1811">4</text:span><text:span text:style-name="T1812"> וְהִקְרִ֛יב הַמַּקְרִ֥יב קָרְבָּנ֖וֹ לַֽיהוָ֑ה מִנְחָה֙ סֹ֣לֶת עִשָּׂר֔וֹן בָּל֕וּל בִּרְבִעִ֥ית הַהִ֖ין שָֽׁמֶן׃<text:s/></text:span><text:span text:style-name="T1813">‬</text:span>‬‬<text:span text:style-name="T1814">5</text:span><text:span text:style-name="T1815"> וְיַ֤יִן לַנֶּ֙סֶךְ֙ רְבִיעִ֣ית הַהִ֔ין תַּעֲשֶׂ֥ה עַל־הָעֹלָ֖ה א֣וֹ לַזָּ֑בַח לַכֶּ֖בֶשׂ הָאֶחָֽד׃<text:s/></text:span><text:span text:style-name="T1816">‬</text:span>‬‬<text:span text:style-name="T1817">6</text:span><text:span text:style-name="T1818"> א֤וֹ לָאַ֙יִל֙ תַּעֲשֶׂ֣ה מִנְחָ֔ה סֹ֖לֶת שְׁנֵ֣י עֶשְׂרֹנִ֑ים בְּלוּלָ֥ה בַשֶּׁ֖מֶן שְׁלִשִׁ֥ית הַהִֽין׃<text:s/></text:span><text:span text:style-name="T1819">‬</text:span>‬‬<text:span text:style-name="T1820">7</text:span><text:span text:style-name="T1821"> וְיַ֥יִן לַנֶּ֖סֶךְ שְׁלִשִׁ֣ית הַהִ֑ין תַּקְרִ֥יב רֵֽיחַ־נִיחֹ֖חַ לַיהוָֽה׃<text:s/></text:span><text:span text:style-name="T1822">‬</text:span>‬‬<text:span text:style-name="T1823">8</text:span><text:span text:style-name="T1824"> וְכִֽי־תַעֲשֶׂ֥ה בֶן־בָּקָ֖ר עֹלָ֣ה אוֹ־זָ֑בַח לְפַלֵּא־נֶ֥דֶר אֽוֹ־שְׁלָמִ֖ים לַֽיהוָֽה׃<text:s/></text:span><text:span text:style-name="T1825">‬</text:span>‬‬<text:span text:style-name="T1826">9</text:span><text:span text:style-name="T1827"> וְהִקְרִ֤יב עַל־בֶּן־הַבָּקָר֙ מִנְחָ֔ה סֹ֖לֶת שְׁלֹשָׁ֣ה עֶשְׂרֹנִ֑ים בָּל֥וּל בַּשֶּׁ֖מֶן חֲצִ֥י הַהִֽין׃<text:s/></text:span><text:span text:style-name="T1828">‬</text:span>‬‬<text:span text:style-name="T1829">10</text:span><text:span text:style-name="T1830"> וְיַ֛יִן תַּקְרִ֥יב לַנֶּ֖סֶךְ חֲצִ֣י הַהִ֑ין אִשֵּׁ֥ה רֵֽיחַ־נִיחֹ֖חַ לַיהוָֽה׃<text:s/></text:span><text:span text:style-name="T1831">‬</text:span>‬‬<text:span text:style-name="T1832">11</text:span><text:span text:style-name="T1833"> כָּ֣כָה יֵעָשֶׂ֗ה לַשּׁוֹר֙ הָֽאֶחָ֔ד א֖וֹ לָאַ֣יִל הָאֶחָ֑ד אֽוֹ־לַשֶּׂ֥ה בַכְּבָשִׂ֖ים א֥וֹ בָעִזִּֽים׃<text:s/></text:span><text:span text:style-name="T1834">‬</text:span>‬‬<text:span text:style-name="T1835">12</text:span><text:span text:style-name="T1836"> כַּמִּסְפָּ֖ר אֲשֶׁ֣ר תַּעֲשׂ֑וּ כָּ֛כָה תַּעֲשׂ֥וּ לָאֶחָ֖ד כְּמִסְפָּרָֽם׃<text:s/></text:span><text:span text:style-name="T1837">‬</text:span>‬‬<text:span text:style-name="T1838">13</text:span><text:span text:style-name="T1839"> כָּל־הָאֶזְרָ֥ח יַעֲשֶׂה־כָּ֖כָה אֶת־אֵ֑לֶּה לְהַקְרִ֛יב אִשֵּׁ֥ה רֵֽיחַ־נִיחֹ֖חַ לַֽיהוָֽה׃<text:s/></text:span><text:span text:style-name="T1840">‬</text:span>‬‬<text:span text:style-name="T1841">14</text:span><text:span text:style-name="T1842"> וְכִֽי־יָגוּר֩ אִתְּכֶ֨ם גֵּ֜ר א֤וֹ אֲשֶֽׁר־</text:span><text:soft-page-break/><text:span text:style-name="T1843">בְּתֽוֹכְכֶם֙ לְדֹרֹ֣תֵיכֶ֔ם וְעָשָׂ֛ה אִשֵּׁ֥ה רֵֽיחַ־נִיחֹ֖חַ לַיהוָ֑ה כַּאֲשֶׁ֥ר תַּעֲשׂ֖וּ כֵּ֥ן יַעֲשֶֽׂה׃<text:s/></text:span><text:span text:style-name="T1844">‬</text:span>‬‬<text:span text:style-name="T1845">15</text:span><text:span text:style-name="T1846"> הַקָּהָ֕ל חֻקָּ֥ה אַחַ֛ת לָכֶ֖ם וְלַגֵּ֣ר הַגָּ֑ר חֻקַּ֤ת עוֹלָם֙ לְדֹרֹ֣תֵיכֶ֔ם כָּכֶ֛ם כַּגֵּ֥ר יִהְיֶ֖ה לִפְנֵ֥י יְהוָֽה׃<text:s/></text:span><text:span text:style-name="T1847">‬</text:span>‬‬<text:span text:style-name="T1848">16</text:span><text:span text:style-name="T1849"> תּוֹרָ֥ה אַחַ֛ת וּמִשְׁפָּ֥ט אֶחָ֖ד יִהְיֶ֣ה לָכֶ֑ם וְלַגֵּ֖ר הַגָּ֥ר אִתְּכֶֽם׃<text:s/></text:span><text:span text:style-name="T1850">פ<text:s/></text:span><text:span text:style-name="T1851">‬</text:span>‬‬‬‬‬‬‬‬‬‬‬‬‬‬‬‬‬</text:p>
        <text:p text:style-name="P1852"><text:span text:style-name="T1853">17</text:span><text:span text:style-name="T1854"> וַיְדַבֵּ֥ר יְהוָ֖ה אֶל־מֹשֶׁ֥ה לֵּאמֹֽר׃<text:s/></text:span><text:span text:style-name="T1855">‬</text:span>‬‬<text:span text:style-name="T1856">18</text:span><text:span text:style-name="T1857"> דַּבֵּר֙ אֶל־בְּנֵ֣י יִשְׂרָאֵ֔ל וְאָמַרְתָּ֖ אֲלֵהֶ֑ם בְּבֹֽאֲכֶם֙ אֶל־הָאָ֔רֶץ אֲשֶׁ֥ר אֲנִ֛י מֵבִ֥יא אֶתְכֶ֖ם שָֽׁמָּה׃<text:s/></text:span><text:span text:style-name="T1858">‬</text:span>‬‬<text:span text:style-name="T1859">19</text:span><text:span text:style-name="T1860"> וְהָיָ֕ה בַּאֲכָלְכֶ֖ם מִלֶּ֣חֶם הָאָ֑רֶץ תָּרִ֥ימוּ תְרוּמָ֖ה לַיהוָֽה׃<text:s/></text:span><text:span text:style-name="T1861">‬</text:span>‬‬<text:span text:style-name="T1862">20</text:span><text:span text:style-name="T1863"> רֵאשִׁית֙ עֲרִסֹ֣תֵכֶ֔ם חַלָּ֖ה תָּרִ֣ימוּ תְרוּמָ֑ה כִּתְרוּמַ֣ת גֹּ֔רֶן כֵּ֖ן תָּרִ֥ימוּ אֹתָֽהּ׃<text:s/></text:span><text:span text:style-name="T1864">‬</text:span>‬‬<text:span text:style-name="T1865">21</text:span><text:span text:style-name="T1866"> מֵרֵאשִׁית֙ עֲרִסֹ֣תֵיכֶ֔ם תִּתְּנ֥וּ לַיהוָ֖ה תְּרוּמָ֑ה לְדֹרֹ֖תֵיכֶֽם׃</text:span><text:span text:style-name="T1867"><text:s/>ס<text:s/></text:span><text:span text:style-name="T1868">‬</text:span>‬‬<text:span text:style-name="T1869">22</text:span><text:span text:style-name="T1870"> וְכִ֣י תִשְׁגּ֔וּ וְלֹ֣א תַעֲשׂ֔וּ אֵ֥ת כָּל־הַמִּצְוֺ֖ת הָאֵ֑לֶּה אֲשֶׁר־דִּבֶּ֥ר יְהוָ֖ה אֶל־מֹשֶֽׁה׃<text:s/></text:span><text:span text:style-name="T1871">‬</text:span>‬‬<text:span text:style-name="T1872">23</text:span><text:span text:style-name="T1873"> אֵת֩ כָּל־אֲשֶׁ֨ר צִוָּ֧ה יְהוָ֛ה אֲלֵיכֶ֖ם בְּיַד־מֹשֶׁ֑ה מִן־הַיּ֞וֹם אֲשֶׁ֨ר צִוָּ֧ה יְהוָ֛ה וָהָ֖לְאָה לְדֹרֹתֵיכֶֽם׃<text:s/></text:span><text:span text:style-name="T1874">‬</text:span>‬‬<text:span text:style-name="T1875">24</text:span><text:span text:style-name="T1876"> וְהָיָ֗ה אִ֣ם מֵעֵינֵ֣י הָעֵדָה֮ נֶעֶשְׂתָ֣ה לִשְׁגָגָה֒ וְעָשׂ֣וּ כָל־הָעֵדָ֡ה פַּ֣ר בֶּן־בָּקָר֩ אֶחָ֨ד לְעֹלָ֜ה לְרֵ֤יחַ נִיחֹ֙חַ֙ לַֽיהוָ֔ה וּמִנְחָת֥וֹ וְנִסְכּ֖וֹ כַּמִּשְׁפָּ֑ט וּשְׂעִיר־עִזִּ֥ים אֶחָ֖ד לְחַטָּֽת׃<text:s/></text:span><text:span text:style-name="T1877">‬</text:span>‬‬<text:span text:style-name="T1878">25</text:span><text:span text:style-name="T1879"> וְכִפֶּ֣ר הַכֹּהֵ֗ן עַֽל־כָּל־עֲדַ֛ת בְּנֵ֥י יִשְׂרָאֵ֖ל וְנִסְלַ֣ח לָהֶ֑ם כִּֽי־שְׁגָגָ֣ה הִ֔וא וְהֵם֩ הֵבִ֨יאוּ אֶת־קָרְבָּנָ֜ם אִשֶּׁ֣ה לַֽיהוָ֗ה וְחַטָּאתָ֛ם לִפְנֵ֥י יְהוָ֖ה עַל־שִׁגְגָתָֽם׃<text:s/></text:span><text:span text:style-name="T1880">‬</text:span>‬‬<text:span text:style-name="T1881">26</text:span><text:span text:style-name="T1882"> וְנִסְלַ֗ח לְכָל־עֲדַת֙ בְּנֵ֣י יִשְׂרָאֵ֔ל וְלַגֵּ֖ר הַגָּ֣ר בְּתוֹכָ֑ם כִּ֥י לְכָל־הָעָ֖ם בִּשְׁגָגָֽה׃</text:span><text:span text:style-name="T1883"><text:s/>ס<text:s/></text:span><text:span text:style-name="T1884">‬</text:span>‬‬<text:span text:style-name="T1885">27</text:span><text:span text:style-name="T1886"> וְאִם־נֶ֥פֶשׁ אַחַ֖ת תֶּחֱטָ֣א בִשְׁגָגָ֑ה וְהִקְרִ֛יבָה עֵ֥ז בַּת־שְׁנָתָ֖הּ לְחַטָּֽאת׃<text:s/></text:span><text:span text:style-name="T1887">‬</text:span>‬‬<text:span text:style-name="T1888">28</text:span><text:span text:style-name="T1889"> וְכִפֶּ֣ר הַכֹּהֵ֗ן עַל־הַנֶּ֧פֶשׁ הַשֹּׁגֶ֛גֶת בְּחֶטְאָ֥ה בִשְׁגָגָ֖ה לִפְנֵ֣י יְהוָ֑ה לְכַפֵּ֥ר עָלָ֖יו וְנִסְלַ֥ח לֽוֹ׃<text:s/></text:span><text:span text:style-name="T1890">‬</text:span>‬‬<text:span text:style-name="T1891">29</text:span><text:span text:style-name="T1892"> הָֽאֶזְרָח֙ בִּבְנֵ֣י יִשְׂרָאֵ֔ל וְלַגֵּ֖ר הַגָּ֣ר בְּתוֹכָ֑ם תּוֹרָ֤ה אַחַת֙ יִהְיֶ֣ה לָכֶ֔ם לָעֹשֶׂ֖ה בִּשְׁגָגָֽה׃<text:s/></text:span><text:span text:style-name="T1893">‬</text:span>‬‬<text:span text:style-name="T1894">30</text:span><text:span text:style-name="T1895"> וְהַנֶּ֜פֶשׁ אֲשֶֽׁר־תַּעֲשֶׂ֣ה ׀ בְּיָ֣ד רָמָ֗ה מִן־הָֽאֶזְרָח֙ וּמִן־הַגֵּ֔ר אֶת־יְהוָ֖ה ה֣וּא מְגַדֵּ֑ף וְנִכְרְתָ֛ה הַנֶּ֥פֶשׁ הַהִ֖וא מִקֶּ֥רֶב עַמָּֽהּ׃<text:s/></text:span><text:span text:style-name="T1896">‬</text:span>‬‬<text:span text:style-name="T1897">31</text:span><text:span text:style-name="T1898"> כִּ֤י דְבַר־יְהוָה֙ בָּזָ֔ה וְאֶת־מִצְוָת֖וֹ הֵפַ֑ר הִכָּרֵ֧ת ׀ תִּכָּרֵ֛ת הַנֶּ֥פֶשׁ הַהִ֖וא עֲוֺנָ֥ה בָֽהּ׃<text:s/></text:span><text:span text:style-name="T1899">פ<text:s/></text:span><text:span text:style-name="T1900">‬</text:span>‬‬‬‬‬‬‬‬‬‬‬‬‬‬‬‬‬</text:p>
        <text:p text:style-name="P1901"><text:span text:style-name="T1902">32</text:span><text:span text:style-name="T1903"> וַיִּהְי֥וּ בְנֵֽי־יִשְׂרָאֵ֖ל בַּמִּדְבָּ֑ר וַֽיִּמְצְא֗וּ אִ֛ישׁ מְקֹשֵׁ֥שׁ עֵצִ֖ים בְּי֥וֹם הַשַּׁבָּֽת׃<text:s/></text:span><text:span text:style-name="T1904">‬</text:span>‬‬<text:span text:style-name="T1905">33</text:span><text:span text:style-name="T1906"> וַיַּקְרִ֣יבוּ אֹת֔וֹ הַמֹּצְאִ֥ים אֹת֖וֹ מְקֹשֵׁ֣שׁ עֵצִ֑ים אֶל־מֹשֶׁה֙ וְאֶֽל־אַהֲרֹ֔ן וְאֶ֖ל כָּל־הָעֵדָֽה׃<text:s/></text:span><text:span text:style-name="T1907">‬</text:span>‬‬<text:span text:style-name="T1908">34</text:span><text:span text:style-name="T1909"> וַיַּנִּ֥יחוּ אֹת֖וֹ בַּמִּשְׁמָ֑ר כִּ֚י לֹ֣א פֹרַ֔שׁ מַה־יֵּעָשֶׂ֖ה לֽוֹ׃</text:span><text:span text:style-name="T1910"><text:s/>ס<text:s/></text:span><text:span text:style-name="T1911">‬</text:span>‬‬<text:span text:style-name="T1912">35</text:span><text:span text:style-name="T1913"> וַיֹּ֤אמֶר יְהוָה֙ אֶל־מֹשֶׁ֔ה מ֥וֹת יוּמַ֖ת הָאִ֑ישׁ רָג֨וֹם אֹת֤וֹ בָֽאֲבָנִים֙ כָּל־הָ֣עֵדָ֔ה מִח֖וּץ לַֽמַּחֲנֶֽה׃<text:s/></text:span><text:span text:style-name="T1914">‬</text:span>‬‬<text:span text:style-name="T1915">36</text:span><text:span text:style-name="T1916"> וַיֹּצִ֨יאוּ אֹת֜וֹ כָּל־הָעֵדָ֗ה אֶל־מִחוּץ֙ לַֽמַּחֲנֶ֔ה וַיִּרְגְּמ֥וּ אֹת֛וֹ בָּאֲבָנִ֖ים וַיָּמֹ֑ת כַּאֲשֶׁ֛ר צִוָּ֥ה יְהוָ֖ה אֶת־מֹשֶֽׁה׃<text:s/></text:span><text:span text:style-name="T1917">פ<text:s/></text:span><text:span text:style-name="T1918">‬</text:span>‬‬‬‬‬‬‬</text:p>
        <text:p text:style-name="P1919"><text:span text:style-name="T1920">37</text:span><text:span text:style-name="T1921"> וַיֹּ֥אמֶר יְהוָ֖ה אֶל־מֹשֶׁ֥ה לֵּאמֹֽר׃<text:s/></text:span><text:span text:style-name="T1922">‬</text:span>‬‬<text:span text:style-name="T1923">38</text:span><text:span text:style-name="T1924"> דַּבֵּ֞ר אֶל־בְּנֵ֤י יִשְׂרָאֵל֙ וְאָמַרְתָּ֣ אֲלֵהֶ֔ם וְעָשׂ֨וּ לָהֶ֥ם צִיצִ֛ת עַל־כַּנְפֵ֥י בִגְדֵיהֶ֖ם לְדֹרֹתָ֑ם וְנָֽתְנ֛וּ עַל־צִיצִ֥ת הַכָּנָ֖ף פְּתִ֥יל תְּכֵֽלֶת׃<text:s/></text:span><text:span text:style-name="T1925">‬</text:span>‬‬‬<text:span text:style-name="T1926">39</text:span><text:span text:style-name="T1927"> וְהָיָ֣ה לָכֶם֮ לְצִיצִת֒ וּרְאִיתֶ֣ם אֹת֗וֹ וּזְכַרְתֶּם֙ אֶת־כָּל־מִצְוֺ֣ת יְהוָ֔ה וַעֲשִׂיתֶ֖ם אֹתָ֑ם וְלֹֽא־תָתֻ֜רוּ אַחֲרֵ֤י לְבַבְכֶם֙ וְאַחֲרֵ֣י עֵֽינֵיכֶ֔ם אֲשֶׁר־אַתֶּ֥ם זֹנִ֖ים אַחֲרֵיהֶֽם׃<text:s/></text:span><text:span text:style-name="T1928">‬</text:span>‬‬<text:span text:style-name="T1929">40</text:span><text:span text:style-name="T1930"> לְמַ֣עַן תִּזְכְּר֔וּ וַעֲשִׂיתֶ֖ם אֶת־כָּל־מִצְוֺתָ֑י וִהְיִיתֶ֥ם קְדֹשִׁ֖ים לֵֽאלֹהֵיכֶֽם׃<text:s/></text:span><text:span text:style-name="T1931">‬</text:span>‬‬<text:span text:style-name="T1932">41</text:span><text:span text:style-name="T1933"> אֲנִ֞י יְהוָ֣ה אֱלֹֽהֵיכֶ֗ם אֲשֶׁ֨ר הוֹצֵ֤אתִי אֶתְכֶם֙ מֵאֶ֣רֶץ מִצְרַ֔יִם לִהְי֥וֹת לָכֶ֖ם לֵאלֹהִ֑ים אֲנִ֖י יְהוָ֥ה אֱלֹהֵיכֶֽם׃<text:s/></text:span><text:span text:style-name="T1934">פ<text:s/></text:span><text:span text:style-name="T1935">‬</text:span>‬‬‬‬‬‬‬</text:p>
      </text:section>
      <text:section text:name="Sect15" text:style-name="S15">
        <text:soft-page-break/>
        <text:p text:style-name="P1936">Numbers 16</text:p>
        <text:p text:style-name="P1937"><text:span text:style-name="T1938">1</text:span><text:span text:style-name="T1939"> וַיִּקַּ֣ח קֹ֔רַח בֶּן־יִצְהָ֥ר בֶּן־קְהָ֖ת בֶּן־לֵוִ֑י וְדָתָ֨ן וַאֲבִירָ֜ם בְּנֵ֧י אֱלִיאָ֛ב וְא֥וֹן בֶּן־פֶּ֖לֶת בְּנֵ֥י רְאוּבֵֽן׃<text:s/></text:span><text:span text:style-name="T1940">2</text:span><text:span text:style-name="T1941"> וַיָּקֻ֙מוּ֙ לִפְנֵ֣י מֹשֶׁ֔ה וַאֲנָשִׁ֥ים מִבְּנֵֽי־יִשְׂרָאֵ֖ל חֲמִשִּׁ֣ים וּמָאתָ֑יִם נְשִׂיאֵ֥י עֵדָ֛ה קְרִאֵ֥י מוֹעֵ֖ד אַנְשֵׁי־שֵֽׁם׃<text:s/></text:span><text:span text:style-name="T1942">‬</text:span>‬‬<text:span text:style-name="T1943">3</text:span><text:span text:style-name="T1944"> וַיִּֽקָּהֲל֞וּ עַל־מֹשֶׁ֣ה וְעַֽל־אַהֲרֹ֗ן וַיֹּאמְר֣וּ אֲלֵהֶם֮ רַב־לָכֶם֒ כִּ֤י כָל־הָֽעֵדָה֙ כֻּלָּ֣ם קְדֹשִׁ֔ים וּבְתוֹכָ֖ם יְהוָ֑ה וּמַדּ֥וּעַ תִּֽתְנַשְּׂא֖וּ עַל־קְהַ֥ל יְהוָֽה׃<text:s/></text:span><text:span text:style-name="T1945">‬</text:span>‬‬<text:span text:style-name="T1946">4</text:span><text:span text:style-name="T1947"> וַיִּשְׁמַ֣ע מֹשֶׁ֔ה וַיִּפֹּ֖ל עַל־פָּנָֽיו׃<text:s/></text:span><text:span text:style-name="T1948">‬</text:span>‬‬<text:span text:style-name="T1949">5</text:span><text:span text:style-name="T1950"> וַיְדַבֵּ֨ר אֶל־קֹ֜רַח וְאֶֽל־כָּל־עֲדָתוֹ֮ לֵאמֹר֒ בֹּ֠קֶר וְיֹדַ֨ע יְהוָ֧ה אֶת־אֲשֶׁר־ל֛וֹ וְאֶת־הַקָּד֖וֹשׁ וְהִקְרִ֣יב אֵלָ֑יו וְאֵ֛ת אֲשֶׁ֥ר יִבְחַר־בּ֖וֹ יַקְרִ֥יב אֵלָֽיו׃<text:s/></text:span><text:span text:style-name="T1951">‬</text:span>‬‬<text:span text:style-name="T1952">6</text:span><text:span text:style-name="T1953"> זֹ֖את עֲשׂ֑וּ קְחוּ־לָכֶ֣ם מַחְתּ֔וֹת קֹ֖רַח וְכָל־עֲדָתֽוֹ׃<text:s/></text:span><text:span text:style-name="T1954">‬</text:span>‬‬<text:span text:style-name="T1955">7</text:span><text:span text:style-name="T1956"> וּתְנ֣וּ בָהֵ֣ן ׀ אֵ֡שׁ וְשִׂימוּ֩ עֲלֵיהֶ֨ן ׀ קְטֹ֜רֶת לִפְנֵ֤י יְהוָה֙ מָחָ֔ר וְהָיָ֗ה הָאִ֛ישׁ אֲשֶׁר־יִבְחַ֥ר יְהוָ֖ה ה֣וּא הַקָּד֑וֹשׁ רַב־לָכֶ֖ם בְּנֵ֥י לֵוִֽי׃<text:s/></text:span><text:span text:style-name="T1957">‬</text:span>‬‬<text:span text:style-name="T1958">8</text:span><text:span text:style-name="T1959"> וַיֹּ֥אמֶר מֹשֶׁ֖ה אֶל־קֹ֑רַח שִׁמְעוּ־נָ֖א בְּנֵ֥י לֵוִֽי׃<text:s/></text:span><text:span text:style-name="T1960">‬</text:span>‬‬<text:span text:style-name="T1961">9</text:span><text:span text:style-name="T1962"> הַמְעַ֣ט מִכֶּ֗ם כִּֽי־הִבְדִּיל֩ אֱלֹהֵ֨י יִשְׂרָאֵ֤ל אֶתְכֶם֙ מֵעֲדַ֣ת יִשְׂרָאֵ֔ל לְהַקְרִ֥יב אֶתְכֶ֖ם אֵלָ֑יו לַעֲבֹ֗ד אֶת־עֲבֹדַת֙ מִשְׁכַּ֣ן יְהוָ֔ה וְלַעֲמֹ֛ד לִפְנֵ֥י הָעֵדָ֖ה לְשָׁרְתָֽם׃<text:s/></text:span><text:span text:style-name="T1963">‬</text:span>‬‬<text:span text:style-name="T1964">10</text:span><text:span text:style-name="T1965"> וַיַּקְרֵב֙ אֹֽתְךָ֔ וְאֶת־כָּל־אַחֶ֥יךָ בְנֵי־לֵוִ֖י אִתָּ֑ךְ וּבִקַּשְׁתֶּ֖ם גַּם־כְּהֻנָּֽה׃<text:s/></text:span><text:span text:style-name="T1966">‬</text:span>‬‬<text:span text:style-name="T1967">11</text:span><text:span text:style-name="T1968"> לָכֵ֗ן אַתָּה֙ וְכָל־עֲדָ֣תְךָ֔ הַנֹּעָדִ֖ים עַל־יְהוָ֑ה וְאַהֲרֹ֣ן מַה־ה֔וּא כִּ֥י *תלונו **תַלִּ֖ינוּ עָלָֽיו׃<text:s/></text:span><text:span text:style-name="T1969">‬</text:span>‬‬<text:span text:style-name="T1970">12</text:span><text:span text:style-name="T1971"> וַיִּשְׁלַ֣ח מֹשֶׁ֔ה לִקְרֹ֛א לְדָתָ֥ן וְלַאֲבִירָ֖ם בְּנֵ֣י אֱלִיאָ֑ב וַיֹּאמְר֖וּ לֹ֥א נַעֲלֶֽה׃<text:s/></text:span><text:span text:style-name="T1972">‬</text:span>‬‬<text:span text:style-name="T1973">13</text:span><text:span text:style-name="T1974"> הַמְעַ֗ט כִּ֤י הֶֽעֱלִיתָ֙נוּ֙ מֵאֶ֨רֶץ זָבַ֤ת חָלָב֙ וּדְבַ֔שׁ לַהֲמִיתֵ֖נוּ בַּמִּדְבָּ֑ר כִּֽי־תִשְׂתָּרֵ֥ר עָלֵ֖ינוּ גַּם־הִשְׂתָּרֵֽר׃<text:s/></text:span><text:span text:style-name="T1975">‬</text:span>‬‬<text:span text:style-name="T1976">14</text:span><text:span text:style-name="T1977"> אַ֡ף לֹ֣א אֶל־אֶרֶץ֩ זָבַ֨ת חָלָ֤ב וּדְבַשׁ֙ הֲבִ֣יאֹתָ֔נוּ וַתִּ֨תֶּן־לָ֔נוּ נַחֲלַ֖ת שָׂדֶ֣ה וָכָ֑רֶם הַעֵינֵ֞י הָאֲנָשִׁ֥ים הָהֵ֛ם תְּנַקֵּ֖ר לֹ֥א נַעֲלֶֽה׃<text:s/></text:span><text:span text:style-name="T1978">‬</text:span>‬‬<text:span text:style-name="T1979">15</text:span><text:span text:style-name="T1980"> וַיִּ֤חַר לְמֹשֶׁה֙ מְאֹ֔ד וַיֹּ֙אמֶר֙ אֶל־יְהוָ֔ה אַל־תֵּ֖פֶן אֶל־מִנְחָתָ֑ם לֹ֠א חֲמ֨וֹר אֶחָ֤ד מֵהֶם֙ נָשָׂ֔אתִי וְלֹ֥א הֲרֵעֹ֖תִי אֶת־אַחַ֥ד מֵהֶֽם׃<text:s/></text:span><text:span text:style-name="T1981">‬</text:span>‬‬<text:span text:style-name="T1982">16</text:span><text:span text:style-name="T1983"> וַיֹּ֤אמֶר מֹשֶׁה֙ אֶל־קֹ֔רַח אַתָּה֙ וְכָל־עֲדָ֣תְךָ֔ הֱי֖וּ לִפְנֵ֣י יְהוָ֑ה אַתָּ֥ה וָהֵ֛ם וְאַהֲרֹ֖ן מָחָֽר׃<text:s/></text:span><text:span text:style-name="T1984">‬</text:span>‬‬<text:span text:style-name="T1985">17</text:span><text:span text:style-name="T1986"> וּקְח֣וּ ׀ אִ֣ישׁ מַחְתָּת֗וֹ וּנְתַתֶּ֤ם עֲלֵיהֶם֙ קְטֹ֔רֶת וְהִקְרַבְתֶּ֞ם לִפְנֵ֤י יְהוָה֙ אִ֣ישׁ מַחְתָּת֔וֹ חֲמִשִּׁ֥ים וּמָאתַ֖יִם מַחְתֹּ֑ת וְאַתָּ֥ה וְאַהֲרֹ֖ן אִ֥ישׁ מַחְתָּתֽוֹ׃<text:s/></text:span><text:span text:style-name="T1987">‬</text:span>‬‬<text:span text:style-name="T1988">18</text:span><text:span text:style-name="T1989"> וַיִּקְח֞וּ אִ֣ישׁ מַחְתָּת֗וֹ וַיִּתְּנ֤וּ עֲלֵיהֶם֙ אֵ֔שׁ וַיָּשִׂ֥ימוּ עֲלֵיהֶ֖ם קְטֹ֑רֶת וַֽיַּעַמְד֗וּ פֶּ֛תַח אֹ֥הֶל מוֹעֵ֖ד וּמֹשֶׁ֥ה וְאַהֲרֹֽן׃<text:s/></text:span><text:span text:style-name="T1990">‬</text:span>‬‬<text:span text:style-name="T1991">19</text:span><text:span text:style-name="T1992"> וַיַּקְהֵ֨ל עֲלֵיהֶ֥ם קֹ֙רַח֙ אֶת־כָּל־הָ֣עֵדָ֔ה אֶל־פֶּ֖תַח אֹ֣הֶל מוֹעֵ֑ד וַיֵּרָ֥א כְבוֹד־יְהוָ֖ה אֶל־כָּל־הָעֵדָֽה׃<text:s/></text:span><text:span text:style-name="T1993">פ<text:s/></text:span>‬‬‬‬‬‬‬‬‬‬‬‬‬‬‬‬‬‬</text:p>
        <text:p text:style-name="P1994"><text:span text:style-name="T1995">‬</text:span>‬‬<text:span text:style-name="T1996">20</text:span><text:span text:style-name="T1997"> וַיְדַבֵּ֣ר יְהוָ֔ה אֶל־מֹשֶׁ֥ה וְאֶֽל־אַהֲרֹ֖ן לֵאמֹֽר׃<text:s/></text:span><text:span text:style-name="T1998">‬</text:span>‬‬<text:span text:style-name="T1999">21</text:span><text:span text:style-name="T2000"> הִבָּ֣דְל֔וּ מִתּ֖וֹךְ הָעֵדָ֣ה הַזֹּ֑את וַאַכַלֶּ֥ה אֹתָ֖ם כְּרָֽגַע׃<text:s/></text:span><text:span text:style-name="T2001">‬</text:span>‬‬<text:span text:style-name="T2002">22</text:span><text:span text:style-name="T2003"> וַיִּפְּל֤וּ עַל־פְּנֵיהֶם֙ וַיֹּ֣אמְר֔וּ אֵ֕ל אֱלֹהֵ֥י הָרוּחֹ֖ת לְכָל־בָּשָׂ֑ר הָאִ֤ישׁ אֶחָד֙ יֶחֱטָ֔א וְעַ֥ל כָּל־הָעֵדָ֖ה תִּקְצֹֽף׃<text:s/></text:span><text:span text:style-name="T2004">פ<text:s/></text:span>‬‬‬</text:p>
        <text:p text:style-name="P2005"><text:span text:style-name="T2006">‬</text:span>‬‬<text:span text:style-name="T2007">23</text:span><text:span text:style-name="T2008"> וַיְדַבֵּ֥ר יְהוָ֖ה אֶל־מֹשֶׁ֥ה לֵּאמֹֽר׃<text:s/></text:span><text:span text:style-name="T2009">‬</text:span>‬‬<text:span text:style-name="T2010">24</text:span><text:span text:style-name="T2011"> דַּבֵּ֥ר אֶל־הָעֵדָ֖ה לֵאמֹ֑ר הֵֽעָלוּ֙ מִסָּבִ֔יב לְמִשְׁכַּן־קֹ֖רַח דָּתָ֥ן וַאֲבִירָֽם׃<text:s/></text:span><text:span text:style-name="T2012">‬</text:span>‬‬<text:span text:style-name="T2013">25</text:span><text:span text:style-name="T2014"> וַיָּ֣קָם מֹשֶׁ֔ה וַיֵּ֖לֶךְ אֶל־דָּתָ֣ן וַאֲבִירָ֑ם וַיֵּלְכ֥וּ אַחֲרָ֖יו זִקְנֵ֥י יִשְׂרָאֵֽל׃<text:s/></text:span><text:span text:style-name="T2015">‬</text:span>‬‬<text:span text:style-name="T2016">26</text:span><text:span text:style-name="T2017"> וַיְדַבֵּ֨ר אֶל־הָעֵדָ֜ה לֵאמֹ֗ר ס֣וּרוּ נָ֡א מֵעַל֩ אָהֳלֵ֨י הָאֲנָשִׁ֤ים הָֽרְשָׁעִים֙ הָאֵ֔לֶּה וְאַֽל־תִּגְּע֖וּ בְּכָל־אֲשֶׁ֣ר לָהֶ֑ם פֶּן־תִּסָּפ֖וּ בְּכָל־חַטֹּאתָֽם׃<text:s/></text:span><text:span text:style-name="T2018">‬</text:span>‬‬<text:span text:style-name="T2019">27</text:span><text:span text:style-name="T2020"> וַיֵּעָל֗וּ מֵעַ֧ל מִשְׁכַּן־קֹ֛רֶח דָּתָ֥ן וַאֲבִירָ֖ם מִסָּבִ֑יב וְדָתָ֨ן וַאֲבִירָ֜ם יָצְא֣וּ<text:s/></text:span><text:soft-page-break/><text:span text:style-name="T2021">נִצָּבִ֗ים פֶּ֚תַח אֽ͏ָהֳלֵיהֶ֔ם וּנְשֵׁיהֶ֥ם וּבְנֵיהֶ֖ם וְטַפָּֽם׃<text:s/></text:span><text:span text:style-name="T2022">‬</text:span>‬‬<text:span text:style-name="T2023">28</text:span><text:span text:style-name="T2024"> וַיֹּאמֶר֮ מֹשֶׁה֒ בְּזֹאת֙ תֵּֽדְע֔וּן כִּֽי־יְהוָ֣ה שְׁלָחַ֔נִי לַעֲשׂ֕וֹת אֵ֥ת כָּל־הַֽמַּעֲשִׂ֖ים הָאֵ֑לֶּה כִּי־לֹ֖א מִלִּבִּֽי׃<text:s/></text:span><text:span text:style-name="T2025">‬</text:span>‬‬<text:span text:style-name="T2026">29</text:span><text:span text:style-name="T2027"> אִם־כְּמ֤וֹת כָּל־הָֽאָדָם֙ יְמֻת֣וּן אֵ֔לֶּה וּפְקֻדַּת֙ כָּל־הָ֣אָדָ֔ם יִפָּקֵ֖ד עֲלֵיהֶ֑ם לֹ֥א יְהוָ֖ה שְׁלָחָֽנִי׃<text:s/></text:span><text:span text:style-name="T2028">‬</text:span>‬‬<text:span text:style-name="T2029">30</text:span><text:span text:style-name="T2030"> וְאִם־בְּרִיאָ֞ה יִבְרָ֣א יְהוָ֗ה וּפָצְתָ֨ה הָאֲדָמָ֤ה אֶת־פִּ֙יהָ֙ וּבָלְעָ֤ה אֹתָם֙ וְאֶת־כָּל־אֲשֶׁ֣ר לָהֶ֔ם וְיָרְד֥וּ חַיִּ֖ים שְׁאֹ֑לָה וִֽידַעְתֶּ֕ם כִּ֧י נִֽאֲצ֛וּ הָאֲנָשִׁ֥ים הָאֵ֖לֶּה אֶת־יְהוָֽה׃<text:s/></text:span><text:span text:style-name="T2031">‬</text:span>‬‬<text:span text:style-name="T2032">31</text:span><text:span text:style-name="T2033"> וַיְהִי֙ כְּכַלֹּת֔וֹ לְדַבֵּ֕ר אֵ֥ת כָּל־הַדְּבָרִ֖ים הָאֵ֑לֶּה וַתִּבָּקַ֥ע הָאֲדָמָ֖ה אֲשֶׁ֥ר תַּחְתֵּיהֶֽם׃<text:s/></text:span><text:span text:style-name="T2034">‬</text:span>‬‬<text:span text:style-name="T2035">32</text:span><text:span text:style-name="T2036"> וַתִּפְתַּ֤ח הָאָ֙רֶץ֙ אֶת־פִּ֔יהָ וַתִּבְלַ֥ע אֹתָ֖ם וְאֶת־בָּתֵּיהֶ֑ם וְאֵ֤ת כָּל־הָאָדָם֙ אֲשֶׁ֣ר לְקֹ֔רַח וְאֵ֖ת כָּל־הָרֲכֽוּשׁ׃<text:s/></text:span><text:span text:style-name="T2037">‬</text:span>‬‬<text:span text:style-name="T2038">33</text:span><text:span text:style-name="T2039"> וַיֵּ֨רְד֜וּ הֵ֣ם וְכָל־אֲשֶׁ֥ר לָהֶ֛ם חַיִּ֖ים שְׁאֹ֑לָה וַתְּכַ֤ס עֲלֵיהֶם֙ הָאָ֔רֶץ וַיֹּאבְד֖וּ מִתּ֥וֹךְ הַקָּהָֽל׃<text:s/></text:span><text:span text:style-name="T2040">‬</text:span>‬‬<text:span text:style-name="T2041">34</text:span><text:span text:style-name="T2042"> וְכָל־יִשְׂרָאֵ֗ל אֲשֶׁ֛ר סְבִיבֹתֵיהֶ֖ם נָ֣סוּ לְקֹלָ֑ם כִּ֣י אָֽמְר֔וּ פֶּן־תִּבְלָעֵ֖נוּ הָאָֽרֶץ׃<text:s/></text:span><text:span text:style-name="T2043">‬</text:span>‬‬<text:span text:style-name="T2044">35</text:span><text:span text:style-name="T2045"> וְאֵ֥שׁ יָצְאָ֖ה מֵאֵ֣ת יְהוָ֑ה וַתֹּ֗אכַל אֵ֣ת הַחֲמִשִּׁ֤ים וּמָאתַ֙יִם֙ אִ֔ישׁ מַקְרִיבֵ֖י הַקְּטֹֽרֶת׃<text:s/></text:span><text:span text:style-name="T2046">פ<text:s/></text:span><text:span text:style-name="T2047">‬</text:span>‬‬‬‬‬‬‬‬‬‬‬‬‬‬‬</text:p>
      </text:section>
      <text:section text:name="Sect16" text:style-name="S16">
        <text:p text:style-name="P2048">Numbers 17</text:p>
        <text:p text:style-name="P2049"><text:span text:style-name="T2050">1</text:span><text:span text:style-name="T2051"> וַיְדַבֵּ֥ר יְהוָ֖ה אֶל־מֹשֶׁ֥ה לֵּאמֹֽר׃<text:s/></text:span><text:span text:style-name="T2052">2</text:span><text:span text:style-name="T2053"> אֱמֹ֨ר אֶל־אֶלְעָזָ֜ר בֶּן־אַהֲרֹ֣ן הַכֹּהֵ֗ן וְיָרֵ֤ם אֶת־הַמַּחְתֹּת֙ מִבֵּ֣ין הַשְּׂרֵפָ֔ה וְאֶת־הָאֵ֖שׁ זְרֵה־הָ֑לְאָה כִּ֖י קָדֵֽשׁוּ׃<text:s/></text:span><text:span text:style-name="T2054">‬</text:span>‬‬<text:span text:style-name="T2055">3</text:span><text:span text:style-name="T2056"> אֵ֡ת מַחְתּוֹת֩ הֽ͏ַחַטָּאִ֨ים הָאֵ֜לֶּה בְּנַפְשֹׁתָ֗ם וְעָשׂ֨וּ אֹתָ֜ם רִקֻּעֵ֤י פַחִים֙ צִפּ֣וּי לַמִּזְבֵּ֔חַ כִּֽי־הִקְרִיבֻ֥ם לִפְנֵֽי־יְהוָ֖ה וַיִּקְדָּ֑שׁוּ וְיִֽהְי֥וּ לְא֖וֹת לִבְנֵ֥י יִשְׂרָאֵֽל׃<text:s/></text:span><text:span text:style-name="T2057">‬</text:span>‬‬<text:span text:style-name="T2058">4</text:span><text:span text:style-name="T2059"> וַיִּקַּ֞ח אֶלְעָזָ֣ר הַכֹּהֵ֗ן אֵ֚ת מַחְתּ֣וֹת הַנְּחֹ֔שֶׁת אֲשֶׁ֥ר הִקְרִ֖יבוּ הַשְּׂרֻפִ֑ים וַֽיְרַקְּע֖וּם צִפּ֥וּי לַמִּזְבֵּֽחַ׃<text:s/></text:span><text:span text:style-name="T2060">‬</text:span>‬‬<text:span text:style-name="T2061">5</text:span><text:span text:style-name="T2062"> זִכָּר֞וֹן לִבְנֵ֣י יִשְׂרָאֵ֗ל לְ֠מַעַן אֲשֶׁ֨ר לֹֽא־יִקְרַ֜ב אִ֣ישׁ זָ֗ר אֲ֠שֶׁר לֹ֣א מִזֶּ֤רַע אַהֲרֹן֙ ה֔וּא לְהַקְטִ֥יר קְטֹ֖רֶת לִפְנֵ֣י יְהוָ֑ה וְלֹֽא־יִהְיֶ֤ה כְקֹ֙רַח֙ וְכַ֣עֲדָת֔וֹ כַּאֲשֶׁ֨ר דִּבֶּ֧ר יְהוָ֛ה בְּיַד־מֹשֶׁ֖ה לֽוֹ׃<text:s/></text:span><text:span text:style-name="T2063">‬</text:span>‬‬<text:span text:style-name="T2064">6</text:span><text:span text:style-name="T2065"> וַיִּלֹּ֜נוּ כָּל־עֲדַ֤ת בְּנֵֽי־יִשְׂרָאֵל֙ מִֽמָּחֳרָ֔ת עַל־מֹשֶׁ֥ה וְעַֽל־אַהֲרֹ֖ן לֵאמֹ֑ר אַתֶּ֥ם הֲמִתֶּ֖ם אֶת־עַ֥ם יְהוָֽה׃<text:s/></text:span><text:span text:style-name="T2066">‬</text:span>‬‬<text:span text:style-name="T2067">7</text:span><text:span text:style-name="T2068"> וַיְהִ֗י בְּהִקָּהֵ֤ל הָֽעֵדָה֙ עַל־מֹשֶׁ֣ה וְעַֽל־אַהֲרֹ֔ן וַיִּפְנוּ֙ אֶל־אֹ֣הֶל מוֹעֵ֔ד וְהִנֵּ֥ה כִסָּ֖הוּ הֶעָנָ֑ן וַיֵּרָ֖א כְּב֥וֹד יְהוָֽה׃<text:s/></text:span><text:span text:style-name="T2069">‬</text:span>‬‬<text:span text:style-name="T2070">8</text:span><text:span text:style-name="T2071"> וַיָּבֹ֤א מֹשֶׁה֙ וְאַהֲרֹ֔ן אֶל־פְּנֵ֖י אֹ֥הֶל מוֹעֵֽד׃<text:s/></text:span><text:span text:style-name="T2072">פ<text:s/></text:span><text:span text:style-name="T2073">‬</text:span>‬‬‬‬‬‬‬‬‬</text:p>
        <text:p text:style-name="P2074"><text:span text:style-name="T2075">9</text:span><text:span text:style-name="T2076"> וַיְדַבֵּ֥ר יְהוָ֖ה אֶל־מֹשֶׁ֥ה לֵּאמֹֽר׃<text:s/></text:span><text:span text:style-name="T2077">‬</text:span>‬‬<text:span text:style-name="T2078">10</text:span><text:span text:style-name="T2079"> הֵרֹ֗מּוּ מִתּוֹךְ֙ הָעֵדָ֣ה הַזֹּ֔את וַאֲכַלֶּ֥ה אֹתָ֖ם כְּרָ֑גַע וַֽיִּפְּל֖וּ עַל־פְּנֵיהֶֽם׃<text:s/></text:span><text:span text:style-name="T2080">‬</text:span>‬‬<text:span text:style-name="T2081">11</text:span><text:span text:style-name="T2082"> וַיֹּ֨אמֶר מֹשֶׁ֜ה אֶֽל־אַהֲרֹ֗ן קַ֣ח אֶת־הַ֠מַּחְתָּה וְתֶן־עָלֶ֨יהָ אֵ֜שׁ מֵעַ֤ל הַמִּזְבֵּ֙חַ֙ וְשִׂ֣ים קְטֹ֔רֶת וְהוֹלֵ֧ךְ מְהֵרָ֛ה אֶל־הָעֵדָ֖ה וְכַפֵּ֣ר עֲלֵיהֶ֑ם כִּֽי־יָצָ֥א הַקֶּ֛צֶף מִלִּפְנֵ֥י יְהוָ֖ה הֵחֵ֥ל הַנָּֽגֶף׃<text:s/></text:span><text:span text:style-name="T2083">‬</text:span>‬‬<text:span text:style-name="T2084">12</text:span><text:span text:style-name="T2085"> וַיִּקַּ֨ח אַהֲרֹ֜ן כַּאֲשֶׁ֣ר ׀ דִּבֶּ֣ר מֹשֶׁ֗ה וַיָּ֙רָץ֙ אֶל־תּ֣וֹך הַקָּהָ֔ל וְהִנֵּ֛ה הֵחֵ֥ל הַנֶּ֖גֶף בָּעָ֑ם וַיִּתֵּן֙ אֶֽת־הַקְּטֹ֔רֶת וַיְכַפֵּ֖ר עַל־הָעָֽם׃<text:s/></text:span><text:span text:style-name="T2086">‬</text:span>‬‬<text:span text:style-name="T2087">13</text:span><text:span text:style-name="T2088"> וַיַּעֲמֹ֥ד בֵּֽין־הַמֵּתִ֖ים וּבֵ֣ין הֽ͏ַחַיִּ֑ים וַתֵּעָצַ֖ר הַמַּגֵּפָֽה׃<text:s/></text:span><text:span text:style-name="T2089">‬</text:span>‬‬<text:span text:style-name="T2090">14</text:span><text:span text:style-name="T2091"> וַיִּהְי֗וּ הַמֵּתִים֙ בַּמַּגֵּפָ֔ה אַרְבָּעָ֥ה עָשָׂ֛ר אֶ֖לֶף וּשְׁבַ֣ע מֵא֑וֹת מִלְּבַ֥ד הַמֵּתִ֖ים עַל־דְּבַר־קֹֽרַח׃<text:s/></text:span><text:span text:style-name="T2092">‬</text:span>‬‬<text:span text:style-name="T2093">15</text:span><text:span text:style-name="T2094"> וַיָּ֤שָׁב אַהֲרֹן֙ אֶל־מֹשֶׁ֔ה אֶל־פֶּ֖תַח אֹ֣הֶל מוֹעֵ֑ד וְהַמַּגֵּפָ֖ה נֶעֱצָֽרָה׃<text:s/></text:span><text:span text:style-name="T2095">פ<text:s/></text:span><text:span text:style-name="T2096">‬</text:span>‬‬‬‬‬‬‬‬‬</text:p>
        <text:soft-page-break/>
        <text:p text:style-name="P2097"><text:span text:style-name="T2098">16</text:span><text:span text:style-name="T2099"> וַיְדַבֵּ֥ר יְהוָ֖ה אֶל־מֹשֶׁ֥ה לֵּאמֹֽר׃<text:s/></text:span><text:span text:style-name="T2100">‬</text:span>‬‬<text:span text:style-name="T2101">17</text:span><text:span text:style-name="T2102"> דַּבֵּ֣ר ׀ אֶל־בְּנֵ֣י יִשְׂרָאֵ֗ל וְקַ֣ח מֵֽאִתָּ֡ם מַטֶּ֣ה מַטֶּה֩ לְבֵ֨ית אָ֜ב מֵאֵ֤ת כָּל־נְשִֽׂיאֵהֶם֙ לְבֵ֣ית אֲבֹתָ֔ם שְׁנֵ֥ים עָשָׂ֖ר מַטּ֑וֹת אִ֣ישׁ אֶת־שְׁמ֔וֹ תִּכְתֹּ֖ב עַל־מַטֵּֽהוּ׃<text:s/></text:span><text:span text:style-name="T2103">‬</text:span>‬‬<text:span text:style-name="T2104">18</text:span><text:span text:style-name="T2105"> וְאֵת֙ שֵׁ֣ם אַהֲרֹ֔ן תִּכְתֹּ֖ב עַל־מַטֵּ֣ה לֵוִ֑י כִּ֚י מַטֶּ֣ה אֶחָ֔ד לְרֹ֖אשׁ בֵּ֥ית אֲבוֹתָֽם׃<text:s/></text:span><text:span text:style-name="T2106">‬</text:span>‬‬<text:span text:style-name="T2107">19</text:span><text:span text:style-name="T2108"> וְהִנַּחְתָּ֖ם בְּאֹ֣הֶל מוֹעֵ֑ד לִפְנֵי֙ הָֽעֵד֔וּת אֲשֶׁ֛ר אִוָּעֵ֥ד לָכֶ֖ם שָֽׁמָּה׃<text:s/></text:span><text:span text:style-name="T2109">‬</text:span>‬‬<text:span text:style-name="T2110">20</text:span><text:span text:style-name="T2111"> וְהָיָ֗ה הָאִ֛ישׁ אֲשֶׁ֥ר אֶבְחַר־בּ֖וֹ מַטֵּ֣הוּ יִפְרָ֑ח וַהֲשִׁכֹּתִ֣י מֵֽעָלַ֗י אֶת־תְּלֻנּוֹת֙ בְּנֵ֣י יִשְׂרָאֵ֔ל אֲשֶׁ֛ר הֵ֥ם מַלִּינִ֖ם עֲלֵיכֶֽם׃<text:s/></text:span><text:span text:style-name="T2112">‬</text:span>‬‬<text:span text:style-name="T2113">21</text:span><text:span text:style-name="T2114"> וַיְדַבֵּ֨ר מֹשֶׁ֜ה אֶל־בְּנֵ֣י יִשְׂרָאֵ֗ל וַיִּתְּנ֣וּ אֵלָ֣יו ׀ כָּֽל־נְשִֽׂיאֵיהֶ֡ם מַטֶּה֩ לְנָשִׂ֨יא אֶחָ֜ד מַטֶּ֨ה לְנָשִׂ֤יא אֶחָד֙ לְבֵ֣ית אֲבֹתָ֔ם שְׁנֵ֥ים עָשָׂ֖ר מַטּ֑וֹת וּמַטֵּ֥ה אַהֲרֹ֖ן בְּת֥וֹךְ מַטּוֹתָֽם׃<text:s/></text:span><text:span text:style-name="T2115">‬</text:span>‬‬<text:span text:style-name="T2116">22</text:span><text:span text:style-name="T2117"> וַיַּנַּ֥ח מֹשֶׁ֛ה אֶת־הַמַּטֹּ֖ת לִפְנֵ֣י יְהוָ֑ה בְּאֹ֖הֶל הָעֵדֻֽת׃<text:s/></text:span><text:span text:style-name="T2118">‬</text:span>‬‬<text:span text:style-name="T2119">23</text:span><text:span text:style-name="T2120"> וַיְהִ֣י מִֽמָּחֳרָ֗ת וַיָּבֹ֤א מֹשֶׁה֙ אֶל־אֹ֣הֶל הָעֵד֔וּת וְהִנֵּ֛ה פָּרַ֥ח מַטֵּֽה־אַהֲרֹ֖ן לְבֵ֣ית לֵוִ֑י וַיֹּ֤צֵֽא פֶ֙רַח֙ וַיָּ֣צֵֽץ צִ֔יץ וַיִּגְמֹ֖ל שְׁקֵדִֽים׃<text:s/></text:span><text:span text:style-name="T2121">‬</text:span>‬‬<text:span text:style-name="T2122">24</text:span><text:span text:style-name="T2123"> וַיֹּצֵ֨א מֹשֶׁ֤ה אֶת־כָּל־הַמַּטֹּת֙ מִלִּפְנֵ֣י יְהוָ֔ה אֶֽל־כָּל־בְּנֵ֖י יִשְׂרָאֵ֑ל וַיִּרְא֥וּ וַיִּקְח֖וּ אִ֥ישׁ מַטֵּֽהוּ׃</text:span><text:span text:style-name="T2124"><text:s/>ס<text:s/></text:span><text:span text:style-name="T2125">‬</text:span>‬‬<text:span text:style-name="T2126">25</text:span><text:span text:style-name="T2127"> וַיֹּ֨אמֶר יְהוָ֜ה אֶל־מֹשֶׁ֗ה הָשֵׁ֞ב אֶת־מַטֵּ֤ה אַהֲרֹן֙ לִפְנֵ֣י הָעֵד֔וּת לְמִשְׁמֶ֥רֶת לְא֖וֹת לִבְנֵי־מֶ֑רִי וּתְכַ֧ל תְּלוּנֹּתָ֛ם מֵעָלַ֖י וְלֹ֥א יָמֻֽתוּ׃<text:s/></text:span><text:span text:style-name="T2128">‬</text:span>‬‬<text:span text:style-name="T2129">26</text:span><text:span text:style-name="T2130"> וַיַּ֖עַשׂ מֹשֶׁ֑ה כַּאֲשֶׁ֨ר צִוָּ֧ה יְהוָ֛ה אֹת֖וֹ כֵּ֥ן עָשָֽׂה׃</text:span><text:span text:style-name="T2131"><text:s/>ס<text:s/></text:span><text:span text:style-name="T2132">‬</text:span>‬‬<text:span text:style-name="T2133">27</text:span><text:span text:style-name="T2134"> וַיֹּֽאמְרוּ֙ בְּנֵ֣י יִשְׂרָאֵ֔ל אֶל־מֹשֶׁ֖ה לֵאמֹ֑ר הֵ֥ן גָּוַ֛עְנוּ אָבַ֖דְנוּ כֻּלָּ֥נוּ אָבָֽדְנוּ׃<text:s/></text:span><text:span text:style-name="T2135">‬</text:span>‬‬‬<text:span text:style-name="T2136">28</text:span><text:span text:style-name="T2137"> כֹּ֣ל הַקָּרֵ֧ב ׀ הַקָּרֵ֛ב אֶל־מִשְׁכַּ֥ן יְהוָ֖ה יָמ֑וּת הַאִ֥ם תַּ֖מְנוּ לִגְוֺֽעַ׃</text:span><text:span text:style-name="T2138"><text:s/>ס<text:s/></text:span><text:span text:style-name="T2139">‬</text:span>‬‬‬‬‬‬‬‬‬‬‬‬‬‬‬</text:p>
      </text:section>
      <text:section text:name="Sect17" text:style-name="S17">
        <text:p text:style-name="P2140">Numbers 18</text:p>
        <text:p text:style-name="P2141"><text:span text:style-name="T2142">1</text:span><text:span text:style-name="T2143"> וַיֹּ֤אמֶר יְהוָה֙ אֶֽל־אַהֲרֹ֔ן אַתָּ֗ה וּבָנֶ֤יךָ וּבֵית־אָבִ֙יךָ֙ אִתָּ֔ךְ תִּשְׂא֖וּ אֶת־עֲוֺ֣ן הַמִּקְדָּ֑שׁ וְאַתָּה֙ וּבָנֶ֣יךָ אִתָּ֔ךְ תִּשְׂא֖וּ אֶת־עֲוֺ֥ן כְּהֻנַּתְכֶֽם׃<text:s/></text:span><text:span text:style-name="T2144">2</text:span><text:span text:style-name="T2145"> וְגַ֣ם אֶת־אַחֶיךָ֩ מַטֵּ֨ה לֵוִ֜י שֵׁ֤בֶט אָבִ֙יךָ֙ הַקְרֵ֣ב אִתָּ֔ךְ וְיִלָּו֥וּ עָלֶ֖יךָ וִֽישָׁרְת֑וּךָ וְאַתָּה֙ וּבָנֶ֣יךָ אִתָּ֔ךְ לִפְנֵ֖י אֹ֥הֶל הָעֵדֻֽת׃<text:s/></text:span><text:span text:style-name="T2146">‬</text:span>‬‬<text:span text:style-name="T2147">3</text:span><text:span text:style-name="T2148"> וְשָֽׁמְרוּ֙ מִֽשְׁמַרְתְּךָ֔ וּמִשְׁמֶ֖רֶת כָּל־הָאֹ֑הֶל אַךְ֩ אֶל־כְּלֵ֨י הַקֹּ֤דֶשׁ וְאֶל־הַמִּזְבֵּ֙חַ֙ לֹ֣א יִקְרָ֔בוּ וְלֹֽא־יָמֻ֥תוּ גַם־הֵ֖ם גַּם־אַתֶּֽם׃<text:s/></text:span><text:span text:style-name="T2149">‬</text:span>‬‬<text:span text:style-name="T2150">4</text:span><text:span text:style-name="T2151"> וְנִלְו֣וּ עָלֶ֔יךָ וְשָֽׁמְר֗וּ אֶת־מִשְׁמֶ֙רֶת֙ אֹ֣הֶל מוֹעֵ֔ד לְכֹ֖ל עֲבֹדַ֣ת הָאֹ֑הֶל וְזָ֖ר לֹא־יִקְרַ֥ב אֲלֵיכֶֽם׃<text:s/></text:span><text:span text:style-name="T2152">‬</text:span>‬‬<text:span text:style-name="T2153">5</text:span><text:span text:style-name="T2154"> וּשְׁמַרְתֶּ֗ם אֵ֚ת מִשְׁמֶ֣רֶת הַקֹּ֔דֶשׁ וְאֵ֖ת מִשְׁמֶ֣רֶת הַמִּזְבֵּ֑חַ וְלֹֽא־יִהְיֶ֥ה ע֛וֹד קֶ֖צֶף עַל־בְּנֵ֥י יִשְׂרָאֵֽל׃<text:s/></text:span><text:span text:style-name="T2155">‬</text:span>‬‬<text:span text:style-name="T2156">6</text:span><text:span text:style-name="T2157"> וַאֲנִ֗י הִנֵּ֤ה לָקַ֙חְתִּי֙ אֶת־אֲחֵיכֶ֣ם הַלְוִיִּ֔ם מִתּ֖וֹךְ בְּנֵ֣י יִשְׂרָאֵ֑ל לָכֶ֞ם מַתָּנָ֤ה נְתֻנִים֙ לַֽיהוָ֔ה לַעֲבֹ֕ד אֶת־עֲבֹדַ֖ת אֹ֥הֶל מוֹעֵֽד׃<text:s/></text:span><text:span text:style-name="T2158">‬</text:span>‬‬<text:span text:style-name="T2159">7</text:span><text:span text:style-name="T2160"> וְאַתָּ֣ה וּבָנֶ֣יךָ אִ֠תְּךָ תִּשְׁמְר֨וּ אֶת־כְּהֻנַּתְכֶ֜ם לְכָל־דְּבַ֧ר הַמִּזְבֵּ֛חַ וּלְמִבֵּ֥ית לַפָּרֹ֖כֶת וַעֲבַדְתֶּ֑ם עֲבֹדַ֣ת מַתָּנָ֗ה אֶתֵּן֙ אֶת־כְּהֻנַּתְכֶ֔ם וְהַזָּ֥ר הַקָּרֵ֖ב יוּמָֽת׃</text:span><text:span text:style-name="T2161"><text:s/>ס<text:s/></text:span><text:span text:style-name="T2162">‬</text:span>‬‬<text:span text:style-name="T2163">8</text:span><text:span text:style-name="T2164"> וַיְדַבֵּ֣ר יְהוָה֮ אֶֽל־אַהֲרֹן֒ וַאֲנִי֙ הִנֵּ֣ה נָתַ֣תִּֽי לְךָ֔ אֶת־מִשְׁמֶ֖רֶת תְּרוּמֹתָ֑י לְכָל־קָדְשֵׁ֣י בְנֵֽי־יִ֠שְׂרָאֵל לְךָ֨ נְתַתִּ֧ים לְמָשְׁחָ֛ה וּלְבָנֶ֖יךָ לְחָק־עוֹלָֽם׃<text:s/></text:span><text:span text:style-name="T2165">‬</text:span>‬‬<text:span text:style-name="T2166">9</text:span><text:span text:style-name="T2167"> זֶֽה־יִהְיֶ֥ה לְךָ֛ מִקֹּ֥דֶשׁ הַקֳּדָשִׁ֖ים מִן־הָאֵ֑שׁ כָּל־קָ֠רְבָּנָם לְֽכָל־מִנְחָתָ֞ם וּלְכָל־חַטָּאתָ֗ם וּלְכָל־אֲשָׁמָם֙ אֲשֶׁ֣ר יָשִׁ֣יבוּ לִ֔י קֹ֣דֶשׁ קָֽדָשִׁ֥ים לְךָ֛ ה֖וּא וּלְבָנֶֽיךָ׃<text:s/></text:span><text:span text:style-name="T2168">‬</text:span>‬‬<text:span text:style-name="T2169">10</text:span><text:span text:style-name="T2170"> בְּקֹ֥דֶשׁ הַקֳּדָשִׁ֖ים תֹּאכֲלֶ֑נּוּ כָּל־זָכָר֙ יֹאכַ֣ל אֹת֔וֹ קֹ֖דֶשׁ יִֽהְיֶה־לָּֽךְ׃<text:s/></text:span><text:span text:style-name="T2171">‬</text:span>‬‬<text:span text:style-name="T2172">11</text:span><text:span text:style-name="T2173"> וְזֶה־לְּךָ֞ תְּרוּמַ֣ת מַתָּנָ֗ם לְכָל־תְּנוּפֹת֮ בְּנֵ֣י יִשְׂרָאֵל֒ לְךָ֣ נְתַתִּ֗ים וּלְבָנֶ֧יךָ<text:s/></text:span><text:soft-page-break/><text:span text:style-name="T2174">וְלִבְנֹתֶ֛יךָ אִתְּךָ֖ לְחָק־עוֹלָ֑ם כָּל־טָה֥וֹר בְּבֵיתְךָ֖ יֹאכַ֥ל אֹתֽוֹ׃<text:s/></text:span><text:span text:style-name="T2175">‬</text:span>‬‬<text:span text:style-name="T2176">12</text:span><text:span text:style-name="T2177"> כֹּ֚ל חֵ֣לֶב יִצְהָ֔ר וְכָל־חֵ֖לֶב תִּיר֣וֹשׁ וְדָגָ֑ן רֵאשִׁיתָ֛ם אֲשֶׁר־יִתְּנ֥וּ לַֽיהוָ֖ה לְךָ֥ נְתַתִּֽים׃<text:s/></text:span><text:span text:style-name="T2178">‬</text:span>‬‬<text:span text:style-name="T2179">13</text:span><text:span text:style-name="T2180"> בִּכּוּרֵ֞י כָּל־אֲשֶׁ֧ר בְּאַרְצָ֛ם אֲשֶׁר־יָבִ֥יאוּ לַיהוָ֖ה לְךָ֣ יִהְיֶ֑ה כָּל־טָה֥וֹר בְּבֵיתְךָ֖ יֹאכֲלֶֽנּוּ׃<text:s/></text:span><text:span text:style-name="T2181">‬</text:span>‬‬<text:span text:style-name="T2182">14</text:span><text:span text:style-name="T2183"> כָּל־חֵ֥רֶם בְּיִשְׂרָאֵ֖ל לְךָ֥ יִהְיֶֽה׃<text:s/></text:span><text:span text:style-name="T2184">‬</text:span>‬‬<text:span text:style-name="T2185">15</text:span><text:span text:style-name="T2186"> כָּל־פֶּ֣טֶר רֶ֠חֶם לְֽכָל־בָּשָׂ֞ר אֲשֶׁר־יַקְרִ֧יבוּ לַֽיהוָ֛ה בָּאָדָ֥ם וּבַבְּהֵמָ֖ה יִֽהְיֶה־לָּ֑ךְ אַ֣ךְ ׀ פָּדֹ֣ה תִפְדֶּ֗ה אֵ֚ת בְּכ֣וֹר הָֽאָדָ֔ם וְאֵ֛ת בְּכֽוֹר־הַבְּהֵמָ֥ה הַטְּמֵאָ֖ה תִּפְדֶּֽה׃<text:s/></text:span><text:span text:style-name="T2187">‬</text:span>‬‬<text:span text:style-name="T2188">16</text:span><text:span text:style-name="T2189"> וּפְדוּיָו֙ מִבֶּן־חֹ֣דֶשׁ תִּפְדֶּ֔ה בְּעֶ֨רְכְּךָ֔ כֶּ֛סֶף חֲמֵ֥שֶׁת שְׁקָלִ֖ים בְּשֶׁ֣קֶל הַקֹּ֑דֶשׁ עֶשְׂרִ֥ים גֵּרָ֖ה הֽוּא׃<text:s/></text:span><text:span text:style-name="T2190">‬</text:span>‬‬<text:span text:style-name="T2191">17</text:span><text:span text:style-name="T2192"> אַ֣ךְ בְּֽכוֹר־שׁ֡וֹר אֽוֹ־בְכ֨וֹר כֶּ֜שֶׂב אֽוֹ־בְכ֥וֹר עֵ֛ז לֹ֥א תִפְדֶּ֖ה קֹ֣דֶשׁ הֵ֑ם אֶת־דָּמָ֞ם תִּזְרֹ֤ק עַל־הַמִּזְבֵּ֙חַ֙ וְאֶת־חֶלְבָּ֣ם תַּקְטִ֔יר אִשֶּׁ֛ה לְרֵ֥יחַ נִיחֹ֖חַ לַֽיהוָֽה׃<text:s/></text:span><text:span text:style-name="T2193">‬</text:span>‬‬<text:span text:style-name="T2194">18</text:span><text:span text:style-name="T2195"> וּבְשָׂרָ֖ם יִהְיֶה־לָּ֑ךְ כַּחֲזֵ֧ה הַתְּנוּפָ֛ה וּכְשׁ֥וֹק הַיָּמִ֖ין לְךָ֥ יִהְיֶֽה׃<text:s/></text:span><text:span text:style-name="T2196">‬</text:span>‬‬<text:span text:style-name="T2197">19</text:span><text:span text:style-name="T2198"> כֹּ֣ל ׀ תְּרוּמֹ֣ת הַקֳּדָשִׁ֗ים אֲשֶׁ֨ר יָרִ֥ימוּ בְנֵֽי־יִשְׂרָאֵל֮ לַֽיהוָה֒ נָתַ֣תִּֽי לְךָ֗ וּלְבָנֶ֧יךָ וְלִבְנֹתֶ֛יךָ אִתְּךָ֖ לְחָק־עוֹלָ֑ם בְּרִית֩ מֶ֨לַח עוֹלָ֥ם הִוא֙ לִפְנֵ֣י יְהוָ֔ה לְךָ֖ וּֽלְזַרְעֲךָ֥ אִתָּֽךְ׃<text:s/></text:span><text:span text:style-name="T2199">‬</text:span>‬‬<text:span text:style-name="T2200">20</text:span><text:span text:style-name="T2201"> וַיֹּ֨אמֶר יְהוָ֜ה אֶֽל־אַהֲרֹ֗ן בְּאַרְצָם֙ לֹ֣א תִנְחָ֔ל וְחֵ֕לֶק לֹא־יִהְיֶ֥ה לְךָ֖ בְּתוֹכָ֑ם אֲנִ֤י חֶלְקְךָ֙ וְנַחֲלָ֣תְךָ֔ בְּת֖וֹךְ בְּנֵ֥י יִשְׂרָאֵֽל׃</text:span><text:span text:style-name="T2202"><text:s/>ס<text:s/></text:span><text:span text:style-name="T2203">‬</text:span>‬‬<text:span text:style-name="T2204">21</text:span><text:span text:style-name="T2205"> וְלִבְנֵ֣י לֵוִ֔י הִנֵּ֥ה נָתַ֛תִּי כָּל־מֽ͏ַעֲשֵׂ֥ר בְּיִשְׂרָאֵ֖ל לְנַחֲלָ֑ה חֵ֤לֶף עֲבֹֽדָתָם֙ אֲשֶׁר־הֵ֣ם עֹֽבְדִ֔ים אֶת־עֲבֹדַ֖ת אֹ֥הֶל מוֹעֵֽד׃<text:s/></text:span><text:span text:style-name="T2206">‬</text:span>‬‬<text:span text:style-name="T2207">22</text:span><text:span text:style-name="T2208"> וְלֹא־יִקְרְב֥וּ ע֛וֹד בְּנֵ֥י יִשְׂרָאֵ֖ל אֶל־אֹ֣הֶל מוֹעֵ֑ד לָשֵׂ֥את חֵ֖טְא לָמֽוּת׃<text:s/></text:span><text:span text:style-name="T2209">‬</text:span>‬‬<text:span text:style-name="T2210">23</text:span><text:span text:style-name="T2211"> וְעָבַ֨ד הַלֵּוִ֜י ה֗וּא אֶת־עֲבֹדַת֙ אֹ֣הֶל מוֹעֵ֔ד וְהֵ֖ם יִשְׂא֣וּ עֲוֺנָ֑ם חֻקַּ֤ת עוֹלָם֙ לְדֹרֹ֣תֵיכֶ֔ם וּבְתוֹךְ֙ בְּנֵ֣י יִשְׂרָאֵ֔ל לֹ֥א יִנְחֲל֖וּ נַחֲלָֽה׃<text:s/></text:span><text:span text:style-name="T2212">‬</text:span>‬‬<text:span text:style-name="T2213">24</text:span><text:span text:style-name="T2214"> כִּ֞י אֶת־מַעְשַׂ֣ר בְּנֵֽי־יִשְׂרָאֵ֗ל אֲשֶׁ֨ר יָרִ֤ימוּ לֽ͏ַיהוָה֙ תְּרוּמָ֔ה נָתַ֥תִּי לַלְוִיִּ֖ם לְנַחֲלָ֑ה עַל־כֵּן֙ אָמַ֣רְתִּי לָהֶ֔ם בְּתוֹךְ֙ בְּנֵ֣י יִשְׂרָאֵ֔ל לֹ֥א יִנְחֲל֖וּ נַחֲלָֽה׃<text:s/></text:span><text:span text:style-name="T2215">פ<text:s/></text:span><text:span text:style-name="T2216">‬</text:span>‬‬‬‬‬‬‬‬‬‬‬‬‬‬‬‬‬‬‬‬‬‬‬‬‬</text:p>
        <text:p text:style-name="P2217"><text:span text:style-name="T2218">25</text:span><text:span text:style-name="T2219"> וַיְדַבֵּ֥ר יְהוָ֖ה אֶל־מֹשֶׁ֥ה לֵּאמֹֽר׃<text:s/></text:span><text:span text:style-name="T2220">‬</text:span>‬‬<text:span text:style-name="T2221">26</text:span><text:span text:style-name="T2222"> וְאֶל־הַלְוִיִּ֣ם תְּדַבֵּר֮ וְאָמַרְתָּ֣ אֲלֵהֶם֒ כִּֽי־תִ֠קְחוּ מֵאֵ֨ת בְּנֵֽי־יִשְׂרָאֵ֜ל אֶת־הַֽמַּעֲשֵׂ֗ר אֲשֶׁ֨ר נָתַ֧תִּי לָכֶ֛ם מֵאִתָּ֖ם בְּנַחֲלַתְכֶ֑ם וַהֲרֵמֹתֶ֤ם מִמֶּ֙נּוּ֙ תְּרוּמַ֣ת יְהוָ֔ה מַעֲשֵׂ֖ר מִן־הַֽמַּעֲשֵֽׂר׃<text:s/></text:span><text:span text:style-name="T2223">‬</text:span>‬‬<text:span text:style-name="T2224">27</text:span><text:span text:style-name="T2225"> וְנֶחְשַׁ֥ב לָכֶ֖ם תְּרוּמַתְכֶ֑ם כַּדָּגָן֙ מִן־הַגֹּ֔רֶן וְכַֽמְלֵאָ֖ה מִן־הַיָּֽקֶב׃<text:s/></text:span><text:span text:style-name="T2226">‬</text:span>‬‬<text:span text:style-name="T2227">28</text:span><text:span text:style-name="T2228"> כֵּ֣ן תָּרִ֤ימוּ גַם־אַתֶּם֙ תְּרוּמַ֣ת יְהוָ֔ה מִכֹּל֙ מַעְשְׂרֹ֣תֵיכֶ֔ם אֲשֶׁ֣ר תִּקְח֔וּ מֵאֵ֖ת בְּנֵ֣י יִשְׂרָאֵ֑ל וּנְתַתֶּ֤ם מִמֶּ֙נּוּ֙ אֶת־תְּרוּמַ֣ת יְהוָ֔ה לְאַהֲרֹ֖ן הַכֹּהֵֽן׃<text:s/></text:span><text:span text:style-name="T2229">‬</text:span>‬‬<text:span text:style-name="T2230">29</text:span><text:span text:style-name="T2231"> מִכֹּל֙ מַתְּנֹ֣תֵיכֶ֔ם תָּרִ֕ימוּ אֵ֖ת כָּל־תְּרוּמַ֣ת יְהוָ֑ה מִכָּל־חֶלְבּ֔וֹ אֶֽת־מִקְדְּשׁ֖וֹ מִמֶּֽנּוּ׃<text:s/></text:span><text:span text:style-name="T2232">‬</text:span>‬‬<text:span text:style-name="T2233">30</text:span><text:span text:style-name="T2234"> וְאָמַרְתָּ֖ אֲלֵהֶ֑ם בַּהֲרִֽימְכֶ֤ם אֶת־חֶלְבּוֹ֙ מִמֶּ֔נּוּ וְנֶחְשַׁב֙ לַלְוִיִּ֔ם כִּתְבוּאַ֥ת גֹּ֖רֶן וְכִתְבוּאַ֥ת יָֽקֶב׃<text:s/></text:span><text:span text:style-name="T2235">‬</text:span>‬‬<text:span text:style-name="T2236">31</text:span><text:span text:style-name="T2237"> וַאֲכַלְתֶּ֤ם אֹתוֹ֙ בְּכָל־מָק֔וֹם אַתֶּ֖ם וּבֵֽיתְכֶ֑ם כִּֽי־שָׂכָ֥ר הוּא֙ לָכֶ֔ם חֵ֥לֶף עֲבֹֽדַתְכֶ֖ם בְּאֹ֥הֶל מוֹעֵֽד׃<text:s/></text:span><text:span text:style-name="T2238">‬</text:span>‬‬<text:span text:style-name="T2239">32</text:span><text:span text:style-name="T2240"> וְלֹֽא־תִשְׂא֤וּ עָלָיו֙ חֵ֔טְא בַּהֲרִֽימְכֶ֥ם אֶת־חֶלְבּ֖וֹ מִמֶּ֑נּוּ וְאֶת־קָדְשֵׁ֧י בְנֵי־יִשְׂרָאֵ֛ל לֹ֥א תְחַלְּל֖וּ וְלֹ֥א תָמֽוּתוּ׃<text:s/></text:span><text:span text:style-name="T2241">פ<text:s/></text:span><text:span text:style-name="T2242">‬</text:span>‬‬‬‬‬‬‬‬‬‬</text:p>
      </text:section>
      <text:section text:name="Sect18" text:style-name="S18">
        <text:soft-page-break/>
        <text:p text:style-name="P2243">Numbers 19</text:p>
        <text:p text:style-name="P2244"><text:span text:style-name="T2245">1</text:span><text:span text:style-name="T2246"> וַיְדַבֵּ֣ר יְהוָ֔ה אֶל־מֹשֶׁ֥ה וְאֶֽל־אַהֲרֹ֖ן לֵאמֹֽר׃<text:s/></text:span><text:span text:style-name="T2247">2</text:span><text:span text:style-name="T2248"> זֹ֚את חֻקַּ֣ת הַתּוֹרָ֔ה אֲשֶׁר־צִוָּ֥ה יְהוָ֖ה לֵאמֹ֑ר דַּבֵּ֣ר ׀ אֶל־בְּנֵ֣י יִשְׂרָאֵ֗ל וְיִקְח֣וּ אֵלֶיךָ֩ פָרָ֨ה אֲדֻמָּ֜ה תְּמִימָ֗ה אֲשֶׁ֤ר אֵֽין־בָּהּ֙ מ֔וּם אֲשֶׁ֛ר לֹא־עָלָ֥ה עָלֶ֖יהָ עֹֽל׃<text:s/></text:span><text:span text:style-name="T2249">‬</text:span>‬‬<text:span text:style-name="T2250">3</text:span><text:span text:style-name="T2251"> וּנְתַתֶּ֣ם אֹתָ֔הּ אֶל־אֶלְעָזָ֖ר הַכֹּהֵ֑ן וְהוֹצִ֤יא אֹתָהּ֙ אֶל־מִח֣וּץ לַֽמַּחֲנֶ֔ה וְשָׁחַ֥ט אֹתָ֖הּ לְפָנָֽיו׃<text:s/></text:span><text:span text:style-name="T2252">‬</text:span>‬‬<text:span text:style-name="T2253">4</text:span><text:span text:style-name="T2254"> וְלָקַ֞ח אֶלְעָזָ֧ר הַכֹּהֵ֛ן מִדָּמָ֖הּ בְּאֶצְבָּע֑וֹ וְהִזָּ֞ה אֶל־נֹ֨כַח פְּנֵ֧י אֹֽהֶל־מוֹעֵ֛ד מִדָּמָ֖הּ שֶׁ֥בַע פְּעָמִֽים׃<text:s/></text:span><text:span text:style-name="T2255">‬</text:span>‬‬<text:span text:style-name="T2256">5</text:span><text:span text:style-name="T2257"> וְשָׂרַ֥ף אֶת־הַפָּרָ֖ה לְעֵינָ֑יו אֶת־עֹרָ֤הּ וְאֶת־בְּשָׂרָהּ֙ וְאֶת־דָּמָ֔הּ עַל־פִּרְשָׁ֖הּ יִשְׂרֹֽף׃<text:s/></text:span><text:span text:style-name="T2258">‬</text:span>‬‬<text:span text:style-name="T2259">6</text:span><text:span text:style-name="T2260"> וְלָקַ֣ח הַכֹּהֵ֗ן עֵ֥ץ אֶ֛רֶז וְאֵז֖וֹב וּשְׁנִ֣י תוֹלָ֑עַת וְהִשְׁלִ֕יךְ אֶל־תּ֖וֹךְ שְׂרֵפַ֥ת הַפָּרָֽה׃<text:s/></text:span><text:span text:style-name="T2261">‬</text:span>‬‬<text:span text:style-name="T2262">7</text:span><text:span text:style-name="T2263"> וְכִבֶּ֨ס בְּגָדָ֜יו הַכֹּהֵ֗ן וְרָחַ֤ץ בְּשָׂרוֹ֙ בַּמַּ֔יִם וְאַחַ֖ר יָב֣וֹא אֶל־הַֽמַּחֲנֶ֑ה וְטָמֵ֥א הַכֹּהֵ֖ן עַד־הָעָֽרֶב׃<text:s/></text:span><text:span text:style-name="T2264">‬</text:span>‬‬<text:span text:style-name="T2265">8</text:span><text:span text:style-name="T2266"> וְהַשֹּׂרֵ֣ף אֹתָ֔הּ יְכַבֵּ֤ס בְּגָדָיו֙ בַּמַּ֔יִם וְרָחַ֥ץ בְּשָׂר֖וֹ בַּמָּ֑יִם וְטָמֵ֖א עַד־הָעָֽרֶב׃<text:s/></text:span><text:span text:style-name="T2267">‬</text:span>‬‬<text:span text:style-name="T2268">9</text:span><text:span text:style-name="T2269"> וְאָסַ֣ף ׀ אִ֣ישׁ טָה֗וֹר אֵ֚ת אֵ֣פֶר הַפָּרָ֔ה וְהִנִּ֛יחַ מִח֥וּץ לַֽמַּחֲנֶ֖ה בְּמָק֣וֹם טָה֑וֹר וְ֠הָיְתָה לַעֲדַ֨ת בְּנֵֽי־יִשְׂרָאֵ֧ל לְמִשְׁמֶ֛רֶת לְמֵ֥י נִדָּ֖ה חַטָּ֥את הִֽוא׃<text:s/></text:span><text:span text:style-name="T2270">‬</text:span>‬‬<text:span text:style-name="T2271">10</text:span><text:span text:style-name="T2272"> וְ֠כִבֶּס הָאֹסֵ֨ף אֶת־אֵ֤פֶר הַפָּרָה֙ אֶת־בְּגָדָ֔יו וְטָמֵ֖א עַד־הָעָ֑רֶב וְֽהָיְתָ֞ה לִבְנֵ֣י יִשְׂרָאֵ֗ל וְלַגֵּ֛ר הַגָּ֥ר בְּתוֹכָ֖ם לְחֻקַּ֥ת עוֹלָֽם׃<text:s/></text:span><text:span text:style-name="T2273">‬</text:span>‬‬<text:span text:style-name="T2274">11</text:span><text:span text:style-name="T2275"> הַנֹּגֵ֥עַ בְּמֵ֖ת לְכָל־נֶ֣פֶשׁ אָדָ֑ם וְטָמֵ֖א שִׁבְעַ֥ת יָמִֽים׃<text:s/></text:span><text:span text:style-name="T2276">‬</text:span>‬‬<text:span text:style-name="T2277">12</text:span><text:span text:style-name="T2278"> ה֣וּא יִתְחַטָּא־ב֞וֹ בַּיּ֧וֹם הַשְּׁלִישִׁ֛י וּבַיּ֥וֹם הַשְּׁבִיעִ֖י יִטְהָ֑ר וְאִם־לֹ֨א יִתְחַטָּ֜א בַּיּ֧וֹם הַשְּׁלִישִׁ֛י וּבַיּ֥וֹם הַשְּׁבִיעִ֖י לֹ֥א יִטְהָֽר׃<text:s/></text:span><text:span text:style-name="T2279">‬</text:span>‬‬<text:span text:style-name="T2280">13</text:span><text:span text:style-name="T2281"> כָּֽל־הַנֹּגֵ֡עַ בְּמֵ֣ת בְּנֶפֶשׁ֩ הָאָדָ֨ם אֲשֶׁר־יָמ֜וּת וְלֹ֣א יִתְחַטָּ֗א אֶת־מִשְׁכַּ֤ן יְהוָה֙ טִמֵּ֔א וְנִכְרְתָ֛ה הַנֶּ֥פֶשׁ הַהִ֖וא מִיִּשְׂרָאֵ֑ל כִּי֩ מֵ֨י נִדָּ֜ה לֹא־זֹרַ֤ק עָלָיו֙ טָמֵ֣א יִהְיֶ֔ה ע֖וֹד טֻמְאָת֥וֹ בֽוֹ׃<text:s/></text:span><text:span text:style-name="T2282">‬</text:span>‬‬<text:span text:style-name="T2283">14</text:span><text:span text:style-name="T2284"> זֹ֚את הַתּוֹרָ֔ה אָדָ֖ם כִּֽי־יָמ֣וּת בְּאֹ֑הֶל כָּל־הַבָּ֤א אֶל־הָאֹ֙הֶל֙ וְכָל־אֲשֶׁ֣ר בָּאֹ֔הֶל יִטְמָ֖א שִׁבְעַ֥ת יָמִֽים׃<text:s/></text:span><text:span text:style-name="T2285">‬</text:span>‬‬<text:span text:style-name="T2286">15</text:span><text:span text:style-name="T2287"> וְכֹל֙ כְּלִ֣י פָת֔וּחַ אֲשֶׁ֛ר אֵין־צָמִ֥יד פָּתִ֖יל עָלָ֑יו טָמֵ֖א הֽוּא׃<text:s/></text:span><text:span text:style-name="T2288">‬</text:span>‬‬<text:span text:style-name="T2289">16</text:span><text:span text:style-name="T2290"> וְכֹ֨ל אֲשֶׁר־יִגַּ֜ע עַל־פְּנֵ֣י הַשָּׂדֶ֗ה בּֽ͏ַחֲלַל־חֶ֙רֶב֙ א֣וֹ בְמֵ֔ת אֽוֹ־בְעֶ֥צֶם אָדָ֖ם א֣וֹ בְקָ֑בֶר יִטְמָ֖א שִׁבְעַ֥ת יָמִֽים׃<text:s/></text:span><text:span text:style-name="T2291">‬</text:span>‬‬<text:span text:style-name="T2292">17</text:span><text:span text:style-name="T2293"> וְלָֽקְחוּ֙ לַטָּמֵ֔א מֵעֲפַ֖ר שְׂרֵפַ֣ת הַֽחַטָּ֑את וְנָתַ֥ן עָלָ֛יו מַ֥יִם חַיִּ֖ים אֶל־כֶּֽלִי׃<text:s/></text:span><text:span text:style-name="T2294">‬</text:span>‬‬<text:span text:style-name="T2295">18</text:span><text:span text:style-name="T2296"> וְלָקַ֨ח אֵז֜וֹב וְטָבַ֣ל בַּמַּיִם֮ אִ֣ישׁ טָהוֹר֒ וְהִזָּ֤ה עַל־הָאֹ֙הֶל֙ וְעַל־כָּל־הַכֵּלִ֔ים וְעַל־הַנְּפָשׁ֖וֹת אֲשֶׁ֣ר הָֽיוּ־שָׁ֑ם וְעַל־הַנֹּגֵ֗עַ בַּעֶ֙צֶם֙ א֣וֹ בֶֽחָלָ֔ל א֥וֹ בַמֵּ֖ת א֥וֹ בַקָּֽבֶר׃<text:s/></text:span><text:span text:style-name="T2297">‬</text:span>‬‬<text:span text:style-name="T2298">19</text:span><text:span text:style-name="T2299"> וְהִזָּ֤ה הַטָּהֹר֙ עַל־הַטָּמֵ֔א בַּיּ֥וֹם הַשְּׁלִישִׁ֖י וּבַיּ֣וֹם הַשְּׁבִיעִ֑י וְחִטְּאוֹ֙ בַּיּ֣וֹם הַשְּׁבִיעִ֔י וְכִבֶּ֧ס בְּגָדָ֛יו וְרָחַ֥ץ בַּמַּ֖יִם וְטָהֵ֥ר בָּעָֽרֶב׃<text:s/></text:span><text:span text:style-name="T2300">‬</text:span>‬‬<text:span text:style-name="T2301">20</text:span><text:span text:style-name="T2302"> וְאִ֤ישׁ אֲשֶׁר־יִטְמָא֙ וְלֹ֣א יִתְחַטָּ֔א וְנִכְרְתָ֛ה הַנֶּ֥פֶשׁ הַהִ֖וא מִתּ֣וֹךְ הַקָּהָ֑ל כִּי֩ אֶת־מִקְדַּ֨שׁ יְהוָ֜ה טִמֵּ֗א מֵ֥י נִדָּ֛ה לֹא־זֹרַ֥ק עָלָ֖יו טָמֵ֥א הֽוּא׃<text:s/></text:span><text:span text:style-name="T2303">‬</text:span>‬‬<text:span text:style-name="T2304">21</text:span><text:span text:style-name="T2305"> וְהָיְתָ֥ה לָּהֶ֖ם לְחֻקַּ֣ת עוֹלָ֑ם וּמַזֵּ֤ה מֵֽי־הַנִּדָּה֙ יְכַבֵּ֣ס בְּגָדָ֔יו וְהַנֹּגֵ֙עַ֙ בְּמֵ֣י הַנִּדָּ֔ה יִטְמָ֖א עַד־הָעָֽרֶב׃<text:s/></text:span><text:span text:style-name="T2306">‬</text:span>‬‬<text:span text:style-name="T2307">22</text:span><text:span text:style-name="T2308"> וְכֹ֛ל אֲשֶׁר־יִגַּע־בּ֥וֹ הַטָּמֵ֖א יִטְמָ֑א וְהַנֶּ֥פֶשׁ הַנֹּגַ֖עַת תִּטְמָ֥א עַד־הָעָֽרֶב׃<text:s/></text:span><text:span text:style-name="T2309">פ<text:s/></text:span><text:span text:style-name="T2310">‬</text:span>‬‬‬‬‬‬‬‬‬‬‬‬‬‬‬‬‬‬‬‬‬‬‬</text:p>
      </text:section>
      <text:section text:name="Sect19" text:style-name="S19">
        <text:soft-page-break/>
        <text:p text:style-name="P2311">Numbers 20</text:p>
        <text:p text:style-name="P2312"><text:span text:style-name="T2313">1</text:span><text:span text:style-name="T2314"> וַיָּבֹ֣אוּ בְנֵֽי־יִ֠שְׂרָאֵל כָּל־הָ֨עֵדָ֤ה מִדְבַּר־צִן֙ בַּחֹ֣דֶשׁ הָֽרִאשׁ֔וֹן וַיֵּ֥שֶׁב הָעָ֖ם בְּקָדֵ֑שׁ וַתָּ֤מָת שָׁם֙ מִרְיָ֔ם וַתִּקָּבֵ֖ר שָֽׁם׃<text:s/></text:span><text:span text:style-name="T2315">2</text:span><text:span text:style-name="T2316"> וְלֹא־הָ֥יָה מַ֖יִם לָעֵדָ֑ה וַיִּקָּ֣הֲל֔וּ עַל־מֹשֶׁ֖ה וְעַֽל־אַהֲרֹֽן׃<text:s/></text:span><text:span text:style-name="T2317">‬</text:span>‬‬<text:span text:style-name="T2318">3</text:span><text:span text:style-name="T2319"> וַיָּ֥רֶב הָעָ֖ם עִם־מֹשֶׁ֑ה וַיֹּאמְר֣וּ לֵאמֹ֔ר וְל֥וּ גָוַ֛עְנוּ בִּגְוַ֥ע אַחֵ֖ינוּ לִפְנֵ֥י יְהוָֽה׃<text:s/></text:span><text:span text:style-name="T2320">‬</text:span>‬‬<text:span text:style-name="T2321">4</text:span><text:span text:style-name="T2322"> וְלָמָ֤ה הֲבֵאתֶם֙ אֶת־קְהַ֣ל יְהוָ֔ה אֶל־הַמִּדְבָּ֖ר הַזֶּ֑ה לָמ֣וּת שָׁ֔ם אֲנַ֖חְנוּ וּבְעִירֵֽנוּ׃<text:s/></text:span><text:span text:style-name="T2323">‬</text:span>‬‬<text:span text:style-name="T2324">5</text:span><text:span text:style-name="T2325"> וְלָמָ֤ה הֶֽעֱלִיתֻ֙נוּ֙ מִמִּצְרַ֔יִם לְהָבִ֣יא אֹתָ֔נוּ אֶל־הַמָּק֥וֹם הָרָ֖ע הַזֶּ֑ה לֹ֣א ׀ מְק֣וֹם זֶ֗רַע וּתְאֵנָ֤ה וְגֶ֙פֶן֙ וְרִמּ֔וֹן וּמַ֥יִם אַ֖יִן לִשְׁתּֽוֹת׃<text:s/></text:span><text:span text:style-name="T2326">‬</text:span>‬‬<text:span text:style-name="T2327">6</text:span><text:span text:style-name="T2328"> וַיָּבֹא֩ מֹשֶׁ֨ה וְאַהֲרֹ֜ן מִפְּנֵ֣י הַקָּהָ֗ל אֶל־פֶּ֙תַח֙ אֹ֣הֶל מוֹעֵ֔ד וַֽיִּפְּל֖וּ עַל־פְּנֵיהֶ֑ם וַיֵּרָ֥א כְבוֹד־יְהוָ֖ה אֲלֵיהֶֽם׃<text:s/></text:span><text:span text:style-name="T2329">פ<text:s/></text:span>‬‬‬‬‬</text:p>
        <text:p text:style-name="P2330"><text:span text:style-name="T2331">‬</text:span>‬‬<text:span text:style-name="T2332">7</text:span><text:span text:style-name="T2333"> וַיְדַבֵּ֥ר יְהוָ֖ה אֶל־מֹשֶׁ֥ה לֵּאמֹֽר׃<text:s/></text:span><text:span text:style-name="T2334">‬</text:span>‬‬<text:span text:style-name="T2335">8</text:span><text:span text:style-name="T2336"> קַ֣ח אֶת־הַמַּטֶּ֗ה וְהַקְהֵ֤ל אֶת־הָעֵדָה֙ אַתָּה֙ וְאַהֲרֹ֣ן אָחִ֔יךָ וְדִבַּרְתֶּ֧ם אֶל־הַסֶּ֛לַע לְעֵינֵיהֶ֖ם וְנָתַ֣ן מֵימָ֑יו וְהוֹצֵאתָ֨ לָהֶ֥ם מַ֙יִם֙ מִן־הַסֶּ֔לַע וְהִשְׁקִיתָ֥ אֶת־הָעֵדָ֖ה וְאֶת־בְּעִירָֽם׃<text:s/></text:span><text:span text:style-name="T2337">‬</text:span>‬‬<text:span text:style-name="T2338">9</text:span><text:span text:style-name="T2339"> וַיִּקַּ֥ח מֹשֶׁ֛ה אֶת־הַמַּטֶּ֖ה מִלִּפְנֵ֣י יְהוָ֑ה כַּאֲשֶׁ֖ר צִוָּֽהוּ׃<text:s/></text:span><text:span text:style-name="T2340">‬</text:span>‬‬<text:span text:style-name="T2341">10</text:span><text:span text:style-name="T2342"> וַיַּקְהִ֜לוּ מֹשֶׁ֧ה וְאַהֲרֹ֛ן אֶת־הַקָּהָ֖ל אֶל־פְּנֵ֣י הַסָּ֑לַע וַיֹּ֣אמֶר לָהֶ֗ם שִׁמְעוּ־נָא֙ הַמֹּרִ֔ים הֲמִן־הַסֶּ֣לַע הַזֶּ֔ה נוֹצִ֥יא לָכֶ֖ם מָֽיִם׃<text:s/></text:span><text:span text:style-name="T2343">‬</text:span>‬‬<text:span text:style-name="T2344">11</text:span><text:span text:style-name="T2345"> וַיָּ֨רֶם מֹשֶׁ֜ה אֶת־יָד֗וֹ וַיַּ֧ךְ אֶת־הַסֶּ֛לַע בְּמַטֵּ֖הוּ פַּעֲמָ֑יִם וַיֵּצְאוּ֙ מַ֣יִם רַבִּ֔ים וַתֵּ֥שְׁתְּ הָעֵדָ֖ה וּבְעִירָֽם׃</text:span><text:span text:style-name="T2346"><text:s/>ס<text:s/></text:span><text:span text:style-name="T2347">‬</text:span>‬‬<text:span text:style-name="T2348">12</text:span><text:span text:style-name="T2349"> וַיֹּ֣אמֶר יְהוָה֮ אֶל־מֹשֶׁ֣ה וְאֶֽל־אַהֲרֹן֒ יַ֚עַן לֹא־הֶאֱמַנְתֶּ֣ם בִּ֔י לְהַ֨קְדִּישֵׁ֔נִי לְעֵינֵ֖י בְּנֵ֣י יִשְׂרָאֵ֑ל לָכֵ֗ן לֹ֤א תָבִ֙יאוּ֙ אֶת־הַקָּהָ֣ל הַזֶּ֔ה אֶל־הָאָ֖רֶץ אֲשֶׁר־נָתַ֥תִּי לָהֶֽם׃<text:s/></text:span><text:span text:style-name="T2350">‬</text:span>‬‬<text:span text:style-name="T2351">13</text:span><text:span text:style-name="T2352"> הֵ֚מָּה מֵ֣י מְרִיבָ֔ה אֲשֶׁר־רָב֥וּ בְנֵֽי־יִשְׂרָאֵ֖ל אֶת־יְהוָ֑ה וַיִּקָּדֵ֖שׁ בָּֽם׃</text:span><text:span text:style-name="T2353"><text:s/>ס<text:s/></text:span><text:span text:style-name="T2354">‬</text:span>‬‬<text:span text:style-name="T2355">14</text:span><text:span text:style-name="T2356"> וַיִּשְׁלַ֨ח מֹשֶׁ֧ה מַלְאָכִ֛ים מִקָּדֵ֖שׁ אֶל־מֶ֣לֶךְ אֱד֑וֹם כֹּ֤ה אָמַר֙ אָחִ֣יךָ יִשְׂרָאֵ֔ל אַתָּ֣ה יָדַ֔עְתָּ אֵ֥ת כָּל־הַתְּלָאָ֖ה אֲשֶׁ֥ר מְצָאָֽתְנוּ׃<text:s/></text:span><text:span text:style-name="T2357">‬</text:span>‬‬<text:span text:style-name="T2358">15</text:span><text:span text:style-name="T2359"> וַיֵּרְד֤וּ אֲבֹתֵ֙ינוּ֙ מִצְרַ֔יְמָה וַנֵּ֥שֶׁב בְּמִצְרַ֖יִם יָמִ֣ים רַבִּ֑ים וַיָּרֵ֥עוּ לָ֛נוּ מִצְרַ֖יִם וְלַאֲבֹתֵֽינוּ׃<text:s/></text:span><text:span text:style-name="T2360">‬</text:span>‬‬<text:span text:style-name="T2361">16</text:span><text:span text:style-name="T2362"> וַנִּצְעַ֤ק אֶל־יְהוָה֙ וַיִּשְׁמַ֣ע קֹלֵ֔נוּ וַיִּשְׁלַ֣ח מַלְאָ֔ךְ וַיֹּצִאֵ֖נוּ מִמִּצְרָ֑יִם וְהִנֵּה֙ אֲנַ֣חְנוּ בְקָדֵ֔שׁ עִ֖יר קְצֵ֥ה גְבוּלֶֽךָ׃<text:s/></text:span><text:span text:style-name="T2363">‬</text:span>‬‬<text:span text:style-name="T2364">17</text:span><text:span text:style-name="T2365"> נַעְבְּרָה־נָּ֣א בְאַרְצֶ֗ךָ לֹ֤א נַעֲבֹר֙ בְּשָׂדֶ֣ה וּבְכֶ֔רֶם וְלֹ֥א נִשְׁתֶּ֖ה מֵ֣י בְאֵ֑ר דֶּ֧רֶךְ הַמֶּ֣לֶךְ נֵלֵ֗ךְ לֹ֤א נִטֶּה֙ יָמִ֣ין וּשְׂמֹ֔אול עַ֥ד אֲשֶֽׁר־נַעֲבֹ֖ר גְּבוּלֶֽךָ׃<text:s/></text:span><text:span text:style-name="T2366">‬</text:span>‬‬<text:span text:style-name="T2367">18</text:span><text:span text:style-name="T2368"> וַיֹּ֤אמֶר אֵלָיו֙ אֱד֔וֹם לֹ֥א תַעֲבֹ֖ר בִּ֑י פֶּן־בַּחֶ֖רֶב אֵצֵ֥א לִקְרָאתֶֽךָ׃<text:s/></text:span><text:span text:style-name="T2369">‬</text:span>‬‬<text:span text:style-name="T2370">19</text:span><text:span text:style-name="T2371"> וַיֹּאמְר֨וּ אֵלָ֥יו בְּנֵֽי־יִשְׂרָאֵל֘ בַּֽמְסִלָּ֣ה נַעֲלֶה֒ וְאִם־מֵימֶ֤יךָ נִשְׁתֶּה֙ אֲנִ֣י וּמִקְנַ֔י וְנָתַתִּ֖י מִכְרָ֑ם רַ֥ק אֵין־דָּבָ֖ר בְּרַגְלַ֥י אֶֽעֱבֹֽרָה׃<text:s/></text:span><text:span text:style-name="T2372">‬</text:span>‬‬<text:span text:style-name="T2373">20</text:span><text:span text:style-name="T2374"> וַיֹּ֖אמֶר לֹ֣א תַעֲבֹ֑ר וַיֵּצֵ֤א אֱדוֹם֙ לִקְרָאת֔וֹ בְּעַ֥ם כָּבֵ֖ד וּבְיָ֥ד חֲזָקָֽה׃<text:s/></text:span><text:span text:style-name="T2375">‬</text:span>‬‬<text:span text:style-name="T2376">21</text:span><text:span text:style-name="T2377"> וַיְמָאֵ֣ן ׀ אֱד֗וֹם נְתֹן֙ אֶת־יִשְׂרָאֵ֔ל עֲבֹ֖ר בִּגְבֻל֑וֹ וַיֵּ֥ט יִשְׂרָאֵ֖ל מֵעָלָֽיו׃<text:s/></text:span><text:span text:style-name="T2378">פ<text:s/></text:span><text:span text:style-name="T2379">‬</text:span>‬‬‬‬‬‬‬‬‬‬‬‬‬‬‬‬‬</text:p>
        <text:p text:style-name="P2380"><text:span text:style-name="T2381">22</text:span><text:span text:style-name="T2382"> וַיִּסְע֖וּ מִקָּדֵ֑שׁ וַיָּבֹ֧אוּ בְנֵֽי־יִשְׂרָאֵ֛ל כָּל־הָעֵדָ֖ה הֹ֥ר הָהָֽר׃<text:s/></text:span><text:span text:style-name="T2383">‬</text:span>‬‬<text:span text:style-name="T2384">23</text:span><text:span text:style-name="T2385"> וַיֹּ֧אמֶר יְהוָ֛ה אֶל־מֹשֶׁ֥ה וְאֶֽל־אַהֲרֹ֖ן בְּהֹ֣ר הָהָ֑ר עַל־גְּב֥וּל אֶֽרֶץ־אֱד֖וֹם לֵאמֹֽר׃<text:s/></text:span><text:span text:style-name="T2386">‬</text:span>‬‬<text:span text:style-name="T2387">24</text:span><text:span text:style-name="T2388"> יֵאָסֵ֤ף אַהֲרֹן֙ אֶל־עַמָּ֔יו כִּ֣י לֹ֤א יָבֹא֙ אֶל־הָאָ֔רֶץ אֲשֶׁ֥ר נָתַ֖תִּי לִבְנֵ֣י יִשְׂרָאֵ֑ל עַ֛ל אֲשֶׁר־מְרִיתֶ֥ם אֶת־פִּ֖י לְמֵ֥י מְרִיבָֽה׃<text:s/></text:span><text:span text:style-name="T2389">‬</text:span>‬‬<text:span text:style-name="T2390">25</text:span><text:span text:style-name="T2391"> קַ֚ח אֶֽת־אַהֲרֹ֔ן וְאֶת־אֶלְעָזָ֖ר בְּנ֑וֹ וְהַ֥עַל אֹתָ֖ם הֹ֥ר הָהָֽר׃<text:s/></text:span><text:span text:style-name="T2392">‬</text:span>‬‬<text:span text:style-name="T2393">26</text:span><text:span text:style-name="T2394"> וְהַפְשֵׁ֤ט אֶֽת־אַהֲרֹן֙ אֶת־בְּגָדָ֔יו וְהִלְבַּשְׁתָּ֖ם אֶת־אֶלְעָזָ֣ר<text:s/></text:span><text:soft-page-break/><text:span text:style-name="T2395">בְּנ֑וֹ וְאַהֲרֹ֥ן יֵאָסֵ֖ף וּמֵ֥ת שָֽׁם׃<text:s/></text:span><text:span text:style-name="T2396">‬</text:span>‬‬<text:span text:style-name="T2397">27</text:span><text:span text:style-name="T2398"> וַיַּ֣עַשׂ מֹשֶׁ֔ה כַּאֲשֶׁ֖ר צִוָּ֣ה יְהוָ֑ה וֽ͏ַיַּעֲלוּ֙ אֶל־הֹ֣ר הָהָ֔ר לְעֵינֵ֖י כָּל־הָעֵדָֽה׃<text:s/></text:span><text:span text:style-name="T2399">‬</text:span>‬‬<text:span text:style-name="T2400">28</text:span><text:span text:style-name="T2401"> וַיַּפְשֵׁט֩ מֹשֶׁ֨ה אֶֽת־אַהֲרֹ֜ן אֶת־בְּגָדָ֗יו וַיַּלְבֵּ֤שׁ אֹתָם֙ אֶת־אֶלְעָזָ֣ר בְּנ֔וֹ וַיָּ֧מָת אַהֲרֹ֛ן שָׁ֖ם בְּרֹ֣אשׁ הָהָ֑ר וַיֵּ֧רֶד מֹשֶׁ֛ה וְאֶלְעָזָ֖ר מִן־הָהָֽר׃<text:s/></text:span><text:span text:style-name="T2402">‬</text:span>‬‬<text:span text:style-name="T2403">29</text:span><text:span text:style-name="T2404"> וַיִּרְאוּ֙ כָּל־הָ֣עֵדָ֔ה כִּ֥י גָוַ֖ע אַהֲרֹ֑ן וַיִּבְכּ֤וּ אֶֽת־אַהֲרֹן֙ שְׁלֹשִׁ֣ים י֔וֹם כֹּ֖ל בֵּ֥ית יִשְׂרָאֵֽל׃</text:span><text:span text:style-name="T2405"><text:s/>ס<text:s/></text:span><text:span text:style-name="T2406">‬</text:span>‬‬‬‬‬‬‬‬‬‬</text:p>
      </text:section>
      <text:section text:name="Sect20" text:style-name="S20">
        <text:p text:style-name="P2407">Numbers 21</text:p>
        <text:p text:style-name="P2408"><text:span text:style-name="T2409">1</text:span><text:span text:style-name="T2410"> וַיִּשְׁמַ֞ע הַכְּנַעֲנִ֤י מֶֽלֶךְ־עֲרָד֙ יֹשֵׁ֣ב הַנֶּ֔גֶב כִּ֚י בָּ֣א יִשְׂרָאֵ֔ל דֶּ֖רֶךְ הָאֲתָרִ֑ים וַיִּלָּ֙חֶם֙ בְּיִשְׂרָאֵ֔ל וַיִּ֥שְׁבְּ ׀ מִמֶּ֖נּוּ שֶֽׁבִי׃<text:s/></text:span><text:span text:style-name="T2411">2</text:span><text:span text:style-name="T2412"> וַיִּדַּ֨ר יִשְׂרָאֵ֥ל נֶ֛דֶר לַֽיהוָ֖ה וַיֹּאמַ֑ר אִם־נָתֹ֨ן תִּתֵּ֜ן אֶת־הָעָ֤ם הַזֶּה֙ בְּיָדִ֔י וְהֽ͏ַחֲרַמְתִּ֖י אֶת־עָרֵיהֶֽם׃<text:s/></text:span><text:span text:style-name="T2413">‬</text:span>‬‬<text:span text:style-name="T2414">3</text:span><text:span text:style-name="T2415"> וַיִּשְׁמַ֨ע יְהוָ֜ה בְּק֣וֹל יִשְׂרָאֵ֗ל וַיִּתֵּן֙ אֶת־הַֽכְּנַעֲנִ֔י וַיַּחֲרֵ֥ם אֶתְהֶ֖ם וְאֶת־עָרֵיהֶ֑ם וַיִּקְרָ֥א שֵׁם־הַמָּק֖וֹם חָרְמָֽה׃<text:s/></text:span><text:span text:style-name="T2416">פ<text:s/></text:span><text:span text:style-name="T2417">‬</text:span>‬‬‬‬</text:p>
        <text:p text:style-name="P2418"><text:span text:style-name="T2419">4</text:span><text:span text:style-name="T2420"> וַיִּסְע֞וּ מֵהֹ֤ר הָהָר֙ דֶּ֣רֶךְ יַם־ס֔וּף לִסְבֹ֖ב אֶת־אֶ֣רֶץ אֱד֑וֹם וַתִּקְצַ֥ר נֶֽפֶשׁ־הָעָ֖ם בַּדָּֽרֶךְ׃<text:s/></text:span><text:span text:style-name="T2421">‬</text:span>‬‬<text:span text:style-name="T2422">5</text:span><text:span text:style-name="T2423"> וַיְדַבֵּ֣ר הָעָ֗ם בֵּֽאלֹהִים֮ וּבְמֹשֶׁה֒ לָמָ֤ה הֶֽעֱלִיתֻ֙נוּ֙ מִמִּצְרַ֔יִם לָמ֖וּת בַּמִּדְבָּ֑ר כִּ֣י אֵ֥ין לֶ֙חֶם֙ וְאֵ֣ין מַ֔יִם וְנַפְשֵׁ֣נוּ קָ֔צָה בַּלֶּ֖חֶם הַקְּלֹקֵֽל׃<text:s/></text:span><text:span text:style-name="T2424">‬</text:span>‬‬<text:span text:style-name="T2425">6</text:span><text:span text:style-name="T2426"> וַיְשַׁלַּ֨ח יְהוָ֜ה בָּעָ֗ם אֵ֚ת הַנְּחָשִׁ֣ים הַשְּׂרָפִ֔ים וַֽיְנַשְּׁכ֖וּ אֶת־הָעָ֑ם וַיָּ֥מָת עַם־רָ֖ב מִיִּשְׂרָאֵֽל׃<text:s/></text:span><text:span text:style-name="T2427">‬</text:span>‬‬<text:span text:style-name="T2428">7</text:span><text:span text:style-name="T2429"> וַיָּבֹא֩ הָעָ֨ם אֶל־מֹשֶׁ֜ה וַיֹּאמְר֣וּ חָטָ֗אנוּ כִּֽי־דִבַּ֤רְנוּ בַֽיהוָה֙ וָבָ֔ךְ הִתְפַּלֵּל֙ אֶל־יְהוָ֔ה וְיָסֵ֥ר מֵעָלֵ֖ינוּ אֶת־הַנָּחָ֑שׁ וַיִּתְפַּלֵּ֥ל מֹשֶׁ֖ה בְּעַ֥ד הָעָֽם׃<text:s/></text:span><text:span text:style-name="T2430">‬</text:span>‬‬<text:span text:style-name="T2431">8</text:span><text:span text:style-name="T2432"> וַיֹּ֨אמֶר יְהוָ֜ה אֶל־מֹשֶׁ֗ה עֲשֵׂ֤ה לְךָ֙ שָׂרָ֔ף וְשִׂ֥ים אֹת֖וֹ עַל־נֵ֑ס וְהָיָה֙ כָּל־הַנָּשׁ֔וּךְ וְרָאָ֥ה אֹת֖וֹ וָחָֽי׃<text:s/></text:span><text:span text:style-name="T2433">‬</text:span>‬‬<text:span text:style-name="T2434">9</text:span><text:span text:style-name="T2435"> וַיַּ֤עַשׂ מֹשֶׁה֙ נְחַ֣שׁ נְחֹ֔שֶׁת וַיְשִׂמֵ֖הוּ עַל־הַנֵּ֑ס וְהָיָ֗ה אִם־נָשַׁ֤ךְ הַנָּחָשׁ֙ אֶת־אִ֔ישׁ וְהִבִּ֛יט אֶל־נְחַ֥שׁ הַנְּחֹ֖שֶׁת וָחָֽי׃<text:s/></text:span><text:span text:style-name="T2436">‬</text:span>‬‬<text:span text:style-name="T2437">10</text:span><text:span text:style-name="T2438"> וַיִּסְע֖וּ בְּנֵ֣י יִשְׂרָאֵ֑ל וַֽיַּחֲנ֖וּ בְּאֹבֹֽת׃<text:s/></text:span><text:span text:style-name="T2439">‬</text:span>‬‬<text:span text:style-name="T2440">11</text:span><text:span text:style-name="T2441"> וַיִּסְע֖וּ מֵאֹבֹ֑ת וַֽיַּחֲנ֞וּ בְּעִיֵּ֣י הָֽעֲבָרִ֗ים בַּמִּדְבָּר֙ אֲשֶׁר֙ עַל־פְּנֵ֣י מוֹאָ֔ב מִמִּזְרַ֖ח הַשָּֽׁמֶשׁ׃<text:s/></text:span><text:span text:style-name="T2442">‬</text:span>‬‬<text:span text:style-name="T2443">12</text:span><text:span text:style-name="T2444"> מִשָּׁ֖ם נָסָ֑עוּ וַֽיַּחֲנ֖וּ בְּנַ֥חַל זָֽרֶד׃<text:s/></text:span><text:span text:style-name="T2445">‬</text:span>‬‬<text:span text:style-name="T2446">13</text:span><text:span text:style-name="T2447"> מִשָּׁם֮ נָסָעוּ֒ וַֽיַּחֲנ֗וּ מֵעֵ֤בֶר אַרְנוֹן֙ אֲשֶׁ֣ר בַּמִּדְבָּ֔ר הַיֹּצֵ֖א מִגְּב֣וּל הָֽאֱמֹרִ֑י כִּ֤י אַרְנוֹן֙ גְּב֣וּל מוֹאָ֔ב בֵּ֥ין מוֹאָ֖ב וּבֵ֥ין הָאֱמֹרִֽי׃<text:s/></text:span><text:span text:style-name="T2448">‬</text:span>‬‬<text:span text:style-name="T2449">14</text:span><text:span text:style-name="T2450"> עַל־כֵּן֙ יֵֽאָמַ֔ר בְּסֵ֖פֶר מִלְחֲמֹ֣ת יְהוָ֑ה אֶת־וָהֵ֣ב בְּסוּפָ֔ה וְאֶת־הַנְּחָלִ֖ים אַרְנֽוֹן׃<text:s/></text:span><text:span text:style-name="T2451">‬</text:span>‬‬<text:span text:style-name="T2452">15</text:span><text:span text:style-name="T2453"> וְאֶ֙שֶׁד֙ הַנְּחָלִ֔ים אֲשֶׁ֥ר נָטָ֖ה לְשֶׁ֣בֶת עָ֑ר וְנִשְׁעַ֖ן לִגְב֥וּל מוֹאָֽב׃<text:s/></text:span><text:span text:style-name="T2454">‬</text:span>‬‬<text:span text:style-name="T2455">16</text:span><text:span text:style-name="T2456"> וּמִשָּׁ֖ם בְּאֵ֑רָה הִ֣וא הַבְּאֵ֗ר אֲשֶׁ֨ר אָמַ֤ר יְהוָה֙ לְמֹשֶׁ֔ה אֱסֹף֙ אֶת־הָעָ֔ם וְאֶתְּנָ֥ה לָהֶ֖ם מָֽיִם׃</text:span><text:span text:style-name="T2457"><text:s/>ס<text:s/></text:span><text:span text:style-name="T2458">‬</text:span>‬‬<text:span text:style-name="T2459">17</text:span><text:span text:style-name="T2460"> אָ֚ז יָשִׁ֣יר יִשְׂרָאֵ֔ל אֶת־הַשִּׁירָ֖ה הַזֹּ֑את עֲלִ֥י בְאֵ֖ר עֱנוּ־לָֽהּ׃<text:s/></text:span><text:span text:style-name="T2461">‬</text:span>‬‬<text:span text:style-name="T2462">18</text:span><text:span text:style-name="T2463"> בְּאֵ֞ר חֲפָר֣וּהָ שָׂרִ֗ים כָּר֙וּהָ֙ נְדִיבֵ֣י הָעָ֔ם בִּמְחֹקֵ֖ק בְּמִשְׁעֲנֹתָ֑ם וּמִמִּדְבָּ֖ר מַתָּנָֽה׃<text:s/></text:span><text:span text:style-name="T2464">‬</text:span>‬‬<text:span text:style-name="T2465">19</text:span><text:span text:style-name="T2466"> וּמִמַּתָּנָ֖ה נַחֲלִיאֵ֑ל וּמִנַּחֲלִיאֵ֖ל בָּמֽוֹת׃<text:s/></text:span><text:span text:style-name="T2467">‬</text:span>‬‬<text:span text:style-name="T2468">20</text:span><text:span text:style-name="T2469"> וּמִבָּמ֗וֹת הַגַּיְא֙ אֲשֶׁר֙ בִּשְׂדֵ֣ה מוֹאָ֔ב רֹ֖אשׁ הַפִּסְגָּ֑ה וְנִשְׁקָ֖פָה עַל־פְּנֵ֥י הַיְשִׁימֹֽן׃<text:s/></text:span><text:span text:style-name="T2470">פ<text:s/></text:span><text:span text:style-name="T2471">‬</text:span>‬‬‬‬‬‬‬‬‬‬‬‬‬‬‬‬‬‬‬</text:p>
        <text:p text:style-name="P2472"><text:span text:style-name="T2473">21</text:span><text:span text:style-name="T2474"> וַיִּשְׁלַ֤ח יִשְׂרָאֵל֙ מַלְאָכִ֔ים אֶל־סִיחֹ֥ן מֶֽלֶךְ־הָאֱמֹרִ֖י לֵאמֹֽר׃<text:s/></text:span><text:span text:style-name="T2475">‬</text:span>‬‬<text:span text:style-name="T2476">22</text:span><text:span text:style-name="T2477"> אֶעְבְּרָ֣ה בְאַרְצֶ֗ךָ לֹ֤א נִטֶּה֙ בְּשָׂדֶ֣ה וּבְכֶ֔רֶם לֹ֥א נִשְׁתֶּ֖ה מֵ֣י בְאֵ֑ר בְּדֶ֤רֶךְ הַמֶּ֙לֶךְ֙ נֵלֵ֔ךְ עַ֥ד אֲשֶֽׁר־נַעֲבֹ֖ר גְּבֻלֶֽךָ׃<text:s/></text:span><text:span text:style-name="T2478">‬</text:span>‬‬<text:span text:style-name="T2479">23</text:span><text:span text:style-name="T2480"> וְלֹא־נָתַ֨ן סִיחֹ֣ן אֶת־יִשְׂרָאֵל֮ עֲבֹ֣ר בִּגְבֻלוֹ֒ וַיֶּאֱסֹ֨ף סִיחֹ֜ן אֶת־כָּל־עַמּ֗וֹ וַיֵּצֵ֞א<text:s/></text:span><text:soft-page-break/><text:span text:style-name="T2481">לִקְרַ֤את יִשְׂרָאֵל֙ הַמִּדְבָּ֔רָה וַיָּבֹ֖א יָ֑הְצָה וַיִּלָּ֖חֶם בְּיִשְׂרָאֵֽל׃<text:s/></text:span><text:span text:style-name="T2482">‬</text:span>‬‬<text:span text:style-name="T2483">24</text:span><text:span text:style-name="T2484"> וַיַּכֵּ֥הוּ יִשְׂרָאֵ֖ל לְפִי־חָ֑רֶב וַיִּירַ֨שׁ אֶת־אַרְצ֜וֹ מֵֽאַרְנֹ֗ן עַד־יַבֹּק֙ עַד־בְּנֵ֣י עַמּ֔וֹן כִּ֣י עַ֔ז גְּב֖וּל בְּנֵ֥י עַמּֽוֹן׃<text:s/></text:span><text:span text:style-name="T2485">‬</text:span>‬‬<text:span text:style-name="T2486">25</text:span><text:span text:style-name="T2487"> וַיִּקַּח֙ יִשְׂרָאֵ֔ל אֵ֥ת כָּל־הֶעָרִ֖ים הָאֵ֑לֶּה וַיֵּ֤שֶׁב יִשְׂרָאֵל֙ בְּכָל־עָרֵ֣י הָֽאֱמֹרִ֔י בְּחֶשְׁבּ֖וֹן וּבְכָל־בְּנֹתֶֽיהָ׃<text:s/></text:span><text:span text:style-name="T2488">‬</text:span>‬‬<text:span text:style-name="T2489">26</text:span><text:span text:style-name="T2490"> כִּ֣י חֶשְׁבּ֔וֹן עִ֗יר סִיחֹ֛ן מֶ֥לֶךְ הָאֱמֹרִ֖י הִ֑וא וְה֣וּא נִלְחַ֗ם בְּמֶ֤לֶךְ מוֹאָב֙ הָֽרִאשׁ֔וֹן וַיִּקַּ֧ח אֶת־כָּל־אַרְצ֛וֹ מִיָּד֖וֹ עַד־אַרְנֹֽן׃<text:s/></text:span><text:span text:style-name="T2491">‬</text:span>‬‬<text:span text:style-name="T2492">27</text:span><text:span text:style-name="T2493"> עַל־כֵּ֛ן יֹאמְר֥וּ הַמֹּשְׁלִ֖ים בֹּ֣אוּ חֶשְׁבּ֑וֹן תִּבָּנֶ֥ה וְתִכּוֹנֵ֖ן עִ֥יר סִיחֽוֹן׃<text:s/></text:span><text:span text:style-name="T2494">‬</text:span>‬‬<text:span text:style-name="T2495">28</text:span><text:span text:style-name="T2496"> כִּי־אֵשׁ֙ יָֽצְאָ֣ה מֵֽחֶשְׁבּ֔וֹן לֶהָבָ֖ה מִקִּרְיַ֣ת סִיחֹ֑ן אָֽכְלָה֙ עָ֣ר מוֹאָ֔ב בַּעֲלֵ֖י בָּמ֥וֹת אַרְנֹֽן׃<text:s/></text:span><text:span text:style-name="T2497">‬</text:span>‬‬<text:span text:style-name="T2498">29</text:span><text:span text:style-name="T2499"> אוֹי־לְךָ֣ מוֹאָ֔ב אָבַ֖דְתָּ עַם־כְּמ֑וֹשׁ נָתַ֨ן בָּנָ֤יו פְּלֵיטִם֙ וּבְנֹתָ֣יו בַּשְּׁבִ֔ית לְמֶ֥לֶךְ אֱמֹרִ֖י סִיחֽוֹן׃<text:s/></text:span><text:span text:style-name="T2500">‬</text:span>‬‬<text:span text:style-name="T2501">30</text:span><text:span text:style-name="T2502"> וַנִּירָ֛ם אָבַ֥ד חֶשְׁבּ֖וֹן עַד־דִּיב֑וֹן וַנַּשִּׁ֣ים עַד־נֹ֔פַח אֲשֶׁ֖רׄ עַד־מֵֽידְבָֽא׃<text:s/></text:span><text:span text:style-name="T2503">‬</text:span>‬‬‬<text:span text:style-name="T2504">31</text:span><text:span text:style-name="T2505"> וַיֵּ֙שֶׁב֙ יִשְׂרָאֵ֔ל בְּאֶ֖רֶץ הָאֱמֹרִֽי׃<text:s/></text:span><text:span text:style-name="T2506">‬</text:span>‬‬<text:span text:style-name="T2507">32</text:span><text:span text:style-name="T2508"> וַיִּשְׁלַ֤ח מֹשֶׁה֙ לְרַגֵּ֣ל אֶת־יַעְזֵ֔ר וַֽיִּלְכְּד֖וּ בְּנֹתֶ֑יהָ *ויירש **וַיּ֖וֹרֶשׁ אֶת־הָאֱמֹרִ֥י אֲשֶׁר־שָֽׁם׃<text:s/></text:span><text:span text:style-name="T2509">‬</text:span>‬‬<text:span text:style-name="T2510">33</text:span><text:span text:style-name="T2511"> וַיִּפְנוּ֙ וַֽיַּעֲל֔וּ דֶּ֖רֶךְ הַבָּשָׁ֑ן וַיֵּצֵ֣א עוֹג֩ מֶֽלֶךְ־הַבָּשָׁ֨ן לִקְרָאתָ֜ם ה֧וּא וְכָל־עַמּ֛וֹ לַמִּלְחָמָ֖ה אֶדְרֶֽעִי׃<text:s/></text:span><text:span text:style-name="T2512">‬</text:span>‬‬<text:span text:style-name="T2513">34</text:span><text:span text:style-name="T2514"> וַיֹּ֨אמֶר יְהוָ֤ה אֶל־מֹשֶׁה֙ אַל־תִּירָ֣א אֹת֔וֹ כִּ֣י בְיָדְךָ֞ נָתַ֧תִּי אֹת֛וֹ וְאֶת־כָּל־עַמּ֖וֹ וְאֶת־אַרְצ֑וֹ וְעָשִׂ֣יתָ לּ֔וֹ כַּאֲשֶׁ֣ר עָשִׂ֗יתָ לְסִיחֹן֙ מֶ֣לֶךְ הָֽאֱמֹרִ֔י אֲשֶׁ֥ר יוֹשֵׁ֖ב בְּחֶשְׁבּֽוֹן׃<text:s/></text:span><text:span text:style-name="T2515">‬</text:span>‬‬<text:span text:style-name="T2516">35</text:span><text:span text:style-name="T2517"> וַיַּכּ֨וּ אֹת֤וֹ וְאֶת־בָּנָיו֙ וְאֶת־כָּל־עַמּ֔וֹ עַד־בִּלְתִּ֥י הִשְׁאִֽיר־ל֖וֹ שָׂרִ֑יד וַיִּֽירְשׁ֖וּ אֶת־אַרְצֽוֹ׃<text:s/></text:span><text:span text:style-name="T2518">‬</text:span>‬‬‬‬‬‬‬‬‬‬‬‬‬‬‬‬‬</text:p>
      </text:section>
      <text:section text:name="Sect21" text:style-name="S21">
        <text:p text:style-name="P2519">Numbers 22</text:p>
        <text:p text:style-name="P2520"><text:span text:style-name="T2521">1</text:span><text:span text:style-name="T2522"> וַיִּסְע֖וּ בְּנֵ֣י יִשְׂרָאֵ֑ל וַֽיַּחֲנוּ֙ בְּעַֽרְב֣וֹת מוֹאָ֔ב מֵעֵ֖בֶר לְיַרְדֵּ֥ן יְרֵחֽוֹ׃</text:span><text:span text:style-name="T2523"><text:s/>ס<text:s/></text:span><text:span text:style-name="T2524">2</text:span><text:span text:style-name="T2525"> וַיַּ֥רְא בָּלָ֖ק בֶּן־צִפּ֑וֹר אֵ֛ת כָּל־אֲשֶׁר־עָשָׂ֥ה יִשְׂרָאֵ֖ל לָֽאֱמֹרִֽי׃<text:s/></text:span><text:span text:style-name="T2526">‬</text:span>‬‬<text:span text:style-name="T2527">3</text:span><text:span text:style-name="T2528"> וַיָּ֨גָר מוֹאָ֜ב מִפְּנֵ֥י הָעָ֛ם מְאֹ֖ד כִּ֣י רַב־ה֑וּא וַיָּ֣קָץ מוֹאָ֔ב מִפְּנֵ֖י בְּנֵ֥י יִשְׂרָאֵֽל׃<text:s/></text:span><text:span text:style-name="T2529">‬</text:span>‬‬<text:span text:style-name="T2530">4</text:span><text:span text:style-name="T2531"> וַיֹּ֨אמֶר מוֹאָ֜ב אֶל־זִקְנֵ֣י מִדְיָ֗ן עַתָּ֞ה יְלַחֲכ֤וּ הַקָּהָל֙ אֶת־כָּל־סְבִ֣יבֹתֵ֔ינוּ כִּלְחֹ֣ךְ הַשּׁ֔וֹר אֵ֖ת יֶ֣רֶק הַשָּׂדֶ֑ה וּבָלָ֧ק בֶּן־צִפּ֛וֹר מֶ֥לֶךְ לְמוֹאָ֖ב בָּעֵ֥ת הַהִֽוא׃<text:s/></text:span><text:span text:style-name="T2532">‬</text:span>‬‬<text:span text:style-name="T2533">5</text:span><text:span text:style-name="T2534"> וַיִּשְׁלַ֨ח מַלְאָכִ֜ים אֶל־בִּלְעָ֣ם בֶּן־בְּע֗וֹר פְּ֠תוֹרָה אֲשֶׁ֧ר עַל־הַנָּהָ֛ר אֶ֥רֶץ בְּנֵי־עַמּ֖וֹ לִקְרֹא־ל֑וֹ לֵאמֹ֗ר הִ֠נֵּה עַ֣ם יָצָ֤א מִמִּצְרַ֙יִם֙ הִנֵּ֤ה כִסָּה֙ אֶת־עֵ֣ין הָאָ֔רֶץ וְה֥וּא יֹשֵׁ֖ב מִמֻּלִֽי׃<text:s/></text:span><text:span text:style-name="T2535">‬</text:span>‬‬<text:span text:style-name="T2536">6</text:span><text:span text:style-name="T2537"> וְעַתָּה֩ לְכָה־נָּ֨א אָֽרָה־לִּ֜י אֶת־הָעָ֣ם הַזֶּ֗ה כִּֽי־עָצ֥וּם הוּא֙ מִמֶּ֔נִּי אוּלַ֤י אוּכַל֙ נַכֶּה־בּ֔וֹ וַאֲגָרְשֶׁ֖נּוּ מִן־הָאָ֑רֶץ כִּ֣י יָדַ֗עְתִּי אֵ֤ת אֲשֶׁר־תְּבָרֵךְ֙ מְבֹרָ֔ךְ וַאֲשֶׁ֥ר תָּאֹ֖ר יוּאָֽר׃<text:s/></text:span><text:span text:style-name="T2538">‬</text:span>‬‬<text:span text:style-name="T2539">7</text:span><text:span text:style-name="T2540"> וַיֵּ֨לְכ֜וּ זִקְנֵ֤י מוֹאָב֙ וְזִקְנֵ֣י מִדְיָ֔ן וּקְסָמִ֖ים בְּיָדָ֑ם וַיָּבֹ֙אוּ֙ אֶל־בִּלְעָ֔ם וַיְדַבְּר֥וּ אֵלָ֖יו דִּבְרֵ֥י בָלָֽק׃<text:s/></text:span><text:span text:style-name="T2541">‬</text:span>‬‬<text:span text:style-name="T2542">8</text:span><text:span text:style-name="T2543"> וַיֹּ֣אמֶר אֲלֵיהֶ֗ם לִ֤ינוּ פֹה֙ הַלַּ֔יְלָה וַהֲשִׁבֹתִ֤י אֶתְכֶם֙ דָּבָ֔ר כַּאֲשֶׁ֛ר יְדַבֵּ֥ר יְהוָ֖ה אֵלָ֑י וַיֵּשְׁב֥וּ שָׂרֵֽי־מוֹאָ֖ב עִם־בִּלְעָֽם׃<text:s/></text:span><text:span text:style-name="T2544">‬</text:span>‬‬<text:span text:style-name="T2545">9</text:span><text:span text:style-name="T2546"> וַיָּבֹ֥א אֱלֹהִ֖ים אֶל־בִּלְעָ֑ם וַיֹּ֕אמֶר מִ֛י הָאֲנָשִׁ֥ים הָאֵ֖לֶּה עִמָּֽךְ׃<text:s/></text:span><text:span text:style-name="T2547">‬</text:span>‬‬‬<text:span text:style-name="T2548">10</text:span><text:span text:style-name="T2549"> וַיֹּ֥אמֶר בִּלְעָ֖ם אֶל־הָאֱלֹהִ֑ים בָּלָ֧ק בֶּן־צִפֹּ֛ר מֶ֥לֶךְ מוֹאָ֖ב שָׁלַ֥ח אֵלָֽי׃<text:s/></text:span><text:span text:style-name="T2550">‬</text:span>‬‬<text:span text:style-name="T2551">11</text:span><text:span text:style-name="T2552"> הִנֵּ֤ה הָעָם֙ הַיֹּצֵ֣א מִמִּצְרַ֔יִם וַיְכַ֖ס אֶת־עֵ֣ין הָאָ֑רֶץ עַתָּ֗ה לְכָ֤ה קָֽבָה־לִּי֙ אֹת֔וֹ אוּלַ֥י אוּכַ֛ל לְהִלָּ֥חֶם בּ֖וֹ וְגֵרַשְׁתִּֽיו׃<text:s/></text:span><text:span text:style-name="T2553">‬</text:span>‬‬<text:span text:style-name="T2554">12</text:span><text:span text:style-name="T2555"> וַיֹּ֤אמֶר אֱלֹהִים֙ אֶל־בִּלְעָ֔ם לֹ֥א תֵלֵ֖ךְ עִמָּהֶ֑ם לֹ֤א תָאֹר֙ אֶת־הָעָ֔ם כִּ֥י בָר֖וּךְ הֽוּא׃<text:s/></text:span><text:span text:style-name="T2556">‬</text:span>‬‬<text:span text:style-name="T2557">13</text:span><text:span text:style-name="T2558"> וַיָּ֤קָם בִּלְעָם֙ בַּבֹּ֔קֶר וַיֹּ֙אמֶר֙ אֶל־שָׂרֵ֣י בָלָ֔ק לְכ֖וּ<text:s/></text:span><text:soft-page-break/><text:span text:style-name="T2559">אֶֽל־אַרְצְכֶ֑ם כִּ֚י מֵאֵ֣ן יְהוָ֔ה לְתִתִּ֖י לַהֲלֹ֥ךְ עִמָּכֶֽם׃<text:s/></text:span><text:span text:style-name="T2560">‬</text:span>‬‬<text:span text:style-name="T2561">14</text:span><text:span text:style-name="T2562"> וַיָּק֙וּמוּ֙ שָׂרֵ֣י מוֹאָ֔ב וַיָּבֹ֖אוּ אֶל־בָּלָ֑ק וַיֹּ֣אמְר֔וּ מֵאֵ֥ן בִּלְעָ֖ם הֲלֹ֥ךְ עִמָּֽנוּ׃<text:s/></text:span><text:span text:style-name="T2563">‬</text:span>‬‬<text:span text:style-name="T2564">15</text:span><text:span text:style-name="T2565"> וַיֹּ֥סֶף ע֖וֹד בָּלָ֑ק שְׁלֹ֣חַ שָׂרִ֔ים רַבִּ֥ים וְנִכְבָּדִ֖ים מֵאֵֽלֶּה׃<text:s/></text:span><text:span text:style-name="T2566">‬</text:span>‬‬<text:span text:style-name="T2567">16</text:span><text:span text:style-name="T2568"> וַיָּבֹ֖אוּ אֶל־בִּלְעָ֑ם וַיֹּ֣אמְרוּ ל֗וֹ כֹּ֤ה אָמַר֙ בָּלָ֣ק בֶּן־צִפּ֔וֹר אַל־נָ֥א תִמָּנַ֖ע מֵהֲלֹ֥ךְ אֵלָֽי׃<text:s/></text:span><text:span text:style-name="T2569">‬</text:span>‬‬<text:span text:style-name="T2570">17</text:span><text:span text:style-name="T2571"> כִּֽי־כַבֵּ֤ד אֲכַבֶּדְךָ֙ מְאֹ֔ד וְכֹ֛ל אֲשֶׁר־תֹּאמַ֥ר אֵלַ֖י אֶֽעֱשֶׂ֑ה וּלְכָה־נָּא֙ קָֽבָה־לִּ֔י אֵ֖ת הָעָ֥ם הַזֶּֽה׃<text:s/></text:span><text:span text:style-name="T2572">‬</text:span>‬‬<text:span text:style-name="T2573">18</text:span><text:span text:style-name="T2574"> וַיַּ֣עַן בִּלְעָ֗ם וַיֹּ֙אמֶר֙ אֶל־עַבְדֵ֣י בָלָ֔ק אִם־יִתֶּן־לִ֥י בָלָ֛ק מְלֹ֥א בֵית֖וֹ כֶּ֣סֶף וְזָהָ֑ב לֹ֣א אוּכַ֗ל לַעֲבֹר֙ אֶת־פִּי֙ יְהוָ֣ה אֱלֹהָ֔י לַעֲשׂ֥וֹת קְטַנָּ֖ה א֥וֹ גְדוֹלָֽה׃<text:s/></text:span><text:span text:style-name="T2575">‬</text:span>‬‬<text:span text:style-name="T2576">19</text:span><text:span text:style-name="T2577"> וְעַתָּ֗ה שְׁב֨וּ נָ֥א בָזֶ֛ה גַּם־אַתֶּ֖ם הַלָּ֑יְלָה וְאֵ֣דְעָ֔ה מַה־יֹּסֵ֥ף יְהוָ֖ה דַּבֵּ֥ר עִמִּֽי׃<text:s/></text:span><text:span text:style-name="T2578">‬</text:span>‬‬<text:span text:style-name="T2579">20</text:span><text:span text:style-name="T2580"> וַיָּבֹ֨א אֱלֹהִ֥ים ׀ אֶל־בִּלְעָם֮ לַיְלָה֒ וַיֹּ֣אמֶר ל֗וֹ אִם־לִקְרֹ֤א לְךָ֙ בָּ֣אוּ הָאֲנָשִׁ֔ים ק֖וּם לֵ֣ךְ אִתָּ֑ם וְאַ֗ךְ אֶת־הַדָּבָ֛ר אֲשֶׁר־אֲדַבֵּ֥ר אֵלֶ֖יךָ אֹת֥וֹ תַעֲשֶֽׂה׃<text:s/></text:span><text:span text:style-name="T2581">‬</text:span>‬‬<text:span text:style-name="T2582">21</text:span><text:span text:style-name="T2583"> וַיָּ֤קָם בִּלְעָם֙ בַּבֹּ֔קֶר וַֽיַּחֲבֹ֖שׁ אֶת־אֲתֹנ֑וֹ וַיֵּ֖לֶךְ עִם־שָׂרֵ֥י מוֹאָֽב׃<text:s/></text:span><text:span text:style-name="T2584">‬</text:span>‬‬<text:span text:style-name="T2585">22</text:span><text:span text:style-name="T2586"> וַיִּֽחַר־אַ֣ף אֱלֹהִים֮ כִּֽי־הוֹלֵ֣ךְ הוּא֒ וַיִּתְיַצֵּ֞ב מַלְאַ֧ךְ יְהוָ֛ה בַּדֶּ֖רֶךְ לְשָׂטָ֣ן ל֑וֹ וְהוּא֙ רֹכֵ֣ב עַל־אֲתֹנ֔וֹ וּשְׁנֵ֥י נְעָרָ֖יו עִמּֽוֹ׃<text:s/></text:span><text:span text:style-name="T2587">‬</text:span>‬‬<text:span text:style-name="T2588">23</text:span><text:span text:style-name="T2589"> וַתֵּ֣רֶא הָאָתוֹן֩ אֶת־מַלְאַ֨ךְ יְהוָ֜ה נִצָּ֣ב בַּדֶּ֗רֶךְ וְחַרְבּ֤וֹ שְׁלוּפָה֙ בְּיָד֔וֹ וַתֵּ֤ט הָֽאָתוֹן֙ מִן־הַדֶּ֔רֶךְ וַתֵּ֖לֶךְ בַּשָּׂדֶ֑ה וַיַּ֤ךְ בִּלְעָם֙ אֶת־הָ֣אָת֔וֹן לְהַטֹּתָ֖הּ הַדָּֽרֶךְ׃<text:s/></text:span><text:span text:style-name="T2590">‬</text:span>‬‬‬<text:span text:style-name="T2591">24</text:span><text:span text:style-name="T2592"> וַֽיַּעֲמֹד֙ מַלְאַ֣ךְ יְהוָ֔ה בְּמִשְׁע֖וֹל הַכְּרָמִ֑ים גָּדֵ֥ר מִזֶּ֖ה וְגָדֵ֥ר מִזֶּֽה׃<text:s/></text:span><text:span text:style-name="T2593">‬</text:span>‬‬<text:span text:style-name="T2594">25</text:span><text:span text:style-name="T2595"> וַתֵּ֨רֶא הָאָת֜וֹן אֶת־מַלְאַ֣ךְ יְהוָ֗ה וַתִּלָּחֵץ֙ אֶל־הַקִּ֔יר וַתִּלְחַ֛ץ אֶת־רֶ֥גֶל בִּלְעָ֖ם אֶל־הַקִּ֑יר וַיֹּ֖סֶף לְהַכֹּתָֽהּ׃<text:s/></text:span><text:span text:style-name="T2596">‬</text:span>‬‬<text:span text:style-name="T2597">26</text:span><text:span text:style-name="T2598"> וַיּ֥וֹסֶף מַלְאַךְ־יְהוָ֖ה עֲב֑וֹר וַֽיַּעֲמֹד֙ בְּמָק֣וֹם צָ֔ר אֲשֶׁ֛ר אֵֽין־דֶּ֥רֶךְ לִנְט֖וֹת יָמִ֥ין וּשְׂמֹֽאול׃<text:s/></text:span><text:span text:style-name="T2599">‬</text:span>‬‬<text:span text:style-name="T2600">27</text:span><text:span text:style-name="T2601"> וַתֵּ֤רֶא הָֽאָתוֹן֙ אֶת־מַלְאַ֣ךְ יְהוָ֔ה וַתִּרְבַּ֖ץ תַּ֣חַת בִּלְעָ֑ם וַיִּֽחַר־אַ֣ף בִּלְעָ֔ם וַיַּ֥ךְ אֶת־הָאָת֖וֹן בַּמַּקֵּֽל׃<text:s/></text:span><text:span text:style-name="T2602">‬</text:span>‬‬<text:span text:style-name="T2603">28</text:span><text:span text:style-name="T2604"> וַיִּפְתַּ֥ח יְהוָ֖ה אֶת־פִּ֣י הָאָת֑וֹן וַתֹּ֤אמֶר לְבִלְעָם֙ מֶה־עָשִׂ֣יתִֽי לְךָ֔ כִּ֣י הִכִּיתַ֔נִי זֶ֖ה שָׁלֹ֥שׁ רְגָלִֽים׃<text:s/></text:span><text:span text:style-name="T2605">‬</text:span>‬‬<text:span text:style-name="T2606">29</text:span><text:span text:style-name="T2607"> וַיֹּ֤אמֶר בִּלְעָם֙ לָֽאָת֔וֹן כִּ֥י הִתְעַלַּ֖לְתְּ בִּ֑י ל֤וּ יֶשׁ־חֶ֙רֶב֙ בְּיָדִ֔י כִּ֥י עַתָּ֖ה הֲרַגְתִּֽיךְ׃<text:s/></text:span><text:span text:style-name="T2608">‬</text:span>‬‬<text:span text:style-name="T2609">30</text:span><text:span text:style-name="T2610"> וַתֹּ֨אמֶר הָאָת֜וֹן אֶל־בִּלְעָ֗ם הֲלוֹא֩ אָנֹכִ֨י אֲתֹֽנְךָ֜ אֲשֶׁר־רָכַ֣בְתָּ עָלַ֗י מֵעֽוֹדְךָ֙ עַד־הַיּ֣וֹם הַזֶּ֔ה הַֽהַסְכֵּ֣ן הִסְכַּ֔נְתִּי לַעֲשׂ֥וֹת לְךָ֖ כֹּ֑ה וַיֹּ֖אמֶר לֹֽא׃<text:s/></text:span><text:span text:style-name="T2611">‬</text:span>‬‬<text:span text:style-name="T2612">31</text:span><text:span text:style-name="T2613"> וַיְגַ֣ל יְהוָה֮ אֶת־עֵינֵ֣י בִלְעָם֒ וַיַּ֞רְא אֶת־מַלְאַ֤ךְ יְהוָה֙ נִצָּ֣ב בַּדֶּ֔רֶךְ וְחַרְבּ֥וֹ שְׁלֻפָ֖ה בְּיָד֑וֹ וַיִּקֹּ֥ד וַיִּשְׁתַּ֖חוּ לְאַפָּֽיו׃<text:s/></text:span><text:span text:style-name="T2614">‬</text:span>‬‬<text:span text:style-name="T2615">32</text:span><text:span text:style-name="T2616"> וַיֹּ֤אמֶר אֵלָיו֙ מַלְאַ֣ךְ יְהוָ֔ה עַל־מָ֗ה הִכִּ֙יתָ֙ אֶת־אֲתֹ֣נְךָ֔ זֶ֖ה שָׁל֣וֹשׁ רְגָלִ֑ים הִנֵּ֤ה אָנֹכִי֙ יָצָ֣אתִי לְשָׂטָ֔ן כִּֽי־יָרַ֥ט הַדֶּ֖רֶךְ לְנֶגְדִּֽי׃<text:s/></text:span><text:span text:style-name="T2617">‬</text:span>‬‬<text:span text:style-name="T2618">33</text:span><text:span text:style-name="T2619"> וַתִּרְאַ֙נִי֙ הָֽאָת֔וֹן וַתֵּ֣ט לְפָנַ֔י זֶ֖ה שָׁלֹ֣שׁ רְגָלִ֑ים אוּלַי֙ נָטְתָ֣ה מִפָּנַ֔י כִּ֥י עַתָּ֛ה גַּם־אֹתְכָ֥ה הָרַ֖גְתִּי וְאוֹתָ֥הּ הֶחֱיֵֽיתִי׃<text:s/></text:span><text:span text:style-name="T2620">‬</text:span>‬‬<text:span text:style-name="T2621">34</text:span><text:span text:style-name="T2622"> וַיֹּ֨אמֶר בִּלְעָ֜ם אֶל־מַלְאַ֤ךְ יְהוָה֙ חָטָ֔אתִי כִּ֚י לֹ֣א יָדַ֔עְתִּי כִּ֥י אַתָּ֛ה נִצָּ֥ב לִקְרָאתִ֖י בַּדָּ֑רֶךְ וְעַתָּ֛ה אִם־רַ֥ע בְּעֵינֶ֖יךָ אָשׁ֥וּבָה לִּֽי׃<text:s/></text:span><text:span text:style-name="T2623">‬</text:span>‬‬<text:span text:style-name="T2624">35</text:span><text:span text:style-name="T2625"> וַיֹּאמֶר֩ מַלְאַ֨ךְ יְהוָ֜ה אֶל־בִּלְעָ֗ם לֵ֚ךְ עִם־הָ֣אֲנָשִׁ֔ים וְאֶ֗פֶס אֶת־הַדָּבָ֛ר אֲשֶׁר־אֲדַבֵּ֥ר אֵלֶ֖יךָ אֹת֣וֹ תְדַבֵּ֑ר וַיֵּ֥לֶךְ בִּלְעָ֖ם עִם־שָׂרֵ֥י בָלָֽק׃<text:s/></text:span><text:span text:style-name="T2626">‬</text:span>‬‬<text:span text:style-name="T2627">36</text:span><text:span text:style-name="T2628"> וַיִּשְׁמַ֥ע בָּלָ֖ק כִּ֣י בָ֣א בִלְעָ֑ם וַיֵּצֵ֨א לִקְרָאת֜וֹ אֶל־עִ֣יר מוֹאָ֗ב אֲשֶׁר֙ עַל־גְּב֣וּל אַרְנֹ֔ן אֲשֶׁ֖ר בִּקְצֵ֥ה הַגְּבֽוּל׃<text:s/></text:span><text:span text:style-name="T2629">‬</text:span>‬‬<text:span text:style-name="T2630">37</text:span><text:span text:style-name="T2631"> וַיֹּ֨אמֶר בָּלָ֜ק אֶל־בִּלְעָ֗ם הֲלֹא֩ שָׁלֹ֨חַ שָׁלַ֤חְתִּי אֵלֶ֙יךָ֙ לִקְרֹא־לָ֔ךְ לָ֥מָּה לֹא־הָלַ֖כְתָּ אֵלָ֑י הַֽאֻמְנָ֔ם לֹ֥א אוּכַ֖ל כַּבְּדֶֽךָ׃<text:s/></text:span><text:span text:style-name="T2632">‬</text:span>‬‬<text:span text:style-name="T2633">38</text:span><text:span text:style-name="T2634"> וַיֹּ֨אמֶר בִּלְעָ֜ם אֶל־בָּלָ֗ק הִֽנֵּה־בָ֙אתִי֙ אֵלֶ֔יךָ עַתָּ֕ה הֲיָכ֥וֹל אוּכַ֖ל דַּבֵּ֣ר מְא֑וּמָה<text:s/></text:span><text:soft-page-break/><text:span text:style-name="T2635">הַדָּבָ֗ר אֲשֶׁ֨ר יָשִׂ֧ים אֱלֹהִ֛ים בְּפִ֖י אֹת֥וֹ אֲדַבֵּֽר׃<text:s/></text:span><text:span text:style-name="T2636">‬</text:span>‬‬<text:span text:style-name="T2637">39</text:span><text:span text:style-name="T2638"> וַיֵּ֥לֶךְ בִּלְעָ֖ם עִם־בָּלָ֑ק וַיָּבֹ֖אוּ קִרְיַ֥ת חֻצֽוֹת׃<text:s/></text:span><text:span text:style-name="T2639">‬</text:span>‬‬<text:span text:style-name="T2640">40</text:span><text:span text:style-name="T2641"> וַיִּזְבַּ֥ח בָּלָ֖ק בָּקָ֣ר וָצֹ֑אן וַיְשַׁלַּ֣ח לְבִלְעָ֔ם וְלַשָּׂרִ֖ים אֲשֶׁ֥ר אִתּֽוֹ׃<text:s/></text:span><text:span text:style-name="T2642">‬</text:span>‬‬<text:span text:style-name="T2643">41</text:span><text:span text:style-name="T2644"> וַיְהִ֣י בַבֹּ֔קֶר וַיִּקַּ֤ח בָּלָק֙ אֶת־בִּלְעָ֔ם וַֽיַּעֲלֵ֖הוּ בָּמ֣וֹת בָּ֑עַל וַיַּ֥רְא מִשָּׁ֖ם קְצֵ֥ה הָעָֽם׃<text:s/></text:span><text:span text:style-name="T2645">‬</text:span>‬‬‬‬‬‬‬‬‬‬‬‬‬‬‬‬‬‬‬‬‬‬‬‬‬‬‬‬‬‬‬‬‬‬‬‬‬‬‬‬‬‬</text:p>
      </text:section>
      <text:section text:name="Sect22" text:style-name="S22">
        <text:p text:style-name="P2646">Numbers 23</text:p>
        <text:p text:style-name="P2647"><text:span text:style-name="T2648">1</text:span><text:span text:style-name="T2649"> וַיֹּ֤אמֶר בִּלְעָם֙ אֶל־בָּלָ֔ק בְּנֵה־לִ֥י בָזֶ֖ה שִׁבְעָ֣ה מִזְבְּחֹ֑ת וְהָכֵ֥ן לִי֙ בָּזֶ֔ה שִׁבְעָ֥ה פָרִ֖ים וְשִׁבְעָ֥ה אֵילִֽים׃<text:s/></text:span><text:span text:style-name="T2650">2</text:span><text:span text:style-name="T2651"> וַיַּ֣עַשׂ בָּלָ֔ק כַּאֲשֶׁ֖ר דִּבֶּ֣ר בִּלְעָ֑ם וַיַּ֨עַל בָּלָ֧ק וּבִלְעָ֛ם פָּ֥ר וָאַ֖יִל בַּמִּזְבֵּֽחַ׃<text:s/></text:span><text:span text:style-name="T2652">‬</text:span>‬‬<text:span text:style-name="T2653">3</text:span><text:span text:style-name="T2654"> וַיֹּ֨אמֶר בִּלְעָ֜ם לְבָלָ֗ק הִתְיַצֵּב֮ עַל־עֹלָתֶךָ֒ וְאֵֽלְכָ֗ה אוּלַ֞י יִקָּרֵ֤ה יְהוָה֙ לִקְרָאתִ֔י וּדְבַ֥ר מַה־יַּרְאֵ֖נִי וְהִגַּ֣דְתִּי לָ֑ךְ וַיֵּ֖לֶךְ שֶֽׁפִי׃<text:s/></text:span><text:span text:style-name="T2655">‬</text:span>‬‬<text:span text:style-name="T2656">4</text:span><text:span text:style-name="T2657"> וַיִּקָּ֥ר אֱלֹהִ֖ים אֶל־בִּלְעָ֑ם וַיֹּ֣אמֶר אֵלָ֗יו אֶת־שִׁבְעַ֤ת הַֽמִּזְבְּחֹת֙ עָרַ֔כְתִּי וָאַ֛עַל פָּ֥ר וָאַ֖יִל בַּמִּזְבֵּֽחַ׃<text:s/></text:span><text:span text:style-name="T2658">‬</text:span>‬‬<text:span text:style-name="T2659">5</text:span><text:span text:style-name="T2660"> וַיָּ֧שֶׂם יְהוָ֛ה דָּבָ֖ר בְּפִ֣י בִלְעָ֑ם וַיֹּ֛אמֶר שׁ֥וּב אֶל־בָּלָ֖ק וְכֹ֥ה תְדַבֵּֽר׃<text:s/></text:span><text:span text:style-name="T2661">‬</text:span>‬‬<text:span text:style-name="T2662">6</text:span><text:span text:style-name="T2663"> וַיָּ֣שָׁב אֵלָ֔יו וְהִנֵּ֥ה נִצָּ֖ב עַל־עֹלָת֑וֹ ה֖וּא וְכָל־שָׂרֵ֥י מוֹאָֽב׃<text:s/></text:span><text:span text:style-name="T2664">‬</text:span>‬‬<text:span text:style-name="T2665">7</text:span><text:span text:style-name="T2666"> וַיִּשָּׂ֥א מְשָׁל֖וֹ וַיֹּאמַ֑ר מִן־אֲ֠רָם יַנְחֵ֨נִי בָלָ֤ק מֶֽלֶךְ־מוֹאָב֙ מֵֽהַרְרֵי־קֶ֔דֶם לְכָה֙ אָֽרָה־לִּ֣י יַעֲקֹ֔ב וּלְכָ֖ה זֹעֲמָ֥ה יִשְׂרָאֵֽל׃<text:s/></text:span><text:span text:style-name="T2667">‬</text:span>‬‬<text:span text:style-name="T2668">8</text:span><text:span text:style-name="T2669"> מָ֣ה אֶקֹּ֔ב לֹ֥א קַבֹּ֖ה אֵ֑ל וּמָ֣ה אֶזְעֹ֔ם לֹ֥א זָעַ֖ם יְהוָֽה׃<text:s/></text:span><text:span text:style-name="T2670">‬</text:span>‬‬<text:span text:style-name="T2671">9</text:span><text:span text:style-name="T2672"> כִּֽי־מֵרֹ֤אשׁ צֻרִים֙ אֶרְאֶ֔נּוּ וּמִגְּבָע֖וֹת אֲשׁוּרֶ֑נּוּ הֶן־עָם֙ לְבָדָ֣ד יִשְׁכֹּ֔ן וּבַגּוֹיִ֖ם לֹ֥א יִתְחַשָּֽׁב׃<text:s/></text:span><text:span text:style-name="T2673">‬</text:span>‬‬<text:span text:style-name="T2674">10</text:span><text:span text:style-name="T2675"> מִ֤י מָנָה֙ עֲפַ֣ר יַעֲקֹ֔ב וּמִסְפָּ֖ר אֶת־רֹ֣בַע יִשְׂרָאֵ֑ל תָּמֹ֤ת נַפְשִׁי֙ מ֣וֹת יְשָׁרִ֔ים וּתְהִ֥י אַחֲרִיתִ֖י כָּמֹֽהוּ׃<text:s/></text:span><text:span text:style-name="T2676">‬</text:span>‬‬<text:span text:style-name="T2677">11</text:span><text:span text:style-name="T2678"> וַיֹּ֤אמֶר בָּלָק֙ אֶל־בִּלְעָ֔ם מֶ֥ה עָשִׂ֖יתָ לִ֑י לָקֹ֤ב אֹיְבַי֙ לְקַחְתִּ֔יךָ וְהִנֵּ֖ה בֵּרַ֥כְתָּ בָרֵֽךְ׃<text:s/></text:span><text:span text:style-name="T2679">‬</text:span>‬‬<text:span text:style-name="T2680">12</text:span><text:span text:style-name="T2681"> וַיַּ֖עַן וַיֹּאמַ֑ר הֲלֹ֗א אֵת֩ אֲשֶׁ֨ר יָשִׂ֤ים יְהוָה֙ בְּפִ֔י אֹת֥וֹ אֶשְׁמֹ֖ר לְדַבֵּֽר׃<text:s/></text:span><text:span text:style-name="T2682">‬</text:span>‬‬<text:span text:style-name="T2683">13</text:span><text:span text:style-name="T2684"> וַיֹּ֨אמֶר אֵלָ֜יו בָּלָ֗ק *לך־**לְכָה־נָּ֨א אִתִּ֜י אֶל־מָק֤וֹם אַחֵר֙ אֲשֶׁ֣ר תִּרְאֶ֣נּוּ מִשָּׁ֔ם אֶ֚פֶס קָצֵ֣הוּ תִרְאֶ֔ה וְכֻלּ֖וֹ לֹ֣א תִרְאֶ֑ה וְקָבְנוֹ־לִ֖י מִשָּֽׁם׃<text:s/></text:span><text:span text:style-name="T2685">‬</text:span>‬‬<text:span text:style-name="T2686">14</text:span><text:span text:style-name="T2687"> וַיִּקָּחֵ֙הוּ֙ שְׂדֵ֣ה צֹפִ֔ים אֶל־רֹ֖אשׁ הַפִּסְגָּ֑ה וַיִּ֙בֶן֙ שִׁבְעָ֣ה מִזְבְּחֹ֔ת וַיַּ֛עַל פָּ֥ר וָאַ֖יִל בַּמִּזְבֵּֽחַ׃<text:s/></text:span><text:span text:style-name="T2688">‬</text:span>‬‬<text:span text:style-name="T2689">15</text:span><text:span text:style-name="T2690"> וַיֹּ֙אמֶר֙ אֶל־בָּלָ֔ק הִתְיַצֵּ֥ב כֹּ֖ה עַל־עֹלָתֶ֑ךָ וְאָנֹכִ֖י אִקָּ֥רֶה כֹּֽה׃<text:s/></text:span><text:span text:style-name="T2691">‬</text:span>‬‬<text:span text:style-name="T2692">16</text:span><text:span text:style-name="T2693"> וַיִּקָּ֤ר יְהוָה֙ אֶל־בִּלְעָ֔ם וַיָּ֥שֶׂם דָּבָ֖ר בְּפִ֑יו וַיֹּ֛אמֶר שׁ֥וּב אֶל־בָּלָ֖ק וְכֹ֥ה תְדַבֵּֽר׃<text:s/></text:span><text:span text:style-name="T2694">‬</text:span>‬‬<text:span text:style-name="T2695">17</text:span><text:span text:style-name="T2696"> וַיָּבֹ֣א אֵלָ֗יו וְהִנּ֤וֹ נִצָּב֙ עַל־עֹ֣לָת֔וֹ וְשָׂרֵ֥י מוֹאָ֖ב אִתּ֑וֹ וַיֹּ֤אמֶר לוֹ֙ בָּלָ֔ק מַה־דִּבֶּ֖ר יְהוָֽה׃<text:s/></text:span><text:span text:style-name="T2697">‬</text:span>‬‬<text:span text:style-name="T2698">18</text:span><text:span text:style-name="T2699"> וַיִּשָּׂ֥א מְשָׁל֖וֹ וַיֹּאמַ֑ר ק֤וּם בָּלָק֙ וּֽשֲׁמָ֔ע הַאֲזִ֥ינָה עָדַ֖י בְּנ֥וֹ צִפֹּֽר׃<text:s/></text:span><text:span text:style-name="T2700">‬</text:span>‬‬<text:span text:style-name="T2701">19</text:span><text:span text:style-name="T2702"> לֹ֣א אִ֥ישׁ אֵל֙ וִֽיכַזֵּ֔ב וּבֶן־אָדָ֖ם וְיִתְנֶחָ֑ם הַה֤וּא אָמַר֙ וְלֹ֣א יַעֲשֶׂ֔ה וְדִבֶּ֖ר וְלֹ֥א יְקִימֶֽנָּה׃<text:s/></text:span><text:span text:style-name="T2703">‬</text:span>‬‬<text:span text:style-name="T2704">20</text:span><text:span text:style-name="T2705"> הִנֵּ֥ה בָרֵ֖ךְ לָקָ֑חְתִּי וּבֵרֵ֖ךְ וְלֹ֥א אֲשִׁיבֶֽנָּה׃<text:s/></text:span><text:span text:style-name="T2706">‬</text:span>‬‬<text:span text:style-name="T2707">21</text:span><text:span text:style-name="T2708"> לֹֽא־הִבִּ֥יט אָ֙וֶן֙ בְּיַעֲקֹ֔ב וְלֹא־רָאָ֥ה עָמָ֖ל בְּיִשְׂרָאֵ֑ל יְהוָ֤ה אֱלֹהָיו֙ עִמּ֔וֹ וּתְרוּעַ֥ת מֶ֖לֶךְ בּֽוֹ׃<text:s/></text:span><text:span text:style-name="T2709">‬</text:span>‬‬<text:span text:style-name="T2710">22</text:span><text:span text:style-name="T2711"> אֵ֖ל מוֹצִיאָ֣ם מִמִּצְרָ֑יִם כְּתוֹעֲפֹ֥ת רְאֵ֖ם לֽוֹ׃<text:s/></text:span><text:span text:style-name="T2712">‬</text:span>‬‬<text:span text:style-name="T2713">23</text:span><text:span text:style-name="T2714"> כִּ֤י לֹא־נַ֙חַשׁ֙ בְּיַעֲקֹ֔ב וְלֹא־קֶ֖סֶם בְּיִשְׂרָאֵ֑ל כָּעֵ֗ת יֵאָמֵ֤ר לְיַעֲקֹב֙ וּלְיִשְׂרָאֵ֔ל מַה־פָּ֖עַל אֵֽל׃<text:s/></text:span><text:span text:style-name="T2715">‬</text:span>‬‬<text:span text:style-name="T2716">24</text:span><text:span text:style-name="T2717"> הֶן־עָם֙ כְּלָבִ֣יא יָק֔וּם וְכַאֲרִ֖י יִתְנַשָּׂ֑א לֹ֤א יִשְׁכַּב֙ עַד־יֹ֣אכַל טֶ֔רֶף וְדַם־חֲלָלִ֖ים יִשְׁתֶּֽה׃<text:s/></text:span><text:span text:style-name="T2718">‬</text:span>‬‬<text:span text:style-name="T2719">25</text:span><text:span text:style-name="T2720"> וַיֹּ֤אמֶר בָּלָק֙ אֶל־בִּלְעָ֔ם גַּם־קֹ֖ב לֹ֣א תִקֳּבֶ֑נּוּ גַּם־בָּרֵ֖ךְ לֹ֥א תְבָרֲכֶֽנּוּ׃<text:s/></text:span><text:span text:style-name="T2721">‬</text:span>‬‬<text:span text:style-name="T2722">26</text:span><text:span text:style-name="T2723"> וַיַּ֣עַן בִּלְעָ֔ם וַיֹּ֖אמֶר אֶל־בָּלָ֑ק הֲלֹ֗א דִּבַּ֤רְתִּי אֵלֶ֙יךָ֙ לֵאמֹ֔ר כֹּ֛ל אֲשֶׁר־יְדַבֵּ֥ר יְהוָ֖ה אֹת֥וֹ אֽ͏ֶעֱשֶֽׂה׃<text:s/></text:span><text:span text:style-name="T2724">‬</text:span>‬‬<text:span text:style-name="T2725">27</text:span><text:span text:style-name="T2726"> וַיֹּ֤אמֶר בָּלָק֙ אֶל־בִּלְעָ֔ם לְכָה־נָּא֙ אֶקָּ֣חֲךָ֔ אֶל־מָק֖וֹם אַחֵ֑ר אוּלַ֤י יִישַׁר֙ בְּעֵינֵ֣י הָאֱלֹהִ֔ים וְקַבֹּ֥תוֹ<text:s/></text:span><text:soft-page-break/><text:span text:style-name="T2727">לִ֖י מִשָּֽׁם׃<text:s/></text:span><text:span text:style-name="T2728">‬</text:span>‬‬<text:span text:style-name="T2729">28</text:span><text:span text:style-name="T2730"> וַיִּקַּ֥ח בָּלָ֖ק אֶת־בִּלְעָ֑ם רֹ֣אשׁ הַפְּע֔וֹר הַנִּשְׁקָ֖ף עַל־פְּנֵ֥י הַיְשִׁימֹֽן׃<text:s/></text:span><text:span text:style-name="T2731">‬</text:span>‬‬<text:span text:style-name="T2732">29</text:span><text:span text:style-name="T2733"> וַיֹּ֤אמֶר בִּלְעָם֙ אֶל־בָּלָ֔ק בְּנֵה־לִ֥י בָזֶ֖ה שִׁבְעָ֣ה מִזְבְּחֹ֑ת וְהָכֵ֥ן לִי֙ בָּזֶ֔ה שִׁבְעָ֥ה פָרִ֖ים וְשִׁבְעָ֥ה אֵילִֽים׃<text:s/></text:span><text:span text:style-name="T2734">‬</text:span>‬‬<text:span text:style-name="T2735">30</text:span><text:span text:style-name="T2736"> וַיַּ֣עַשׂ בָּלָ֔ק כַּאֲשֶׁ֖ר אָמַ֣ר בִּלְעָ֑ם וַיַּ֛עַל פָּ֥ר וָאַ֖יִל בַּמִּזְבֵּֽחַ׃<text:s/></text:span><text:span text:style-name="T2737">‬</text:span>‬‬‬‬‬‬‬‬‬‬‬‬‬‬‬‬‬‬‬‬‬‬‬‬‬‬‬‬‬‬‬</text:p>
      </text:section>
      <text:section text:name="Sect23" text:style-name="S23">
        <text:p text:style-name="P2738">Numbers 24</text:p>
        <text:p text:style-name="P2739"><text:span text:style-name="T2740">1</text:span><text:span text:style-name="T2741"> וַיַּ֣רְא בִּלְעָ֗ם כִּ֣י ט֞וֹב בְּעֵינֵ֤י יְהוָה֙ לְבָרֵ֣ךְ אֶת־יִשְׂרָאֵ֔ל וְלֹא־הָלַ֥ךְ כְּפַֽעַם־בְּפַ֖עַם לִקְרַ֣את נְחָשִׁ֑ים וַיָּ֥שֶׁת אֶל־הַמִּדְבָּ֖ר פָּנָֽיו׃<text:s/></text:span><text:span text:style-name="T2742">‬</text:span>‬‬‬‬<text:span text:style-name="T2743">2</text:span><text:span text:style-name="T2744"> וַיִּשָּׂ֨א בִלְעָ֜ם אֶת־עֵינָ֗יו וַיַּרְא֙ אֶת־יִשְׂרָאֵ֔ל שֹׁכֵ֖ן לִשְׁבָטָ֑יו וַתְּהִ֥י עָלָ֖יו ר֥וּחַ אֱלֹהִֽים׃<text:s/></text:span><text:span text:style-name="T2745">‬</text:span>‬‬<text:span text:style-name="T2746">3</text:span><text:span text:style-name="T2747"> וַיִּשָּׂ֥א מְשָׁל֖וֹ וַיֹּאמַ֑ר נְאֻ֤ם בִּלְעָם֙ בְּנ֣וֹ בְעֹ֔ר וּנְאֻ֥ם הַגֶּ֖בֶר שְׁתֻ֥ם הָעָֽיִן׃<text:s/></text:span><text:span text:style-name="T2748">‬</text:span>‬‬<text:span text:style-name="T2749">4</text:span><text:span text:style-name="T2750"> נְאֻ֕ם שֹׁמֵ֖עַ אִמְרֵי־אֵ֑ל אֲשֶׁ֨ר מַחֲזֵ֤ה שַׁדַּי֙ יֶֽחֱזֶ֔ה נֹפֵ֖ל וּגְל֥וּי עֵינָֽיִם׃<text:s/></text:span><text:span text:style-name="T2751">‬</text:span>‬‬<text:span text:style-name="T2752">5</text:span><text:span text:style-name="T2753"> מַה־טֹּ֥בוּ אֹהָלֶ֖יךָ יַעֲקֹ֑ב מִשְׁכְּנֹתֶ֖יךָ יִשְׂרָאֵֽל׃<text:s/></text:span><text:span text:style-name="T2754">‬</text:span>‬‬<text:span text:style-name="T2755">6</text:span><text:span text:style-name="T2756"> כִּנְחָלִ֣ים נִטָּ֔יוּ כְּגַנֹּ֖ת עֲלֵ֣י נָהָ֑ר כַּאֲהָלִים֙ נָטַ֣ע יְהוָ֔ה כַּאֲרָזִ֖ים עֲלֵי־מָֽיִם׃<text:s/></text:span><text:span text:style-name="T2757">‬</text:span>‬‬<text:span text:style-name="T2758">7</text:span><text:span text:style-name="T2759"> יִֽזַּל־מַ֙יִם֙ מִדָּ֣לְיָ֔ו וְזַרְע֖וֹ בְּמַ֣יִם רַבִּ֑ים וְיָרֹ֤ם מֵֽאֲגַג֙ מַלְכּ֔וֹ וְתִנַּשֵּׂ֖א מַלְכֻתֽוֹ׃<text:s/></text:span><text:span text:style-name="T2760">‬</text:span>‬‬<text:span text:style-name="T2761">8</text:span><text:span text:style-name="T2762"> אֵ֚ל מוֹצִיא֣וֹ מִמִּצְרַ֔יִם כְּתוֹעֲפֹ֥ת רְאֵ֖ם ל֑וֹ יֹאכַ֞ל גּוֹיִ֣ם צָרָ֗יו וְעַצְמֹתֵיהֶ֛ם יְגָרֵ֖ם וְחִצָּ֥יו יִמְחָֽץ׃<text:s/></text:span><text:span text:style-name="T2763">‬</text:span>‬‬<text:span text:style-name="T2764">9</text:span><text:span text:style-name="T2765"> כָּרַ֨ע שָׁכַ֧ב כַּאֲרִ֛י וּכְלָבִ֖יא מִ֣י יְקִימֶ֑נּוּ מְבָרֲכֶ֣יךָ בָר֔וּךְ וְאֹרְרֶ֖יךָ אָרֽוּר׃<text:s/></text:span><text:span text:style-name="T2766">‬</text:span>‬‬<text:span text:style-name="T2767">10</text:span><text:span text:style-name="T2768"> וַיִּֽחַר־אַ֤ף בָּלָק֙ אֶל־בִּלְעָ֔ם וַיִּסְפֹּ֖ק אֶת־כַּפָּ֑יו וַיֹּ֨אמֶר בָּלָ֜ק אֶל־בִּלְעָ֗ם לָקֹ֤ב אֹֽיְבַי֙ קְרָאתִ֔יךָ וְהִנֵּה֙ בֵּרַ֣כְתָּ בָרֵ֔ךְ זֶ֖ה שָׁלֹ֥שׁ פְּעָמִֽים׃<text:s/></text:span><text:span text:style-name="T2769">‬</text:span>‬‬<text:span text:style-name="T2770">11</text:span><text:span text:style-name="T2771"> וְעַתָּ֖ה בְּרַח־לְךָ֣ אֶל־מְקוֹמֶ֑ךָ אָמַ֙רְתִּי֙ כַּבֵּ֣ד אֲכַבֶּדְךָ֔ וְהִנֵּ֛ה מְנָעֲךָ֥ יְהוָ֖ה מִכָּבֽוֹד׃<text:s/></text:span><text:span text:style-name="T2772">‬</text:span>‬‬<text:span text:style-name="T2773">12</text:span><text:span text:style-name="T2774"> וַיֹּ֥אמֶר בִּלְעָ֖ם אֶל־בָּלָ֑ק הֲלֹ֗א גַּ֧ם אֶל־מַלְאָכֶ֛יךָ אֲשֶׁר־שָׁלַ֥חְתָּ אֵלַ֖י דִּבַּ֥רְתִּי לֵאמֹֽר׃<text:s/></text:span><text:span text:style-name="T2775">‬</text:span>‬‬<text:span text:style-name="T2776">13</text:span><text:span text:style-name="T2777"> אִם־יִתֶּן־לִ֨י בָלָ֜ק מְלֹ֣א בֵיתוֹ֮ כֶּ֣סֶף וְזָהָב֒ לֹ֣א אוּכַ֗ל לַעֲבֹר֙ אֶת־פִּ֣י יְהוָ֔ה לַעֲשׂ֥וֹת טוֹבָ֛ה א֥וֹ רָעָ֖ה מִלִבִּ֑י אֲשֶׁר־יְדַבֵּ֥ר יְהוָ֖ה אֹת֥וֹ אֲדַבֵּֽר׃<text:s/></text:span><text:span text:style-name="T2778">‬</text:span>‬‬<text:span text:style-name="T2779">14</text:span><text:span text:style-name="T2780"> וְעַתָּ֕ה הִנְנִ֥י הוֹלֵ֖ךְ לְעַמִּ֑י לְכָה֙ אִיעָ֣צְךָ֔ אֲשֶׁ֨ר יַעֲשֶׂ֜ה הָעָ֥ם הַזֶּ֛ה לְעַמְּךָ֖ בְּאַחֲרִ֥ית הַיָּמִֽים׃<text:s/></text:span><text:span text:style-name="T2781">‬</text:span>‬‬<text:span text:style-name="T2782">15</text:span><text:span text:style-name="T2783"> וַיִּשָּׂ֥א מְשָׁל֖וֹ וַיֹּאמַ֑ר נְאֻ֤ם בִּלְעָם֙ בְּנ֣וֹ בְעֹ֔ר וּנְאֻ֥ם הַגֶּ֖בֶר שְׁתֻ֥ם הָעָֽיִן׃<text:s/></text:span><text:span text:style-name="T2784">‬</text:span>‬‬<text:span text:style-name="T2785">16</text:span><text:span text:style-name="T2786"> נְאֻ֗ם שֹׁמֵ֙עַ֙ אִמְרֵי־אֵ֔ל וְיֹדֵ֖עַ דַּ֣עַת עֶלְי֑וֹן מַחֲזֵ֤ה שַׁדַּי֙ יֽ͏ֶחֱזֶ֔ה נֹפֵ֖ל וּגְל֥וּי עֵינָֽיִם׃<text:s/></text:span><text:span text:style-name="T2787">‬</text:span>‬‬<text:span text:style-name="T2788">17</text:span><text:span text:style-name="T2789"> אֶרְאֶ֙נּוּ֙ וְלֹ֣א עַתָּ֔ה אֲשׁוּרֶ֖נּוּ וְלֹ֣א קָר֑וֹב דָּרַ֨ךְ כּוֹכָ֜ב מִֽיַּעֲקֹ֗ב וְקָ֥ם שֵׁ֙בֶט֙ מִיִּשְׂרָאֵ֔ל וּמָחַץ֙ פַּאֲתֵ֣י מוֹאָ֔ב וְקַרְקַ֖ר כָּל־בְּנֵי־שֵֽׁת׃<text:s/></text:span><text:span text:style-name="T2790">‬</text:span>‬‬<text:span text:style-name="T2791">18</text:span><text:span text:style-name="T2792"> וְהָיָ֨ה אֱד֜וֹם יְרֵשָׁ֗ה וְהָיָ֧ה יְרֵשָׁ֛ה שֵׂעִ֖יר אֹיְבָ֑יו וְיִשְׂרָאֵ֖ל עֹ֥שֶׂה חָֽיִל׃<text:s/></text:span><text:span text:style-name="T2793">‬</text:span>‬‬<text:span text:style-name="T2794">19</text:span><text:span text:style-name="T2795"> וְיֵ֖רְדְּ מִֽיַּעֲקֹ֑ב וְהֽ͏ֶאֱבִ֥יד שָׂרִ֖יד מֵעִֽיר׃<text:s/></text:span><text:span text:style-name="T2796">‬</text:span>‬‬<text:span text:style-name="T2797">20</text:span><text:span text:style-name="T2798"> וַיַּרְא֙ אֶת־עֲמָלֵ֔ק וַיִּשָּׂ֥א מְשָׁל֖וֹ וַיֹּאמַ֑ר רֵאשִׁ֤ית גּוֹיִם֙ עֲמָלֵ֔ק וְאַחֲרִית֖וֹ עֲדֵ֥י אֹבֵֽד׃<text:s/></text:span><text:span text:style-name="T2799">‬</text:span>‬‬<text:span text:style-name="T2800">21</text:span><text:span text:style-name="T2801"> וַיַּרְא֙ אֶת־הַקֵּינִ֔י וַיִּשָּׂ֥א מְשָׁל֖וֹ וַיֹּאמַ֑ר אֵיתָן֙ מֽוֹשָׁבֶ֔ךָ וְשִׂ֥ים בַּסֶּ֖לַע קִנֶּֽךָ׃<text:s/></text:span><text:span text:style-name="T2802">‬</text:span>‬‬<text:span text:style-name="T2803">22</text:span><text:span text:style-name="T2804"> כִּ֥י אִם־יִהְיֶ֖ה לְבָ֣עֵֽר קָ֑יִן עַד־מָ֖ה אַשּׁ֥וּר תִּשְׁבֶּֽךָּ׃<text:s/></text:span><text:span text:style-name="T2805">‬</text:span>‬‬<text:span text:style-name="T2806">23</text:span><text:span text:style-name="T2807"> וַיִּשָּׂ֥א מְשָׁל֖וֹ וַיֹּאמַ֑ר א֕וֹי מִ֥י יִחְיֶ֖ה מִשֻּׂמ֥וֹ אֵֽל׃<text:s/></text:span><text:span text:style-name="T2808">‬</text:span>‬‬<text:span text:style-name="T2809">24</text:span><text:span text:style-name="T2810"> וְצִים֙ מִיַּ֣ד כִּתִּ֔ים וְעִנּ֥וּ אַשּׁ֖וּר וְעִנּוּ־עֵ֑בֶר וְגַם־ה֖וּא עֲדֵ֥י אֹבֵֽד׃<text:s/></text:span><text:span text:style-name="T2811">‬</text:span>‬‬<text:span text:style-name="T2812">25</text:span><text:span text:style-name="T2813"> וַיָּ֣קָם בִּלְעָ֔ם וַיֵּ֖לֶךְ וַיָּ֣שָׁב לִמְקֹמ֑וֹ וְגַם־בָּלָ֖ק הָלַ֥ךְ לְדַרְכּֽוֹ׃<text:s/></text:span><text:span text:style-name="T2814">פ<text:s/></text:span><text:span text:style-name="T2815">‬</text:span>‬‬‬‬‬‬‬‬‬‬‬‬‬‬‬‬‬‬‬‬‬‬‬‬‬‬</text:p>
      </text:section>
      <text:section text:name="Sect24" text:style-name="S24">
        <text:soft-page-break/>
        <text:p text:style-name="P2816">Numbers 25</text:p>
        <text:p text:style-name="P2817"><text:span text:style-name="T2818">1</text:span><text:span text:style-name="T2819"> וַיֵּ֥שֶׁב יִשְׂרָאֵ֖ל בַּשִּׁטִּ֑ים וַיָּ֣חֶל הָעָ֔ם לִזְנ֖וֹת אֶל־בְּנ֥וֹת מוֹאָֽב׃<text:s/></text:span><text:span text:style-name="T2820">2</text:span><text:span text:style-name="T2821"> וַתִּקְרֶ֣אןָ לָעָ֔ם לְזִבְחֵ֖י אֱלֹהֵיהֶ֑ן וַיֹּ֣אכַל הָעָ֔ם וַיִּֽשְׁתַּחֲוּ֖וּ לֵֽאלֹהֵיהֶֽן׃<text:s/></text:span><text:span text:style-name="T2822">‬</text:span>‬‬<text:span text:style-name="T2823">3</text:span><text:span text:style-name="T2824"> וַיִּצָּ֥מֶד יִשְׂרָאֵ֖ל לְבַ֣עַל פְּע֑וֹר וַיִּֽחַר־אַ֥ף יְהוָ֖ה בְּיִשְׂרָאֵֽל׃<text:s/></text:span><text:span text:style-name="T2825">‬</text:span>‬‬<text:span text:style-name="T2826">4</text:span><text:span text:style-name="T2827"> וַיֹּ֨אמֶר יְהוָ֜ה אֶל־מֹשֶׁ֗ה קַ֚ח אֶת־כָּל־רָאשֵׁ֣י הָעָ֔ם וְהוֹקַ֥ע אוֹתָ֛ם לַיהוָ֖ה נֶ֣גֶד הַשָּׁ֑מֶשׁ וְיָשֹׁ֛ב חֲר֥וֹן אַף־יְהוָ֖ה מִיִּשְׂרָאֵֽל׃<text:s/></text:span><text:span text:style-name="T2828">‬</text:span>‬‬<text:span text:style-name="T2829">5</text:span><text:span text:style-name="T2830"> וַיֹּ֣אמֶר מֹשֶׁ֔ה אֶל־שֹׁפְטֵ֖י יִשְׂרָאֵ֑ל הִרְגוּ֙ אִ֣ישׁ אֲנָשָׁ֔יו הַנִּצְמָדִ֖ים לְבַ֥עַל פְּעֽוֹר׃<text:s/></text:span><text:span text:style-name="T2831">‬</text:span>‬‬<text:span text:style-name="T2832">6</text:span><text:span text:style-name="T2833"> וְהִנֵּ֡ה אִישׁ֩ מִבְּנֵ֨י יִשְׂרָאֵ֜ל בָּ֗א וַיַּקְרֵ֤ב אֶל־אֶחָיו֙ אֶת־הַמִּדְיָנִ֔ית לְעֵינֵ֣י מֹשֶׁ֔ה וּלְעֵינֵ֖י כָּל־עֲדַ֣ת בְּנֵי־יִשְׂרָאֵ֑ל וְהֵ֣מָּה בֹכִ֔ים פֶּ֖תַח אֹ֥הֶל מוֹעֵֽד׃<text:s/></text:span><text:span text:style-name="T2834">‬</text:span>‬‬<text:span text:style-name="T2835">7</text:span><text:span text:style-name="T2836"> וַיַּ֗רְא פִּֽינְחָס֙ בֶּן־אֶלְעָזָ֔ר בֶּֽן־אַהֲרֹ֖ן הַכֹּהֵ֑ן וַיָּ֙קָם֙ מִתּ֣וֹךְ הָֽעֵדָ֔ה וַיִּקַּ֥ח רֹ֖מַח בְּיָדֽוֹ׃<text:s/></text:span><text:span text:style-name="T2837">‬</text:span>‬‬<text:span text:style-name="T2838">8</text:span><text:span text:style-name="T2839"> וַ֠יָּבֹא אַחַ֨ר אִֽישׁ־יִשְׂרָאֵ֜ל אֶל־הַקֻּבָּ֗ה וַיִּדְקֹר֙ אֶת־שְׁנֵיהֶ֔ם אֵ֚ת אִ֣ישׁ יִשְׂרָאֵ֔ל וְאֶת־הָאִשָּׁ֖ה אֶל־קֳבָתָ֑הּ וַתֵּֽעָצַר֙ הַמַּגֵּפָ֔ה מֵעַ֖ל בְּנֵ֥י יִשְׂרָאֵֽל׃<text:s/></text:span><text:span text:style-name="T2840">‬</text:span>‬‬<text:span text:style-name="T2841">9</text:span><text:span text:style-name="T2842"> וַיִּהְי֕וּ הַמֵּתִ֖ים בַּמַּגֵּפָ֑ה אַרְבָּעָ֥ה וְעֶשְׂרִ֖ים אָֽלֶף׃<text:s/></text:span><text:span text:style-name="T2843">פ<text:s/></text:span><text:span text:style-name="T2844">‬</text:span>‬‬‬‬‬‬‬‬‬‬</text:p>
        <text:p text:style-name="P2845"><text:span text:style-name="T2846">10</text:span><text:span text:style-name="T2847"> וַיְדַבֵּ֥ר יְהוָ֖ה אֶל־מֹשֶׁ֥ה לֵּאמֹֽר׃<text:s/></text:span><text:span text:style-name="T2848">‬</text:span>‬‬<text:span text:style-name="T2849">11</text:span><text:span text:style-name="T2850"> פִּֽינְחָ֨ס בֶּן־אֶלְעָזָ֜ר בֶּן־אַהֲרֹ֣ן הַכֹּהֵ֗ן הֵשִׁ֤יב אֶת־חֲמָתִי֙ מֵעַ֣ל בְּנֵֽי־יִשְׂרָאֵ֔ל בְּקַנְא֥וֹ אֶת־קִנְאָתִ֖י בְּתוֹכָ֑ם וְלֹא־כִלִּ֥יתִי אֶת־בְּנֵֽי־יִשְׂרָאֵ֖ל בְּקִנְאָתִֽי׃<text:s/></text:span><text:span text:style-name="T2851">‬</text:span>‬‬<text:span text:style-name="T2852">12</text:span><text:span text:style-name="T2853"> לָכֵ֖ן אֱמֹ֑ר הִנְנִ֨י נֹתֵ֥ן ל֛וֹ אֶת־בְּרִיתִ֖י שָׁלֽוֹם׃<text:s/></text:span><text:span text:style-name="T2854">‬</text:span>‬‬‬<text:span text:style-name="T2855">13</text:span><text:span text:style-name="T2856"> וְהָ֤יְתָה לּוֹ֙ וּלְזַרְע֣וֹ אַחֲרָ֔יו בְּרִ֖ית כְּהֻנַּ֣ת עוֹלָ֑ם תַּ֗חַת אֲשֶׁ֤ר קִנֵּא֙ לֵֽאלֹהָ֔יו וַיְכַפֵּ֖ר עַל־בְּנֵ֥י יִשְׂרָאֵֽל׃<text:s/></text:span><text:span text:style-name="T2857">‬</text:span>‬‬<text:span text:style-name="T2858">14</text:span><text:span text:style-name="T2859"> וְשֵׁם֩ אִ֨ישׁ יִשְׂרָאֵ֜ל הַמֻּכֶּ֗ה אֲשֶׁ֤ר הֻכָּה֙ אֶת־הַמִּדְיָנִ֔ית זִמְרִ֖י בֶּן־סָל֑וּא נְשִׂ֥יא בֵֽית־אָ֖ב לַשִּׁמְעֹנִֽי׃<text:s/></text:span><text:span text:style-name="T2860">‬</text:span>‬‬<text:span text:style-name="T2861">15</text:span><text:span text:style-name="T2862"> וְשֵׁ֨ם הָֽאִשָּׁ֧ה הַמֻּכָּ֛ה הַמִּדְיָנִ֖ית כָּזְבִּ֣י בַת־צ֑וּר רֹ֣אשׁ אֻמּ֥וֹת בֵּֽית־אָ֛ב בְּמִדְיָ֖ן הֽוּא׃<text:s/></text:span><text:span text:style-name="T2863">פ<text:s/></text:span><text:span text:style-name="T2864">‬</text:span>‬‬‬‬‬‬‬‬</text:p>
        <text:p text:style-name="P2865"><text:span text:style-name="T2866">16</text:span><text:span text:style-name="T2867"> וַיְדַבֵּ֥ר יְהוָ֖ה אֶל־מֹשֶׁ֥ה לֵּאמֹֽר׃<text:s/></text:span><text:span text:style-name="T2868">‬</text:span>‬‬<text:span text:style-name="T2869">17</text:span><text:span text:style-name="T2870"> צָר֖וֹר אֶת־הַמִּדְיָנִ֑ים וְהִכִּיתֶ֖ם אוֹתָֽם׃<text:s/></text:span><text:span text:style-name="T2871">‬</text:span>‬‬<text:span text:style-name="T2872">18</text:span><text:span text:style-name="T2873"> כִּ֣י צֹרְרִ֥ים הֵם֙ לָכֶ֔ם בְּנִכְלֵיהֶ֛ם אֲשֶׁר־נִכְּל֥וּ לָכֶ֖ם עַל־דְּבַר־פְּע֑וֹר וְעַל־דְּבַ֞ר כָּזְבִּ֨י בַת־נְשִׂ֤יא מִדְיָן֙ אֲחֹתָ֔ם הַמֻּכָּ֥ה בְיוֹם־הַמַּגֵּפָ֖ה עַל־דְּבַר־פְּעֽוֹר׃<text:s/></text:span><text:span text:style-name="T2874">‬</text:span>‬‬<text:span text:style-name="T2875">19</text:span><text:span text:style-name="T2876"> וַיְהִ֖י אַחֲרֵ֣י הַמַּגֵּפָ֑ה<text:s/></text:span><text:span text:style-name="T2877">פ<text:s/></text:span><text:span text:style-name="T2878">‬</text:span>‬‬‬‬‬‬</text:p>
      </text:section>
      <text:section text:name="Sect25" text:style-name="S25">
        <text:p text:style-name="P2879">Numbers 26</text:p>
        <text:p text:style-name="P2880"><text:span text:style-name="T2881">1</text:span><text:span text:style-name="T2882"> וַיֹּ֤אמֶר יְהוָה֙ אֶל־מֹשֶׁ֔ה וְאֶ֧ל אֶלְעָזָ֛ר בֶּן־אַהֲרֹ֥ן הַכֹּהֵ֖ן לֵאמֹֽר׃<text:s/></text:span><text:span text:style-name="T2883">2</text:span><text:span text:style-name="T2884"> שְׂא֞וּ אֶת־רֹ֣אשׁ ׀ כָּל־עֲדַ֣ת בְּנֵי־יִשְׂרָאֵ֗ל מִבֶּ֨ן עֶשְׂרִ֥ים שָׁנָ֛ה וָמַ֖עְלָה לְבֵ֣ית אֲבֹתָ֑ם כָּל־יֹצֵ֥א צָבָ֖א בְּיִשְׂרָאֵֽל׃<text:s/></text:span><text:span text:style-name="T2885">‬</text:span>‬‬<text:span text:style-name="T2886">3</text:span><text:span text:style-name="T2887"> וַיְדַבֵּ֨ר מֹשֶׁ֜ה וְאֶלְעָזָ֧ר הַכֹּהֵ֛ן אֹתָ֖ם בְּעַֽרְבֹ֣ת מוֹאָ֑ב עַל־יַרְדֵּ֥ן יְרֵח֖וֹ לֵאמֹֽר׃<text:s/></text:span><text:span text:style-name="T2888">‬</text:span>‬‬<text:span text:style-name="T2889">4</text:span><text:span text:style-name="T2890"> מִבֶּ֛ן עֶשְׂרִ֥ים שָׁנָ֖ה וָמָ֑עְלָה כַּאֲשֶׁר֩ צִוָּ֨ה יְהוָ֤ה אֶת־מֹשֶׁה֙ וּבְנֵ֣י יִשְׂרָאֵ֔ל הַיֹּצְאִ֖ים מֵאֶ֥רֶץ מִצְרָֽיִם׃<text:s/></text:span><text:span text:style-name="T2891">‬</text:span>‬‬<text:span text:style-name="T2892">5</text:span><text:span text:style-name="T2893"> רְאוּבֵ֖ן בְּכ֣וֹר יִשְׂרָאֵ֑ל בְּנֵ֣י רְאוּבֵ֗ן חֲנוֹךְ֙ מִשְׁפַּ֣חַת הַחֲנֹכִ֔י לְפַלּ֕וּא מִשְׁפַּ֖חַת הַפַּלֻּאִֽי׃<text:s/></text:span><text:span text:style-name="T2894">‬</text:span>‬‬<text:span text:style-name="T2895">6</text:span><text:span text:style-name="T2896"> לְחֶצְרֹ֕ן מִשְׁפַּ֖חַת הַֽחֶצְרוֹנִ֑י לְכַרְמִ֕י מִשְׁפַּ֖חַת הַכַּרְמִֽי׃<text:s/></text:span><text:span text:style-name="T2897">‬</text:span>‬‬<text:span text:style-name="T2898">7</text:span><text:span text:style-name="T2899"> אֵ֖לֶּה<text:s/></text:span><text:soft-page-break/><text:span text:style-name="T2900">מִשְׁפְּחֹ֣ת הָרֻֽאוּבֵנִ֑י וַיִּהְי֣וּ פְקֻדֵיהֶ֗ם שְׁלֹשָׁ֤ה וְאַרְבָּעִים֙ אֶ֔לֶף וּשְׁבַ֥ע מֵא֖וֹת וּשְׁלֹשִֽׁים׃<text:s/></text:span><text:span text:style-name="T2901">‬</text:span>‬‬<text:span text:style-name="T2902">8</text:span><text:span text:style-name="T2903"> וּבְנֵ֥י פַלּ֖וּא אֱלִיאָֽב׃<text:s/></text:span><text:span text:style-name="T2904">‬</text:span>‬‬<text:span text:style-name="T2905">9</text:span><text:span text:style-name="T2906"> וּבְנֵ֣י אֱלִיאָ֔ב נְמוּאֵ֖ל וְדָתָ֣ן וַאֲבִירָ֑ם הֽוּא־דָתָ֨ן וַאֲבִירָ֜ם *קרואי **קְרִיאֵ֣י הָעֵדָ֗ה אֲשֶׁ֨ר הִצּ֜וּ עַל־מֹשֶׁ֤ה וְעַֽל־אַהֲרֹן֙ בַּעֲדַת־קֹ֔רַח בְּהַצֹּתָ֖ם עַל־יְהוָֽה׃<text:s/></text:span><text:span text:style-name="T2907">‬</text:span>‬‬<text:span text:style-name="T2908">10</text:span><text:span text:style-name="T2909"> וַתִּפְתַּ֨ח הָאָ֜רֶץ אֶת־פִּ֗יהָ וַתִּבְלַ֥ע אֹתָ֛ם וְאֶת־קֹ֖רַח בְּמ֣וֹת הָעֵדָ֑ה בַּאֲכֹ֣ל הָאֵ֗שׁ אֵ֣ת חֲמִשִּׁ֤ים וּמָאתַ֙יִם֙ אִ֔ישׁ וַיִּהְי֖וּ לְנֵֽס׃<text:s/></text:span><text:span text:style-name="T2910">‬</text:span>‬‬<text:span text:style-name="T2911">11</text:span><text:span text:style-name="T2912"> וּבְנֵי־קֹ֖רַח לֹא־מֵֽתוּ׃</text:span><text:span text:style-name="T2913"><text:s/>ס<text:s/></text:span><text:span text:style-name="T2914">‬</text:span>‬‬<text:span text:style-name="T2915">12</text:span><text:span text:style-name="T2916"> בְּנֵ֣י שִׁמְעוֹן֮ לְמִשְׁפְּחֹתָם֒ לִנְמוּאֵ֗ל מִשְׁפַּ֙חַת֙ הַנְּמ֣וּאֵלִ֔י לְיָמִ֕ין מִשְׁפַּ֖חַת הַיָּמִינִ֑י לְיָכִ֕ין מִשְׁפַּ֖חַת הַיָּכִינִֽי׃<text:s/></text:span><text:span text:style-name="T2917">‬</text:span>‬‬<text:span text:style-name="T2918">13</text:span><text:span text:style-name="T2919"> לְזֶ֕רַח מִשְׁפַּ֖חַת הַזַּרְחִ֑י לְשָׁא֕וּל מִשְׁפַּ֖חַת הַשָּׁאוּלִֽי׃<text:s/></text:span><text:span text:style-name="T2920">‬</text:span>‬‬<text:span text:style-name="T2921">14</text:span><text:span text:style-name="T2922"> אֵ֖לֶּה מִשְׁפְּחֹ֣ת הַשִּׁמְעֹנִ֑י שְׁנַ֧יִם וְעֶשְׂרִ֛ים אֶ֖לֶף וּמָאתָֽיִם׃</text:span><text:span text:style-name="T2923"><text:s/>ס<text:s/></text:span><text:span text:style-name="T2924">‬</text:span>‬‬<text:span text:style-name="T2925">15</text:span><text:span text:style-name="T2926"> בְּנֵ֣י גָד֮ לְמִשְׁפְּחֹתָם֒ לִצְפ֗וֹן מִשְׁפַּ֙חַת֙ הַצְּפוֹנִ֔י לְחַגִּ֕י מִשְׁפַּ֖חַת הַֽחַגִּ֑י לְשׁוּנִ֕י מִשְׁפַּ֖חַת הַשּׁוּנִֽי׃<text:s/></text:span><text:span text:style-name="T2927">‬</text:span>‬‬<text:span text:style-name="T2928">16</text:span><text:span text:style-name="T2929"> לְאָזְנִ֕י מִשְׁפַּ֖חַת הָאָזְנִ֑י לְעֵרִ֕י מִשְׁפַּ֖חַת הָעֵרִֽי׃<text:s/></text:span><text:span text:style-name="T2930">‬</text:span>‬‬<text:span text:style-name="T2931">17</text:span><text:span text:style-name="T2932"> לַאֲר֕וֹד מִשְׁפַּ֖חַת הָאֲרוֹדִ֑י לְאַ֨רְאֵלִ֔י מִשְׁפַּ֖חַת הָאַרְאֵלִֽי׃<text:s/></text:span><text:span text:style-name="T2933">‬</text:span>‬‬<text:span text:style-name="T2934">18</text:span><text:span text:style-name="T2935"> אֵ֛לֶּה מִשְׁפְּחֹ֥ת בְּנֵֽי־גָ֖ד לִפְקֻדֵיהֶ֑ם אַרְבָּעִ֥ים אֶ֖לֶף וַחֲמֵ֥שׁ מֵאֽוֹת׃</text:span><text:span text:style-name="T2936"><text:s/>ס<text:s/></text:span><text:span text:style-name="T2937">‬</text:span>‬‬<text:span text:style-name="T2938">19</text:span><text:span text:style-name="T2939"> בְּנֵ֥י יְהוּדָ֖ה עֵ֣ר וְאוֹנָ֑ן וַיָּ֥מָת עֵ֛ר וְאוֹנָ֖ן בְּאֶ֥רֶץ כְּנָֽעַן׃<text:s/></text:span><text:span text:style-name="T2940">‬</text:span>‬‬<text:span text:style-name="T2941">20</text:span><text:span text:style-name="T2942"> וַיִּהְי֣וּ בְנֵי־יְהוּדָה֮ לְמִשְׁפְּחֹתָם֒ לְשֵׁלָ֗ה מִשְׁפַּ֙חַת֙ הַשֵּׁ֣לָנִ֔י לְפֶ֕רֶץ מִשְׁפַּ֖חַת הַפַּרְצִ֑י לְזֶ֕רַח מִשְׁפַּ֖חַת הַזַּרְחִֽי׃<text:s/></text:span><text:span text:style-name="T2943">‬</text:span>‬‬<text:span text:style-name="T2944">21</text:span><text:span text:style-name="T2945"> וַיִּהְי֣וּ בְנֵי־פֶ֔רֶץ לְחֶצְרֹ֕ן מִשְׁפַּ֖חַת הַֽחֶצְרֹנִ֑י לְחָמ֕וּל מִשְׁפַּ֖חַת הֶחָמוּלִֽי׃<text:s/></text:span><text:span text:style-name="T2946">‬</text:span>‬‬<text:span text:style-name="T2947">22</text:span><text:span text:style-name="T2948"> אֵ֛לֶּה מִשְׁפְּחֹ֥ת יְהוּדָ֖ה לִפְקֻדֵיהֶ֑ם שִׁשָּׁ֧ה וְשִׁבְעִ֛ים אֶ֖לֶף וַחֲמֵ֥שׁ מֵאֽוֹת׃</text:span><text:span text:style-name="T2949"><text:s/>ס<text:s/></text:span><text:span text:style-name="T2950">‬</text:span>‬‬<text:span text:style-name="T2951">23</text:span><text:span text:style-name="T2952"> בְּנֵ֤י יִשָּׂשכָר֙ לְמִשְׁפְּחֹתָ֔ם תּוֹלָ֕ע מִשְׁפַּ֖חַת הַתּוֹלָעִ֑י לְפֻוָ֕ה מִשְׁפַּ֖חַת הַפּוּנִֽי׃<text:s/></text:span><text:span text:style-name="T2953">‬</text:span>‬‬<text:span text:style-name="T2954">24</text:span><text:span text:style-name="T2955"> לְיָשׁ֕וּב מִשְׁפַּ֖חַת הַיָּשׁוּבִ֑י לְשִׁמְרֹ֕ן מִשְׁפַּ֖חַת הַשִּׁמְרֹנִֽי׃<text:s/></text:span><text:span text:style-name="T2956">‬</text:span>‬‬<text:span text:style-name="T2957">25</text:span><text:span text:style-name="T2958"> אֵ֛לֶּה מִשְׁפְּחֹ֥ת יִשָּׂשכָ֖ר לִפְקֻדֵיהֶ֑ם אַרְבָּעָ֧ה וְשִׁשִּׁ֛ים אֶ֖לֶף וּשְׁלֹ֥שׁ מֵאֽוֹת׃</text:span><text:span text:style-name="T2959"><text:s/>ס<text:s/></text:span><text:span text:style-name="T2960">‬</text:span>‬‬<text:span text:style-name="T2961">26</text:span><text:span text:style-name="T2962"> בְּנֵ֣י זְבוּלֻן֮ לְמִשְׁפְּחֹתָם֒ לְסֶ֗רֶד מִשְׁפַּ֙חַת֙ הַסַּרְדִּ֔י לְאֵל֕וֹן מִשְׁפַּ֖חַת הָאֵלֹנִ֑י לְיַ֨חְלְאֵ֔ל מִשְׁפַּ֖חַת הַיַּחְלְאֵלִֽי׃<text:s/></text:span><text:span text:style-name="T2963">‬</text:span>‬‬<text:span text:style-name="T2964">27</text:span><text:span text:style-name="T2965"> אֵ֛לֶּה מִשְׁפְּחֹ֥ת הַזְּבוּלֹנִ֖י לִפְקֻדֵיהֶ֑ם שִׁשִּׁ֥ים אֶ֖לֶף וַחֲמֵ֥שׁ מֵאֽוֹת׃</text:span><text:span text:style-name="T2966"><text:s/>ס<text:s/></text:span><text:span text:style-name="T2967">‬</text:span>‬‬<text:span text:style-name="T2968">28</text:span><text:span text:style-name="T2969"> בְּנֵ֥י יוֹסֵ֖ף לְמִשְׁפְּחֹתָ֑ם מְנַשֶּׁ֖ה וְאֶפְרָֽיִם׃<text:s/></text:span><text:span text:style-name="T2970">‬</text:span>‬‬<text:span text:style-name="T2971">29</text:span><text:span text:style-name="T2972"> בְּנֵ֣י מְנַשֶּׁ֗ה לְמָכִיר֙ מִשְׁפַּ֣חַת הַמָּכִירִ֔י וּמָכִ֖יר הוֹלִ֣יד אֶת־גִּלְעָ֑ד לְגִלְעָ֕ד מִשְׁפַּ֖חַת הַגִּלְעָדִֽי׃<text:s/></text:span><text:span text:style-name="T2973">‬</text:span>‬‬<text:span text:style-name="T2974">30</text:span><text:span text:style-name="T2975"> אֵ֚לֶּה בְּנֵ֣י גִלְעָ֔ד אִיעֶ֕זֶר מִשְׁפַּ֖חַת הָאִֽיעֶזְרִ֑י לְחֵ֕לֶק מִשְׁפַּ֖חַת הַֽחֶלְקִֽי׃<text:s/></text:span><text:span text:style-name="T2976">‬</text:span>‬‬<text:span text:style-name="T2977">31</text:span><text:span text:style-name="T2978"> וְאַ֨שְׂרִיאֵ֔ל מִשְׁפַּ֖חַת הָֽאַשְׂרִֽאֵלִ֑י וְשֶׁ֕כֶם מִשְׁפַּ֖חַת הַשִּׁכְמִֽי׃<text:s/></text:span><text:span text:style-name="T2979">‬</text:span>‬‬<text:span text:style-name="T2980">32</text:span><text:span text:style-name="T2981"> וּשְׁמִידָ֕ע מִשְׁפַּ֖חַת הַשְּׁמִידָעִ֑י וְחֵ֕פֶר מִשְׁפַּ֖חַת הַֽחֶפְרִֽי׃<text:s/></text:span><text:span text:style-name="T2982">‬</text:span>‬‬<text:span text:style-name="T2983">33</text:span><text:span text:style-name="T2984"> וּצְלָפְחָ֣ד בֶּן־חֵ֗פֶר לֹא־הָ֥יוּ ל֛וֹ בָּנִ֖ים כִּ֣י אִם־בָּנ֑וֹת וְשֵׁם֙ בְּנ֣וֹת צְלָפְחָ֔ד מַחְלָ֣ה וְנֹעָ֔ה חָגְלָ֥ה מִלְכָּ֖ה וְתִרְצָֽה׃<text:s/></text:span><text:span text:style-name="T2985">‬</text:span>‬‬<text:span text:style-name="T2986">34</text:span><text:span text:style-name="T2987"> אֵ֖לֶּה מִשְׁפְּחֹ֣ת מְנַשֶּׁ֑ה וּפְקֻ֣דֵיהֶ֔ם שְׁנַ֧יִם וַחֲמִשִּׁ֛ים אֶ֖לֶף וּשְׁבַ֥ע מֵאֽוֹת׃</text:span><text:span text:style-name="T2988"><text:s/>ס<text:s/></text:span><text:span text:style-name="T2989">‬</text:span>‬‬<text:span text:style-name="T2990">35</text:span><text:span text:style-name="T2991"> אֵ֣לֶּה בְנֵי־אֶפְרַיִם֮ לְמִשְׁפְּחֹתָם֒ לְשׁוּתֶ֗לַח מִשְׁפַּ֙חַת֙ הַשֻּׁ֣תַלְחִ֔י לְבֶ֕כֶר מִשְׁפַּ֖חַת הַבַּכְרִ֑י לְתַ֕חַן מִשְׁפַּ֖חַת הַֽתַּחֲנִֽי׃<text:s/></text:span><text:span text:style-name="T2992">‬</text:span>‬‬<text:span text:style-name="T2993">36</text:span><text:span text:style-name="T2994"> וְאֵ֖לֶּה בְּנֵ֣י שׁוּתָ֑לַח לְעֵרָ֕ן מִשְׁפַּ֖חַת הָעֵרָנִֽי׃<text:s/></text:span><text:span text:style-name="T2995">‬</text:span>‬‬<text:span text:style-name="T2996">37</text:span><text:span text:style-name="T2997"> אֵ֣לֶּה מִשְׁפְּחֹ֤ת בְּנֵי־אֶפְרַ֙יִם֙ לִפְקֻ֣דֵיהֶ֔ם שְׁנַ֧יִם וּשְׁלֹשִׁ֛ים אֶ֖לֶף וַחֲמֵ֣שׁ מֵא֑וֹת אֵ֥לֶּה בְנֵי־יוֹסֵ֖ף לְמִשְׁפְּחֹתָֽם׃</text:span><text:span text:style-name="T2998"><text:s/>ס<text:s/></text:span><text:span text:style-name="T2999">‬</text:span>‬‬<text:span text:style-name="T3000">38</text:span><text:span text:style-name="T3001"> בְּנֵ֣י בִנְיָמִן֮ לְמִשְׁפְּחֹתָם֒ לְבֶ֗לַע מִשְׁפַּ֙חַת֙ הַבַּלְעִ֔י לְאַשְׁבֵּ֕ל מִשְׁפַּ֖חַת הָֽאַשְׁבֵּלִ֑י לַאֲחִירָ֕ם מִשְׁפַּ֖חַת הָאֲחִירָמִֽי׃<text:s/></text:span><text:span text:style-name="T3002">‬</text:span>‬‬<text:span text:style-name="T3003">39</text:span><text:span text:style-name="T3004"> לִשְׁפוּפָ֕ם מִשְׁפַּ֖חַת הַשּׁוּפָמִ֑י לְחוּפָ֕ם מִשְׁפַּ֖חַת הַחוּפָמִֽי׃<text:s/></text:span><text:span text:style-name="T3005">‬</text:span>‬‬<text:span text:style-name="T3006">40</text:span><text:span text:style-name="T3007"> וַיִּהְי֥וּ בְנֵי־בֶ֖לַע אַ֣רְדְּ וְנַעֲמָ֑ן מִשְׁפַּ֙חַת֙ הָֽאַרְדִּ֔י לְנַֽעֲמָ֔ן מִשְׁפַּ֖חַת הַֽנַּעֲמִֽי׃<text:s/></text:span><text:span text:style-name="T3008">‬</text:span>‬‬<text:span text:style-name="T3009">41</text:span><text:span text:style-name="T3010"> אֵ֥לֶּה בְנֵי־בִנְיָמִ֖ן לְמִשְׁפְּחֹתָ֑ם וּפְקֻ֣דֵיהֶ֔ם חֲמִשָּׁ֧ה וְאַרְבָּעִ֛ים אֶ֖לֶף וְשֵׁ֥שׁ מֵאֽוֹת׃</text:span><text:span text:style-name="T3011"><text:s/>ס<text:s/></text:span><text:span text:style-name="T3012">‬</text:span>‬‬<text:span text:style-name="T3013">42</text:span><text:span text:style-name="T3014"> אֵ֤לֶּה בְנֵי־דָן֙ לְמִשְׁפְּחֹתָ֔ם לְשׁוּחָ֕ם מִשְׁפַּ֖חַת הַשּׁוּחָמִ֑י אֵ֛לֶּה מִשְׁפְּחֹ֥ת דָּ֖ן<text:s/></text:span><text:soft-page-break/><text:span text:style-name="T3015">לְמִשְׁפְּחֹתָֽם׃<text:s/></text:span><text:span text:style-name="T3016">‬</text:span>‬‬<text:span text:style-name="T3017">43</text:span><text:span text:style-name="T3018"> כָּל־מִשְׁפְּחֹ֥ת הַשּׁוּחָמִ֖י לִפְקֻדֵיהֶ֑ם אַרְבָּעָ֧ה וְשִׁשִּׁ֛ים אֶ֖לֶף וְאַרְבַּ֥ע מֵאֽוֹת׃</text:span><text:span text:style-name="T3019"><text:s/>ס<text:s/></text:span><text:span text:style-name="T3020">‬</text:span>‬‬<text:span text:style-name="T3021">44</text:span><text:span text:style-name="T3022"> בְּנֵ֣י אָשֵׁר֮ לְמִשְׁפְּחֹתָם֒ לְיִמְנָ֗ה מִשְׁפַּ֙חַת֙ הַיִּמְנָ֔ה לְיִשְׁוִ֕י מִשְׁפַּ֖חַת הַיִּשְׁוִ֑י לִבְרִיעָ֕ה מִשְׁפַּ֖חַת הַבְּרִיעִֽי׃<text:s/></text:span><text:span text:style-name="T3023">‬</text:span>‬‬<text:span text:style-name="T3024">45</text:span><text:span text:style-name="T3025"> לִבְנֵ֣י בְרִיעָ֔ה לְחֶ֕בֶר מִשְׁפַּ֖חַת הַֽחֶבְרִ֑י לְמַ֨לְכִּיאֵ֔ל מִשְׁפַּ֖חַת הַמַּלְכִּיאֵלִֽי׃<text:s/></text:span><text:span text:style-name="T3026">‬</text:span>‬‬<text:span text:style-name="T3027">46</text:span><text:span text:style-name="T3028"> וְשֵׁ֥ם בַּת־אָשֵׁ֖ר שָֽׂרַח׃<text:s/></text:span><text:span text:style-name="T3029">‬</text:span>‬‬<text:span text:style-name="T3030">47</text:span><text:span text:style-name="T3031"> אֵ֛לֶּה מִשְׁפְּחֹ֥ת בְּנֵי־אָשֵׁ֖ר לִפְקֻדֵיהֶ֑ם שְׁלֹשָׁ֧ה וַחֲמִשִּׁ֛ים אֶ֖לֶף וְאַרְבַּ֥ע מֵאֽוֹת׃</text:span><text:span text:style-name="T3032"><text:s/>ס<text:s/></text:span><text:span text:style-name="T3033">‬</text:span>‬‬<text:span text:style-name="T3034">48</text:span><text:span text:style-name="T3035"> בְּנֵ֤י נַפְתָּלִי֙ לְמִשְׁפְּחֹתָ֔ם לְיַ֨חְצְאֵ֔ל מִשְׁפַּ֖חַת הַיַּחְצְאֵלִ֑י לְגוּנִ֕י מִשְׁפַּ֖חַת הַגּוּנִֽי׃<text:s/></text:span><text:span text:style-name="T3036">‬</text:span>‬‬<text:span text:style-name="T3037">49</text:span><text:span text:style-name="T3038"> לְיֵ֕צֶר מִשְׁפַּ֖חַת הַיִּצְרִ֑י לְשִׁלֵּ֕ם מִשְׁפַּ֖חַת הַשִּׁלֵּמִֽי׃<text:s/></text:span><text:span text:style-name="T3039">‬</text:span>‬‬<text:span text:style-name="T3040">50</text:span><text:span text:style-name="T3041"> אֵ֛לֶּה מִשְׁפְּחֹ֥ת נַפְתָּלִ֖י לְמִשְׁפְּחֹתָ֑ם וּפְקֻ֣דֵיהֶ֔ם חֲמִשָּׁ֧ה וְאַרְבָּעִ֛ים אֶ֖לֶף וְאַרְבַּ֥ע מֵאֽוֹת׃<text:s/></text:span><text:span text:style-name="T3042">‬</text:span>‬‬<text:span text:style-name="T3043">51</text:span><text:span text:style-name="T3044"> אֵ֗לֶּה פְּקוּדֵי֙ בְּנֵ֣י יִשְׂרָאֵ֔ל שֵׁשׁ־מֵא֥וֹת אֶ֖לֶף וָאָ֑לֶף שְׁבַ֥ע מֵא֖וֹת וּשְׁלֹשִֽׁים׃<text:s/></text:span><text:span text:style-name="T3045">פ<text:s/></text:span><text:span text:style-name="T3046">‬</text:span>‬‬‬‬‬‬‬‬‬‬‬‬‬‬‬‬‬‬‬‬‬‬‬‬‬‬‬‬‬‬‬‬‬‬‬‬‬‬‬‬‬‬‬‬‬‬‬‬‬‬‬‬</text:p>
        <text:p text:style-name="P3047"><text:span text:style-name="T3048">52</text:span><text:span text:style-name="T3049"> וַיְדַבֵּ֥ר יְהוָ֖ה אֶל־מֹשֶׁ֥ה לֵּאמֹֽר׃<text:s/></text:span><text:span text:style-name="T3050">‬</text:span>‬‬<text:span text:style-name="T3051">53</text:span><text:span text:style-name="T3052"> לָאֵ֗לֶּה תֵּחָלֵ֥ק הָאָ֛רֶץ בְּנַחֲלָ֖ה בְּמִסְפַּ֥ר שֵׁמֽוֹת׃<text:s/></text:span><text:span text:style-name="T3053">‬</text:span>‬‬<text:span text:style-name="T3054">54</text:span><text:span text:style-name="T3055"> לָרַ֗ב תַּרְבֶּה֙ נַחֲלָת֔וֹ וְלַמְעַ֕ט תַּמְעִ֖יט נַחֲלָת֑וֹ אִ֚ישׁ לְפִ֣י פְקֻדָ֔יו יֻתַּ֖ן נַחֲלָתֽוֹ׃<text:s/></text:span><text:span text:style-name="T3056">‬</text:span>‬‬<text:span text:style-name="T3057">55</text:span><text:span text:style-name="T3058"> אַךְ־בְּגוֹרָ֕ל יֵחָלֵ֖ק אֶת־הָאָ֑רֶץ לִשְׁמ֥וֹת מַטּוֹת־אֲבֹתָ֖ם יִנְחָֽלוּ׃<text:s/></text:span><text:span text:style-name="T3059">‬</text:span>‬‬<text:span text:style-name="T3060">56</text:span><text:span text:style-name="T3061"> עַל־פִּי֙ הַגּוֹרָ֔ל תֵּחָלֵ֖ק נַחֲלָת֑וֹ בֵּ֥ין רַ֖ב לִמְעָֽט׃</text:span><text:span text:style-name="T3062"><text:s/>ס<text:s/></text:span><text:span text:style-name="T3063">‬</text:span>‬‬<text:span text:style-name="T3064">57</text:span><text:span text:style-name="T3065"> וְאֵ֨לֶּה פְקוּדֵ֣י הַלֵּוִי֮ לְמִשְׁפְּחֹתָם֒ לְגֵרְשׁ֗וֹן מִשְׁפַּ֙חַת֙ הַגֵּ֣רְשֻׁנִּ֔י לִקְהָ֕ת מִשְׁפַּ֖חַת הַקְּהָתִ֑י לִמְרָרִ֕י מִשְׁפַּ֖חַת הַמְּרָרִֽי׃<text:s/></text:span><text:span text:style-name="T3066">‬</text:span>‬‬<text:span text:style-name="T3067">58</text:span><text:span text:style-name="T3068"> אֵ֣לֶּה ׀ מִשְׁפְּחֹ֣ת לֵוִ֗י מִשְׁפַּ֨חַת הַלִּבְנִ֜י מִשְׁפַּ֤חַת הַֽחֶבְרֹנִי֙ מִשְׁפַּ֤חַת הַמַּחְלִי֙ מִשְׁפַּ֣חַת הַמּוּשִׁ֔י מִשְׁפַּ֖חַת הַקָּרְחִ֑י וּקְהָ֖ת הוֹלִ֥ד אֶת־עַמְרָֽם׃<text:s/></text:span><text:span text:style-name="T3069">‬</text:span>‬‬<text:span text:style-name="T3070">59</text:span><text:span text:style-name="T3071"> וְשֵׁ֣ם ׀ אֵ֣שֶׁת עַמְרָ֗ם יוֹכֶ֙בֶד֙ בַּת־לֵוִ֔י אֲשֶׁ֨ר יָלְדָ֥ה אֹתָ֛הּ לְלֵוִ֖י בְּמִצְרָ֑יִם וַתֵּ֣לֶד לְעַמְרָ֗ם אֶֽת־אַהֲרֹן֙ וְאֶת־מֹשֶׁ֔ה וְאֵ֖ת מִרְיָ֥ם אֲחֹתָֽם׃<text:s/></text:span><text:span text:style-name="T3072">‬</text:span>‬‬<text:span text:style-name="T3073">60</text:span><text:span text:style-name="T3074"> וַיִוָּלֵ֣ד לְאַהֲרֹ֔ן אֶת־נָדָ֖ב וְאֶת־אֲבִיה֑וּא אֶת־אֶלְעָזָ֖ר וְאֶת־אִיתָמָֽר׃<text:s/></text:span><text:span text:style-name="T3075">‬</text:span>‬‬<text:span text:style-name="T3076">61</text:span><text:span text:style-name="T3077"> וַיָּ֥מָת נָדָ֖ב וַאֲבִיה֑וּא בְּהַקְרִיבָ֥ם אֵשׁ־זָרָ֖ה לִפְנֵ֥י יְהוָֽה׃<text:s/></text:span><text:span text:style-name="T3078">‬</text:span>‬‬<text:span text:style-name="T3079">62</text:span><text:span text:style-name="T3080"> וַיִּהְי֣וּ פְקֻדֵיהֶ֗ם שְׁלֹשָׁ֤ה וְעֶשְׂרִים֙ אֶ֔לֶף כָּל־זָכָ֖ר מִבֶּן־חֹ֣דֶשׁ וָמָ֑עְלָה כִּ֣י ׀ לֹ֣א הָתְפָּקְד֗וּ בְּתוֹךְ֙ בְּנֵ֣י יִשְׂרָאֵ֔ל כִּ֠י לֹא־נִתַּ֤ן לָהֶם֙ נַחֲלָ֔ה בְּת֖וֹךְ בְּנֵ֥י יִשְׂרָאֵֽל׃<text:s/></text:span><text:span text:style-name="T3081">‬</text:span>‬‬<text:span text:style-name="T3082">63</text:span><text:span text:style-name="T3083"> אֵ֚לֶּה פְּקוּדֵ֣י מֹשֶׁ֔ה וְאֶלְעָזָ֖ר הַכֹּהֵ֑ן אֲשֶׁ֨ר פּֽ͏ָקְד֜וּ אֶת־בְּנֵ֤י יִשְׂרָאֵל֙ בְּעַֽרְבֹ֣ת מוֹאָ֔ב עַ֖ל יַרְדֵּ֥ן יְרֵחֽוֹ׃<text:s/></text:span><text:span text:style-name="T3084">‬</text:span>‬‬<text:span text:style-name="T3085">64</text:span><text:span text:style-name="T3086"> וּבְאֵ֙לֶּה֙ לֹא־הָ֣יָה אִ֔ישׁ מִפְּקוּדֵ֣י מֹשֶׁ֔ה וְאַהֲרֹ֖ן הַכֹּהֵ֑ן אֲשֶׁ֥ר פָּקְד֛וּ אֶת־בְּנֵ֥י יִשְׂרָאֵ֖ל בְּמִדְבַּ֥ר סִינָֽי׃<text:s/></text:span><text:span text:style-name="T3087">‬</text:span>‬‬<text:span text:style-name="T3088">65</text:span><text:span text:style-name="T3089"> כִּֽי־אָמַ֤ר יְהוָה֙ לָהֶ֔ם מ֥וֹת יָמֻ֖תוּ בַּמִּדְבָּ֑ר וְלֹא־נוֹתַ֤ר מֵהֶם֙ אִ֔ישׁ כִּ֚י אִם־כָּלֵ֣ב בֶּן־יְפֻנֶּ֔ה וִיהוֹשֻׁ֖עַ בִּן־נֽוּן׃</text:span><text:span text:style-name="T3090"><text:s/>ס<text:s/></text:span><text:span text:style-name="T3091">‬</text:span>‬‬‬‬‬‬‬‬‬‬‬‬‬‬‬‬</text:p>
      </text:section>
      <text:section text:name="Sect26" text:style-name="S26">
        <text:p text:style-name="P3092">Numbers 27</text:p>
        <text:p text:style-name="P3093"><text:span text:style-name="T3094">1</text:span><text:span text:style-name="T3095"> וַתִּקְרַ֜בְנָה בְּנ֣וֹת צְלָפְחָ֗ד בֶּן־חֵ֤פֶר בֶּן־גִּלְעָד֙ בֶּן־מָכִ֣יר בֶּן־מְנַשֶּׁ֔ה לְמִשְׁפְּחֹ֖ת מְנַשֶּׁ֣ה בֶן־יוֹסֵ֑ף וְאֵ֙לֶּה֙ שְׁמ֣וֹת בְּנֹתָ֔יו מַחְלָ֣ה נֹעָ֔ה וְחָגְלָ֥ה וּמִלְכָּ֖ה וְתִרְצָֽה׃<text:s/></text:span><text:span text:style-name="T3096">2</text:span><text:span text:style-name="T3097"> וַֽתַּעֲמֹ֜דְנָה לִפְנֵ֣י מֹשֶׁ֗ה וְלִפְנֵי֙ אֶלְעָזָ֣ר הַכֹּהֵ֔ן וְלִפְנֵ֥י הַנְּשִׂיאִ֖ם וְכָל־הָעֵדָ֑ה פֶּ֥תַח אֹֽהֶל־מוֹעֵ֖ד לֵאמֹֽר׃<text:s/></text:span><text:span text:style-name="T3098">‬</text:span>‬‬<text:span text:style-name="T3099">3</text:span><text:span text:style-name="T3100"> אָבִינוּ֮ מֵ֣ת בַּמִּדְבָּר֒ וְה֨וּא לֹא־הָיָ֜ה בְּת֣וֹךְ הָעֵדָ֗ה הַנּוֹעָדִ֛ים עַל־יְהוָ֖ה בַּעֲדַת־קֹ֑רַח כִּֽי־בְחֶטְא֣וֹ מֵ֔ת וּבָנִ֖ים לֹא־הָ֥יוּ לֽוֹ׃<text:s/></text:span><text:span text:style-name="T3101">‬</text:span>‬‬<text:span text:style-name="T3102">4</text:span><text:span text:style-name="T3103"> לָ֣מָּה יִגָּרַ֤ע שֵׁם־אָבִ֙ינוּ֙ מִתּ֣וֹךְ מִשְׁפַּחְתּ֔וֹ כִּ֛י אֵ֥ין ל֖וֹ בֵּ֑ן תְּנָה־לָּ֣נוּ אֲחֻזָּ֔ה בְּת֖וֹךְ אֲחֵ֥י אָבִֽינוּ׃<text:s/></text:span><text:span text:style-name="T3104">‬</text:span>‬‬<text:span text:style-name="T3105">5</text:span><text:span text:style-name="T3106"> וַיַּקְרֵ֥ב מֹשֶׁ֛ה אֶת־מִשְׁפָּטָ֖</text:span><text:span text:style-name="T3107">ן</text:span><text:span text:style-name="T3108"><text:s/>לִפְנֵ֥י יְהוָֽה׃</text:span><text:span text:style-name="T3109"><text:s/>ס<text:s/></text:span><text:soft-page-break/><text:span text:style-name="T3110">‬</text:span>‬‬‬<text:span text:style-name="T3111">6</text:span><text:span text:style-name="T3112"> וַיֹּ֥אמֶר יְהוָ֖ה אֶל־מֹשֶׁ֥ה לֵּאמֹֽר׃<text:s/></text:span><text:span text:style-name="T3113">‬</text:span>‬‬<text:span text:style-name="T3114">7</text:span><text:span text:style-name="T3115"> כֵּ֗ן בְּנ֣וֹת צְלָפְחָד֮ דֹּבְרֹת֒ נָתֹ֨ן תִּתֵּ֤ן לָהֶם֙ אֲחֻזַּ֣ת נַחֲלָ֔ה בְּת֖וֹךְ אֲחֵ֣י אֲבִיהֶ֑ם וְהַֽעֲבַרְתָּ֛ אֶת־נַחֲלַ֥ת אֲבִיהֶ֖ן לָהֶֽן׃<text:s/></text:span><text:span text:style-name="T3116">‬</text:span>‬‬<text:span text:style-name="T3117">8</text:span><text:span text:style-name="T3118"> וְאֶל־בְּנֵ֥י יִשְׂרָאֵ֖ל תְּדַבֵּ֣ר לֵאמֹ֑ר אִ֣ישׁ כִּֽי־יָמ֗וּת וּבֵן֙ אֵ֣ין ל֔וֹ וְהַֽעֲבַרְתֶּ֥ם אֶת־נַחֲלָת֖וֹ לְבִתּֽוֹ׃<text:s/></text:span><text:span text:style-name="T3119">‬</text:span>‬‬<text:span text:style-name="T3120">9</text:span><text:span text:style-name="T3121"> וְאִם־אֵ֥ין ל֖וֹ בַּ֑ת וּנְתַתֶּ֥ם אֶת־נַחֲלָת֖וֹ לְאֶחָיו׃<text:s/></text:span><text:span text:style-name="T3122">‬</text:span>‬‬<text:span text:style-name="T3123">10</text:span><text:span text:style-name="T3124"> וְאִם־אֵ֥ין ל֖וֹ אַחִ֑ים וּנְתַתֶּ֥ם אֶת־נַחֲלָת֖וֹ לַאֲחֵ֥י אָבִֽיו׃<text:s/></text:span><text:span text:style-name="T3125">‬</text:span>‬‬<text:span text:style-name="T3126">11</text:span><text:span text:style-name="T3127"> וְאִם־אֵ֣ין אַחִים֮ לְאָבִיו֒ וּנְתַתֶּ֣ם אֶת־נַחֲלָת֗וֹ לִשְׁאֵר֞וֹ הַקָּרֹ֥ב אֵלָ֛יו מִמִּשְׁפַּחְתּ֖וֹ וְיָרַ֣שׁ אֹתָ֑הּ וְֽהָ֨יְתָ֜ה לִבְנֵ֤י יִשְׂרָאֵל֙ לְחֻקַּ֣ת מִשְׁפָּ֔ט כַּאֲשֶׁ֛ר צִוָּ֥ה יְהוָ֖ה אֶת־מֹשֶֽׁה׃</text:span><text:span text:style-name="T3128"><text:s/>ס<text:s/></text:span><text:span text:style-name="T3129">‬</text:span>‬‬<text:span text:style-name="T3130">12</text:span><text:span text:style-name="T3131"> וַיֹּ֤אמֶר יְהוָה֙ אֶל־מֹשֶׁ֔ה עֲלֵ֛ה אֶל־הַ֥ר הָעֲבָרִ֖ים הַזֶּ֑ה וּרְאֵה֙ אֶת־הָאָ֔רֶץ אֲשֶׁ֥ר נָתַ֖תִּי לִבְנֵ֥י יִשְׂרָאֵֽל׃<text:s/></text:span><text:span text:style-name="T3132">‬</text:span>‬‬<text:span text:style-name="T3133">13</text:span><text:span text:style-name="T3134"> וְרָאִ֣יתָה אֹתָ֔הּ וְנֶאֱסַפְתָּ֥ אֶל־עַמֶּ֖יךָ גַּם־אָ֑תָּה כַּאֲשֶׁ֥ר נֶאֱסַ֖ף אַהֲרֹ֥ן אָחִֽיךָ׃<text:s/></text:span><text:span text:style-name="T3135">‬</text:span>‬‬<text:span text:style-name="T3136">14</text:span><text:span text:style-name="T3137"> כַּאֲשֶׁר֩ מְרִיתֶ֨ם פִּ֜י בְּמִדְבַּר־צִ֗ן בִּמְרִיבַת֙ הֽ͏ָעֵדָ֔ה לְהַקְדִּישֵׁ֥נִי בַמַּ֖יִם לְעֵינֵיהֶ֑ם הֵ֛ם מֵֽי־מְרִיבַ֥ת קָדֵ֖שׁ מִדְבַּר־צִֽן׃<text:s/></text:span><text:span text:style-name="T3138">פ<text:s/></text:span><text:span text:style-name="T3139">‬</text:span>‬‬‬‬‬‬‬‬‬‬‬‬‬‬‬</text:p>
        <text:p text:style-name="P3140"><text:span text:style-name="T3141">15</text:span><text:span text:style-name="T3142"> וַיְדַבֵּ֣ר מֹשֶׁ֔ה אֶל־יְהוָ֖ה לֵאמֹֽר׃<text:s/></text:span><text:span text:style-name="T3143">‬</text:span>‬‬<text:span text:style-name="T3144">16</text:span><text:span text:style-name="T3145"> יִפְקֹ֣ד יְהוָ֔ה אֱלֹהֵ֥י הָרוּחֹ֖ת לְכָל־בָּשָׂ֑ר אִ֖ישׁ עַל־הָעֵדָֽה׃<text:s/></text:span><text:span text:style-name="T3146">‬</text:span>‬‬<text:span text:style-name="T3147">17</text:span><text:span text:style-name="T3148"> אֲשֶׁר־יֵצֵ֣א לִפְנֵיהֶ֗ם וַאֲשֶׁ֤ר יָבֹא֙ לִפְנֵיהֶ֔ם וַאֲשֶׁ֥ר יוֹצִיאֵ֖ם וַאֲשֶׁ֣ר יְבִיאֵ֑ם וְלֹ֤א תִהְיֶה֙ עֲדַ֣ת יְהוָ֔ה כַּצֹּ֕אן אֲשֶׁ֥ר אֵין־לָהֶ֖ם רֹעֶֽה׃<text:s/></text:span><text:span text:style-name="T3149">‬</text:span>‬‬<text:span text:style-name="T3150">18</text:span><text:span text:style-name="T3151"> וַיֹּ֨אמֶר יְהוָ֜ה אֶל־מֹשֶׁ֗ה קַח־לְךָ֙ אֶת־יְהוֹשֻׁ֣עַ בִּן־נ֔וּן אִ֖ישׁ אֲשֶׁר־ר֣וּחַ בּ֑וֹ וְסָמַכְתָּ֥ אֶת־יָדְךָ֖ עָלָֽיו׃<text:s/></text:span><text:span text:style-name="T3152">‬</text:span>‬‬<text:span text:style-name="T3153">19</text:span><text:span text:style-name="T3154"> וְהֽ͏ַעֲמַדְתָּ֣ אֹת֗וֹ לִפְנֵי֙ אֶלְעָזָ֣ר הַכֹּהֵ֔ן וְלִפְנֵ֖י כָּל־הָעֵדָ֑ה וְצִוִּיתָ֥ה אֹת֖וֹ לְעֵינֵיהֶֽם׃<text:s/></text:span><text:span text:style-name="T3155">‬</text:span>‬‬<text:span text:style-name="T3156">20</text:span><text:span text:style-name="T3157"> וְנָתַתָּ֥ה מֵהֽוֹדְךָ֖ עָלָ֑יו לְמַ֣עַן יִשְׁמְע֔וּ כָּל־עֲדַ֖ת בְּנֵ֥י יִשְׂרָאֵֽל׃<text:s/></text:span><text:span text:style-name="T3158">‬</text:span>‬‬<text:span text:style-name="T3159">21</text:span><text:span text:style-name="T3160"> וְלִפְנֵ֨י אֶלְעָזָ֤ר הַכֹּהֵן֙ יַעֲמֹ֔ד וְשָׁ֥אַל ל֛וֹ בְּמִשְׁפַּ֥ט הָאוּרִ֖ים לִפְנֵ֣י יְהוָ֑ה עַל־פִּ֨יו יֵצְא֜וּ וְעַל־פִּ֣יו יָבֹ֗אוּ ה֛וּא וְכָל־בְּנֵי־יִשְׂרָאֵ֥ל אִתּ֖וֹ וְכָל־הָעֵדָֽה׃<text:s/></text:span><text:span text:style-name="T3161">‬</text:span>‬‬<text:span text:style-name="T3162">22</text:span><text:span text:style-name="T3163"> וַיַּ֣עַשׂ מֹשֶׁ֔ה כַּאֲשֶׁ֛ר צִוָּ֥ה יְהוָ֖ה אֹת֑וֹ וַיִּקַּ֣ח אֶת־יְהוֹשֻׁ֗עַ וַיַּֽעֲמִדֵ֙הוּ֙ לִפְנֵי֙ אֶלְעָזָ֣ר הַכֹּהֵ֔ן וְלִפְנֵ֖י כָּל־הָעֵדָֽה׃<text:s/></text:span><text:span text:style-name="T3164">‬</text:span>‬‬<text:span text:style-name="T3165">23</text:span><text:span text:style-name="T3166"> וַיִּסְמֹ֧ךְ אֶת־יָדָ֛יו עָלָ֖יו וַיְצַוֵּ֑הוּ כַּאֲשֶׁ֛ר דִּבֶּ֥ר יְהוָ֖ה בְּיַד־מֹשֶֽׁה׃<text:s/></text:span><text:span text:style-name="T3167">פ<text:s/></text:span><text:span text:style-name="T3168">‬</text:span>‬‬‬‬‬‬‬‬‬‬‬</text:p>
      </text:section>
      <text:section text:name="Sect27" text:style-name="S27">
        <text:p text:style-name="P3169">Numbers 28</text:p>
        <text:p text:style-name="P3170"><text:span text:style-name="T3171">1</text:span><text:span text:style-name="T3172"> וַיְדַבֵּ֥ר יְהוָ֖ה אֶל־מֹשֶׁ֥ה לֵּאמֹֽר׃<text:s/></text:span><text:span text:style-name="T3173">2</text:span><text:span text:style-name="T3174"> צַ֚ו אֶת־בְּנֵ֣י יִשְׂרָאֵ֔ל וְאָמַרְתָּ֖ אֲלֵהֶ֑ם אֶת־קָרְבָּנִ֨י לַחְמִ֜י לְאִשַּׁ֗י רֵ֚יחַ נִֽיחֹחִ֔י תִּשְׁמְר֕וּ לְהַקְרִ֥יב לִ֖י בְּמוֹעֲדֽוֹ׃<text:s/></text:span><text:span text:style-name="T3175">‬</text:span>‬‬<text:span text:style-name="T3176">3</text:span><text:span text:style-name="T3177"> וְאָמַרְתָּ֣ לָהֶ֔ם זֶ֚ה הָֽאִשֶּׁ֔ה אֲשֶׁ֥ר תַּקְרִ֖יבוּ לַיהוָ֑ה כְּבָשִׂ֨ים בְּנֵֽי־שָׁנָ֧ה תְמִימִ֛ם שְׁנַ֥יִם לַיּ֖וֹם עֹלָ֥ה תָמִֽיד׃<text:s/></text:span><text:span text:style-name="T3178">‬</text:span>‬‬<text:span text:style-name="T3179">4</text:span><text:span text:style-name="T3180"> אֶת־הַכֶּ֥בֶשׂ אֶחָ֖ד תַּעֲשֶׂ֣ה בַבֹּ֑קֶר וְאֵת֙ הַכֶּ֣בֶשׂ הַשֵּׁנִ֔י תַּעֲשֶׂ֖ה בֵּ֥ין הָֽעַרְבָּֽיִם׃<text:s/></text:span><text:span text:style-name="T3181">‬</text:span>‬‬<text:span text:style-name="T3182">5</text:span><text:span text:style-name="T3183"> וַעֲשִׂירִ֧ית הָאֵיפָ֛ה סֹ֖לֶת לְמִנְחָ֑ה בְּלוּלָ֛ה בְּשֶׁ֥מֶן כָּתִ֖ית רְבִיעִ֥ת הַהִֽין׃<text:s/></text:span><text:span text:style-name="T3184">‬</text:span>‬‬<text:span text:style-name="T3185">6</text:span><text:span text:style-name="T3186"> עֹלַ֖ת תָּמִ֑יד הָעֲשֻׂיָה֙ בְּהַ֣ר סִינַ֔י לְרֵ֣יחַ נִיחֹ֔חַ אִשֶּׁ֖ה לַֽיהוָֽה׃<text:s/></text:span><text:span text:style-name="T3187">‬</text:span>‬‬<text:span text:style-name="T3188">7</text:span><text:span text:style-name="T3189"> וְנִסְכּוֹ֙ רְבִיעִ֣ת הַהִ֔ין לַכֶּ֖בֶשׂ הָאֶחָ֑ד בַּקֹּ֗דֶשׁ הַסֵּ֛ךְ נֶ֥סֶךְ שֵׁכָ֖ר לַיהוָֽה׃<text:s/></text:span><text:span text:style-name="T3190">‬</text:span>‬‬<text:span text:style-name="T3191">8</text:span><text:span text:style-name="T3192"> וְאֵת֙ הַכֶּ֣בֶשׂ הַשֵּׁנִ֔י תַּעֲשֶׂ֖ה בֵּ֣ין הָֽעַרְבָּ֑יִם כְּמִנְחַ֨ת הַבֹּ֤קֶר וּכְנִסְכּוֹ֙ תַּעֲשֶׂ֔ה אִשֵּׁ֛ה רֵ֥יחַ נִיחֹ֖חַ לַיהוָֽה׃<text:s/></text:span><text:span text:style-name="T3193">פ<text:s/></text:span><text:span text:style-name="T3194">‬</text:span>‬‬‬‬‬‬‬‬‬</text:p>
        <text:soft-page-break/>
        <text:p text:style-name="P3195"><text:span text:style-name="T3196">9</text:span><text:span text:style-name="T3197"> וּבְיוֹם֙ הַשַּׁבָּ֔ת שְׁנֵֽי־כְבָשִׂ֥ים בְּנֵֽי־שָׁנָ֖ה תְּמִימִ֑ם וּשְׁנֵ֣י עֶשְׂרֹנִ֗ים סֹ֧לֶת מִנְחָ֛ה בְּלוּלָ֥ה בַשֶּׁ֖מֶן וְנִסְכּֽוֹ׃<text:s/></text:span><text:span text:style-name="T3198">‬</text:span>‬‬<text:span text:style-name="T3199">10</text:span><text:span text:style-name="T3200"> עֹלַ֥ת שַׁבַּ֖ת בְּשַׁבַּתּ֑וֹ עַל־עֹלַ֥ת הַתָּמִ֖יד וְנִסְכָּֽהּ׃</text:span><text:span text:style-name="T3201"><text:s/>ס<text:s/></text:span><text:span text:style-name="T3202">‬</text:span>‬‬<text:span text:style-name="T3203">11</text:span><text:span text:style-name="T3204"> וּבְרָאשֵׁי֙ חָדְשֵׁיכֶ֔ם תַּקְרִ֥יבוּ עֹלָ֖ה לַיהוָ֑ה פָּרִ֨ים בְּנֵֽי־בָקָ֤ר שְׁנַ֙יִם֙ וְאַ֣יִל אֶחָ֔ד כְּבָשִׂ֧ים בְּנֵי־שָׁנָ֛ה שִׁבְעָ֖ה תְּמִימִֽם׃<text:s/></text:span><text:span text:style-name="T3205">‬</text:span>‬‬<text:span text:style-name="T3206">12</text:span><text:span text:style-name="T3207"> וּשְׁלֹשָׁ֣ה עֶשְׂרֹנִ֗ים סֹ֤לֶת מִנְחָה֙ בְּלוּלָ֣ה בַשֶּׁ֔מֶן לַפָּ֖ר הָאֶחָ֑ד וּשְׁנֵ֣י עֶשְׂרֹנִ֗ים סֹ֤לֶת מִנְחָה֙ בְּלוּלָ֣ה בַשֶּׁ֔מֶן לָאַ֖יִל הָֽאֶחָֽד׃<text:s/></text:span><text:span text:style-name="T3208">‬</text:span>‬‬<text:span text:style-name="T3209">13</text:span><text:span text:style-name="T3210"> וְעִשָּׂרֹ֣ן עִשָּׂר֗וֹן סֹ֤לֶת מִנְחָה֙ בְּלוּלָ֣ה בַשֶּׁ֔מֶן לַכֶּ֖בֶשׂ הָאֶחָ֑ד עֹלָה֙ רֵ֣יחַ נִיחֹ֔חַ אִשֶּׁ֖ה לַיהוָֽה׃<text:s/></text:span><text:span text:style-name="T3211">‬</text:span>‬‬<text:span text:style-name="T3212">14</text:span><text:span text:style-name="T3213"> וְנִסְכֵּיהֶ֗ם חֲצִ֣י הַהִין֩ יִהְיֶ֨ה לַפָּ֜ר וּשְׁלִישִׁ֧ת הַהִ֣ין לָאַ֗יִל וּרְבִיעִ֥ת הַהִ֛ין לַכֶּ֖בֶשׂ יָ֑יִן זֹ֣את עֹלַ֥ת חֹ֙דֶשׁ֙ בְּחָדְשׁ֔וֹ לְחָדְשֵׁ֖י הַשָּׁנָֽה׃<text:s/></text:span><text:span text:style-name="T3214">‬</text:span>‬‬<text:span text:style-name="T3215">15</text:span><text:span text:style-name="T3216"> וּשְׂעִ֨יר עִזִּ֥ים אֶחָ֛ד לְחַטָּ֖את לַיהוָ֑ה עַל־עֹלַ֧ת הַתָּמִ֛יד יֵעָשֶׂ֖ה וְנִסְכּֽוֹ׃</text:span><text:span text:style-name="T3217"><text:s/>ס<text:s/></text:span><text:span text:style-name="T3218">‬</text:span>‬‬<text:span text:style-name="T3219">16</text:span><text:span text:style-name="T3220"> וּבַחֹ֣דֶשׁ הָרִאשׁ֗וֹן בְּאַרְבָּעָ֥ה עָשָׂ֛ר י֖וֹם לַחֹ֑דֶשׁ פֶּ֖סַח לַיהוָֽה׃<text:s/></text:span><text:span text:style-name="T3221">‬</text:span>‬‬<text:span text:style-name="T3222">17</text:span><text:span text:style-name="T3223"> וּבַחֲמִשָּׁ֨ה עָשָׂ֥ר י֛וֹם לַחֹ֥דֶשׁ הַזֶּ֖ה חָ֑ג שִׁבְעַ֣ת יָמִ֔ים מַצּ֖וֹת יֵאָכֵֽל׃<text:s/></text:span><text:span text:style-name="T3224">‬</text:span>‬‬<text:span text:style-name="T3225">18</text:span><text:span text:style-name="T3226"> בַּיּ֥וֹם הָרִאשׁ֖וֹן מִקְרָא־קֹ֑דֶשׁ כָּל־מְלֶ֥אכֶת עֲבֹדָ֖ה לֹ֥א תַעֲשֽׂוּ׃<text:s/></text:span><text:span text:style-name="T3227">‬</text:span>‬‬<text:span text:style-name="T3228">19</text:span><text:span text:style-name="T3229"> וְהִקְרַבְתֶּ֨ם אִשֶּׁ֤ה עֹלָה֙ לַֽיהוָ֔ה פָּרִ֧ים בְּנֵי־בָקָ֛ר שְׁנַ֖יִם וְאַ֣יִל אֶחָ֑ד וְשִׁבְעָ֤ה כְבָשִׂים֙ בְּנֵ֣י שָׁנָ֔ה תְּמִימִ֖ם יִהְי֥וּ לָכֶֽם׃<text:s/></text:span><text:span text:style-name="T3230">‬</text:span>‬‬<text:span text:style-name="T3231">20</text:span><text:span text:style-name="T3232"> וּמִ֨נְחָתָ֔ם סֹ֖לֶת בְּלוּלָ֣ה בַשָּׁ֑מֶן שְׁלֹשָׁ֨ה עֶשְׂרֹנִ֜ים לַפָּ֗ר וּשְׁנֵ֧י עֶשְׂרֹנִ֛ים לָאַ֖יִל תַּעֲשֽׂוּ׃<text:s/></text:span><text:span text:style-name="T3233">‬</text:span>‬‬<text:span text:style-name="T3234">21</text:span><text:span text:style-name="T3235"> עִשָּׂר֤וֹן עִשָּׂרוֹן֙ תַּעֲשֶׂ֔ה לַכֶּ֖בֶשׂ הָאֶחָ֑ד לְשִׁבְעַ֖ת הַכְּבָשִֽׂים׃<text:s/></text:span><text:span text:style-name="T3236">‬</text:span>‬‬<text:span text:style-name="T3237">22</text:span><text:span text:style-name="T3238"> וּשְׂעִ֥יר חַטָּ֖את אֶחָ֑ד לְכַפֵּ֖ר עֲלֵיכֶֽם׃<text:s/></text:span><text:span text:style-name="T3239">‬</text:span>‬‬<text:span text:style-name="T3240">23</text:span><text:span text:style-name="T3241"> מִלְּבַד֙ עֹלַ֣ת הַבֹּ֔קֶר אֲשֶׁ֖ר לְעֹלַ֣ת הַתָּמִ֑יד תַּעֲשׂ֖וּ אֶת־אֵֽלֶּה׃<text:s/></text:span><text:span text:style-name="T3242">‬</text:span>‬‬<text:span text:style-name="T3243">24</text:span><text:span text:style-name="T3244"> כָּאֵ֜לֶּה תַּעֲשׂ֤וּ לַיּוֹם֙ שִׁבְעַ֣ת יָמִ֔ים לֶ֛חֶם אִשֵּׁ֥ה רֵֽיחַ־נִיחֹ֖חַ לַיהוָ֑ה עַל־עוֹלַ֧ת הַתָּמִ֛יד יֵעָשֶׂ֖ה וְנִסְכּֽוֹ׃<text:s/></text:span><text:span text:style-name="T3245">‬</text:span>‬‬<text:span text:style-name="T3246">25</text:span><text:span text:style-name="T3247"> וּבַיּוֹם֙ הַשְּׁבִיעִ֔י מִקְרָא־קֹ֖דֶשׁ יִהְיֶ֣ה לָכֶ֑ם כָּל־מְלֶ֥אכֶת עֲבֹדָ֖ה לֹ֥א תַעֲשֽׂוּ׃</text:span><text:span text:style-name="T3248"><text:s/>ס<text:s/></text:span><text:span text:style-name="T3249">‬</text:span>‬‬<text:span text:style-name="T3250">26</text:span><text:span text:style-name="T3251"> וּבְי֣וֹם הַבִּכּוּרִ֗ים בְּהַקְרִ֨יבְכֶ֜ם מִנְחָ֤ה חֲדָשָׁה֙ לַֽיהוָ֔ה בְּשָׁבֻעֹ֖תֵיכֶ֑ם מִֽקְרָא־קֹ֙דֶשׁ֙ יִהְיֶ֣ה לָכֶ֔ם כָּל־מְלֶ֥אכֶת עֲבֹדָ֖ה לֹ֥א תַעֲשֽׂוּ׃<text:s/></text:span><text:span text:style-name="T3252">‬</text:span>‬‬<text:span text:style-name="T3253">27</text:span><text:span text:style-name="T3254"> וְהִקְרַבְתֶּ֨ם עוֹלָ֜ה לְרֵ֤יחַ נִיחֹ֙חַ֙ לַֽיהוָ֔ה פָּרִ֧ים בְּנֵי־בָקָ֛ר שְׁנַ֖יִם אַ֣יִל אֶחָ֑ד שִׁבְעָ֥ה כְבָשִׂ֖ים בְּנֵ֥י שָׁנָֽה׃<text:s/></text:span><text:span text:style-name="T3255">‬</text:span>‬‬<text:span text:style-name="T3256">28</text:span><text:span text:style-name="T3257"> וּמִנְחָתָ֔ם סֹ֖לֶת בְּלוּלָ֣ה בַשָּׁ֑מֶן שְׁלֹשָׁ֤ה עֶשְׂרֹנִים֙ לַפָּ֣ר הָֽאֶחָ֔ד שְׁנֵי֙ עֶשְׂרֹנִ֔ים לָאַ֖יִל הָאֶחָֽד׃<text:s/></text:span><text:span text:style-name="T3258">‬</text:span>‬‬<text:span text:style-name="T3259">29</text:span><text:span text:style-name="T3260"> עִשָּׂרוֹן֙ עִשָּׂר֔וֹן לַכֶּ֖בֶשׂ הָאֶחָ֑ד לְשִׁבְעַ֖ת הַכְּבָשִֽׂים׃<text:s/></text:span><text:span text:style-name="T3261">‬</text:span>‬‬<text:span text:style-name="T3262">30</text:span><text:span text:style-name="T3263"> שְׂעִ֥יר עִזִּ֖ים אֶחָ֑ד לְכַפֵּ֖ר עֲלֵיכֶֽם׃<text:s/></text:span><text:span text:style-name="T3264">‬</text:span>‬‬<text:span text:style-name="T3265">31</text:span><text:span text:style-name="T3266"> מִלְּבַ֞ד עֹלַ֧ת הַתָּמִ֛יד וּמִנְחָת֖וֹ תַּעֲשׂ֑וּ תְּמִימִ֥ם יִהְיוּ־לָכֶ֖ם וְנִסְכֵּיהֶֽם׃<text:s/></text:span><text:span text:style-name="T3267">פ<text:s/></text:span><text:span text:style-name="T3268">‬</text:span>‬‬‬‬‬‬‬‬‬‬‬‬‬‬‬‬‬‬‬‬‬‬‬‬‬</text:p>
      </text:section>
      <text:section text:name="Sect28" text:style-name="S28">
        <text:p text:style-name="P3269">Numbers 29</text:p>
        <text:p text:style-name="P3270"><text:span text:style-name="T3271">1</text:span><text:span text:style-name="T3272"> וּבַחֹ֨דֶשׁ הַשְּׁבִיעִ֜י בְּאֶחָ֣ד לַחֹ֗דֶשׁ מִֽקְרָא־קֹ֙דֶשׁ֙ יִהְיֶ֣ה לָכֶ֔ם כָּל־מְלֶ֥אכֶת עֲבֹדָ֖ה לֹ֣א תַעֲשׂ֑וּ י֥וֹם תְּרוּעָ֖ה יִהְיֶ֥ה לָכֶֽם׃<text:s/></text:span><text:span text:style-name="T3273">2</text:span><text:span text:style-name="T3274"> וַעֲשִׂיתֶ֨ם עֹלָ֜ה לְרֵ֤יחַ נִיחֹ֙חַ֙ לַֽיהוָ֔ה פַּ֧ר בֶּן־בָּקָ֛ר אֶחָ֖ד אַ֣יִל אֶחָ֑ד כְּבָשִׂ֧ים בְּנֵי־שָׁנָ֛ה שִׁבְעָ֖ה תְּמִימִֽם׃<text:s/></text:span><text:span text:style-name="T3275">‬</text:span>‬‬<text:span text:style-name="T3276">3</text:span><text:span text:style-name="T3277"> וּמִנְחָתָ֔ם סֹ֖לֶת בְּלוּלָ֣ה בַשָּׁ֑מֶן שְׁלֹשָׁ֤ה עֶשְׂרֹנִים֙ לַפָּ֔ר שְׁנֵ֥י עֶשְׂרֹנִ֖ים לָאָֽיִל׃<text:s/></text:span><text:span text:style-name="T3278">‬</text:span>‬‬<text:span text:style-name="T3279">4</text:span><text:span text:style-name="T3280"> וְעִשָּׂר֣וֹן אֶחָ֔ד לַכֶּ֖בֶשׂ הָאֶחָ֑ד לְשִׁבְעַ֖ת הַכְּבָשִֽׂים׃<text:s/></text:span><text:span text:style-name="T3281">‬</text:span>‬‬<text:span text:style-name="T3282">5</text:span><text:span text:style-name="T3283"> וּשְׂעִיר־עִזִּ֥ים אֶחָ֖ד חַטָּ֑את לְכַפֵּ֖ר עֲלֵיכֶֽם׃<text:s/></text:span><text:span text:style-name="T3284">‬</text:span>‬‬<text:span text:style-name="T3285">6</text:span><text:span text:style-name="T3286"> מִלְּבַד֩ עֹלַ֨ת הַחֹ֜דֶשׁ וּמִנְחָתָ֗הּ וְעֹלַ֤ת הַתָּמִיד֙ וּמִנְחָתָ֔הּ וְנִסְכֵּיהֶ֖ם כְּמִשְׁפָּטָ֑ם לְרֵ֣יחַ נִיחֹ֔חַ אִשֶּׁ֖ה לַיהוָֽה׃</text:span><text:span text:style-name="T3287"><text:s/>ס<text:s/></text:span><text:soft-page-break/><text:span text:style-name="T3288">‬</text:span>‬‬<text:span text:style-name="T3289">7</text:span><text:span text:style-name="T3290"> וּבֶעָשׂוֹר֩ לַחֹ֨דֶשׁ הַשְּׁבִיעִ֜י הַזֶּ֗ה מִֽקְרָא־קֹ֙דֶשׁ֙ יִהְיֶ֣ה לָכֶ֔ם וְעִנִּיתֶ֖ם אֶת־נַפְשֹׁתֵיכֶ֑ם כָּל־מְלָאכָ֖ה לֹ֥א תַעֲשֽׂוּ׃<text:s/></text:span><text:span text:style-name="T3291">‬</text:span>‬‬<text:span text:style-name="T3292">8</text:span><text:span text:style-name="T3293"> וְהִקְרַבְתֶּ֨ם עֹלָ֤ה לַֽיהוָה֙ רֵ֣יחַ נִיחֹ֔חַ פַּ֧ר בֶּן־בָּקָ֛ר אֶחָ֖ד אַ֣יִל אֶחָ֑ד כְּבָשִׂ֤ים בְּנֵֽי־שָׁנָה֙ שִׁבְעָ֔ה תְּמִימִ֖ם יִהְי֥וּ לָכֶֽם׃<text:s/></text:span><text:span text:style-name="T3294">‬</text:span>‬‬<text:span text:style-name="T3295">9</text:span><text:span text:style-name="T3296"> וּמִנְחָתָ֔ם סֹ֖לֶת בְּלוּלָ֣ה בַשָּׁ֑מֶן שְׁלֹשָׁ֤ה עֶשְׂרֹנִים֙ לַפָּ֔ר שְׁנֵי֙ עֶשְׂרֹנִ֔ים לָאַ֖יִל הָאֶחָֽד׃<text:s/></text:span><text:span text:style-name="T3297">‬</text:span>‬‬<text:span text:style-name="T3298">10</text:span><text:span text:style-name="T3299"> עִשָּׂרוֹן֙ עִשָּׂר֔וֹן לַכֶּ֖בֶשׂ הָאֶחָ֑ד לְשִׁבְעַ֖ת הַכְּבָשִֽׂים׃<text:s/></text:span><text:span text:style-name="T3300">‬</text:span>‬‬<text:span text:style-name="T3301">11</text:span><text:span text:style-name="T3302"> שְׂעִיר־עִזִּ֥ים אֶחָ֖ד חַטָּ֑את מִלְּבַ֞ד חַטַּ֤את הַכִּפֻּרִים֙ וְעֹלַ֣ת הַתָּמִ֔יד וּמִנְחָתָ֖הּ וְנִסְכֵּיהֶֽם׃<text:s/></text:span><text:span text:style-name="T3303">פ<text:s/></text:span><text:span text:style-name="T3304">‬</text:span>‬‬‬‬‬‬‬‬‬‬‬‬</text:p>
        <text:p text:style-name="P3305"><text:span text:style-name="T3306">12</text:span><text:span text:style-name="T3307"> וּבַחֲמִשָּׁה֩ עָשָׂ֨ר י֜וֹם לַחֹ֣דֶשׁ הַשְּׁבִיעִ֗י מִֽקְרָא־קֹ֙דֶשׁ֙ יִהְיֶ֣ה לָכֶ֔ם כָּל־מְלֶ֥אכֶת עֲבֹדָ֖ה לֹ֣א תַעֲשׂ֑וּ וְחַגֹּתֶ֥ם חַ֛ג לַיהוָ֖ה שִׁבְעַ֥ת יָמִֽים׃<text:s/></text:span><text:span text:style-name="T3308">‬</text:span>‬‬<text:span text:style-name="T3309">13</text:span><text:span text:style-name="T3310"> וְהִקְרַבְתֶּ֨ם עֹלָ֜ה אִשֵּׁ֨ה רֵ֤יחַ נִיחֹ֙חַ֙ לַֽיהוָ֔ה פָּרִ֧ים בְּנֵי־בָקָ֛ר שְׁלֹשָׁ֥ה עָשָׂ֖ר אֵילִ֣ם שְׁנָ֑יִם כְּבָשִׂ֧ים בְּנֵֽי־שָׁנָ֛ה אַרְבָּעָ֥ה עָשָׂ֖ר תְּמִימִ֥ם יִהְיֽוּ׃<text:s/></text:span><text:span text:style-name="T3311">‬</text:span>‬‬<text:span text:style-name="T3312">14</text:span><text:span text:style-name="T3313"> וּמִנְחָתָ֔ם סֹ֖לֶת בְּלוּלָ֣ה בַשָּׁ֑מֶן שְׁלֹשָׁ֨ה עֶשְׂרֹנִ֜ים לַפָּ֣ר הָֽאֶחָ֗ד לִשְׁלֹשָׁ֤ה עָשָׂר֙ פָּרִ֔ים שְׁנֵ֤י עֶשְׂרֹנִים֙ לָאַ֣יִל הָֽאֶחָ֔ד לִשְׁנֵ֖י הָאֵילִֽם׃<text:s/></text:span><text:span text:style-name="T3314">‬</text:span>‬‬<text:span text:style-name="T3315">15</text:span><text:span text:style-name="T3316"> וְעִשָּׂרוֹׄן֙ עִשָּׂר֔וֹן לַכֶּ֖בֶשׂ הָאֶחָ֑ד לְאַרְבָּעָ֥ה עָשָׂ֖ר כְּבָשִֽׂים׃<text:s/></text:span><text:span text:style-name="T3317">‬</text:span>‬‬‬<text:span text:style-name="T3318">16</text:span><text:span text:style-name="T3319"> וּשְׂעִיר־עִזִּ֥ים אֶחָ֖ד חַטָּ֑את מִלְּבַד֙ עֹלַ֣ת הַתָּמִ֔יד מִנְחָתָ֖הּ וְנִסְכָּֽהּ׃</text:span><text:span text:style-name="T3320"><text:s/>ס<text:s/></text:span><text:span text:style-name="T3321">‬</text:span>‬‬<text:span text:style-name="T3322">17</text:span><text:span text:style-name="T3323"> וּבַיּ֣וֹם הַשֵּׁנִ֗י פָּרִ֧ים בְּנֵי־בָקָ֛ר שְׁנֵ֥ים עָשָׂ֖ר אֵילִ֣ם שְׁנָ֑יִם כְּבָשִׂ֧ים בְּנֵי־שָׁנָ֛ה אַרְבָּעָ֥ה עָשָׂ֖ר תְּמִימִֽם׃<text:s/></text:span><text:span text:style-name="T3324">‬</text:span>‬‬<text:span text:style-name="T3325">18</text:span><text:span text:style-name="T3326"> וּמִנְחָתָ֣ם וְנִסְכֵּיהֶ֡ם לַ֠פָּרִים לָאֵילִ֧ם וְלַכְּבָשִׂ֛ים בְּמִסְפָּרָ֖ם כַּמִּשְׁפָּֽט׃<text:s/></text:span><text:span text:style-name="T3327">‬</text:span>‬‬<text:span text:style-name="T3328">19</text:span><text:span text:style-name="T3329"> וּשְׂעִיר־עִזִּ֥ים אֶחָ֖ד חַטָּ֑את מִלְּבַד֙ עֹלַ֣ת הַתָּמִ֔יד וּמִנְחָתָ֖הּ וְנִסְכֵּיהֶֽם׃</text:span><text:span text:style-name="T3330"><text:s/>ס<text:s/></text:span><text:span text:style-name="T3331">‬</text:span>‬‬<text:span text:style-name="T3332">20</text:span><text:span text:style-name="T3333"> וּבַיּ֧וֹם הַשְּׁלִישִׁ֛י פָּרִ֥ים עַשְׁתֵּי־עָשָׂ֖ר אֵילִ֣ם שְׁנָ֑יִם כְּבָשִׂ֧ים בְּנֵי־שָׁנָ֛ה אַרְבָּעָ֥ה עָשָׂ֖ר תְּמִימִֽם׃<text:s/></text:span><text:span text:style-name="T3334">‬</text:span>‬‬<text:span text:style-name="T3335">21</text:span><text:span text:style-name="T3336"> וּמִנְחָתָ֣ם וְנִסְכֵּיהֶ֡ם לַ֠פָּרִים לָאֵילִ֧ם וְלַכְּבָשִׂ֛ים בְּמִסְפָּרָ֖ם כַּמִּשְׁפָּֽט׃<text:s/></text:span><text:span text:style-name="T3337">‬</text:span>‬‬<text:span text:style-name="T3338">22</text:span><text:span text:style-name="T3339"> וּשְׂעִ֥יר חַטָּ֖את אֶחָ֑ד מִלְּבַד֙ עֹלַ֣ת הַתָּמִ֔יד וּמִנְחָתָ֖הּ וְנִסְכָּֽהּ׃</text:span><text:span text:style-name="T3340"><text:s/>ס<text:s/></text:span><text:span text:style-name="T3341">‬</text:span>‬‬<text:span text:style-name="T3342">23</text:span><text:span text:style-name="T3343"> וּבַיּ֧וֹם הָרְבִיעִ֛י פָּרִ֥ים עֲשָׂרָ֖ה אֵילִ֣ם שְׁנָ֑יִם כְּבָשִׂ֧ים בְּנֵֽי־שָׁנָ֛ה אַרְבָּעָ֥ה עָשָׂ֖ר תְּמִימִֽם׃<text:s/></text:span><text:span text:style-name="T3344">‬</text:span>‬‬<text:span text:style-name="T3345">24</text:span><text:span text:style-name="T3346"> מִנְחָתָ֣ם וְנִסְכֵּיהֶ֡ם לַ֠פָּרִים לָאֵילִ֧ם וְלַכְּבָשִׂ֛ים בְּמִסְפָּרָ֖ם כַּמִּשְׁפָּֽט׃<text:s/></text:span><text:span text:style-name="T3347">‬</text:span>‬‬<text:span text:style-name="T3348">25</text:span><text:span text:style-name="T3349"> וּשְׂעִיר־עִזִּ֥ים אֶחָ֖ד חַטָּ֑את מִלְּבַד֙ עֹלַ֣ת הַתָּמִ֔יד מִנְחָתָ֖הּ וְנִסְכָּֽהּ׃</text:span><text:span text:style-name="T3350"><text:s/>ס<text:s/></text:span><text:span text:style-name="T3351">‬</text:span>‬‬<text:span text:style-name="T3352">26</text:span><text:span text:style-name="T3353"> וּבַיּ֧וֹם הַחֲמִישִׁ֛י פָּרִ֥ים תִּשְׁעָ֖ה אֵילִ֣ם שְׁנָ֑יִם כְּבָשִׂ֧ים בְּנֵֽי־שָׁנָ֛ה אַרְבָּעָ֥ה עָשָׂ֖ר תְּמִימִֽם׃<text:s/></text:span><text:span text:style-name="T3354">‬</text:span>‬‬<text:span text:style-name="T3355">27</text:span><text:span text:style-name="T3356"> וּמִנְחָתָ֣ם וְנִסְכֵּיהֶ֡ם לַ֠פָּרִים לָאֵילִ֧ם וְלַכְּבָשִׂ֛ים בְּמִסְפָּרָ֖ם כַּמִּשְׁפָּֽט׃<text:s/></text:span><text:span text:style-name="T3357">‬</text:span>‬‬<text:span text:style-name="T3358">28</text:span><text:span text:style-name="T3359"> וּשְׂעִ֥יר חַטָּ֖את אֶחָ֑ד מִלְּבַד֙ עֹלַ֣ת הַתָּמִ֔יד וּמִנְחָתָ֖הּ וְנִסְכָּֽהּ׃</text:span><text:span text:style-name="T3360"><text:s/>ס<text:s/></text:span><text:span text:style-name="T3361">‬</text:span>‬‬<text:span text:style-name="T3362">29</text:span><text:span text:style-name="T3363"> וּבַיּ֧וֹם הַשִּׁשִּׁ֛י פָּרִ֥ים שְׁמֹנָ֖ה אֵילִ֣ם שְׁנָ֑יִם כְּבָשִׂ֧ים בְּנֵי־שָׁנָ֛ה אַרְבָּעָ֥ה עָשָׂ֖ר תְּמִימִֽם׃<text:s/></text:span><text:span text:style-name="T3364">‬</text:span>‬‬<text:span text:style-name="T3365">30</text:span><text:span text:style-name="T3366"> וּמִנְחָתָ֣ם וְנִסְכֵּיהֶ֡ם לַ֠פָּרִים לָאֵילִ֧ם וְלַכְּבָשִׂ֛ים בְּמִסְפָּרָ֖ם כַּמִּשְׁפָּֽט׃<text:s/></text:span><text:span text:style-name="T3367">‬</text:span>‬‬<text:span text:style-name="T3368">31</text:span><text:span text:style-name="T3369"> וּשְׂעִ֥יר חַטָּ֖את אֶחָ֑ד מִלְּבַד֙ עֹלַ֣ת הַתָּמִ֔יד מִנְחָתָ֖הּ וּנְסָכֶֽיהָ׃<text:s/></text:span><text:span text:style-name="T3370">פ<text:s/></text:span><text:span text:style-name="T3371">‬</text:span>‬‬‬‬‬‬‬‬‬‬‬‬‬‬‬‬‬‬‬‬‬‬</text:p>
        <text:p text:style-name="P3372"><text:span text:style-name="T3373">32</text:span><text:span text:style-name="T3374"> וּבַיּ֧וֹם הַשְּׁבִיעִ֛י פָּרִ֥ים שִׁבְעָ֖ה אֵילִ֣ם שְׁנָ֑יִם כְּבָשִׂ֧ים בְּנֵי־שָׁנָ֛ה אַרְבָּעָ֥ה עָשָׂ֖ר תְּמִימִֽם׃<text:s/></text:span><text:span text:style-name="T3375">‬</text:span>‬‬<text:span text:style-name="T3376">33</text:span><text:span text:style-name="T3377"> וּמִנְחָתָ֣ם וְנִסְכֵּהֶ֡ם לַ֠פָּרִים לָאֵילִ֧ם וְלַכְּבָשִׂ֛ים בְּמִסְפָּרָ֖ם כְּמִשְׁפָּטָֽם׃<text:s/></text:span><text:span text:style-name="T3378">‬</text:span>‬‬<text:span text:style-name="T3379">34</text:span><text:span text:style-name="T3380"> וּשְׂעִ֥יר חַטָּ֖את אֶחָ֑ד מִלְּבַד֙ עֹלַ֣ת הַתָּמִ֔יד מִנְחָתָ֖הּ וְנִסְכָּֽהּ׃<text:s/></text:span><text:span text:style-name="T3381">פ<text:s/></text:span><text:span text:style-name="T3382">‬</text:span>‬‬‬‬‬</text:p>
        <text:soft-page-break/>
        <text:p text:style-name="P3383"><text:span text:style-name="T3384">35</text:span><text:span text:style-name="T3385"> בַּיּוֹם֙ הַשְּׁמִינִ֔י עֲצֶ֖רֶת תִּהְיֶ֣ה לָכֶ֑ם כָּל־מְלֶ֥אכֶת עֲבֹדָ֖ה לֹ֥א תַעֲשֽׂוּ׃<text:s/></text:span><text:span text:style-name="T3386">‬</text:span>‬‬<text:span text:style-name="T3387">36</text:span><text:span text:style-name="T3388"> וְהִקְרַבְתֶּ֨ם עֹלָ֜ה אִשֵּׁ֨ה רֵ֤יחַ נִיחֹ֙חַ֙ לַֽיהוָ֔ה פַּ֥ר אֶחָ֖ד אַ֣יִל אֶחָ֑ד כְּבָשִׂ֧ים בְּנֵי־שָׁנָ֛ה שִׁבְעָ֖ה תְּמִימִֽם׃<text:s/></text:span><text:span text:style-name="T3389">‬</text:span>‬‬<text:span text:style-name="T3390">37</text:span><text:span text:style-name="T3391"> מִנְחָתָ֣ם וְנִסְכֵּיהֶ֗ם לַפָּ֨ר לָאַ֧יִל וְלַכְּבָשִׂ֛ים בְּמִסְפָּרָ֖ם כַּמִּשְׁפָּֽט׃<text:s/></text:span><text:span text:style-name="T3392">‬</text:span>‬‬<text:span text:style-name="T3393">38</text:span><text:span text:style-name="T3394"> וּשְׂעִ֥יר חַטָּ֖את אֶחָ֑ד מִלְּבַד֙ עֹלַ֣ת הַתָּמִ֔יד וּמִנְחָתָ֖הּ וְנִסְכָּֽהּ׃<text:s/></text:span><text:span text:style-name="T3395">‬</text:span>‬‬<text:span text:style-name="T3396">39</text:span><text:span text:style-name="T3397"> אֵ֛לֶּה תַּעֲשׂ֥וּ לַיהוָ֖ה בְּמוֹעֲדֵיכֶ֑ם לְבַ֨ד מִנִּדְרֵיכֶ֜ם וְנִדְבֹתֵיכֶ֗ם לְעֹלֹֽתֵיכֶם֙ וּלְמִנְחֹ֣תֵיכֶ֔ם וּלְנִסְכֵּיכֶ֖ם וּלְשַׁלְמֵיכֶֽם׃<text:s/></text:span><text:span text:style-name="T3398">‬</text:span>‬‬‬‬‬‬‬</text:p>
      </text:section>
      <text:section text:name="Sect29" text:style-name="S29">
        <text:p text:style-name="P3399">Numbers 30</text:p>
        <text:p text:style-name="P3400"><text:span text:style-name="T3401">1</text:span><text:span text:style-name="T3402"> וַיֹּ֥אמֶר מֹשֶׁ֖ה אֶל־בְּנֵ֣י יִשְׂרָאֵ֑ל כְּכֹ֛ל אֲשֶׁר־צִוָּ֥ה יְהוָ֖ה אֶת־מֹשֶֽׁה׃<text:s/></text:span><text:span text:style-name="T3403">פ<text:s/></text:span></text:p>
        <text:p text:style-name="P3404"><text:span text:style-name="T3405">2</text:span><text:span text:style-name="T3406"> וַיְדַבֵּ֤ר מֹשֶׁה֙ אֶל־רָאשֵׁ֣י הַמַּטּ֔וֹת לִבְנֵ֥י יִשְׂרָאֵ֖ל לֵאמֹ֑ר זֶ֣ה הַדָּבָ֔ר אֲשֶׁ֖ר צִוָּ֥ה יְהוָֽה׃<text:s/></text:span><text:span text:style-name="T3407">‬</text:span>‬‬<text:span text:style-name="T3408">3</text:span><text:span text:style-name="T3409"> אִישׁ֩ כִּֽי־יִדֹּ֨ר נֶ֜דֶר לַֽיהוָ֗ה אֽוֹ־הִשָּׁ֤בַע שְׁבֻעָה֙ לֶאְסֹ֤ר אִסָּר֙ עַל־נַפְשׁ֔וֹ לֹ֥א יַחֵ֖ל דְּבָר֑וֹ כְּכָל־הַיֹּצֵ֥א מִפִּ֖יו יַעֲשֶֽׂה׃<text:s/></text:span><text:span text:style-name="T3410">‬</text:span>‬‬<text:span text:style-name="T3411">4</text:span><text:span text:style-name="T3412"> וְאִשָּׁ֕ה כִּֽי־תִדֹּ֥ר נֶ֖דֶר לַיהוָ֑ה וְאָסְרָ֥ה אִסָּ֛ר בְּבֵ֥ית אָבִ֖יהָ בִּנְעֻרֶֽיהָ׃<text:s/></text:span><text:span text:style-name="T3413">‬</text:span>‬‬<text:span text:style-name="T3414">5</text:span><text:span text:style-name="T3415"> וְשָׁמַ֨ע אָבִ֜יהָ אֶת־נִדְרָ֗הּ וֽ͏ֶאֱסָרָהּ֙ אֲשֶׁ֣ר אֽ͏ָסְרָ֣ה עַל־נַפְשָׁ֔הּ וְהֶחֱרִ֥ישׁ לָ֖הּ אָבִ֑יהָ וְקָ֙מוּ֙ כָּל־נְדָרֶ֔יהָ וְכָל־אִסָּ֛ר אֲשֶׁר־אָסְרָ֥ה עַל־נַפְשָׁ֖הּ יָקֽוּם׃<text:s/></text:span><text:span text:style-name="T3416">‬</text:span>‬‬<text:span text:style-name="T3417">6</text:span><text:span text:style-name="T3418"> וְאִם־הֵנִ֨יא אָבִ֣יהָ אֹתָהּ֮ בְּי֣וֹם שָׁמְעוֹ֒ כָּל־נְדָרֶ֗יהָ וֽ͏ֶאֱסָרֶ֛יהָ אֲשֶׁר־אָסְרָ֥ה עַל־נַפְשָׁ֖הּ לֹ֣א יָק֑וּם וַֽיהוָה֙ יִֽסְלַח־לָ֔הּ כִּי־הֵנִ֥יא אָבִ֖יהָ אֹתָֽהּ׃<text:s/></text:span><text:span text:style-name="T3419">‬</text:span>‬‬<text:span text:style-name="T3420">7</text:span><text:span text:style-name="T3421"> וְאִם־הָי֤וֹ תִֽהְיֶה֙ לְאִ֔ישׁ וּנְדָרֶ֖יהָ עָלֶ֑יהָ א֚וֹ מִבְטָ֣א שְׂפָתֶ֔יהָ אֲשֶׁ֥ר אָסְרָ֖ה עַל־נַפְשָֽׁהּ׃<text:s/></text:span><text:span text:style-name="T3422">‬</text:span>‬‬<text:span text:style-name="T3423">8</text:span><text:span text:style-name="T3424"> וְשָׁמַ֥ע אִישָׁ֛הּ בְּי֥וֹם שָׁמְע֖וֹ וְהֶחֱרִ֣ישׁ לָ֑הּ וְקָ֣מוּ נְדָרֶ֗יהָ וֶֽאֱסָרֶ֛הָ אֲשֶׁר־אָסְרָ֥ה עַל־נַפְשָׁ֖הּ יָקֻֽמוּ׃<text:s/></text:span><text:span text:style-name="T3425">‬</text:span>‬‬<text:span text:style-name="T3426">9</text:span><text:span text:style-name="T3427"> וְ֠אִם בְּי֨וֹם שְׁמֹ֣עַ אִישָׁהּ֮ יָנִ֣יא אוֹתָהּ֒ וְהֵפֵ֗ר אֶת־נִדְרָהּ֙ אֲשֶׁ֣ר עָלֶ֔יהָ וְאֵת֙ מִבְטָ֣א שְׂפָתֶ֔יהָ אֲשֶׁ֥ר אָסְרָ֖ה עַל־נַפְשָׁ֑הּ וַיהוָ֖ה יִֽסְלַֽח־לָֽהּ׃<text:s/></text:span><text:span text:style-name="T3428">‬</text:span>‬‬<text:span text:style-name="T3429">10</text:span><text:span text:style-name="T3430"> וְנֵ֥דֶר אַלְמָנָ֖ה וּגְרוּשָׁ֑ה כֹּ֛ל אֲשֶׁר־אָסְרָ֥ה עַל־נַפְשָׁ֖הּ יָק֥וּם עָלֶֽיהָ׃<text:s/></text:span><text:span text:style-name="T3431">‬</text:span>‬‬<text:span text:style-name="T3432">11</text:span><text:span text:style-name="T3433"> וְאִם־בֵּ֥ית אִישָׁ֖הּ נָדָ֑רָה אֽוֹ־אָסְרָ֥ה אִסָּ֛ר עַל־נַפְשָׁ֖הּ בִּשְׁבֻעָֽה׃<text:s/></text:span><text:span text:style-name="T3434">‬</text:span>‬‬<text:span text:style-name="T3435">12</text:span><text:span text:style-name="T3436"> וְשָׁמַ֤ע אִישָׁהּ֙ וְהֶחֱרִ֣שׁ לָ֔הּ לֹ֥א הֵנִ֖יא אֹתָ֑הּ וְקָ֙מוּ֙ כָּל־נְדָרֶ֔יהָ וְכָל־אִסָּ֛ר אֲשֶׁר־אָסְרָ֥ה עַל־נַפְשָׁ֖הּ יָקֽוּם׃<text:s/></text:span><text:span text:style-name="T3437">‬</text:span>‬‬<text:span text:style-name="T3438">13</text:span><text:span text:style-name="T3439"> וְאִם־הָפֵר֩ יָפֵ֨ר אֹתָ֥ם ׀ אִישָׁהּ֮ בְּי֣וֹם שָׁמְעוֹ֒ כָּל־מוֹצָ֨א שְׂפָתֶ֧יהָ לִנְדָרֶ֛יהָ וּלְאִסַּ֥ר נַפְשָׁ֖הּ לֹ֣א יָק֑וּם אִישָׁ֣הּ הֲפֵרָ֔ם וַיהוָ֖ה יִֽסְלַֽח־לָֽהּ׃<text:s/></text:span><text:span text:style-name="T3440">‬</text:span>‬‬<text:span text:style-name="T3441">14</text:span><text:span text:style-name="T3442"> כָּל־נֵ֛דֶר וְכָל־שְׁבֻעַ֥ת אִסָּ֖ר לְעַנֹּ֣ת נָ֑פֶשׁ אִישָׁ֥הּ יְקִימֶ֖נּוּ וְאִישָׁ֥הּ יְפֵרֶֽנּוּ׃<text:s/></text:span><text:span text:style-name="T3443">‬</text:span>‬‬<text:span text:style-name="T3444">15</text:span><text:span text:style-name="T3445"> וְאִם־הַחֲרֵשׁ֩ יַחֲרִ֨ישׁ לָ֥הּ אִישָׁהּ֮ מִיּ֣וֹם אֶל־יוֹם֒ וְהֵקִים֙ אֶת־כָּל־נְדָרֶ֔יהָ א֥וֹ אֶת־כָּל־אֱסָרֶ֖יהָ אֲשֶׁ֣ר עָלֶ֑יהָ הֵקִ֣ים אֹתָ֔ם כִּי־הֶחֱרִ֥שׁ לָ֖הּ בְּי֥וֹם שָׁמְעֽוֹ׃<text:s/></text:span><text:span text:style-name="T3446">‬</text:span>‬‬<text:span text:style-name="T3447">16</text:span><text:span text:style-name="T3448"> וְאִם־הָפֵ֥ר יָפֵ֛ר אֹתָ֖ם אַחֲרֵ֣י שָׁמְע֑וֹ וְנָשָׂ֖א אֶת־עֲוֺנָֽהּ׃<text:s/></text:span><text:span text:style-name="T3449">‬</text:span>‬‬<text:span text:style-name="T3450">17</text:span><text:span text:style-name="T3451"> אֵ֣לֶּה הֽ͏ַחֻקִּ֗ים אֲשֶׁ֨ר צִוָּ֤ה יְהוָה֙ אֶת־מֹשֶׁ֔ה בֵּ֥ין אִ֖ישׁ לְאִשְׁתּ֑וֹ בֵּֽין־אָ֣ב לְבִתּ֔וֹ בִּנְעֻרֶ֖יהָ בֵּ֥ית אָבִֽיהָ׃<text:s/></text:span><text:span text:style-name="T3452">פ<text:s/></text:span><text:span text:style-name="T3453">‬</text:span>‬‬‬‬‬‬‬‬‬‬‬‬‬‬‬‬‬‬</text:p>
      </text:section>
      <text:section text:name="Sect30" text:style-name="S30">
        <text:soft-page-break/>
        <text:p text:style-name="P3454">Numbers 31</text:p>
        <text:p text:style-name="P3455"><text:span text:style-name="T3456">1</text:span><text:span text:style-name="T3457"> וַיְדַבֵּ֥ר יְהוָ֖ה אֶל־מֹשֶׁ֥ה לֵּאמֹֽר׃<text:s/></text:span><text:span text:style-name="T3458">2</text:span><text:span text:style-name="T3459"> נְקֹ֗ם נִקְמַת֙ בְּנֵ֣י יִשְׂרָאֵ֔ל מֵאֵ֖ת הַמִּדְיָנִ֑ים אַחַ֖ר תֵּאָסֵ֥ף אֶל־עַמֶּֽיךָ׃<text:s/></text:span><text:span text:style-name="T3460">‬</text:span>‬‬<text:span text:style-name="T3461">3</text:span><text:span text:style-name="T3462"> וַיְדַבֵּ֤ר מֹשֶׁה֙ אֶל־הָעָ֣ם לֵאמֹ֔ר הֵחָלְצ֧וּ מֵאִתְּכֶ֛ם אֲנָשִׁ֖ים לַצָּבָ֑א וְיִהְיוּ֙ עַל־מִדְיָ֔ן לָתֵ֥ת נִקְמַת־יְהוָ֖ה בְּמִדְיָֽן׃<text:s/></text:span><text:span text:style-name="T3463">‬</text:span>‬‬<text:span text:style-name="T3464">4</text:span><text:span text:style-name="T3465"> אֶ֚לֶף לַמַּטֶּ֔ה אֶ֖לֶף לַמַּטֶּ֑ה לְכֹל֙ מַטּ֣וֹת יִשְׂרָאֵ֔ל תִּשְׁלְח֖וּ לַצָּבָֽא׃<text:s/></text:span><text:span text:style-name="T3466">‬</text:span>‬‬<text:span text:style-name="T3467">5</text:span><text:span text:style-name="T3468"> וַיִּמּֽ͏ָסְרוּ֙ מֵאַלְפֵ֣י יִשְׂרָאֵ֔ל אֶ֖לֶף לַמַּטֶּ֑ה שְׁנֵים־עָשָׂ֥ר אֶ֖לֶף חֲלוּצֵ֥י צָבָֽא׃<text:s/></text:span><text:span text:style-name="T3469">‬</text:span>‬‬<text:span text:style-name="T3470">6</text:span><text:span text:style-name="T3471"> וַיִּשְׁלַ֨ח אֹתָ֥ם מֹשֶׁ֛ה אֶ֥לֶף לַמַּטֶּ֖ה לַצָּבָ֑א אֹ֠תָם וְאֶת־פִּ֨ינְחָ֜ס בֶּן־אֶלְעָזָ֤ר הַכֹּהֵן֙ לַצָּבָ֔א וּכְלֵ֥י הַקֹּ֛דֶשׁ וַחֲצֹצְר֥וֹת הַתְּרוּעָ֖ה בְּיָדֽוֹ׃<text:s/></text:span><text:span text:style-name="T3472">‬</text:span>‬‬<text:span text:style-name="T3473">7</text:span><text:span text:style-name="T3474"> וַֽיִּצְבְּאוּ֙ עַל־מִדְיָ֔ן כַּאֲשֶׁ֛ר צִוָּ֥ה יְהוָ֖ה אֶת־מֹשֶׁ֑ה וַיַּֽהַרְג֖וּ כָּל־זָכָֽר׃<text:s/></text:span><text:span text:style-name="T3475">‬</text:span>‬‬<text:span text:style-name="T3476">8</text:span><text:span text:style-name="T3477"> וְאֶת־מַלְכֵ֨י מִדְיָ֜ן הָרְג֣וּ עַל־חַלְלֵיהֶ֗ם אֶת־אֱוִ֤י וְאֶת־רֶ֙קֶם֙ וְאֶת־צ֤וּר וְאֶת־חוּר֙ וְאֶת־רֶ֔בַע חֲמֵ֖שֶׁת מַלְכֵ֣י מִדְיָ֑ן וְאֵת֙ בִּלְעָ֣ם בֶּן־בְּע֔וֹר הָרְג֖וּ בֶּחָֽרֶב׃<text:s/></text:span><text:span text:style-name="T3478">‬</text:span>‬‬<text:span text:style-name="T3479">9</text:span><text:span text:style-name="T3480"> וַיִּשְׁבּ֧וּ בְנֵי־יִשְׂרָאֵ֛ל אֶת־נְשֵׁ֥י מִדְיָ֖ן וְאֶת־טַפָּ֑ם וְאֵ֨ת כָּל־בְּהֶמְתָּ֧ם וְאֶת־כָּל־מִקְנֵהֶ֛ם וְאֶת־כָּל־חֵילָ֖ם בָּזָֽזוּ׃<text:s/></text:span><text:span text:style-name="T3481">‬</text:span>‬‬<text:span text:style-name="T3482">10</text:span><text:span text:style-name="T3483"> וְאֵ֤ת כָּל־עָרֵיהֶם֙ בְּמ֣וֹשְׁבֹתָ֔ם וְאֵ֖ת כָּל־טִֽירֹתָ֑ם שָׂרְפ֖וּ בָּאֵֽשׁ׃<text:s/></text:span><text:span text:style-name="T3484">‬</text:span>‬‬<text:span text:style-name="T3485">11</text:span><text:span text:style-name="T3486"> וַיִּקְחוּ֙ אֶת־כָּל־הַשָּׁלָ֔ל וְאֵ֖ת כָּל־הַמַּלְק֑וֹחַ בָּאָדָ֖ם וּבַבְּהֵמָֽה׃<text:s/></text:span><text:span text:style-name="T3487">‬</text:span>‬‬<text:span text:style-name="T3488">12</text:span><text:span text:style-name="T3489"> וַיָּבִ֡אוּ אֶל־מֹשֶׁה֩ וְאֶל־אֶלְעָזָ֨ר הַכֹּהֵ֜ן וְאֶל־עֲדַ֣ת בְּנֵֽי־יִשְׂרָאֵ֗ל אֶת־הַשְּׁבִ֧י וְאֶת־הַמַּלְק֛וֹחַ וְאֶת־הַשָּׁלָ֖ל אֶל־הַֽמַּחֲנֶ֑ה אֶל־עַֽרְבֹ֣ת מוֹאָ֔ב אֲשֶׁ֖ר עַל־יַרְדֵּ֥ן יְרֵחֽוֹ׃</text:span><text:span text:style-name="T3490"><text:s/>ס<text:s/></text:span><text:span text:style-name="T3491">‬</text:span>‬‬<text:span text:style-name="T3492">13</text:span><text:span text:style-name="T3493"> וַיֵּ֨צְא֜וּ מֹשֶׁ֨ה וְאֶלְעָזָ֧ר הַכֹּהֵ֛ן וְכָל־נְשִׂיאֵ֥י הָעֵדָ֖ה לִקְרָאתָ֑ם אֶל־מִח֖וּץ לַֽמַּחֲנֶֽה׃<text:s/></text:span><text:span text:style-name="T3494">‬</text:span>‬‬<text:span text:style-name="T3495">14</text:span><text:span text:style-name="T3496"> וַיִּקְצֹ֣ף מֹשֶׁ֔ה עַ֖ל פְּקוּדֵ֣י הֶחָ֑יִל שָׂרֵ֤י הָאֲלָפִים֙ וְשָׂרֵ֣י הַמֵּא֔וֹת הַבָּאִ֖ים מִצְּבָ֥א הַמִּלְחָמָֽה׃<text:s/></text:span><text:span text:style-name="T3497">‬</text:span>‬‬<text:span text:style-name="T3498">15</text:span><text:span text:style-name="T3499"> וַיֹּ֥אמֶר אֲלֵיהֶ֖ם מֹשֶׁ֑ה הַֽחִיִּיתֶ֖ם כָּל־נְקֵבָֽה׃<text:s/></text:span><text:span text:style-name="T3500">‬</text:span>‬‬<text:span text:style-name="T3501">16</text:span><text:span text:style-name="T3502"> הֵ֣ן הֵ֜נָּה הָי֨וּ לִבְנֵ֤י יִשְׂרָאֵל֙ בִּדְבַ֣ר בִּלְעָ֔ם לִמְסָר־מַ֥עַל בַּיהוָ֖ה עַל־דְּבַר־פְּע֑וֹר וַתְּהִ֥י הַמַּגֵּפָ֖ה בַּעֲדַ֥ת יְהוָֽה׃<text:s/></text:span><text:span text:style-name="T3503">‬</text:span>‬‬<text:span text:style-name="T3504">17</text:span><text:span text:style-name="T3505"> וְעַתָּ֕ה הִרְג֥וּ כָל־זָכָ֖ר בַּטָּ֑ף וְכָל־אִשָּׁ֗ה יֹדַ֥עַת אִ֛ישׁ לְמִשְׁכַּ֥ב זָכָ֖ר הֲרֹֽגוּ׃<text:s/></text:span><text:span text:style-name="T3506">‬</text:span>‬‬<text:span text:style-name="T3507">18</text:span><text:span text:style-name="T3508"> וְכֹל֙ הַטַּ֣ף בַּנָּשִׁ֔ים אֲשֶׁ֥ר לֹא־יָדְע֖וּ מִשְׁכַּ֣ב זָכָ֑ר הַחֲי֖וּ לָכֶֽם׃<text:s/></text:span><text:span text:style-name="T3509">‬</text:span>‬‬<text:span text:style-name="T3510">19</text:span><text:span text:style-name="T3511"> וְאַתֶּ֗ם חֲנ֛וּ מִח֥וּץ לַֽמַּחֲנֶ֖ה שִׁבְעַ֣ת יָמִ֑ים כֹּל֩ הֹרֵ֨ג נֶ֜פֶשׁ וְכֹ֣ל ׀ נֹגֵ֣עַ בֶּֽחָלָ֗ל תִּֽתְחַטְּא֞וּ בַּיּ֤וֹם הַשְּׁלִישִׁי֙ וּבַיּ֣וֹם הַשְּׁבִיעִ֔י אַתֶּ֖ם וּשְׁבִיכֶֽם׃<text:s/></text:span><text:span text:style-name="T3512">‬</text:span>‬‬<text:span text:style-name="T3513">20</text:span><text:span text:style-name="T3514"> וְכָל־בֶּ֧גֶד וְכָל־כְּלִי־ע֛וֹר וְכָל־מַעֲשֵׂ֥ה עִזִּ֖ים וְכָל־כְּלִי־עֵ֑ץ תִּתְחַטָּֽאוּ׃</text:span><text:span text:style-name="T3515"><text:s/>ס<text:s/></text:span><text:span text:style-name="T3516">‬</text:span>‬‬<text:span text:style-name="T3517">21</text:span><text:span text:style-name="T3518"> וַיֹּ֨אמֶר אֶלְעָזָ֤ר הַכֹּהֵן֙ אֶל־אַנְשֵׁ֣י הַצָּבָ֔א הַבָּאִ֖ים לַמִּלְחָמָ֑ה זֹ֚את חֻקַּ֣ת הַתּוֹרָ֔ה אֲשֶׁר־צִוָּ֥ה יְהוָ֖ה אֶת־מֹשֶֽׁה׃<text:s/></text:span><text:span text:style-name="T3519">‬</text:span>‬‬<text:span text:style-name="T3520">22</text:span><text:span text:style-name="T3521"> אַ֥ךְ אֶת־הַזָּהָ֖ב וְאֶת־הַכָּ֑סֶף אֶֽת־הַנְּחֹ֙שֶׁת֙ אֶת־הַבַּרְזֶ֔ל אֶֽת־הַבְּדִ֖יל וְאֶת־הָעֹפָֽרֶת׃<text:s/></text:span><text:span text:style-name="T3522">‬</text:span>‬‬<text:span text:style-name="T3523">23</text:span><text:span text:style-name="T3524"> כָּל־דָּבָ֞ר אֲשֶׁר־יָבֹ֣א בָאֵ֗שׁ תַּעֲבִ֤ירוּ בָאֵשׁ֙ וְטָהֵ֔ר אַ֕ךְ בְּמֵ֥י נִדָּ֖ה יִתְחַטָּ֑א וְכֹ֨ל אֲשֶׁ֧ר לֹֽא־יָבֹ֛א בָּאֵ֖שׁ תַּעֲבִ֥ירוּ בַמָּֽיִם׃<text:s/></text:span><text:span text:style-name="T3525">‬</text:span>‬‬<text:span text:style-name="T3526">24</text:span><text:span text:style-name="T3527"> וְכִבַּסְתֶּ֧ם בִּגְדֵיכֶ֛ם בַּיּ֥וֹם הַשְּׁבִיעִ֖י וּטְהַרְתֶּ֑ם וְאַחַ֖ר תָּבֹ֥אוּ אֶל־הַֽמַּחֲנֶֽה׃<text:s/></text:span><text:span text:style-name="T3528">פ<text:s/></text:span><text:span text:style-name="T3529">‬</text:span>‬‬‬‬‬‬‬‬‬‬‬‬‬‬‬‬‬‬‬‬‬‬‬‬‬</text:p>
        <text:p text:style-name="P3530"><text:span text:style-name="T3531">25</text:span><text:span text:style-name="T3532"> וַיֹּ֥אמֶר יְהוָ֖ה אֶל־מֹשֶׁ֥ה לֵּאמֹֽר׃<text:s/></text:span><text:span text:style-name="T3533">‬</text:span>‬‬<text:span text:style-name="T3534">26</text:span><text:span text:style-name="T3535"> שָׂ֗א אֵ֣ת רֹ֤אשׁ מַלְק֙וֹחַ֙ הַשְּׁבִ֔י בָּאָדָ֖ם וּבַבְּהֵמָ֑ה אַתָּה֙ וְאֶלְעָזָ֣ר הַכֹּהֵ֔ן וְרָאשֵׁ֖י אֲב֥וֹת הָעֵדָֽה׃<text:s/></text:span><text:span text:style-name="T3536">‬</text:span>‬‬<text:span text:style-name="T3537">27</text:span><text:span text:style-name="T3538"> וְחָצִ֙יתָ֙ אֶת־הַמַּלְק֔וֹחַ בֵּ֚ין תֹּפְשֵׂ֣י הַמִּלְחָמָ֔ה הַיֹּצְאִ֖ים לַצָּבָ֑א וּבֵ֖ין כָּל־הָעֵדָֽה׃<text:s/></text:span><text:span text:style-name="T3539">‬</text:span>‬‬<text:span text:style-name="T3540">28</text:span><text:span text:style-name="T3541"> וַהֲרֵמֹתָ֨ מֶ֜כֶס לַֽיהוָ֗ה מֵאֵ֞ת אַנְשֵׁ֤י הַמִּלְחָמָה֙<text:s/></text:span><text:soft-page-break/><text:span text:style-name="T3542">הַיֹּצְאִ֣ים לַצָּבָ֔א אֶחָ֣ד נֶ֔פֶשׁ מֵחֲמֵ֖שׁ הַמֵּא֑וֹת מִן־הָאָדָם֙ וּמִן־הַבָּקָ֔ר וּמִן־הַחֲמֹרִ֖ים וּמִן־הַצֹּֽאן׃<text:s/></text:span><text:span text:style-name="T3543">‬</text:span>‬‬<text:span text:style-name="T3544">29</text:span><text:span text:style-name="T3545"> מִמַּֽחֲצִיתָ֖ם תִּקָּ֑חוּ וְנָתַתָּ֛ה לְאֶלְעָזָ֥ר הַכֹּהֵ֖ן תְּרוּמַ֥ת יְהוָֽה׃<text:s/></text:span><text:span text:style-name="T3546">‬</text:span>‬‬<text:span text:style-name="T3547">30</text:span><text:span text:style-name="T3548"> וּמִמַּחֲצִ֨ת בְּנֵֽי־יִשְׂרָאֵ֜ל תִּקַּ֣ח ׀ אֶחָ֣ד ׀ אָחֻ֣ז מִן־הַחֲמִשִּׁ֗ים מִן־הָאָדָ֧ם מִן־הַבָּקָ֛ר מִן־הַחֲמֹרִ֥ים וּמִן־הַצֹּ֖אן מִכָּל־הַבְּהֵמָ֑ה וְנָתַתָּ֤ה אֹתָם֙ לַלְוִיִּ֔ם שֹׁמְרֵ֕י מִשְׁמֶ֖רֶת מִשְׁכַּ֥ן יְהוָֽה׃<text:s/></text:span><text:span text:style-name="T3549">‬</text:span>‬‬<text:span text:style-name="T3550">31</text:span><text:span text:style-name="T3551"> וַיַּ֣עַשׂ מֹשֶׁ֔ה וְאֶלְעָזָ֖ר הַכֹּהֵ֑ן כַּאֲשֶׁ֛ר צִוָּ֥ה יְהוָ֖ה אֶת־מֹשֶֽׁה׃<text:s/></text:span><text:span text:style-name="T3552">‬</text:span>‬‬<text:span text:style-name="T3553">32</text:span><text:span text:style-name="T3554"> וַיְהִי֙ הַמַּלְק֔וֹחַ יֶ֣תֶר הַבָּ֔ז אֲשֶׁ֥ר בָּזְז֖וּ עַ֣ם הַצָּבָ֑א צֹ֗אן שֵׁשׁ־מֵא֥וֹת אֶ֛לֶף וְשִׁבְעִ֥ים אֶ֖לֶף וַחֲמֵֽשֶׁת־אֲלָפִֽים׃<text:s/></text:span><text:span text:style-name="T3555">‬</text:span>‬‬<text:span text:style-name="T3556">33</text:span><text:span text:style-name="T3557"> וּבָקָ֕ר שְׁנַ֥יִם וְשִׁבְעִ֖ים אָֽלֶף׃<text:s/></text:span><text:span text:style-name="T3558">‬</text:span>‬‬<text:span text:style-name="T3559">34</text:span><text:span text:style-name="T3560"> וַחֲמֹרִ֕ים אֶחָ֥ד וְשִׁשִּׁ֖ים אָֽלֶף׃<text:s/></text:span><text:span text:style-name="T3561">‬</text:span>‬‬<text:span text:style-name="T3562">35</text:span><text:span text:style-name="T3563"> וְנֶ֣פֶשׁ אָדָ֔ם מִן־הַ֨נָּשִׁ֔ים אֲשֶׁ֥ר לֹֽא־יָדְע֖וּ מִשְׁכַּ֣ב זָכָ֑ר כָּל־נֶ֕פֶשׁ שְׁנַ֥יִם וּשְׁלֹשִׁ֖ים אָֽלֶף׃<text:s/></text:span><text:span text:style-name="T3564">‬</text:span>‬‬<text:span text:style-name="T3565">36</text:span><text:span text:style-name="T3566"> וַתְּהִי֙ הַֽמֶּחֱצָ֔ה חֵ֕לֶק הַיֹּצְאִ֖ים בַּצָּבָ֑א מִסְפַּ֣ר הַצֹּ֗אן שְׁלֹשׁ־מֵא֥וֹת אֶ֙לֶף֙ וּשְׁלֹשִׁ֣ים אֶ֔לֶף וְשִׁבְעַ֥ת אֲלָפִ֖ים וַחֲמֵ֥שׁ מֵאֽוֹת׃<text:s/></text:span><text:span text:style-name="T3567">‬</text:span>‬‬<text:span text:style-name="T3568">37</text:span><text:span text:style-name="T3569"> וַיְהִ֛י הַמֶּ֥כֶס לַֽיהוָ֖ה מִן־הַצֹּ֑אן שֵׁ֥שׁ מֵא֖וֹת חָמֵ֥שׁ וְשִׁבְעִֽים׃<text:s/></text:span><text:span text:style-name="T3570">‬</text:span>‬‬<text:span text:style-name="T3571">38</text:span><text:span text:style-name="T3572"> וְהַ֨בָּקָ֔ר שִׁשָּׁ֥ה וּשְׁלֹשִׁ֖ים אָ֑לֶף וּמִכְסָ֥ם לַיהוָ֖ה שְׁנַ֥יִם וְשִׁבְעִֽים׃<text:s/></text:span><text:span text:style-name="T3573">‬</text:span>‬‬<text:span text:style-name="T3574">39</text:span><text:span text:style-name="T3575"> וַחֲמֹרִ֕ים שְׁלֹשִׁ֥ים אֶ֖לֶף וַחֲמֵ֣שׁ מֵא֑וֹת וּמִכְסָ֥ם לַֽיהוָ֖ה אֶחָ֥ד וְשִׁשִּֽׁים׃<text:s/></text:span><text:span text:style-name="T3576">‬</text:span>‬‬<text:span text:style-name="T3577">40</text:span><text:span text:style-name="T3578"> וְנֶ֣פֶשׁ אָדָ֔ם שִׁשָּׁ֥ה עָשָׂ֖ר אָ֑לֶף וּמִכְסָם֙ לַֽיהוָ֔ה שְׁנַ֥יִם וּשְׁלֹשִׁ֖ים נָֽפֶשׁ׃<text:s/></text:span><text:span text:style-name="T3579">‬</text:span>‬‬<text:span text:style-name="T3580">41</text:span><text:span text:style-name="T3581"> וַיִּתֵּ֣ן מֹשֶׁ֗ה אֶת־מֶ֙כֶס֙ תְּרוּמַ֣ת יְהוָ֔ה לְאֶלְעָזָ֖ר הַכֹּהֵ֑ן כַּאֲשֶׁ֛ר צִוָּ֥ה יְהוָ֖ה אֶת־מֹשֶֽׁה׃<text:s/></text:span><text:span text:style-name="T3582">‬</text:span>‬‬<text:span text:style-name="T3583">42</text:span><text:span text:style-name="T3584"> וּמִֽמַּחֲצִ֖ית בְּנֵ֣י יִשְׂרָאֵ֑ל אֲשֶׁר֙ חָצָ֣ה מֹשֶׁ֔ה מִן־הָאֲנָשִׁ֖ים הַצֹּבְאִֽים׃<text:s/></text:span><text:span text:style-name="T3585">‬</text:span>‬‬<text:span text:style-name="T3586">43</text:span><text:span text:style-name="T3587"> וַתְּהִ֛י מֶחֱצַ֥ת הָעֵדָ֖ה מִן־הַצֹּ֑אן שְׁלֹשׁ־מֵא֥וֹת אֶ֙לֶף֙ וּשְׁלֹשִׁ֣ים אֶ֔לֶף שִׁבְעַ֥ת אֲלָפִ֖ים וַחֲמֵ֥שׁ מֵאֽוֹת׃<text:s/></text:span><text:span text:style-name="T3588">‬</text:span>‬‬<text:span text:style-name="T3589">44</text:span><text:span text:style-name="T3590"> וּבָקָ֕ר שִׁשָּׁ֥ה וּשְׁלֹשִׁ֖ים אָֽלֶף׃<text:s/></text:span><text:span text:style-name="T3591">‬</text:span>‬‬<text:span text:style-name="T3592">45</text:span><text:span text:style-name="T3593"> וַחֲמֹרִ֕ים שְׁלֹשִׁ֥ים אֶ֖לֶף וַחֲמֵ֥שׁ מֵאֽוֹת׃<text:s/></text:span><text:span text:style-name="T3594">‬</text:span>‬‬<text:span text:style-name="T3595">46</text:span><text:span text:style-name="T3596"> וְנֶ֣פֶשׁ אָדָ֔ם שִׁשָּׁ֥ה עָשָׂ֖ר אָֽלֶף׃<text:s/></text:span><text:span text:style-name="T3597">‬</text:span>‬‬<text:span text:style-name="T3598">47</text:span><text:span text:style-name="T3599"> וַיִּקַּ֨ח מֹשֶׁ֜ה מִמַּחֲצִ֣ת בְּנֵֽי־יִשְׂרָאֵ֗ל אֶת־הָֽאָחֻז֙ אֶחָ֣ד מִן־הַחֲמִשִּׁ֔ים מִן־הָאָדָ֖ם וּמִן־הַבְּהֵמָ֑ה וַיִּתֵּ֨ן אֹתָ֜ם לַלְוִיִּ֗ם שֹֽׁמְרֵי֙ מִשְׁמֶ֙רֶת֙ מִשְׁכַּ֣ן יְהוָ֔ה כַּאֲשֶׁ֛ר צִוָּ֥ה יְהוָ֖ה אֶת־מֹשֶֽׁה׃<text:s/></text:span><text:span text:style-name="T3600">‬</text:span>‬‬<text:span text:style-name="T3601">48</text:span><text:span text:style-name="T3602"> וַֽיִּקְרְבוּ֙ אֶל־מֹשֶׁ֔ה הַפְּקֻדִ֕ים אֲשֶׁ֖ר לְאַלְפֵ֣י הַצָּבָ֑א שָׂרֵ֥י הָאֲלָפִ֖ים וְשָׂרֵ֥י הַמֵּאֽוֹת׃<text:s/></text:span><text:span text:style-name="T3603">‬</text:span>‬‬<text:span text:style-name="T3604">49</text:span><text:span text:style-name="T3605"> וַיֹּֽאמְרוּ֙ אֶל־מֹשֶׁ֔ה עֲבָדֶ֣יךָ נָֽשְׂא֗וּ אֶת־רֹ֛אשׁ אַנְשֵׁ֥י הַמִּלְחָמָ֖ה אֲשֶׁ֣ר בְּיָדֵ֑נוּ וְלֹא־נִפְקַ֥ד מִמֶּ֖נּוּ אִֽישׁ׃<text:s/></text:span><text:span text:style-name="T3606">‬</text:span>‬‬<text:span text:style-name="T3607">50</text:span><text:span text:style-name="T3608"> וַנַּקְרֵ֞ב אֶת־קָרְבַּ֣ן יְהוָ֗ה אִישׁ֩ אֲשֶׁ֨ר מָצָ֤א כְלִֽי־זָהָב֙ אֶצְעָדָ֣ה וְצָמִ֔יד טַבַּ֖עַת עָגִ֣יל וְכוּמָ֑ז לְכַפֵּ֥ר עַל־נַפְשֹׁתֵ֖ינוּ לִפְנֵ֥י יְהוָֽה׃<text:s/></text:span><text:span text:style-name="T3609">‬</text:span>‬‬<text:span text:style-name="T3610">51</text:span><text:span text:style-name="T3611"> וַיִּקַּ֨ח מֹשֶׁ֜ה וְאֶלְעָזָ֧ר הַכֹּהֵ֛ן אֶת־הַזָּהָ֖ב מֵֽאִתָּ֑ם כֹּ֖ל כְּלִ֥י מַעֲשֶֽׂה׃<text:s/></text:span><text:span text:style-name="T3612">‬</text:span>‬‬<text:span text:style-name="T3613">52</text:span><text:span text:style-name="T3614"> וַיְהִ֣י ׀ כָּל־זְהַ֣ב הַתְּרוּמָ֗ה אֲשֶׁ֤ר הֵרִ֙ימוּ֙ לַֽיהוָ֔ה שִׁשָּׁ֨ה עָשָׂ֥ר אֶ֛לֶף שְׁבַע־מֵא֥וֹת וַחֲמִשִּׁ֖ים שָׁ֑קֶל מֵאֵת֙ שָׂרֵ֣י הֽ͏ָאֲלָפִ֔ים וּמֵאֵ֖ת שָׂרֵ֥י הַמֵּאֽוֹת׃<text:s/></text:span><text:span text:style-name="T3615">‬</text:span>‬‬<text:span text:style-name="T3616">53</text:span><text:span text:style-name="T3617"> אַנְשֵׁי֙ הַצָּבָ֔א בָּזְז֖וּ אִ֥ישׁ לֽוֹ׃<text:s/></text:span><text:span text:style-name="T3618">‬</text:span>‬‬<text:span text:style-name="T3619">54</text:span><text:span text:style-name="T3620"> וַיִּקַּ֨ח מֹשֶׁ֜ה וְאֶלְעָזָ֤ר הַכֹּהֵן֙ אֶת־הַזָּהָ֔ב מֵאֵ֛ת שָׂרֵ֥י הָאֲלָפִ֖ים וְהַמֵּא֑וֹת וַיָּבִ֤אוּ אֹתוֹ֙ אֶל־אֹ֣הֶל מוֹעֵ֔ד זִכָּר֥וֹן לִבְנֵֽי־יִשְׂרָאֵ֖ל לִפְנֵ֥י יְהוָֽה׃<text:s/></text:span><text:span text:style-name="T3621">פ<text:s/></text:span><text:span text:style-name="T3622">‬</text:span>‬‬‬‬‬‬‬‬‬‬‬‬‬‬‬‬‬‬‬‬‬‬‬‬‬‬‬‬‬‬‬‬</text:p>
      </text:section>
      <text:section text:name="Sect31" text:style-name="S31">
        <text:p text:style-name="P3623">Numbers 32</text:p>
        <text:p text:style-name="P3624"><text:span text:style-name="T3625">1</text:span><text:span text:style-name="T3626"> וּמִקְנֶ֣ה ׀ רַ֗ב הָיָ֞ה לִבְנֵ֧י רְאוּבֵ֛ן וְלִבְנֵי־גָ֖ד עָצ֣וּם מְאֹ֑ד וַיִּרְא֞וּ אֶת־אֶ֤רֶץ יַעְזֵר֙ וְאֶת־אֶ֣רֶץ גִּלְעָ֔ד וְהִנֵּ֥ה הַמָּק֖וֹם מְק֥וֹם מִקְנֶֽה׃<text:s/></text:span><text:span text:style-name="T3627">2</text:span><text:span text:style-name="T3628"> וַיָּבֹ֥אוּ בְנֵֽי־גָ֖ד וּבְנֵ֣י רְאוּבֵ֑ן וַיֹּאמְר֤וּ אֶל־מֹשֶׁה֙ וְאֶל־אֶלְעָזָ֣ר הַכֹּהֵ֔ן וְאֶל־נְשִׂיאֵ֥י הָעֵדָ֖ה לֵאמֹֽר׃<text:s/></text:span><text:span text:style-name="T3629">‬</text:span>‬‬<text:span text:style-name="T3630">3</text:span><text:span text:style-name="T3631"> עֲטָר֤וֹת וְדִיבֹן֙ וְיַעְזֵ֣ר וְנִמְרָ֔ה<text:s/></text:span><text:soft-page-break/><text:span text:style-name="T3632">וְחֶשְׁבּ֖וֹן וְאֶלְעָלֵ֑ה וּשְׂבָ֥ם וּנְב֖וֹ וּבְעֹֽן׃<text:s/></text:span><text:span text:style-name="T3633">‬</text:span>‬‬<text:span text:style-name="T3634">4</text:span><text:span text:style-name="T3635"> הָאָ֗רֶץ אֲשֶׁ֨ר הִכָּ֤ה יְהוָה֙ לִפְנֵי֙ עֲדַ֣ת יִשְׂרָאֵ֔ל אֶ֥רֶץ מִקְנֶ֖ה הִ֑וא וְלַֽעֲבָדֶ֖יךָ מִקְנֶֽה׃</text:span><text:span text:style-name="T3636"><text:s/>ס<text:s/></text:span><text:span text:style-name="T3637">‬</text:span>‬‬<text:span text:style-name="T3638">5</text:span><text:span text:style-name="T3639"> וַיֹּאמְר֗וּ אִם־מָצָ֤אנוּ חֵן֙ בְּעֵינֶ֔יךָ יֻתַּ֞ן אֶת־הָאָ֧רֶץ הַזֹּ֛את לַעֲבָדֶ֖יךָ לַאֲחֻזָּ֑ה אַל־תַּעֲבִרֵ֖נוּ אֶת־הַיַּרְדֵּֽן׃<text:s/></text:span><text:span text:style-name="T3640">‬</text:span>‬‬<text:span text:style-name="T3641">6</text:span><text:span text:style-name="T3642"> וַיֹּ֣אמֶר מֹשֶׁ֔ה לִבְנֵי־גָ֖ד וְלִבְנֵ֣י רְאוּבֵ֑ן הַאַֽחֵיכֶ֗ם יָבֹ֙אוּ֙ לַמִּלְחָמָ֔ה וְאַתֶּ֖ם תֵּ֥שְׁבוּ פֹֽה׃<text:s/></text:span><text:span text:style-name="T3643">‬</text:span>‬‬<text:span text:style-name="T3644">7</text:span><text:span text:style-name="T3645"> וְלָ֣מָּה *תנואון **תְנִיא֔וּן אֶת־לֵ֖ב בְּנֵ֣י יִשְׂרָאֵ֑ל מֵֽעֲבֹר֙ אֶל־הָאָ֔רֶץ אֲשֶׁר־נָתַ֥ן לָהֶ֖ם יְהוָֽה׃<text:s/></text:span><text:span text:style-name="T3646">‬</text:span>‬‬<text:span text:style-name="T3647">8</text:span><text:span text:style-name="T3648"> כֹּ֥ה עָשׂ֖וּ אֲבֹתֵיכֶ֑ם בְּשָׁלְחִ֥י אֹתָ֛ם מִקָּדֵ֥שׁ בַּרְנֵ֖עַ לִרְא֥וֹת אֶת־הָאָֽרֶץ׃<text:s/></text:span><text:span text:style-name="T3649">‬</text:span>‬‬<text:span text:style-name="T3650">9</text:span><text:span text:style-name="T3651"> וַֽיַּעֲל֞וּ עַד־נַ֣חַל אֶשְׁכּ֗וֹל וַיִּרְאוּ֙ אֶת־הָאָ֔רֶץ וַיָּנִ֕יאוּ אֶת־לֵ֖ב בְּנֵ֣י יִשְׂרָאֵ֑ל לְבִלְתִּי־בֹא֙ אֶל־הָאָ֔רֶץ אֲשֶׁר־נָתַ֥ן לָהֶ֖ם יְהוָֽה׃<text:s/></text:span><text:span text:style-name="T3652">‬</text:span>‬‬<text:span text:style-name="T3653">10</text:span><text:span text:style-name="T3654"> וַיִּֽחַר־אַ֥ף יְהוָ֖ה בַּיּ֣וֹם הַה֑וּא וַיִּשָּׁבַ֖ע לֵאמֹֽר׃<text:s/></text:span><text:span text:style-name="T3655">‬</text:span>‬‬<text:span text:style-name="T3656">11</text:span><text:span text:style-name="T3657"> אִם־יִרְא֨וּ הָאֲנָשִׁ֜ים הָעֹלִ֣ים מִמִּצְרַ֗יִם מִבֶּ֨ן עֶשְׂרִ֤ים שָׁנָה֙ וָמַ֔עְלָה אֵ֚ת הָאֲדָמָ֔ה אֲשֶׁ֥ר נִשְׁבַּ֛עְתִּי לְאַבְרָהָ֥ם לְיִצְחָ֖ק וּֽלְיַעֲקֹ֑ב כִּ֥י לֹא־מִלְא֖וּ אַחֲרָֽי׃<text:s/></text:span><text:span text:style-name="T3658">‬</text:span>‬‬<text:span text:style-name="T3659">12</text:span><text:span text:style-name="T3660"> בִּלְתִּ֞י כָּלֵ֤ב בֶּן־יְפֻנֶּה֙ הַקְּנִזִּ֔י וִיהוֹשֻׁ֖עַ בִּן־נ֑וּן כִּ֥י מִלְא֖וּ אַחֲרֵ֥י יְהוָֽה׃<text:s/></text:span><text:span text:style-name="T3661">‬</text:span>‬‬<text:span text:style-name="T3662">13</text:span><text:span text:style-name="T3663"> וַיִּֽחַר־אַ֤ף יְהוָה֙ בְּיִשְׂרָאֵ֔ל וַיְנִעֵם֙ בַּמִּדְבָּ֔ר אַרְבָּעִ֖ים שָׁנָ֑ה עַד־תֹּם֙ כָּל־הַדּ֔וֹר הָעֹשֶׂ֥ה הָרַ֖ע בְּעֵינֵ֥י יְהוָֽה׃<text:s/></text:span><text:span text:style-name="T3664">‬</text:span>‬‬<text:span text:style-name="T3665">14</text:span><text:span text:style-name="T3666"> וְהִנֵּ֣ה קַמְתֶּ֗ם תַּ֚חַת אֲבֹ֣תֵיכֶ֔ם תַּרְבּ֖וּת אֲנָשִׁ֣ים חַטָּאִ֑ים לִסְפּ֣וֹת ע֗וֹד עַ֛ל חֲר֥וֹן אַף־יְהוָ֖ה אֶל־יִשְׂרָאֵֽל׃<text:s/></text:span><text:span text:style-name="T3667">‬</text:span>‬‬<text:span text:style-name="T3668">15</text:span><text:span text:style-name="T3669"> כִּ֤י תְשׁוּבֻן֙ מֵֽאַחֲרָ֔יו וְיָסַ֣ף ע֔וֹד לְהַנִּיח֖וֹ בַּמִּדְבָּ֑ר וְשִֽׁחַתֶּ֖ם לְכָל־הָעָ֥ם הַזֶּֽה׃</text:span><text:span text:style-name="T3670"><text:s/>ס<text:s/></text:span><text:span text:style-name="T3671">‬</text:span>‬‬<text:span text:style-name="T3672">16</text:span><text:span text:style-name="T3673"> וַיִּגְּשׁ֤וּ אֵלָיו֙ וַיֹּ֣אמְר֔וּ גִּדְרֹ֥ת צֹ֛אן נִבְנֶ֥ה לְמִקְנֵ֖נוּ פֹּ֑ה וְעָרִ֖ים לְטַפֵּֽנוּ׃<text:s/></text:span><text:span text:style-name="T3674">‬</text:span>‬‬<text:span text:style-name="T3675">17</text:span><text:span text:style-name="T3676"> וַאֲנַ֜חְנוּ נֵחָלֵ֣ץ חֻשִׁ֗ים לִפְנֵי֙ בְּנֵ֣י יִשְׂרָאֵ֔ל עַ֛ד אֲשֶׁ֥ר אִם־הֲבִֽיאֹנֻ֖ם אֶל־מְקוֹמָ֑ם וְיָשַׁ֤ב טַפֵּ֙נוּ֙ בְּעָרֵ֣י הַמִּבְצָ֔ר מִפְּנֵ֖י יֹשְׁבֵ֥י הָאָֽרֶץ׃<text:s/></text:span><text:span text:style-name="T3677">‬</text:span>‬‬<text:span text:style-name="T3678">18</text:span><text:span text:style-name="T3679"> לֹ֥א נָשׁ֖וּב אֶל־בָּתֵּ֑ינוּ עַ֗ד הִתְנַחֵל֙ בְּנֵ֣י יִשְׂרָאֵ֔ל אִ֖ישׁ נַחֲלָתֽוֹ׃<text:s/></text:span><text:span text:style-name="T3680">‬</text:span>‬‬<text:span text:style-name="T3681">19</text:span><text:span text:style-name="T3682"> כִּ֣י לֹ֤א נִנְחַל֙ אִתָּ֔ם מֵעֵ֥בֶר לַיַּרְדֵּ֖ן וָהָ֑לְאָה כִּ֣י בָ֤אָה נַחֲלָתֵ֙נוּ֙ אֵלֵ֔ינוּ מֵעֵ֥בֶר הַיַּרְדֵּ֖ן מִזְרָֽחָה׃<text:s/></text:span><text:span text:style-name="T3683">פ<text:s/></text:span><text:span text:style-name="T3684">‬</text:span>‬‬‬‬‬‬‬‬‬‬‬‬‬‬‬‬‬‬‬‬</text:p>
        <text:p text:style-name="P3685"><text:span text:style-name="T3686">20</text:span><text:span text:style-name="T3687"> וַיֹּ֤אמֶר אֲלֵיהֶם֙ מֹשֶׁ֔ה אִֽם־תַּעֲשׂ֖וּן אֶת־הַדָּבָ֣ר הַזֶּ֑ה אִם־תֵּחָֽלְצ֛וּ לִפְנֵ֥י יְהוָ֖ה לַמִּלְחָמָֽה׃<text:s/></text:span><text:span text:style-name="T3688">‬</text:span>‬‬‬<text:span text:style-name="T3689">21</text:span><text:span text:style-name="T3690"> וְעָבַ֨ר לָכֶ֧ם כָּל־חָל֛וּץ אֶת־הַיַּרְדֵּ֖ן לִפְנֵ֣י יְהוָ֑ה עַ֧ד הוֹרִישׁ֛וֹ אֶת־אֹיְבָ֖יו מִפָּנָֽיו׃<text:s/></text:span><text:span text:style-name="T3691">‬</text:span>‬‬<text:span text:style-name="T3692">22</text:span><text:span text:style-name="T3693"> וְנִכְבְּשָׁ֨ה הָאָ֜רֶץ לִפְנֵ֤י יְהוָה֙ וְאַחַ֣ר תָּשֻׁ֔בוּ וִהְיִיתֶ֧ם נְקִיִּ֛ים מֵיְהוָ֖ה וּמִיִּשְׂרָאֵ֑ל וְ֠הָיְתָה הָאָ֨רֶץ הַזֹּ֥את לָכֶ֛ם לַאֲחֻזָּ֖ה לִפְנֵ֥י יְהוָֽה׃<text:s/></text:span><text:span text:style-name="T3694">‬</text:span>‬‬<text:span text:style-name="T3695">23</text:span><text:span text:style-name="T3696"> וְאִם־לֹ֤א תַעֲשׂוּן֙ כֵּ֔ן הִנֵּ֥ה חֲטָאתֶ֖ם לַיהוָ֑ה וּדְעוּ֙ חַטַּאתְכֶ֔ם אֲשֶׁ֥ר תִּמְצָ֖א אֶתְכֶֽם׃<text:s/></text:span><text:span text:style-name="T3697">‬</text:span>‬‬<text:span text:style-name="T3698">24</text:span><text:span text:style-name="T3699"> בְּנֽוּ־לָכֶ֤ם עָרִים֙ לְטַפְּכֶ֔ם וּגְדֵרֹ֖ת לְצֹנַאֲכֶ֑ם וְהַיֹּצֵ֥א מִפִּיכֶ֖ם תַּעֲשֽׂוּ׃<text:s/></text:span><text:span text:style-name="T3700">‬</text:span>‬‬<text:span text:style-name="T3701">25</text:span><text:span text:style-name="T3702"> וַיֹּ֤אמֶר בְּנֵי־גָד֙ וּבְנֵ֣י רְאוּבֵ֔ן אֶל־מֹשֶׁ֖ה לֵאמֹ֑ר עֲבָדֶ֣יךָ יַעֲשׂ֔וּ כַּאֲשֶׁ֥ר אֲדֹנִ֖י מְצַוֶּֽה׃<text:s/></text:span><text:span text:style-name="T3703">‬</text:span>‬‬<text:span text:style-name="T3704">26</text:span><text:span text:style-name="T3705"> טַפֵּ֣נוּ נָשֵׁ֔ינוּ מִקְנֵ֖נוּ וְכָל־בְּהֶמְתֵּ֑נוּ יִֽהְיוּ־שָׁ֖ם בְּעָרֵ֥י הַגִּלְעָֽד׃<text:s/></text:span><text:span text:style-name="T3706">‬</text:span>‬‬<text:span text:style-name="T3707">27</text:span><text:span text:style-name="T3708"> וַעֲבָדֶ֨יךָ יַֽעַבְר֜וּ כָּל־חֲל֥וּץ צָבָ֛א לִפְנֵ֥י יְהוָ֖ה לַמִּלְחָמָ֑ה כַּאֲשֶׁ֥ר אֲדֹנִ֖י דֹּבֵֽר׃<text:s/></text:span><text:span text:style-name="T3709">‬</text:span>‬‬<text:span text:style-name="T3710">28</text:span><text:span text:style-name="T3711"> וַיְצַ֤ו לָהֶם֙ מֹשֶׁ֔ה אֵ֚ת אֶלְעָזָ֣ר הַכֹּהֵ֔ן וְאֵ֖ת יְהוֹשֻׁ֣עַ בִּן־נ֑וּן וְאֶת־רָאשֵׁ֛י אֲב֥וֹת הַמַּטּ֖וֹת לִבְנֵ֥י יִשְׂרָאֵֽל׃<text:s/></text:span><text:span text:style-name="T3712">‬</text:span>‬‬<text:span text:style-name="T3713">29</text:span><text:span text:style-name="T3714"> וַיֹּ֨אמֶר מֹשֶׁ֜ה אֲלֵהֶ֗ם אִם־יַעַבְר֣וּ בְנֵי־גָ֣ד וּבְנֵי־רְאוּבֵ֣ן ׀ אִ֠תְּכֶם אֶֽת־הַיַּרְדֵּ֞ן כָּל־חָל֤וּץ לַמִּלְחָמָה֙ לִפְנֵ֣י יְהוָ֔ה וְנִכְבְּשָׁ֥ה הָאָ֖רֶץ לִפְנֵיכֶ֑ם וּנְתַתֶּ֥ם לָהֶ֛ם אֶת־אֶ֥רֶץ הַגִּלְעָ֖ד לַאֲחֻזָּֽה׃<text:s/></text:span><text:span text:style-name="T3715">‬</text:span>‬‬<text:span text:style-name="T3716">30</text:span><text:span text:style-name="T3717"> וְאִם־לֹ֧א יֽ͏ַעַבְר֛וּ חֲלוּצִ֖ים אִתְּכֶ֑ם וְנֹֽאחֲז֥וּ בְתֹכְכֶ֖ם בְּאֶ֥רֶץ כְּנָֽעַן׃<text:s/></text:span><text:span text:style-name="T3718">‬</text:span>‬‬<text:span text:style-name="T3719">31</text:span><text:span text:style-name="T3720"> וַיַּֽעֲנ֧וּ בְנֵי־גָ֛ד וּבְנֵ֥י רְאוּבֵ֖ן לֵאמֹ֑ר אֵת֩ אֲשֶׁ֨ר דִּבֶּ֧ר יְהוָ֛ה אֶל־עֲבָדֶ֖יךָ כֵּ֥ן נַעֲשֶֽׂה׃<text:s/></text:span><text:span text:style-name="T3721">‬</text:span>‬‬<text:span text:style-name="T3722">32</text:span><text:span text:style-name="T3723"> נַ֣חְנוּ נַעֲבֹ֧ר חֲלוּצִ֛ים לִפְנֵ֥י יְהוָ֖ה אֶ֣רֶץ כְּנָ֑עַן וְאִתָּ֙נוּ֙ אֲחֻזַּ֣ת נַחֲלָתֵ֔נוּ מֵעֵ֖בֶר לַיַּרְדֵּֽן׃<text:s/></text:span><text:span text:style-name="T3724">‬</text:span>‬‬<text:span text:style-name="T3725">33</text:span><text:span text:style-name="T3726"> וַיִּתֵּ֣ן לָהֶ֣ם ׀ מֹשֶׁ֡ה לִבְנֵי־גָד֩ וְלִבְנֵ֨י רְאוּבֵ֜ן וְלַחֲצִ֣י ׀ שֵׁ֣בֶט ׀ מְנַשֶּׁ֣ה בֶן־יוֹסֵ֗ף<text:s/></text:span><text:soft-page-break/><text:span text:style-name="T3727">אֶת־מַמְלֶ֙כֶת֙ סִיחֹן֙ מֶ֣לֶךְ הָֽאֱמֹרִ֔י וְאֶת־מַמְלֶ֔כֶת ע֖וֹג מֶ֣לֶךְ הַבָּשָׁ֑ן הָאָ֗רֶץ לְעָרֶ֙יהָ֙ בִּגְבֻלֹ֔ת עָרֵ֥י הָאָ֖רֶץ סָבִֽיב׃<text:s/></text:span><text:span text:style-name="T3728">‬</text:span>‬‬<text:span text:style-name="T3729">34</text:span><text:span text:style-name="T3730"> וַיִּבְנ֣וּ בְנֵי־גָ֔ד אֶת־דִּיבֹ֖ן וְאֶת־עֲטָרֹ֑ת וְאֵ֖ת עֲרֹעֵֽר׃<text:s/></text:span><text:span text:style-name="T3731">‬</text:span>‬‬<text:span text:style-name="T3732">35</text:span><text:span text:style-name="T3733"> וְאֶת־עַטְרֹ֥ת שׁוֹפָ֛ן וְאֶת־יַעְזֵ֖ר וְיָגְבֳּהָֽה׃<text:s/></text:span><text:span text:style-name="T3734">‬</text:span>‬‬<text:span text:style-name="T3735">36</text:span><text:span text:style-name="T3736"> וְאֶת־בֵּ֥ית נִמְרָ֖ה וְאֶת־בֵּ֣ית הָרָ֑ן עָרֵ֥י מִבְצָ֖ר וְגִדְרֹ֥ת צֹֽאן׃<text:s/></text:span><text:span text:style-name="T3737">‬</text:span>‬‬<text:span text:style-name="T3738">37</text:span><text:span text:style-name="T3739"> וּבְנֵ֤י רְאוּבֵן֙ בָּנ֔וּ אֶת־חֶשְׁבּ֖וֹן וְאֶת־אֶלְעָלֵ֑א וְאֵ֖ת קִרְיָתָֽיִם׃<text:s/></text:span><text:span text:style-name="T3740">‬</text:span>‬‬<text:span text:style-name="T3741">38</text:span><text:span text:style-name="T3742"> וְאֶת־נְב֞וֹ וְאֶת־בַּ֧עַל מְע֛וֹן מֽוּסַבֹּ֥ת שֵׁ֖ם וְאֶת־שִׂבְמָ֑ה וַיִּקְרְא֣וּ בְשֵׁמֹ֔ת אֶת־שְׁמ֥וֹת הֶעָרִ֖ים אֲשֶׁ֥ר בָּנֽוּ׃<text:s/></text:span><text:span text:style-name="T3743">‬</text:span>‬‬<text:span text:style-name="T3744">39</text:span><text:span text:style-name="T3745"> וַיֵּ֨לְכ֜וּ בְּנֵ֨י מָכִ֧יר בֶּן־מְנַשֶּׁ֛ה גִּלְעָ֖דָה וַֽיִּלְכְּדֻ֑הָ וַיּ֖וֹרֶשׁ אֶת־הָאֱמֹרִ֥י אֲשֶׁר־בָּֽהּ׃<text:s/></text:span><text:span text:style-name="T3746">‬</text:span>‬‬<text:span text:style-name="T3747">40</text:span><text:span text:style-name="T3748"> וַיִּתֵּ֤ן מֹשֶׁה֙ אֶת־הַגִּלְעָ֔ד לְמָכִ֖יר בֶּן־מְנַשֶּׁ֑ה וַיֵּ֖שֶׁב בָּֽהּ׃<text:s/></text:span><text:span text:style-name="T3749">‬</text:span>‬‬<text:span text:style-name="T3750">41</text:span><text:span text:style-name="T3751"> וְיָאִ֤יר בֶּן־מְנַשֶּׁה֙ הָלַ֔ךְ וַיִּלְכֹּ֖ד אֶת־חַוֺּתֵיהֶ֑ם וַיִּקְרָ֥א אֶתְהֶ֖ן חַוֺּ֥ת יָאִֽיר׃<text:s/></text:span><text:span text:style-name="T3752">‬</text:span>‬‬<text:span text:style-name="T3753">42</text:span><text:span text:style-name="T3754"> וְנֹ֣בַח הָלַ֔ךְ וַיִּלְכֹּ֥ד אֶת־קְנָ֖ת וְאֶת־בְּנֹתֶ֑יהָ וַיִּקְרָ֧א לָ֦ה נֹ֖בַח בִּשְׁמֽוֹ׃<text:s/></text:span><text:span text:style-name="T3755">פ<text:s/></text:span><text:span text:style-name="T3756">‬</text:span>‬‬‬‬‬‬‬‬‬‬‬‬‬‬‬‬‬‬‬‬‬‬‬‬‬</text:p>
      </text:section>
      <text:section text:name="Sect32" text:style-name="S32">
        <text:p text:style-name="P3757">Numbers 33</text:p>
        <text:p text:style-name="P3758"><text:span text:style-name="T3759">1</text:span><text:span text:style-name="T3760"> אֵ֜לֶּה מַסְעֵ֣י בְנֵֽי־יִשְׂרָאֵ֗ל אֲשֶׁ֥ר יָצְא֛וּ מֵאֶ֥רֶץ מִצְרַ֖יִם לְצִבְאֹתָ֑ם בְּיַד־מֹשֶׁ֖ה וְאַהֲרֹֽן׃<text:s/></text:span><text:span text:style-name="T3761">2</text:span><text:span text:style-name="T3762"> וַיִּכְתֹּ֨ב מֹשֶׁ֜ה אֶת־מוֹצָאֵיהֶ֛ם לְמַסְעֵיהֶ֖ם עַל־פִּ֣י יְהוָ֑ה וְאֵ֥לֶּה מַסְעֵיהֶ֖ם לְמוֹצָאֵיהֶֽם׃<text:s/></text:span><text:span text:style-name="T3763">‬</text:span>‬‬<text:span text:style-name="T3764">3</text:span><text:span text:style-name="T3765"> וַיִּסְע֤וּ מֵֽרַעְמְסֵס֙ בַּחֹ֣דֶשׁ הָֽרִאשׁ֔וֹן בַּחֲמִשָּׁ֥ה עָשָׂ֛ר י֖וֹם לַחֹ֣דֶשׁ הָרִאשׁ֑וֹן מִֽמָּחֳרַ֣ת הַפֶּ֗סַח יָצְא֤וּ בְנֵֽי־יִשְׂרָאֵל֙ בְּיָ֣ד רָמָ֔ה לְעֵינֵ֖י כָּל־מִצְרָֽיִם׃<text:s/></text:span><text:span text:style-name="T3766">‬</text:span>‬‬<text:span text:style-name="T3767">4</text:span><text:span text:style-name="T3768"> וּמִצְרַ֣יִם מְקַבְּרִ֗ים אֵת֩ אֲשֶׁ֨ר הִכָּ֧ה יְהוָ֛ה בָּהֶ֖ם כָּל־בְּכ֑וֹר וּבֵאלֹ֣הֵיהֶ֔ם עָשָׂ֥ה יְהוָ֖ה שְׁפָטִֽים׃<text:s/></text:span><text:span text:style-name="T3769">‬</text:span>‬‬<text:span text:style-name="T3770">5</text:span><text:span text:style-name="T3771"> וַיִּסְע֥וּ בְנֵֽי־יִשְׂרָאֵ֖ל מֵרַעְמְסֵ֑ס וַֽיַּחֲנ֖וּ בְּסֻכֹּֽת׃<text:s/></text:span><text:span text:style-name="T3772">‬</text:span>‬‬<text:span text:style-name="T3773">6</text:span><text:span text:style-name="T3774"> וַיִּסְע֖וּ מִסֻּכֹּ֑ת וַיַּחֲנ֣וּ בְאֵתָ֔ם אֲשֶׁ֖ר בִּקְצֵ֥ה הַמִּדְבָּֽר׃<text:s/></text:span><text:span text:style-name="T3775">‬</text:span>‬‬<text:span text:style-name="T3776">7</text:span><text:span text:style-name="T3777"> וַיִּסְעוּ֙ מֵֽאֵתָ֔ם וַיָּ֙שָׁב֙ עַל־פִּ֣י הַחִירֹ֔ת אֲשֶׁ֥ר עַל־פְּנֵ֖י בַּ֣עַל צְפ֑וֹן וַֽיַּחֲנ֖וּ לִפְנֵ֥י מִגְדֹּֽל׃<text:s/></text:span><text:span text:style-name="T3778">‬</text:span>‬‬<text:span text:style-name="T3779">8</text:span><text:span text:style-name="T3780"> וַיִּסְעוּ֙ מִפְּנֵ֣י הַֽחִירֹ֔ת וַיַּֽעַבְר֥וּ בְתוֹךְ־הַיָּ֖ם הַמִּדְבָּ֑רָה וַיֵּ֨לְכ֜וּ דֶּ֣רֶךְ שְׁלֹ֤שֶׁת יָמִים֙ בְּמִדְבַּ֣ר אֵתָ֔ם וַֽיַּחֲנ֖וּ בְּמָרָֽה׃<text:s/></text:span><text:span text:style-name="T3781">‬</text:span>‬‬<text:span text:style-name="T3782">9</text:span><text:span text:style-name="T3783"> וַיִּסְעוּ֙ מִמָּרָ֔ה וַיָּבֹ֖אוּ אֵילִ֑מָה וּ֠בְאֵילִם שְׁתֵּ֣ים עֶשְׂרֵ֞ה עֵינֹ֥ת מַ֛יִם וְשִׁבְעִ֥ים תְּמָרִ֖ים וַיַּחֲנוּ־שָֽׁם׃<text:s/></text:span><text:span text:style-name="T3784">‬</text:span>‬‬<text:span text:style-name="T3785">10</text:span><text:span text:style-name="T3786"> וַיִּסְע֖וּ מֵאֵילִ֑ם וַֽיַּחֲנ֖וּ עַל־יַם־סֽוּף׃<text:s/></text:span><text:span text:style-name="T3787">‬</text:span>‬‬<text:span text:style-name="T3788">11</text:span><text:span text:style-name="T3789"> וַיִּסְע֖וּ מִיַּם־ס֑וּף וַֽיַּחֲנ֖וּ בְּמִדְבַּר־סִֽין׃<text:s/></text:span><text:span text:style-name="T3790">‬</text:span>‬‬<text:span text:style-name="T3791">12</text:span><text:span text:style-name="T3792"> וַיִּסְע֖וּ מִמִּדְבַּר־סִ֑ין וַֽיַּחֲנ֖וּ בְּדָפְקָֽה׃<text:s/></text:span><text:span text:style-name="T3793">‬</text:span>‬‬<text:span text:style-name="T3794">13</text:span><text:span text:style-name="T3795"> וַיִּסְע֖וּ מִדָּפְקָ֑ה וַֽיַּחֲנ֖וּ בְּאָלֽוּשׁ׃<text:s/></text:span><text:span text:style-name="T3796">‬</text:span>‬‬<text:span text:style-name="T3797">14</text:span><text:span text:style-name="T3798"> וַיִּסְע֖וּ מֵאָל֑וּשׁ וַֽיַ</text:span><text:span text:style-name="T3799">‬‏חֲנוּ֙ בִּרְפִידִ֔ם וְלֹא־הָ֨יָה שָׁ֥ם מַ֛יִם לָעָ֖ם לִשְׁתּֽוֹת׃<text:s/></text:span><text:span text:style-name="T3800">‬</text:span>‬‬‬<text:span text:style-name="T3801">15</text:span><text:span text:style-name="T3802"> וַיִּסְע֖וּ מֵרְפִידִ֑ם וַֽיַּחֲנ֖וּ בְּמִדְבַּ֥ר סִינָֽי׃<text:s/></text:span><text:span text:style-name="T3803">‬</text:span>‬‬<text:span text:style-name="T3804">16</text:span><text:span text:style-name="T3805"> וַיִּסְע֖וּ מִמִּדְבַּ֣ר סִינָ֑י וַֽיַּחֲנ֖וּ בְּקִבְרֹ֥ת הַֽתַּאֲוָֽה׃<text:s/></text:span><text:span text:style-name="T3806">‬</text:span>‬‬<text:span text:style-name="T3807">17</text:span><text:span text:style-name="T3808"> וַיִּסְע֖וּ מִקִּבְרֹ֣ת הַֽתַּאֲוָ֑ה וַֽיַּחֲנ֖וּ בַּחֲצֵרֹֽת׃<text:s/></text:span><text:span text:style-name="T3809">‬</text:span>‬‬<text:span text:style-name="T3810">18</text:span><text:span text:style-name="T3811"> וַיִּסְע֖וּ מֵחֲצֵרֹ֑ת וַֽיַּחֲנ֖וּ בְּרִתְמָֽה׃<text:s/></text:span><text:span text:style-name="T3812">‬</text:span>‬‬<text:span text:style-name="T3813">19</text:span><text:span text:style-name="T3814"> וַיִּסְע֖וּ מֵרִתְמָ֑ה וַֽיַּחֲנ֖וּ בְּרִמֹּ֥ן פָּֽרֶץ׃<text:s/></text:span><text:span text:style-name="T3815">‬</text:span>‬‬<text:span text:style-name="T3816">20</text:span><text:span text:style-name="T3817"> וַיִּסְע֖וּ מֵרִמֹּ֣ן פָּ֑רֶץ וַֽיַּחֲנ֖וּ בְּלִבְנָֽה׃<text:s/></text:span><text:span text:style-name="T3818">‬</text:span>‬‬<text:span text:style-name="T3819">21</text:span><text:span text:style-name="T3820"> וַיִּסְע֖וּ מִלִּבְנָ֑ה וַֽיַּחֲנ֖וּ בְּרִסָּֽה׃<text:s/></text:span><text:span text:style-name="T3821">‬</text:span>‬‬<text:span text:style-name="T3822">22</text:span><text:span text:style-name="T3823"> וַיִּסְע֖וּ מֵרִסָּ֑ה וַֽיַּחֲנ֖וּ בִּקְהֵלָֽתָה׃<text:s/></text:span><text:span text:style-name="T3824">‬</text:span>‬‬<text:span text:style-name="T3825">23</text:span><text:span text:style-name="T3826"> וַיִּסְע֖וּ מִקְּהֵלָ֑תָה וַֽיַּחֲנ֖וּ בְּהַר־שָֽׁפֶר׃<text:s/></text:span><text:span text:style-name="T3827">‬</text:span>‬‬<text:span text:style-name="T3828">24</text:span><text:span text:style-name="T3829"> וַיִּסְע֖וּ מֵֽהַר־שָׁ֑פֶר וַֽיַּחֲנ֖וּ בַּחֲרָדָֽה׃<text:s/></text:span><text:span text:style-name="T3830">‬</text:span>‬‬<text:span text:style-name="T3831">25</text:span><text:span text:style-name="T3832"> וַיִּסְע֖וּ מֵחֲרָדָ֑ה וַֽיַּחֲנ֖וּ בְּמַקְהֵלֹֽת׃<text:s/></text:span><text:span text:style-name="T3833">‬</text:span>‬‬<text:span text:style-name="T3834">26</text:span><text:span text:style-name="T3835"> וַיִּסְע֖וּ מִמַּקְהֵלֹ֑ת וַֽיַּחֲנ֖וּ בְּתָֽחַת׃<text:s/></text:span><text:span text:style-name="T3836">‬</text:span>‬‬<text:span text:style-name="T3837">27</text:span><text:span text:style-name="T3838"> וַיִּסְע֖וּ מִתָּ֑חַת וַֽיַּחֲנ֖וּ בְּתָֽרַח׃<text:s/></text:span><text:span text:style-name="T3839">‬</text:span>‬‬<text:span text:style-name="T3840">28</text:span><text:span text:style-name="T3841"> וַיִּסְע֖וּ מִתָּ֑רַח וַֽיַּחֲנ֖וּ בְּמִתְקָֽה׃<text:s/></text:span><text:span text:style-name="T3842">‬</text:span>‬‬<text:span text:style-name="T3843">29</text:span><text:span text:style-name="T3844"> וַיִּסְע֖וּ מִמִּתְקָ֑ה וַֽיַּחֲנ֖וּ בְּחַשְׁמֹנָֽה׃<text:s/></text:span><text:span text:style-name="T3845">‬</text:span>‬‬<text:span text:style-name="T3846">30</text:span><text:span text:style-name="T3847"> וַיִּסְע֖וּ מֵֽחַשְׁמֹנָ֑ה וַֽיַּחֲנ֖וּ בְּמֹסֵרֽוֹת׃<text:s/></text:span><text:span text:style-name="T3848">‬</text:span>‬‬<text:span text:style-name="T3849">31</text:span><text:span text:style-name="T3850"> וַיִּסְע֖וּ מִמֹּסֵר֑וֹת וַֽיַּחֲנ֖וּ בִּבְנֵ֥י יַעֲקָֽן׃<text:s/></text:span><text:span text:style-name="T3851">‬</text:span>‬‬<text:span text:style-name="T3852">32</text:span><text:span text:style-name="T3853"> וַיִּסְע֖וּ מִבְּנֵ֣י יַעֲקָ֑ן וַֽיַּחֲנ֖וּ בְּחֹ֥ר הַגִּדְגָּֽד׃<text:s/></text:span><text:span text:style-name="T3854">‬</text:span>‬‬<text:span text:style-name="T3855">33</text:span><text:span text:style-name="T3856"> וַיִּסְע֖וּ מֵחֹ֣ר הַגִּדְגָּ֑ד וַֽיַּחֲנ֖וּ בְּיָטְבָֽתָה׃<text:s/></text:span><text:span text:style-name="T3857">‬</text:span>‬‬<text:span text:style-name="T3858">34</text:span><text:span text:style-name="T3859"> וַיִּסְע֖וּ מִיָּטְבָ֑תָה וַֽיַּחֲנ֖וּ בְּעַבְרֹנָֽה׃<text:s/></text:span><text:soft-page-break/><text:span text:style-name="T3860">‬</text:span>‬‬<text:span text:style-name="T3861">35</text:span><text:span text:style-name="T3862"> וַיִּסְע֖וּ מֵֽעַבְרֹנָ֑ה וַֽיַּחֲנ֖וּ בְּעֶצְי֥וֹן גָּֽבֶר׃<text:s/></text:span><text:span text:style-name="T3863">‬</text:span>‬‬<text:span text:style-name="T3864">36</text:span><text:span text:style-name="T3865"> וַיִּסְע֖וּ מֵעֶצְי֣וֹן גָּ֑בֶר וַיַּחֲנ֥וּ בְמִדְבַּר־צִ֖ן הִ֥וא קָדֵֽשׁ׃<text:s/></text:span><text:span text:style-name="T3866">‬</text:span>‬‬<text:span text:style-name="T3867">37</text:span><text:span text:style-name="T3868"> וַיִּסְע֖וּ מִקָּדֵ֑שׁ וַֽיַּחֲנוּ֙ בְּהֹ֣ר הָהָ֔ר בִּקְצֵ֖ה אֶ֥רֶץ אֱדֽוֹם׃<text:s/></text:span><text:span text:style-name="T3869">‬</text:span>‬‬<text:span text:style-name="T3870">38</text:span><text:span text:style-name="T3871"> וַיַּעַל֩ אַהֲרֹ֨ן הַכֹּהֵ֜ן אֶל־הֹ֥ר הָהָ֛ר עַל־פִּ֥י יְהוָ֖ה וַיָּ֣מָת שָׁ֑ם בִּשְׁנַ֣ת הָֽאַרְבָּעִ֗ים לְצֵ֤את בְּנֵֽי־יִשְׂרָאֵל֙ מֵאֶ֣רֶץ מִצְרַ֔יִם בַּחֹ֥דֶשׁ הַחֲמִישִׁ֖י בְּאֶחָ֥ד לַחֹֽדֶשׁ׃<text:s/></text:span><text:span text:style-name="T3872">‬</text:span>‬‬<text:span text:style-name="T3873">39</text:span><text:span text:style-name="T3874"> וְאַהֲרֹ֔ן בֶּן־שָׁלֹ֧שׁ וְעֶשְׂרִ֛ים וּמְאַ֖ת שָׁנָ֑ה בְּמֹת֖וֹ בְּהֹ֥ר הָהָֽר׃</text:span><text:span text:style-name="T3875"><text:s/>ס<text:s/></text:span><text:span text:style-name="T3876">‬</text:span>‬‬<text:span text:style-name="T3877">40</text:span><text:span text:style-name="T3878"> וַיִּשְׁמַ֗ע הַֽכְּנַעֲנִי֙ מֶ֣לֶךְ עֲרָ֔ד וְהֽוּא־יֹשֵׁ֥ב בַּנֶּ֖גֶב בְּאֶ֣רֶץ כְּנָ֑עַן בְּבֹ֖א בְּנֵ֥י יִשְׂרָאֵֽל׃<text:s/></text:span><text:span text:style-name="T3879">‬</text:span>‬‬<text:span text:style-name="T3880">41</text:span><text:span text:style-name="T3881"> וַיִּסְע֖וּ מֵהֹ֣ר הָהָ֑ר וַֽיַּחֲנ֖וּ בְּצַלְמֹנָֽה׃<text:s/></text:span><text:span text:style-name="T3882">‬</text:span>‬‬<text:span text:style-name="T3883">42</text:span><text:span text:style-name="T3884"> וַיִּסְע֖וּ מִצַּלְמֹנָ֑ה וַֽיַּחֲנ֖וּ בְּפוּנֹֽן׃<text:s/></text:span><text:span text:style-name="T3885">‬</text:span>‬‬<text:span text:style-name="T3886">43</text:span><text:span text:style-name="T3887"> וַיִּסְע֖וּ מִפּוּנֹ֑ן וַֽיַּחֲנ֖וּ בְּאֹבֹֽת׃<text:s/></text:span><text:span text:style-name="T3888">‬</text:span>‬‬<text:span text:style-name="T3889">44</text:span><text:span text:style-name="T3890"> וַיִּסְע֖וּ מֵאֹבֹ֑ת וַֽיַּחֲנ֛וּ בְּעִיֵּ֥י הָעֲבָרִ֖ים בִּגְב֥וּל מוֹאָֽב׃<text:s/></text:span><text:span text:style-name="T3891">‬</text:span>‬‬<text:span text:style-name="T3892">45</text:span><text:span text:style-name="T3893"> וַיִּסְע֖וּ מֵעִיִּ֑ים וַֽיַּחֲנ֖וּ בְּדִיבֹ֥ן גָּֽד׃<text:s/></text:span><text:span text:style-name="T3894">‬</text:span>‬‬<text:span text:style-name="T3895">46</text:span><text:span text:style-name="T3896"> וַיִּסְע֖וּ מִדִּיבֹ֣ן גָּ֑ד וַֽיַּחֲנ֖וּ בְּעַלְמֹ֥ן דִּבְלָתָֽיְמָה׃<text:s/></text:span><text:span text:style-name="T3897">‬</text:span>‬‬<text:span text:style-name="T3898">47</text:span><text:span text:style-name="T3899"> וַיִּסְע֖וּ מֵעַלְמֹ֣ן דִּבְלָתָ֑יְמָה וַֽיַּחֲנ֛וּ בְּהָרֵ֥י הָעֲבָרִ֖ים לִפְנֵ֥י נְבֽוֹ׃<text:s/></text:span><text:span text:style-name="T3900">‬</text:span>‬‬<text:span text:style-name="T3901">48</text:span><text:span text:style-name="T3902"> וַיִּסְע֖וּ מֵהָרֵ֣י הָעֲבָרִ֑ים וַֽיַּחֲנוּ֙ בְּעַֽרְבֹ֣ת מוֹאָ֔ב עַ֖ל יַרְדֵּ֥ן יְרֵחֽוֹ׃<text:s/></text:span><text:span text:style-name="T3903">‬</text:span>‬‬<text:span text:style-name="T3904">49</text:span><text:span text:style-name="T3905"> וַיַּחֲנ֤וּ עַל־הַיַּרְדֵּן֙ מִבֵּ֣ית הַיְשִׁמֹ֔ת עַ֖ד אָבֵ֣ל הַשִּׁטִּ֑ים בְּעַֽרְבֹ֖ת מוֹאָֽב׃</text:span><text:span text:style-name="T3906"><text:s/>ס<text:s/></text:span><text:span text:style-name="T3907">‬</text:span>‬‬<text:span text:style-name="T3908">50</text:span><text:span text:style-name="T3909"> וַיְדַבֵּ֧ר יְהוָ֛ה אֶל־מֹשֶׁ֖ה בְּעַֽרְבֹ֣ת מוֹאָ֑ב עַל־יַרְדֵּ֥ן יְרֵח֖וֹ לֵאמֹֽר׃<text:s/></text:span><text:span text:style-name="T3910">‬</text:span>‬‬<text:span text:style-name="T3911">51</text:span><text:span text:style-name="T3912"> דַּבֵּר֙ אֶל־בְּנֵ֣י יִשְׂרָאֵ֔ל וְאָמַרְתָּ֖ אֲלֵהֶ֑ם כִּ֥י אַתֶּ֛ם עֹבְרִ֥ים אֶת־הַיַּרְדֵּ֖ן אֶל־אֶ֥רֶץ כְּנָֽעַן׃<text:s/></text:span><text:span text:style-name="T3913">‬</text:span>‬‬<text:span text:style-name="T3914">52</text:span><text:span text:style-name="T3915"> וְה֨וֹרַשְׁתֶּ֜ם אֶת־כָּל־יֹשְׁבֵ֤י הָאָ֙רֶץ֙ מִפְּנֵיכֶ֔ם וְאִ֨בַּדְתֶּ֔ם אֵ֖ת כָּל־מַשְׂכִּיֹּתָ֑ם וְאֵ֨ת כָּל־צַלְמֵ֤י מַסֵּֽכֹתָם֙ תְּאַבֵּ֔דוּ וְאֵ֥ת כָּל־בָּמֹתָ֖ם תַּשְׁמִֽידוּ׃<text:s/></text:span><text:span text:style-name="T3916">‬</text:span>‬‬<text:span text:style-name="T3917">53</text:span><text:span text:style-name="T3918"> וְהוֹרַשְׁתֶּ֥ם אֶת־הָאָ֖רֶץ וִֽישַׁבְתֶּם־בָּ֑הּ כִּ֥י לָכֶ֛ם נָתַ֥תִּי אֶת־הָאָ֖רֶץ לָרֶ֥שֶׁת אֹתָֽהּ׃<text:s/></text:span><text:span text:style-name="T3919">‬</text:span>‬‬<text:span text:style-name="T3920">54</text:span><text:span text:style-name="T3921"> וְהִתְנַחַלְתֶּם֩ אֶת־הָאָ֨רֶץ בְּגוֹרָ֜ל לְמִשְׁפְּחֹֽתֵיכֶ֗ם לָרַ֞ב תַּרְבּ֤וּ אֶת־נַחֲלָתוֹ֙ וְלַמְעַט֙ תַּמְעִ֣יט אֶת־נַחֲלָת֔וֹ אֶל֩ אֲשֶׁר־יֵ֨צֵא ל֥וֹ שָׁ֛מָּה הַגּוֹרָ֖ל ל֣וֹ יִהְיֶ֑ה לְמַטּ֥וֹת אֲבֹתֵיכֶ֖ם תִּתְנֶחָֽלוּ׃<text:s/></text:span><text:span text:style-name="T3922">‬</text:span>‬‬<text:span text:style-name="T3923">55</text:span><text:span text:style-name="T3924"> וְאִם־לֹ֨א תוֹרִ֜ישׁוּ אֶת־יֹשְׁבֵ֣י הָאָרֶץ֮ מִפְּנֵיכֶם֒ וְהָיָה֙ אֲשֶׁ֣ר תּוֹתִ֣ירוּ מֵהֶ֔ם לְשִׂכִּים֙ בְּעֵ֣ינֵיכֶ֔ם וְלִצְנִינִ֖ם בְּצִדֵּיכֶ֑ם וְצָרֲר֣וּ אֶתְכֶ֔ם עַל־הָאָ֕רֶץ אֲשֶׁ֥ר אַתֶּ֖ם יֹשְׁבִ֥ים בָּֽהּ׃<text:s/></text:span><text:span text:style-name="T3925">‬</text:span>‬‬<text:span text:style-name="T3926">56</text:span><text:span text:style-name="T3927"> וְהָיָ֗ה כַּאֲשֶׁ֥ר דִּמִּ֛יתִי לַעֲשׂ֥וֹת לָהֶ֖ם אֽ͏ֶעֱשֶׂ֥ה לָכֶֽם׃<text:s/></text:span><text:span text:style-name="T3928">פ<text:s/></text:span><text:span text:style-name="T3929">‬</text:span>‬‬‬‬‬‬‬‬‬‬‬‬‬‬‬‬‬‬‬‬‬‬‬‬‬‬‬‬‬‬‬‬‬‬‬‬‬‬‬‬‬‬‬‬‬‬‬‬‬‬‬‬‬‬‬‬‬</text:p>
      </text:section>
      <text:section text:name="Sect33" text:style-name="S33">
        <text:p text:style-name="P3930">Numbers 34</text:p>
        <text:p text:style-name="P3931"><text:span text:style-name="T3932">1</text:span><text:span text:style-name="T3933"> וַיְדַבֵּ֥ר יְהוָ֖ה אֶל־מֹשֶׁ֥ה לֵּאמֹֽר׃<text:s/></text:span><text:span text:style-name="T3934">2</text:span><text:span text:style-name="T3935"> צַ֞ו אֶת־בְּנֵ֤י יִשְׂרָאֵל֙ וְאָמַרְתָּ֣ אֲלֵהֶ֔ם כִּֽי־אַתֶּ֥ם בָּאִ֖ים אֶל־הָאָ֣רֶץ כְּנָ֑עַן זֹ֣את הָאָ֗רֶץ אֲשֶׁ֨ר תִּפֹּ֤ל לָכֶם֙ בְּֽנַחֲלָ֔ה אֶ֥רֶץ כְּנַ֖עַן לִגְבֻלֹתֶֽיהָ׃<text:s/></text:span><text:span text:style-name="T3936">‬</text:span>‬‬<text:span text:style-name="T3937">3</text:span><text:span text:style-name="T3938"> וְהָיָ֨ה לָכֶ֧ם פְּאַת־נֶ֛גֶב מִמִּדְבַּר־צִ֖ן עַל־יְדֵ֣י אֱד֑וֹם וְהָיָ֤ה לָכֶם֙ גְּב֣וּל נֶ֔גֶב מִקְצֵ֥ה יָם־הַמֶּ֖לַח קֵֽדְמָה׃<text:s/></text:span><text:span text:style-name="T3939">‬</text:span>‬‬<text:span text:style-name="T3940">4</text:span><text:span text:style-name="T3941"> וְנָסַ֣ב לָכֶם֩ הַגְּב֨וּל מִנֶּ֜גֶב לְמַעֲלֵ֤ה עַקְרַבִּים֙ וְעָ֣בַר צִ֔נָה *והיה **וְהָיוּ֙ תּֽוֹצְאֹתָ֔יו מִנֶּ֖גֶב לְקָדֵ֣שׁ בַּרְנֵ֑עַ וְיָצָ֥א חֲצַר־אַדָּ֖ר וְעָבַ֥ר עַצְמֹֽנָה׃<text:s/></text:span><text:span text:style-name="T3942">‬</text:span>‬‬<text:span text:style-name="T3943">5</text:span><text:span text:style-name="T3944"> וְנָסַ֧ב הַגְּב֛וּל מֵעַצְמ֖וֹן נַ֣חְלָה מִצְרָ֑יִם וְהָי֥וּ תוֹצְאֹתָ֖יו הַיָּֽמָּה׃<text:s/></text:span><text:span text:style-name="T3945">‬</text:span>‬‬<text:span text:style-name="T3946">6</text:span><text:span text:style-name="T3947"> וּגְב֣וּל יָ֔ם וְהָיָ֥ה לָכֶ֛ם הַיָּ֥ם הַגָּד֖וֹל וּגְב֑וּל זֶֽה־יִהְיֶ֥ה לָכֶ֖ם גְּב֥וּל יָֽם׃<text:s/></text:span><text:span text:style-name="T3948">‬</text:span>‬‬<text:span text:style-name="T3949">7</text:span><text:span text:style-name="T3950"> וְזֶֽה־יִהְיֶ֥ה לָכֶ֖ם גְּב֣וּל צָפ֑וֹן מִן־הַיָּם֙ הַגָּדֹ֔ל תְּתָא֥וּ לָכֶ֖ם הֹ֥ר הָהָֽר׃<text:s/></text:span><text:span text:style-name="T3951">‬</text:span>‬‬<text:span text:style-name="T3952">8</text:span><text:span text:style-name="T3953"> מֵהֹ֣ר הָהָ֔ר תְּתָא֖וּ לְבֹ֣א חֲמָ֑ת וְהָי֛וּ תּוֹצְאֹ֥ת הַגְּבֻ֖ל צְדָֽדָה׃<text:s/></text:span><text:span text:style-name="T3954">‬</text:span>‬‬<text:span text:style-name="T3955">9</text:span><text:span text:style-name="T3956"> וְיָצָ֤א הַגְּבֻל֙ זִפְרֹ֔נָה וְהָי֥וּ תוֹצְאֹתָ֖יו חֲצַ֣ר עֵינָ֑ן זֶֽה־יִהְיֶ֥ה לָכֶ֖ם גְּב֥וּל צָפֽוֹן׃<text:s/></text:span><text:span text:style-name="T3957">‬</text:span>‬‬<text:span text:style-name="T3958">10</text:span><text:span text:style-name="T3959"> וְהִתְאַוִּיתֶ֥ם<text:s/></text:span><text:soft-page-break/><text:span text:style-name="T3960">לָכֶ֖ם לִגְב֣וּל קֵ֑דְמָה מֵחֲצַ֥ר עֵינָ֖ן שְׁפָֽמָה׃<text:s/></text:span><text:span text:style-name="T3961">‬</text:span>‬‬<text:span text:style-name="T3962">11</text:span><text:span text:style-name="T3963"> וְיָרַ֨ד הַגְּבֻ֧ל מִשְּׁפָ֛ם הָרִבְלָ֖ה מִקֶּ֣דֶם לָעָ֑יִן וְיָרַ֣ד הַגְּב֔וּל וּמָחָ֛ה עַל־כֶּ֥תֶף יָם־כִּנֶּ֖רֶת קֵֽדְמָה׃<text:s/></text:span><text:span text:style-name="T3964">‬</text:span>‬‬<text:span text:style-name="T3965">12</text:span><text:span text:style-name="T3966"> וְיָרַ֤ד הַגְּבוּל֙ הַיַּרְדֵּ֔נָה וְהָי֥וּ תוֹצְאֹתָ֖יו יָ֣ם הַמֶּ֑לַח זֹאת֩ תִּהְיֶ֨ה לָכֶ֥ם הָאָ֛רֶץ לִגְבֻלֹתֶ֖יהָ סָבִֽיב׃<text:s/></text:span><text:span text:style-name="T3967">‬</text:span>‬‬<text:span text:style-name="T3968">13</text:span><text:span text:style-name="T3969"> וַיְצַ֣ו מֹשֶׁ֔ה אֶת־בְּנֵ֥י יִשְׂרָאֵ֖ל לֵאמֹ֑ר זֹ֣את הָאָ֗רֶץ אֲשֶׁ֨ר תִּתְנַחֲל֤וּ אֹתָהּ֙ בְּגוֹרָ֔ל אֲשֶׁר֙ צִוָּ֣ה יְהוָ֔ה לָתֵ֛ת לְתִשְׁעַ֥ת הַמַּטּ֖וֹת וַחֲצִ֥י הַמַּטֶּֽה׃<text:s/></text:span><text:span text:style-name="T3970">‬</text:span>‬‬<text:span text:style-name="T3971">14</text:span><text:span text:style-name="T3972"> כִּ֣י לָקְח֞וּ מַטֵּ֨ה בְנֵ֤י הָראוּבֵנִי֙ לְבֵ֣ית אֲבֹתָ֔ם וּמַטֵּ֥ה בְנֵֽי־הַגָּדִ֖י לְבֵ֣ית אֲבֹתָ֑ם וַחֲצִי֙ מַטֵּ֣ה מְנַשֶּׁ֔ה לָקְח֖וּ נַחֲלָתָֽם׃<text:s/></text:span><text:span text:style-name="T3973">‬</text:span>‬‬<text:span text:style-name="T3974">15</text:span><text:span text:style-name="T3975"> שְׁנֵ֥י הַמַּטּ֖וֹת וַחֲצִ֣י הַמַּטֶּ֑ה לָקְח֣וּ נַחֲלָתָ֗ם מֵעֵ֛בֶר לְיַרְדֵּ֥ן יְרֵח֖וֹ קֵ֥דְמָה מִזְרָֽחָה׃<text:s/></text:span><text:span text:style-name="T3976">פ<text:s/></text:span><text:span text:style-name="T3977">‬</text:span>‬‬‬‬‬‬‬‬‬‬‬‬‬‬‬‬</text:p>
        <text:p text:style-name="P3978"><text:span text:style-name="T3979">16</text:span><text:span text:style-name="T3980"> וַיְדַבֵּ֥ר יְהוָ֖ה אֶל־מֹשֶׁ֥ה לֵּאמֹֽר׃<text:s/></text:span><text:span text:style-name="T3981">‬</text:span>‬‬<text:span text:style-name="T3982">17</text:span><text:span text:style-name="T3983"> אֵ֚לֶּה שְׁמ֣וֹת הָֽאֲנָשִׁ֔ים אֲשֶׁר־יִנְחֲל֥וּ לָכֶ֖ם אֶת־הָאָ֑רֶץ אֶלְעָזָר֙ הַכֹּהֵ֔ן וִיהוֹשֻׁ֖עַ בִּן־נֽוּן׃<text:s/></text:span><text:span text:style-name="T3984">‬</text:span>‬‬<text:span text:style-name="T3985">18</text:span><text:span text:style-name="T3986"> וְנָשִׂ֥יא אֶחָ֛ד נָשִׂ֥יא אֶחָ֖ד מִמַּטֶּ֑ה תִּקְח֖וּ לִנְחֹ֥ל אֶת־הָאָֽרֶץ׃<text:s/></text:span><text:span text:style-name="T3987">‬</text:span>‬‬<text:span text:style-name="T3988">19</text:span><text:span text:style-name="T3989"> וְאֵ֖לֶּה שְׁמ֣וֹת הָאֲנָשִׁ֑ים לְמַטֵּ֣ה יְהוּדָ֔ה כָּלֵ֖ב בֶּן־יְפֻנֶּֽה׃<text:s/></text:span><text:span text:style-name="T3990">‬</text:span>‬‬<text:span text:style-name="T3991">20</text:span><text:span text:style-name="T3992"> וּלְמַטֵּה֙ בְּנֵ֣י שִׁמְע֔וֹן שְׁמוּאֵ֖ל בֶּן־עַמִּיהֽוּד׃<text:s/></text:span><text:span text:style-name="T3993">‬</text:span>‬‬<text:span text:style-name="T3994">21</text:span><text:span text:style-name="T3995"> לְמַטֵּ֣ה בִנְיָמִ֔ן אֱלִידָ֖ד בֶּן־כִּסְלֽוֹן׃<text:s/></text:span><text:span text:style-name="T3996">‬</text:span>‬‬<text:span text:style-name="T3997">22</text:span><text:span text:style-name="T3998"> וּלְמַטֵּ֥ה בְנֵי־דָ֖ן נָשִׂ֑יא בֻּקִּ֖י בֶּן־יָגְלִֽי׃<text:s/></text:span><text:span text:style-name="T3999">‬</text:span>‬‬<text:span text:style-name="T4000">23</text:span><text:span text:style-name="T4001"> לִבְנֵ֣י יוֹסֵ֔ף לְמַטֵּ֥ה בְנֵֽי־מְנַשֶּׁ֖ה נָשִׂ֑יא חַנִּיאֵ֖ל בֶּן־אֵפֹֽד׃<text:s/></text:span><text:span text:style-name="T4002">‬</text:span>‬‬<text:span text:style-name="T4003">24</text:span><text:span text:style-name="T4004"> וּלְמַטֵּ֥ה בְנֵֽי־אֶפְרַ֖יִם נָשִׂ֑יא קְמוּאֵ֖ל בֶּן־שִׁפְטָֽן׃<text:s/></text:span><text:span text:style-name="T4005">‬</text:span>‬‬<text:span text:style-name="T4006">25</text:span><text:span text:style-name="T4007"> וּלְמַטֵּ֥ה בְנֵֽי־זְבוּלֻ֖ן נָשִׂ֑יא אֱלִיצָפָ֖ן בֶּן־פַּרְנָֽךְ׃<text:s/></text:span><text:span text:style-name="T4008">‬</text:span>‬‬<text:span text:style-name="T4009">26</text:span><text:span text:style-name="T4010"> וּלְמַטֵּ֥ה בְנֵֽי־יִשָׂשכָ֖ר נָשִׂ֑יא פַּלְטִיאֵ֖ל בֶּן־עַזָּֽן׃<text:s/></text:span><text:span text:style-name="T4011">‬</text:span>‬‬<text:span text:style-name="T4012">27</text:span><text:span text:style-name="T4013"> וּלְמַטֵּ֥ה בְנֵי־אָשֵׁ֖ר נָשִׂ֑יא אֲחִיה֖וּד בֶּן־שְׁלֹמִֽי׃<text:s/></text:span><text:span text:style-name="T4014">‬</text:span>‬‬<text:span text:style-name="T4015">28</text:span><text:span text:style-name="T4016"> וּלְמַטֵּ֥ה בְנֵֽי־נַפְתָּלִ֖י נָשִׂ֑יא פְּדַהְאֵ֖ל בֶּן־עַמִּיהֽוּד׃<text:s/></text:span><text:span text:style-name="T4017">‬</text:span>‬‬‬<text:span text:style-name="T4018">29</text:span><text:span text:style-name="T4019"> אֵ֕לֶּה אֲשֶׁ֖ר צִוָּ֣ה יְהוָ֑ה לְנַחֵ֥ל אֶת־בְּנֵֽי־יִשְׂרָאֵ֖ל בְּאֶ֥רֶץ כְּנָֽעַן׃<text:s/></text:span><text:span text:style-name="T4020">פ<text:s/></text:span><text:span text:style-name="T4021">‬</text:span>‬‬‬‬‬‬‬‬‬‬‬‬‬‬‬‬</text:p>
      </text:section>
      <text:section text:name="Sect34" text:style-name="S34">
        <text:p text:style-name="P4022">Numbers 35</text:p>
        <text:p text:style-name="P4023"><text:span text:style-name="T4024">1</text:span><text:span text:style-name="T4025"> וַיְדַבֵּ֧ר יְהוָ֛ה אֶל־מֹשֶׁ֖ה בְּעַֽרְבֹ֣ת מוֹאָ֑ב עַל־יַרְדֵּ֥ן יְרֵח֖וֹ לֵאמֹֽר׃<text:s/></text:span><text:span text:style-name="T4026">2</text:span><text:span text:style-name="T4027"> צַו֮ אֶת־בְּנֵ֣י יִשְׂרָאֵל֒ וְנָתְנ֣וּ לַלְוִיִּ֗ם מִֽנַּחֲלַ֛ת אֲחֻזָּתָ֖ם עָרִ֣ים לָשָׁ֑בֶת וּמִגְרָ֗שׁ לֶֽעָרִים֙ סְבִיבֹ֣תֵיהֶ֔ם תִּתְּנ֖וּ לַלְוִיִּֽם׃<text:s/></text:span><text:span text:style-name="T4028">‬</text:span>‬‬<text:span text:style-name="T4029">3</text:span><text:span text:style-name="T4030"> וְהָי֧וּ הֽ͏ֶעָרִ֛ים לָהֶ֖ם לָשָׁ֑בֶת וּמִגְרְשֵׁיהֶ֗ם יִהְי֤וּ לִבְהֶמְתָּם֙ וְלִרְכֻשָׁ֔ם וּלְכֹ֖ל חַיָּתָֽם׃<text:s/></text:span><text:span text:style-name="T4031">‬</text:span>‬‬<text:span text:style-name="T4032">4</text:span><text:span text:style-name="T4033"> וּמִגְרְשֵׁי֙ הֶֽעָרִ֔ים אֲשֶׁ֥ר תִּתְּנ֖וּ לַלְוִיִּ֑ם מִקִּ֤יר הָעִיר֙ וָח֔וּצָה אֶ֥לֶף אַמָּ֖ה סָבִֽיב׃<text:s/></text:span><text:span text:style-name="T4034">‬</text:span>‬‬<text:span text:style-name="T4035">5</text:span><text:span text:style-name="T4036"> וּמַדֹּתֶ֞ם מִח֣וּץ לָעִ֗יר אֶת־פְּאַת־קֵ֣דְמָה אַלְפַּ֪יִם בָּֽאַמָּ֟ה וְאֶת־פְּאַת־נֶגֶב֩ אַלְפַּ֨יִם בָּאַמָּ֜ה וְאֶת־פְּאַת־יָ֣ם ׀ אַלְפַּ֣יִם בָּֽאַמָּ֗ה וְאֵ֨ת פְּאַ֥ת צָפ֛וֹן אַלְפַּ֥יִם בָּאַמָּ֖ה וְהָעִ֣יר בַּתָּ֑וֶךְ זֶ֚ה יִהְיֶ֣ה לָהֶ֔ם מִגְרְשֵׁ֖י הֶעָרִֽים׃<text:s/></text:span><text:span text:style-name="T4037">‬</text:span>‬‬<text:span text:style-name="T4038">6</text:span><text:span text:style-name="T4039"> וְאֵ֣ת הֶֽעָרִ֗ים אֲשֶׁ֤ר תִּתְּנוּ֙ לַלְוִיִּ֔ם אֵ֚ת שֵׁשׁ־עָרֵ֣י הַמִּקְלָ֔ט אֲשֶׁ֣ר תִּתְּנ֔וּ לָנֻ֥ס שָׁ֖מָּה הָרֹצֵ֑חַ וַעֲלֵיהֶ֣ם תִּתְּנ֔וּ אַרְבָּעִ֥ים וּשְׁתַּ֖יִם עִֽיר׃<text:s/></text:span><text:span text:style-name="T4040">‬</text:span>‬‬<text:span text:style-name="T4041">7</text:span><text:span text:style-name="T4042"> כָּל־הֶעָרִ֗ים אֲשֶׁ֤ר תִּתְּנוּ֙ לַלְוִיִּ֔ם אַרְבָּעִ֥ים וּשְׁמֹנֶ֖ה עִ֑יר אֶתְהֶ֖ן וְאֶת־מִגְרְשֵׁיהֶֽן׃<text:s/></text:span><text:span text:style-name="T4043">‬</text:span>‬‬<text:span text:style-name="T4044">8</text:span><text:span text:style-name="T4045"> וְהֶֽעָרִ֗ים אֲשֶׁ֤ר תִּתְּנוּ֙ מֵאֲחֻזַּ֣ת בְּנֵי־יִשְׂרָאֵ֔ל מֵאֵ֤ת הָרַב֙ תַּרְבּ֔וּ וּמֵאֵ֥ת הַמְעַ֖ט תַּמְעִ֑יטוּ אִ֗ישׁ כְּפִ֤י נַחֲלָתוֹ֙ אֲשֶׁ֣ר יִנְחָ֔לוּ יִתֵּ֥ן מֵעָרָ֖יו לַלְוִיִּֽם׃<text:s/></text:span><text:span text:style-name="T4046">פ<text:s/></text:span><text:span text:style-name="T4047">‬</text:span>‬‬‬‬‬‬‬‬‬</text:p>
        <text:p text:style-name="P4048"><text:span text:style-name="T4049">9</text:span><text:span text:style-name="T4050"> וַיְדַבֵּ֥ר יְהוָ֖ה אֶל־מֹשֶׁ֥ה לֵּאמֹֽר׃<text:s/></text:span><text:span text:style-name="T4051">‬</text:span>‬‬<text:span text:style-name="T4052">10</text:span><text:span text:style-name="T4053"> דַּבֵּר֙ אֶל־בְּנֵ֣י יִשְׂרָאֵ֔ל וְאָמַרְתָּ֖ אֲלֵהֶ֑ם כִּ֥י אַתֶּ֛ם עֹבְרִ֥ים אֶת־הַיַּרְדֵּ֖ן אַ֥רְצָה כְּנָֽעַן׃<text:s/></text:span><text:span text:style-name="T4054">‬</text:span>‬‬<text:span text:style-name="T4055">11</text:span><text:span text:style-name="T4056"> וְהִקְרִיתֶ֤ם לָכֶם֙ עָרִ֔ים עָרֵ֥י מִקְלָ֖ט תִּהְיֶ֣ינָה לָכֶ֑ם וְנָ֥ס שָׁ֙מָּה֙ רֹצֵ֔חַ מַכֵּה־נֶ֖פֶשׁ בִּשְׁגָגָֽה׃<text:s/></text:span><text:span text:style-name="T4057">‬</text:span>‬‬<text:span text:style-name="T4058">12</text:span><text:span text:style-name="T4059"> וְהָי֨וּ לָכֶ֧ם הֶעָרִ֛ים לְמִקְלָ֖ט מִגֹּאֵ֑ל<text:s/></text:span><text:soft-page-break/><text:span text:style-name="T4060">וְלֹ֤א יָמוּת֙ הָרֹצֵ֔חַ עַד־עָמְד֛וֹ לִפְנֵ֥י הָעֵדָ֖ה לַמִּשְׁפָּֽט׃<text:s/></text:span><text:span text:style-name="T4061">‬</text:span>‬‬<text:span text:style-name="T4062">13</text:span><text:span text:style-name="T4063"> וְהֶעָרִ֖ים אֲשֶׁ֣ר תִּתֵּ֑נוּ שֵׁשׁ־עָרֵ֥י מִקְלָ֖ט תִּהְיֶ֥ינָה לָכֶֽם׃<text:s/></text:span><text:span text:style-name="T4064">‬</text:span>‬‬<text:span text:style-name="T4065">14</text:span><text:span text:style-name="T4066"> אֵ֣ת ׀ שְׁלֹ֣שׁ הֶעָרִ֗ים תִּתְּנוּ֙ מֵעֵ֣בֶר לַיַּרְדֵּ֔ן וְאֵת֙ שְׁלֹ֣שׁ הֶֽעָרִ֔ים תִּתְּנ֖וּ בְּאֶ֣רֶץ כְּנָ֑עַן עָרֵ֥י מִקְלָ֖ט תִּהְיֶֽינָה׃<text:s/></text:span><text:span text:style-name="T4067">‬</text:span>‬‬<text:span text:style-name="T4068">15</text:span><text:span text:style-name="T4069"> לִבְנֵ֣י יִשְׂרָאֵ֗ל וְלַגֵּ֤ר וְלַתּוֹשָׁב֙ בְּתוֹכָ֔ם תִּהְיֶ֛ינָה שֵׁשׁ־הֶעָרִ֥ים הָאֵ֖לֶּה לְמִקְלָ֑ט לָנ֣וּס שָׁ֔מָּה כָּל־מַכֵּה־נֶ֖פֶשׁ בִּשְׁגָגָֽה׃<text:s/></text:span><text:span text:style-name="T4070">‬</text:span>‬‬<text:span text:style-name="T4071">16</text:span><text:span text:style-name="T4072"> וְאִם־בִּכְלִ֨י בַרְזֶ֧ל ׀ הִכָּ֛הוּ וַיָּמֹ֖ת רֹצֵ֣חַֽ ה֑וּא מ֥וֹת יוּמַ֖ת הָרֹצֵֽחַ׃<text:s/></text:span><text:span text:style-name="T4073">‬</text:span>‬‬<text:span text:style-name="T4074">17</text:span><text:span text:style-name="T4075"> וְאִ֡ם בְּאֶ֣בֶן יָד֩ אֲשֶׁר־יָמ֨וּת בָּ֥הּ הִכָּ֛הוּ וַיָּמֹ֖ת רֹצֵ֣חַֽ ה֑וּא מ֥וֹת יוּמַ֖ת הָרֹצֵֽחַ׃<text:s/></text:span><text:span text:style-name="T4076">‬</text:span>‬‬<text:span text:style-name="T4077">18</text:span><text:span text:style-name="T4078"> א֡וֹ בִּכְלִ֣י עֵֽץ־יָד֩ אֲשֶׁר־יָמ֨וּת בּ֥וֹ הִכָּ֛הוּ וַיָּמֹ֖ת רֹצֵ֣חַֽ ה֑וּא מ֥וֹת יוּמַ֖ת הָרֹצֵֽחַ׃<text:s/></text:span><text:span text:style-name="T4079">‬</text:span>‬‬<text:span text:style-name="T4080">19</text:span><text:span text:style-name="T4081"> גֹּאֵ֣ל הַדָּ֔ם ה֥וּא יָמִ֖ית אֶת־הָרֹצֵ֑חַ בְּפִגְעוֹ־ב֖וֹ ה֥וּא יְמִיתֶֽנּוּ׃<text:s/></text:span><text:span text:style-name="T4082">‬</text:span>‬‬<text:span text:style-name="T4083">20</text:span><text:span text:style-name="T4084"> וְאִם־בְּשִׂנְאָ֖ה יֶהְדָּפֶ֑נּוּ אֽוֹ־הִשְׁלִ֥יךְ עָלָ֛יו בִּצְדִיָּ֖ה וַיָּמֹֽת׃<text:s/></text:span><text:span text:style-name="T4085">‬</text:span>‬‬<text:span text:style-name="T4086">21</text:span><text:span text:style-name="T4087"> א֣וֹ בְאֵיבָ֞ה הִכָּ֤הוּ בְיָדוֹ֙ וַיָּמֹ֔ת מֽוֹת־יוּמַ֥ת הַמַּכֶּ֖ה רֹצֵ֣חַֽ ה֑וּא גֹּאֵ֣ל הַדָּ֗ם יָמִ֛ית אֶת־הָרֹצֵ֖חַ בְּפִגְעוֹ־בֽוֹ׃<text:s/></text:span><text:span text:style-name="T4088">‬</text:span>‬‬<text:span text:style-name="T4089">22</text:span><text:span text:style-name="T4090"> וְאִם־בְּפֶ֥תַע בְּלֹא־אֵיבָ֖ה הֲדָפ֑וֹ אוֹ־הִשְׁלִ֥יךְ עָלָ֛יו כָּל־כְּלִ֖י בְּלֹ֥א צְדִיָּֽה׃<text:s/></text:span><text:span text:style-name="T4091">‬</text:span>‬‬<text:span text:style-name="T4092">23</text:span><text:span text:style-name="T4093"> א֣וֹ בְכָל־אֶ֜בֶן אֲשֶׁר־יָמ֥וּת בָּהּ֙ בְּלֹ֣א רְא֔וֹת וַיַּפֵּ֥ל עָלָ֖יו וַיָּמֹ֑ת וְהוּא֙ לֹא־אוֹיֵ֣ב ל֔וֹ וְלֹ֥א מְבַקֵּ֖שׁ רָעָתֽוֹ׃<text:s/></text:span><text:span text:style-name="T4094">‬</text:span>‬‬<text:span text:style-name="T4095">24</text:span><text:span text:style-name="T4096"> וְשָֽׁפְטוּ֙ הָֽעֵדָ֔ה בֵּ֚ין הַמַּכֶּ֔ה וּבֵ֖ין גֹּאֵ֣ל הַדָּ֑ם עַ֥ל הַמִּשְׁפָּטִ֖ים הָאֵֽלֶּה׃<text:s/></text:span><text:span text:style-name="T4097">‬</text:span>‬‬<text:span text:style-name="T4098">25</text:span><text:span text:style-name="T4099"> וְהִצִּ֨ילוּ הָעֵדָ֜ה אֶת־הָרֹצֵ֗חַ מִיַּד֮ גֹּאֵ֣ל הַדָּם֒ וְהֵשִׁ֤יבוּ אֹתוֹ֙ הָֽעֵדָ֔ה אֶל־עִ֥יר מִקְלָט֖וֹ אֲשֶׁר־נָ֣ס שָׁ֑מָּה וְיָ֣שַׁב בָּ֗הּ עַד־מוֹת֙ הַכֹּהֵ֣ן הַגָּדֹ֔ל אֲשֶׁר־מָשַׁ֥ח אֹת֖וֹ בְּשֶׁ֥מֶן הַקֹּֽדֶשׁ׃<text:s/></text:span><text:span text:style-name="T4100">‬</text:span>‬‬<text:span text:style-name="T4101">26</text:span><text:span text:style-name="T4102"> וְאִם־יָצֹ֥א יֵצֵ֖א הָרֹצֵ֑חַ אֶת־גְּבוּל֙ עִ֣יר מִקְלָט֔וֹ אֲשֶׁ֥ר יָנ֖וּס שָֽׁמָּה׃<text:s/></text:span><text:span text:style-name="T4103">‬</text:span>‬‬<text:span text:style-name="T4104">27</text:span><text:span text:style-name="T4105"> וּמָצָ֤א אֹתוֹ֙ גֹּאֵ֣ל הַדָּ֔ם מִח֕וּץ לִגְב֖וּל עִ֣יר מִקְלָט֑וֹ וְרָצַ֞ח גֹּאֵ֤ל הַדָּם֙ אֶת־הָ֣רֹצֵ֔חַ אֵ֥ין ל֖וֹ דָּֽם׃<text:s/></text:span><text:span text:style-name="T4106">‬</text:span>‬‬<text:span text:style-name="T4107">28</text:span><text:span text:style-name="T4108"> כִּ֣י בְעִ֤יר מִקְלָטוֹ֙ יֵשֵׁ֔ב עַד־מ֖וֹת הַכֹּהֵ֣ן הַגָּדֹ֑ל וְאַחֲרֵ֥י מוֹת֙ הַכֹּהֵ֣ן הַגָּדֹ֔ל יָשׁוּב֙ הָרֹצֵ֔חַ אֶל־אֶ֖רֶץ אֲחֻזָּתֽוֹ׃<text:s/></text:span><text:span text:style-name="T4109">‬</text:span>‬‬<text:span text:style-name="T4110">29</text:span><text:span text:style-name="T4111"> וְהָי֨וּ אֵ֧לֶּה לָכֶ֛ם לְחֻקַּ֥ת מִשְׁפָּ֖ט לְדֹרֹתֵיכֶ֑ם בְּכֹ֖ל מוֹשְׁבֹתֵיכֶֽם׃<text:s/></text:span><text:span text:style-name="T4112">‬</text:span>‬‬<text:span text:style-name="T4113">30</text:span><text:span text:style-name="T4114"> כָּל־מַ֨כֵּה־נֶ֔פֶשׁ לְפִ֣י עֵדִ֔ים יִרְצַ֖ח אֶת־הָרֹצֵ֑חַ וְעֵ֣ד אֶחָ֔ד לֹא־יַעֲנֶ֥ה בְנֶ֖פֶשׁ לָמֽוּת׃<text:s/></text:span><text:span text:style-name="T4115">‬</text:span>‬‬<text:span text:style-name="T4116">31</text:span><text:span text:style-name="T4117"> וְלֹֽא־תִקְח֥וּ כֹ֙פֶר֙ לְנֶ֣פֶשׁ רֹצֵ֔חַ אֲשֶׁר־ה֥וּא רָשָׁ֖ע לָמ֑וּת כִּי־מ֖וֹת יוּמָֽת׃<text:s/></text:span><text:span text:style-name="T4118">‬</text:span>‬‬<text:span text:style-name="T4119">32</text:span><text:span text:style-name="T4120"> וְלֹא־תִקְח֣וּ כֹ֔פֶר לָנ֖וּס אֶל־עִ֣יר מִקְלָט֑וֹ לָשׁוּב֙ לָשֶׁ֣בֶת בָּאָ֔רֶץ עַד־מ֖וֹת הַכֹּהֵֽן׃<text:s/></text:span><text:span text:style-name="T4121">‬</text:span>‬‬<text:span text:style-name="T4122">33</text:span><text:span text:style-name="T4123"> וְלֹֽא־תַחֲנִ֣יפוּ אֶת־הָאָ֗רֶץ אֲשֶׁ֤ר אַתֶּם֙ בָּ֔הּ כִּ֣י הַדָּ֔ם ה֥וּא יַחֲנִ֖יף אֶת־הָאָ֑רֶץ וְלָאָ֣רֶץ לֹֽא־יְכֻפַּ֗ר לַדָּם֙ אֲשֶׁ֣ר שֻׁפַּךְ־בָּ֔הּ כִּי־אִ֖ם בְּדַ֥ם שֹׁפְכֽוֹ׃<text:s/></text:span><text:span text:style-name="T4124">‬</text:span>‬‬<text:span text:style-name="T4125">34</text:span><text:span text:style-name="T4126"> וְלֹ֧א תְטַמֵּ֣א אֶת־הָאָ֗רֶץ אֲשֶׁ֤ר אַתֶּם֙ יֹשְׁבִ֣ים בָּ֔הּ אֲשֶׁ֥ר אֲנִ֖י שֹׁכֵ֣ן בְּתוֹכָ֑הּ כִּ֚י אֲנִ֣י יְהוָ֔ה שֹׁכֵ֕ן בְּת֖וֹךְ בְּנֵ֥י יִשְׂרָאֵֽל׃<text:s/></text:span><text:span text:style-name="T4127">פ<text:s/></text:span><text:span text:style-name="T4128">‬</text:span>‬‬‬‬‬‬‬‬‬‬‬‬‬‬‬‬‬‬‬‬‬‬‬‬‬‬‬‬</text:p>
      </text:section>
      <text:section text:name="Sect35" text:style-name="S35">
        <text:p text:style-name="P4129">Numbers 36</text:p>
        <text:p text:style-name="P4130"><text:span text:style-name="T4131">1</text:span><text:span text:style-name="T4132"> וַֽיִקְרְב֞וּ רָאשֵׁ֣י הָֽאָב֗וֹת לְמִשְׁפַּ֤חַת בְּנֵֽי־גִלְעָד֙ בֶּן־מָכִ֣יר בֶּן־מְנַשֶּׁ֔ה מִֽמִּשְׁפְּחֹ֖ת בְּנֵ֣י יוֹסֵ֑ף וַֽיְדַבְּר֞וּ לִפְנֵ֤י מֹשֶׁה֙ וְלִפְנֵ֣י הַנְּשִׂאִ֔ים רָאשֵׁ֥י אָב֖וֹת לִבְנֵ֥י יִשְׂרָאֵֽל׃<text:s/></text:span><text:span text:style-name="T4133">2</text:span><text:span text:style-name="T4134"> וַיֹּאמְר֗וּ אֶת־אֲדֹנִי֙ צִוָּ֣ה יְהוָ֔ה לָתֵ֨ת אֶת־הָאָ֧רֶץ בְּנַחֲלָ֛ה בְּגוֹרָ֖ל לִבְנֵ֣י יִשְׂרָאֵ֑ל וַֽאדֹנִי֙ צֻוָּ֣ה בַֽיהוָ֔ה לָתֵ֗ת אֶֽת־נַחֲלַ֛ת צְלָפְחָ֥ד אָחִ֖ינוּ לִבְנֹתָֽיו׃<text:s/></text:span><text:span text:style-name="T4135">‬</text:span>‬‬<text:span text:style-name="T4136">3</text:span><text:span text:style-name="T4137"> וְ֠הָיוּ לְאֶחָ֞ד מִבְּנֵ֨י שִׁבְטֵ֥י בְנֵֽי־יִשְׂרָאֵל֮ לְנָשִׁים֒ וְנִגְרְעָ֤ה נַחֲלָתָן֙ מִנַּחֲלַ֣ת אֲבֹתֵ֔ינוּ<text:s/></text:span><text:soft-page-break/><text:span text:style-name="T4138">וְנוֹסַ֕ף עַ֚ל נַחֲלַ֣ת הַמַּטֶּ֔ה אֲשֶׁ֥ר תִּהְיֶ֖ינָה לָהֶ֑ם וּמִגֹּרַ֥ל נַחֲלָתֵ֖נוּ יִגָּרֵֽעַ׃<text:s/></text:span><text:span text:style-name="T4139">‬</text:span>‬‬<text:span text:style-name="T4140">4</text:span><text:span text:style-name="T4141"> וְאִם־יִהְיֶ֣ה הַיֹּבֵל֮ לִבְנֵ֣י יִשְׂרָאֵל֒ וְנֽוֹסְפָה֙ נַחֲלָתָ֔ן עַ֚ל נַחֲלַ֣ת הַמַּטֶּ֔ה אֲשֶׁ֥ר תִּהְיֶ֖ינָה לָהֶ֑ם וּמִֽנַּחֲלַת֙ מַטֵּ֣ה אֲבֹתֵ֔ינוּ יִגָּרַ֖ע נַחֲלָתָֽן׃<text:s/></text:span><text:span text:style-name="T4142">‬</text:span>‬‬<text:span text:style-name="T4143">5</text:span><text:span text:style-name="T4144"> וַיְצַ֤ו מֹשֶׁה֙ אֶת־בְּנֵ֣י יִשְׂרָאֵ֔ל עַל־פִּ֥י יְהוָ֖ה לֵאמֹ֑ר כֵּ֛ן מַטֵּ֥ה בְנֵֽי־יוֹסֵ֖ף דֹּבְרִֽים׃<text:s/></text:span><text:span text:style-name="T4145">‬</text:span>‬‬<text:span text:style-name="T4146">6</text:span><text:span text:style-name="T4147"> זֶ֣ה הַדָּבָ֞ר אֲשֶׁר־צִוָּ֣ה יְהוָ֗ה לִבְנ֤וֹת צְלָפְחָד֙ לֵאמֹ֔ר לַטּ֥וֹב בְּעֵינֵיהֶ֖ם תִּהְיֶ֣ינָה לְנָשִׁ֑ים אַ֗ךְ לְמִשְׁפַּ֛חַת מַטֵּ֥ה אֲבִיהֶ֖ם תִּהְיֶ֥ינָה לְנָשִֽׁים׃<text:s/></text:span><text:span text:style-name="T4148">‬</text:span>‬‬<text:span text:style-name="T4149">7</text:span><text:span text:style-name="T4150"> וְלֹֽא־תִסֹּ֤ב נַחֲלָה֙ לִבְנֵ֣י יִשְׂרָאֵ֔ל מִמַּטֶּ֖ה אֶל־מַטֶּ֑ה כִּ֣י אִ֗ישׁ בְּנַחֲלַת֙ מַטֵּ֣ה אֲבֹתָ֔יו יִדְבְּק֖וּ בְּנֵ֥י יִשְׂרָאֵֽל׃<text:s/></text:span><text:span text:style-name="T4151">‬</text:span>‬‬<text:span text:style-name="T4152">8</text:span><text:span text:style-name="T4153"> וְכָל־בַּ֞ת יֹרֶ֣שֶׁת נַחֲלָ֗ה מִמַּטּוֹת֮ בְּנֵ֣י יִשְׂרָאֵל֒ לְאֶחָ֗ד מִמִּשְׁפַּ֛חַת מַטֵּ֥ה אָבִ֖יהָ תִּהְיֶ֣ה לְאִשָּׁ֑ה לְמַ֗עַן יִֽירְשׁוּ֙ בְּנֵ֣י יִשְׂרָאֵ֔ל אִ֖ישׁ נַחֲלַ֥ת אֲבֹתָֽיו׃<text:s/></text:span><text:span text:style-name="T4154">‬</text:span>‬‬<text:span text:style-name="T4155">9</text:span><text:span text:style-name="T4156"> וְלֹֽא־תִסֹּ֧ב נַחֲלָ֛ה מִמַּטֶּ֖ה לְמַטֶּ֣ה אַחֵ֑ר כִּי־אִישׁ֙ בְּנַ֣חֲלָת֔וֹ יִדְבְּק֕וּ מַטּ֖וֹת בְּנֵ֥י יִשְׂרָאֵֽל׃<text:s/></text:span><text:span text:style-name="T4157">‬</text:span>‬‬<text:span text:style-name="T4158">10</text:span><text:span text:style-name="T4159"> כַּאֲשֶׁ֛ר צִוָּ֥ה יְהוָ֖ה אֶת־מֹשֶׁ֑ה כֵּ֥ן עָשׂ֖וּ בְּנ֥וֹת צְלָפְחָֽד׃<text:s/></text:span><text:span text:style-name="T4160">‬</text:span>‬‬<text:span text:style-name="T4161">11</text:span><text:span text:style-name="T4162"> וַתִּהְיֶ֜ינָה מַחְלָ֣ה תִרְצָ֗ה וְחָגְלָ֧ה וּמִלְכָּ֛ה וְנֹעָ֖ה בְּנ֣וֹת צְלָפְחָ֑ד לִבְנֵ֥י דֹדֵיהֶ֖ן לְנָשִֽׁים׃<text:s/></text:span><text:span text:style-name="T4163">‬</text:span>‬‬<text:span text:style-name="T4164">12</text:span><text:span text:style-name="T4165"> מִֽמִּשְׁפְּחֹ֛ת בְּנֵֽי־מְנַשֶּׁ֥ה בֶן־יוֹסֵ֖ף הָי֣וּ לְנָשִׁ֑ים וַתְּהִי֙ נַחֲלָתָ֔ן עַל־מַטֵּ֖ה מִשְׁפַּ֥חַת אֲבִיהֶֽן׃<text:s/></text:span><text:span text:style-name="T4166">‬</text:span>‬‬<text:span text:style-name="T4167">13</text:span><text:span text:style-name="T4168"> אֵ֣לֶּה הַמִּצְוֺ֞ת וְהַמִּשְׁפָּטִ֗ים אֲשֶׁ֨ר צִוָּ֧ה יְהוָ֛ה בְּיַד־מֹשֶׁ֖ה אֶל־בְּנֵ֣י יִשְׂרָאֵ֑ל בְּעַֽרְבֹ֣ת מוֹאָ֔ב עַ֖ל יַרְדֵּ֥ן יְרֵחֽוֹ׃<text:s/></text:span><text:span text:style-name="T4169">‬</text:span>‬‬‬‬‬‬‬‬‬‬‬‬‬‬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nsolas" svg:font-family="Consolas" style:font-family-generic="modern" style:font-pitch="fixed" svg:panose-1="2 11 6 9 2 2 4 3 2 4"/>
    <style:font-face style:name="Ezra SIL" svg:font-family="Ezra SIL" style:font-family-generic="system" style:font-pitch="variable" svg:panose-1="2 0 4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388in" fo:line-height="115%" fo:background-color="transparent" style:tab-stop-distance="0.5in">
        <style:background-fill draw:fill="solid"/>
      </style:paragraph-properties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GB" style:language-complex="he" style:country-complex="IL" style:text-combine="none" fo:hyphenate="true"/>
    </style:default-style>
    <style:style style:name="Normal" style:display-name="Normal" style:family="paragraph">
      <style:text-properties style:font-name-complex="Arial" fo:hyphenate="false"/>
    </style:style>
    <style:style style:name="DefaultParagraphFont" style:display-name="Default Paragraph Font" style:family="text"/>
    <style:style style:name="verse" style:display-name="verse" style:family="text" style:parent-style-name="DefaultParagraphFont"/>
    <style:style style:name="PlainText" style:display-name="Plain Text" style:family="paragraph" style:parent-style-name="Normal">
      <style:paragraph-properties fo:margin-bottom="0in" fo:line-height="100%"/>
      <style:text-properties style:font-name="Consolas" style:font-name-asian="Calibri" style:letter-kerning="true" fo:font-size="10.5pt" style:font-size-asian="10.5pt" style:font-size-complex="10.5pt" style:language-asian="en" style:country-asian="US" fo:hyphenate="false"/>
    </style:style>
    <style:style style:name="PlainTextChar" style:display-name="Plain Text Char" style:family="text" style:parent-style-name="DefaultParagraphFont">
      <style:text-properties style:font-name="Consolas" style:font-name-asian="Calibri" style:font-name-complex="Arial" style:letter-kerning="true" fo:font-size="10.5pt" style:font-size-asian="10.5pt" style:font-size-complex="10.5pt" style:language-asian="en" style:country-asian="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9263in" fo:margin-left="1in" fo:margin-bottom="0.927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>The Book of Numbers</dc:title>
    <dc:description/>
    <dc:subject/>
    <dc:creator>Adrian Hills</dc:creator>
    <meta:creation-date>2025-03-23T15:35:00Z</meta:creation-date>
    <dc:date>2025-03-23T15:36:00Z</dc:date>
    <meta:template xlink:href="Normal.dotm" xlink:type="simple"/>
    <meta:editing-cycles>2</meta:editing-cycles>
    <meta:editing-duration>PT60S</meta:editing-duration>
    <meta:document-statistic meta:page-count="48" meta:paragraph-count="319" meta:word-count="23908" meta:character-count="159867" meta:row-count="1135" meta:non-whitespace-character-count="136278"/>
  </office:meta>
</office:document-meta>
</file>